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alatino" svg:font-family="Palatino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2.01pt solid #000000" style:vertical-align="automatic"/>
      <style:paragraph-properties fo:text-align="start" fo:margin-left="0in"/>
      <style:text-properties fo:font-style="italic" style:font-style-asian="italic" style:font-style-complex="italic"/>
    </style:style>
    <style:style style:name="ce3" style:family="table-cell" style:parent-style-name="Default" style:data-style-name="N0">
      <style:table-cell-properties fo:background-color="transparent" style:vertical-align="automatic"/>
    </style:style>
    <style:style style:name="ce4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automatic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2.01pt solid #000000" style:vertical-align="automatic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 style:data-style-name="N121">
      <style:table-cell-properties fo:border-bottom="none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text-properties fo:font-size="11pt" style:font-size-asian="11pt" style:font-size-complex="11pt"/>
    </style:style>
    <style:style style:name="ce10" style:family="table-cell" style:parent-style-name="Default" style:data-style-name="N121">
      <style:table-cell-properties fo:border-bottom="none" style:text-align-source="fix" style:repeat-content="false" fo:border-left="2.01pt solid #000000" fo:border-right="0.06pt solid #000000" fo:border-top="none" style:vertical-align="automatic"/>
      <style:paragraph-properties fo:text-align="center"/>
      <style:text-properties fo:font-size="11pt" style:font-size-asian="11pt" style:font-size-complex="11pt"/>
    </style:style>
    <style:style style:name="ce13" style:family="table-cell" style:parent-style-name="Default" style:data-style-name="N121">
      <style:table-cell-properties fo:border-bottom="2.01pt solid #000000" style:text-align-source="fix" style:repeat-content="false" fo:border-left="2.01pt solid #000000" fo:border-right="0.06pt solid #000000" fo:border-top="none" style:vertical-align="automatic"/>
      <style:paragraph-properties fo:text-align="center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14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9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12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5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16" style:family="table-cell" style:parent-style-name="Default" style:data-style-name="N0">
      <style:text-properties style:font-name="Times New Roman1" style:font-name-asian="Times New Roman" style:font-name-complex="Times New Roman"/>
    </style:style>
    <style:style style:name="ce17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" fo:font-size="11pt" style:font-name-asian="Times New Roman" style:font-size-asian="11pt" style:font-name-complex="Times New Roman" style:font-size-complex="11pt"/>
    </style:style>
    <style:style style:name="ce18" style:family="table-cell" style:parent-style-name="Default" style:data-style-name="N2">
      <style:text-properties style:font-name="Times New Roman1" style:font-name-asian="Times New Roman" style:font-name-complex="Times New Roman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left" draw:textarea-vertical-align="middle" draw:auto-grow-height="false" draw:auto-grow-width="false" fo:padding-top="0.035in" fo:padding-bottom="0.035in" fo:padding-left="0.0402in" fo:padding-right="0in" fo:wrap-option="wrap"/>
      <style:paragraph-properties style:writing-mode="lr-tb"/>
    </style:style>
    <style:style style:name="gr3" style:family="graphic">
      <style:graphic-properties draw:stroke="none" draw:fill="none" draw:textarea-horizontal-align="center" draw:textarea-vertical-align="middle" draw:auto-grow-height="true" draw:auto-grow-width="true" fo:min-height="0.1445in" fo:min-width="0.7453in" fo:padding-top="0.035in" fo:padding-bottom="0.035in" fo:padding-left="0.0299in" fo:padding-right="0.0299in" fo:wrap-option="no-wrap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auto-grow-height="false" draw:auto-grow-width="false" fo:padding-top="0.035in" fo:padding-bottom="0.035in" fo:padding-left="0.0402in" fo:padding-right="0.0402in" fo:wrap-option="wrap"/>
      <style:paragraph-properties style:writing-mode="lr-tb"/>
    </style:style>
    <style:style style:name="gr5" style:family="graphic">
      <style:graphic-properties draw:stroke="none" draw:fill="none" draw:textarea-horizontal-align="left" draw:textarea-vertical-align="middle" draw:auto-grow-height="true" draw:auto-grow-width="true" fo:min-height="0.85in" fo:min-width="1.711in" fo:padding-top="0.035in" fo:padding-bottom="0.035in" fo:padding-left="0.0299in" fo:padding-right="0in" fo:wrap-option="no-wrap"/>
      <style:paragraph-properties style:writing-mode="lr-tb"/>
    </style:style>
    <style:style style:name="gr6" style:family="graphic">
      <style:graphic-properties draw:stroke="none" draw:fill="none" draw:textarea-horizontal-align="center" draw:textarea-vertical-align="middle" draw:auto-grow-height="true" draw:auto-grow-width="true" fo:min-height="0.1445in" fo:min-width="0.689in" fo:padding-top="0.035in" fo:padding-bottom="0.035in" fo:padding-left="0.0299in" fo:padding-right="0.0299in" fo:wrap-option="no-wrap"/>
      <style:paragraph-properties style:writing-mode="lr-tb"/>
    </style:style>
    <style:style style:name="gr7" style:family="graphic">
      <style:graphic-properties draw:stroke="none" draw:fill="solid" draw:fill-color="#ffffff" draw:opacity="100%" draw:textarea-horizontal-align="left" draw:textarea-vertical-align="top" draw:auto-grow-height="false" draw:auto-grow-width="false" fo:padding-top="0.035in" fo:padding-bottom="0in" fo:padding-left="0.0402in" fo:padding-right="0in" fo:wrap-option="wrap"/>
      <style:paragraph-properties style:writing-mode="lr-tb"/>
    </style:style>
    <style:style style:name="gr8" style:family="graphic">
      <style:graphic-properties draw:stroke="none" draw:fill="none" draw:textarea-horizontal-align="center" draw:textarea-vertical-align="middle" draw:auto-grow-height="true" draw:auto-grow-width="true" fo:min-height="0.1441in" fo:min-width="0.4606in" fo:padding-top="0.035in" fo:padding-bottom="0.035in" fo:padding-left="0.0299in" fo:padding-right="0.0299in" fo:wrap-option="no-wrap"/>
      <style:paragraph-properties style:writing-mode="lr-tb"/>
    </style:style>
    <style:style style:name="gr9" style:family="graphic">
      <style:graphic-properties draw:stroke="none" draw:fill="none" draw:textarea-horizontal-align="left" draw:textarea-vertical-align="middle" draw:auto-grow-height="true" draw:auto-grow-width="true" fo:min-height="0.8496in" fo:min-width="1.7795in" fo:padding-top="0.035in" fo:padding-bottom="0.035in" fo:padding-left="0.0299in" fo:padding-right="0in" fo:wrap-option="no-wrap"/>
      <style:paragraph-properties style:writing-mode="lr-tb"/>
    </style:style>
    <style:style style:name="gr10" style:family="graphic">
      <style:graphic-properties draw:stroke="none" draw:fill="none" draw:textarea-horizontal-align="center" draw:textarea-vertical-align="middle" draw:auto-grow-height="true" draw:auto-grow-width="true" fo:min-height="0.1441in" fo:min-width="0.7311in" fo:padding-top="0.035in" fo:padding-bottom="0.035in" fo:padding-left="0.0299in" fo:padding-right="0.0299in" fo:wrap-option="no-wrap"/>
      <style:paragraph-properties style:writing-mode="lr-tb"/>
    </style:style>
    <style:style style:name="gr11" style:family="graphic">
      <style:graphic-properties draw:stroke="none" draw:fill="none" draw:textarea-horizontal-align="center" draw:textarea-vertical-align="middle" draw:auto-grow-height="true" draw:auto-grow-width="true" fo:min-height="0.1445in" fo:min-width="0.6756in" fo:padding-top="0.035in" fo:padding-bottom="0.035in" fo:padding-left="0.0299in" fo:padding-right="0.0299in" fo:wrap-option="no-wrap"/>
      <style:paragraph-properties style:writing-mode="lr-tb"/>
    </style:style>
    <style:style style:name="gr12" style:family="graphic">
      <style:graphic-properties draw:stroke="none" draw:fill="none" draw:textarea-horizontal-align="left" draw:textarea-vertical-align="middle" draw:auto-grow-height="true" draw:auto-grow-width="true" fo:min-height="0.5535in" fo:min-width="1.7102in" fo:padding-top="0.035in" fo:padding-bottom="0.035in" fo:padding-left="0.0299in" fo:padding-right="0in" fo:wrap-option="no-wrap"/>
      <style:paragraph-properties style:writing-mode="lr-tb"/>
    </style:style>
    <style:style style:name="gr13" style:family="graphic">
      <style:graphic-properties draw:stroke="none" draw:fill="none" draw:textarea-horizontal-align="left" draw:textarea-vertical-align="middle" draw:auto-grow-height="true" draw:auto-grow-width="true" fo:min-height="0.8528in" fo:min-width="1.711in" fo:padding-top="0.035in" fo:padding-bottom="0.035in" fo:padding-left="0.0299in" fo:padding-right="0in" fo:wrap-option="no-wrap"/>
      <style:paragraph-properties style:writing-mode="lr-tb"/>
    </style:style>
    <style:style style:name="gr14" style:family="graphic">
      <style:graphic-properties draw:stroke="none" draw:fill="none" draw:textarea-horizontal-align="left" draw:textarea-vertical-align="middle" draw:auto-grow-height="true" draw:auto-grow-width="true" fo:min-height="0.8524in" fo:min-width="1.7803in" fo:padding-top="0.035in" fo:padding-bottom="0.035in" fo:padding-left="0.0299in" fo:padding-right="0in" fo:wrap-option="no-wrap"/>
      <style:paragraph-properties style:writing-mode="lr-tb"/>
    </style:style>
    <style:style style:name="ta_extref" style:family="table">
      <style:table-properties table:display="false"/>
    </style:style>
    <style:style style:name="P1" style:family="paragraph">
      <style:paragraph-properties fo:margin-left="0in" fo:margin-right="0in" fo:margin-top="0in" fo:margin-bottom="0in" fo:line-height="100%" fo:text-align="start" fo:text-indent="0in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P3" style:family="paragraph">
      <style:paragraph-properties fo:margin-left="0in" fo:margin-right="0in" fo:margin-top="0in" fo:margin-bottom="0in" fo:line-height="100%" fo:text-align="center" fo:text-indent="0in" style:punctuation-wrap="hanging" style:writing-mode="lr-tb">
        <style:tab-stops/>
      </style:paragraph-properties>
    </style:style>
    <style:style style:name="P4" style:family="paragraph">
      <style:paragraph-properties fo:margin-left="0in" fo:margin-right="0in" fo:margin-top="0in" fo:margin-bottom="0in" fo:line-height="100%" fo:text-align="end" fo:text-indent="0in" style:punctuation-wrap="hanging" style:writing-mode="lr-tb">
        <style:tab-stops/>
      </style:paragraph-properties>
    </style:style>
    <style:style style:name="P5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alatino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30% 67%" style:font-name="Palatino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-25% 67%" style:font-name="Palatino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</table:calculation-settings>
      <table:table table:name="2_22" table:style-name="ta1">
        <table:table-column table:style-name="co1" table:number-columns-repeated="64" table:default-cell-style-name="ce1"/>
        <table:table-row table:style-name="ro1">
          <table:table-cell/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CENT</text:p>
          </table:table-cell>
          <table:table-cell/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E</text:p>
          </table:table-cell>
          <table:table-cell/>
          <table:table-cell office:value-type="string" calcext:value-type="string">
            <text:p>SUMMARY OUTPUT</text:p>
          </table:table-cell>
          <table:table-cell table:number-columns-repeated="9"/>
          <table:table-cell>
            <draw:g draw:z-index="1" draw:name="Chart 5">
              <draw:frame draw:style-name="gr1" svg:width="5.4165in" svg:height="1.7291in" svg:x="0.4098in" svg:y="0.0071in">
                <draw:object xlink:href="./Object 2" xlink:type="simple" xlink:show="embed" xlink:actuate="onLoad">
                  <loext:p/>
                </draw:object>
                <draw:image xlink:href="./ObjectReplacements/Object 2" xlink:type="simple" xlink:show="embed" xlink:actuate="onLoad"/>
              </draw:frame>
              <draw:frame draw:name="Text 2" draw:style-name="gr2" draw:text-style-name="P2" svg:width="2.3307in" svg:height="0.5811in" svg:x="0.8315in" svg:y="0.2035in">
                <draw:text-box>
                  <text:p text:style-name="P1"><text:span text:style-name="T1">y = 33.99x - 125.34, r</text:span><text:span text:style-name="T2">2</text:span><text:span text:style-name="T1"> = 0.65</text:span></text:p>
                  <text:p text:style-name="P1"><text:span text:style-name="T1">t</text:span><text:span text:style-name="T3">s</text:span><text:span text:style-name="T1"> ***</text:span></text:p>
                  <text:p text:style-name="P1"><text:span text:style-name="T1"/></text:p>
                </draw:text-box>
              </draw:frame>
              <draw:frame draw:name="Text 3" draw:style-name="gr3" draw:text-style-name="P2" svg:width="0.8051in" svg:height="0.2146in" svg:x="4.7866in" svg:y="1.3173in">
                <draw:text-box>
                  <text:p text:style-name="P3"><text:span text:style-name="T1">North-West</text:span></text:p>
                </draw:text-box>
              </draw:frame>
            </draw:g>
          </table:table-cell>
          <table:table-cell table:number-columns-repeated="42"/>
        </table:table-row>
        <table:table-row table:style-name="ro1">
          <table:table-cell table:number-columns-repeated="64"/>
        </table:table-row>
        <table:table-row table:style-name="ro2">
          <table:table-cell table:style-name="ce2" office:value-type="date" office:date-value="1995-08-10" calcext:value-type="date">
            <text:p>10/08/1995</text:p>
          </table:table-cell>
          <table:table-cell office:value-type="float" office:value="4.47" calcext:value-type="float">
            <text:p>4.47</text:p>
          </table:table-cell>
          <table:table-cell office:value-type="float" office:value="10.61" calcext:value-type="float">
            <text:p>10.61</text:p>
          </table:table-cell>
          <table:table-cell office:value-type="float" office:value="4.7" calcext:value-type="float">
            <text:p>4.7</text:p>
          </table:table-cell>
          <table:table-cell office:value-type="float" office:value="8.79" calcext:value-type="float">
            <text:p>8.79</text:p>
          </table:table-cell>
          <table:table-cell office:value-type="float" office:value="4.8" calcext:value-type="float">
            <text:p>4.8</text:p>
          </table:table-cell>
          <table:table-cell office:value-type="float" office:value="4.88" calcext:value-type="float">
            <text:p>4.88</text:p>
          </table:table-cell>
          <table:table-cell office:value-type="float" office:value="4.82" calcext:value-type="float">
            <text:p>4.82</text:p>
          </table:table-cell>
          <table:table-cell office:value-type="float" office:value="10.23" calcext:value-type="float">
            <text:p>10.23</text:p>
          </table:table-cell>
          <table:table-cell office:value-type="float" office:value="5.79" calcext:value-type="float">
            <text:p>5.79</text:p>
          </table:table-cell>
          <table:table-cell office:value-type="float" office:value="10.7" calcext:value-type="float">
            <text:p>10.7</text:p>
          </table:table-cell>
          <table:table-cell table:style-name="ce6" office:value-type="string" calcext:value-type="string">
            <text:p>Regression Statistics</text:p>
          </table:table-cell>
          <table:table-cell table:style-name="ce6"/>
          <table:table-cell table:number-columns-repeated="51"/>
        </table:table-row>
        <table:table-row table:style-name="ro2">
          <table:table-cell table:style-name="ce2" office:value-type="date" office:date-value="1995-08-30" calcext:value-type="date">
            <text:p>30/08/1995</text:p>
          </table:table-cell>
          <table:table-cell office:value-type="float" office:value="3.04" calcext:value-type="float">
            <text:p>3.04</text:p>
          </table:table-cell>
          <table:table-cell office:value-type="float" office:value="9.56" calcext:value-type="float">
            <text:p>9.56</text:p>
          </table:table-cell>
          <table:table-cell office:value-type="float" office:value="3.18" calcext:value-type="float">
            <text:p>3.18</text:p>
          </table:table-cell>
          <table:table-cell office:value-type="float" office:value="6.93" calcext:value-type="float">
            <text:p>6.93</text:p>
          </table:table-cell>
          <table:table-cell office:value-type="float" office:value="4" calcext:value-type="float">
            <text:p>4</text:p>
          </table:table-cell>
          <table:table-cell office:value-type="float" office:value="5.14" calcext:value-type="float">
            <text:p>5.14</text:p>
          </table:table-cell>
          <table:table-cell office:value-type="float" office:value="4.43" calcext:value-type="float">
            <text:p>4.43</text:p>
          </table:table-cell>
          <table:table-cell office:value-type="float" office:value="6.45" calcext:value-type="float">
            <text:p>6.45</text:p>
          </table:table-cell>
          <table:table-cell office:value-type="float" office:value="5.38" calcext:value-type="float">
            <text:p>5.38</text:p>
          </table:table-cell>
          <table:table-cell office:value-type="float" office:value="43.95" calcext:value-type="float">
            <text:p>43.95</text:p>
          </table:table-cell>
          <table:table-cell table:style-name="ce3" office:value-type="string" calcext:value-type="string">
            <text:p>Multiple R</text:p>
          </table:table-cell>
          <table:table-cell table:style-name="ce3" office:value-type="float" office:value="0.807746213711697" calcext:value-type="float">
            <text:p>0.807746213711697</text:p>
          </table:table-cell>
          <table:table-cell table:number-columns-repeated="51"/>
        </table:table-row>
        <table:table-row table:style-name="ro2">
          <table:table-cell table:style-name="ce2" office:value-type="date" office:date-value="1995-09-15" calcext:value-type="date">
            <text:p>15/09/1995</text:p>
          </table:table-cell>
          <table:table-cell office:value-type="float" office:value="7.22" calcext:value-type="float">
            <text:p>7.22</text:p>
          </table:table-cell>
          <table:table-cell office:value-type="float" office:value="164.58" calcext:value-type="float">
            <text:p>164.58</text:p>
          </table:table-cell>
          <table:table-cell office:value-type="float" office:value="6.67" calcext:value-type="float">
            <text:p>6.67</text:p>
          </table:table-cell>
          <table:table-cell office:value-type="float" office:value="72.07" calcext:value-type="float">
            <text:p>72.07</text:p>
          </table:table-cell>
          <table:table-cell office:value-type="float" office:value="6.31" calcext:value-type="float">
            <text:p>6.31</text:p>
          </table:table-cell>
          <table:table-cell office:value-type="float" office:value="43.37" calcext:value-type="float">
            <text:p>43.37</text:p>
          </table:table-cell>
          <table:table-cell office:value-type="float" office:value="5.72" calcext:value-type="float">
            <text:p>5.72</text:p>
          </table:table-cell>
          <table:table-cell office:value-type="float" office:value="30.4" calcext:value-type="float">
            <text:p>30.4</text:p>
          </table:table-cell>
          <table:table-cell office:value-type="float" office:value="4.24" calcext:value-type="float">
            <text:p>4.24</text:p>
          </table:table-cell>
          <table:table-cell office:value-type="float" office:value="99.05" calcext:value-type="float">
            <text:p>99.05</text:p>
          </table:table-cell>
          <table:table-cell table:style-name="ce3" office:value-type="string" calcext:value-type="string">
            <text:p>R Square</text:p>
          </table:table-cell>
          <table:table-cell table:style-name="ce3" office:value-type="float" office:value="0.652453945765582" calcext:value-type="float">
            <text:p>0.652453945765582</text:p>
          </table:table-cell>
          <table:table-cell table:number-columns-repeated="15"/>
          <table:table-cell>
            <draw:g draw:z-index="0" draw:name="Chart 3">
              <draw:frame draw:style-name="gr1" svg:width="3.9516in" svg:height="4.9445in" svg:x="0.626in" svg:y="0.1854in">
                <draw:object xlink:href="./Object 1" xlink:type="simple" xlink:show="embed" xlink:actuate="onLoad">
                  <loext:p/>
                </draw:object>
                <draw:image xlink:href="./ObjectReplacements/Object 1" xlink:type="simple" xlink:show="embed" xlink:actuate="onLoad"/>
              </draw:frame>
              <draw:frame draw:name="Text 1" draw:style-name="gr4" draw:text-style-name="P2" svg:width="3.9516in" svg:height="0.215in" svg:x="0.626in" svg:y="4.8327in">
                <draw:text-box>
                  <text:p text:style-name="P3"><text:span text:style-name="T1">Figure 2.50 <text:s/>The deepest 30% of the WML for the five sites over the entire period of </text:span><text:span text:style-name="T1">study</text:span></text:p>
                </draw:text-box>
              </draw:frame>
            </draw:g>
          </table:table-cell>
          <table:table-cell table:number-columns-repeated="35"/>
        </table:table-row>
        <table:table-row table:style-name="ro2">
          <table:table-cell table:style-name="ce2" office:value-type="date" office:date-value="1995-10-07" calcext:value-type="date">
            <text:p>07/10/1995</text:p>
          </table:table-cell>
          <table:table-cell office:value-type="float" office:value="4.48" calcext:value-type="float">
            <text:p>4.48</text:p>
          </table:table-cell>
          <table:table-cell office:value-type="float" office:value="25.03" calcext:value-type="float">
            <text:p>25.03</text:p>
          </table:table-cell>
          <table:table-cell office:value-type="float" office:value="6.85" calcext:value-type="float">
            <text:p>6.85</text:p>
          </table:table-cell>
          <table:table-cell office:value-type="float" office:value="38.71" calcext:value-type="float">
            <text:p>38.71</text:p>
          </table:table-cell>
          <table:table-cell office:value-type="float" office:value="6.84" calcext:value-type="float">
            <text:p>6.84</text:p>
          </table:table-cell>
          <table:table-cell office:value-type="float" office:value="22.69" calcext:value-type="float">
            <text:p>22.69</text:p>
          </table:table-cell>
          <table:table-cell office:value-type="float" office:value="6.05" calcext:value-type="float">
            <text:p>6.05</text:p>
          </table:table-cell>
          <table:table-cell office:value-type="float" office:value="20.63" calcext:value-type="float">
            <text:p>20.63</text:p>
          </table:table-cell>
          <table:table-cell office:value-type="float" office:value="5" calcext:value-type="float">
            <text:p>5</text:p>
          </table:table-cell>
          <table:table-cell office:value-type="float" office:value="79.24" calcext:value-type="float">
            <text:p>79.24</text:p>
          </table:table-cell>
          <table:table-cell table:style-name="ce3" office:value-type="string" calcext:value-type="string">
            <text:p>Adjusted R Square</text:p>
          </table:table-cell>
          <table:table-cell table:style-name="ce3" office:value-type="float" office:value="0.632010060222381" calcext:value-type="float">
            <text:p>0.632010060222381</text:p>
          </table:table-cell>
          <table:table-cell table:number-columns-repeated="51"/>
        </table:table-row>
        <table:table-row table:style-name="ro2">
          <table:table-cell table:style-name="ce2" office:value-type="date" office:date-value="1995-10-20" calcext:value-type="date">
            <text:p>20/10/1995</text:p>
          </table:table-cell>
          <table:table-cell office:value-type="float" office:value="6.28" calcext:value-type="float">
            <text:p>6.28</text:p>
          </table:table-cell>
          <table:table-cell office:value-type="float" office:value="39.53" calcext:value-type="float">
            <text:p>39.53</text:p>
          </table:table-cell>
          <table:table-cell office:value-type="float" office:value="6.85" calcext:value-type="float">
            <text:p>6.85</text:p>
          </table:table-cell>
          <table:table-cell office:value-type="float" office:value="128.71" calcext:value-type="float">
            <text:p>128.71</text:p>
          </table:table-cell>
          <table:table-cell office:value-type="float" office:value="7" calcext:value-type="float">
            <text:p>7</text:p>
          </table:table-cell>
          <table:table-cell office:value-type="float" office:value="120.2" calcext:value-type="float">
            <text:p>120.2</text:p>
          </table:table-cell>
          <table:table-cell office:value-type="float" office:value="5.83" calcext:value-type="float">
            <text:p>5.83</text:p>
          </table:table-cell>
          <table:table-cell office:value-type="float" office:value="60.85" calcext:value-type="float">
            <text:p>60.85</text:p>
          </table:table-cell>
          <table:table-cell office:value-type="float" office:value="3.76" calcext:value-type="float">
            <text:p>3.76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Standard Error</text:p>
          </table:table-cell>
          <table:table-cell table:style-name="ce3" office:value-type="float" office:value="39.3010578732322" calcext:value-type="float">
            <text:p>39.3010578732322</text:p>
          </table:table-cell>
          <table:table-cell table:number-columns-repeated="51"/>
        </table:table-row>
        <table:table-row table:style-name="ro2">
          <table:table-cell table:style-name="ce2" office:value-type="date" office:date-value="1995-11-03" calcext:value-type="date">
            <text:p>03/11/1995</text:p>
          </table:table-cell>
          <table:table-cell office:value-type="float" office:value="4.21" calcext:value-type="float">
            <text:p>4.21</text:p>
          </table:table-cell>
          <table:table-cell office:value-type="float" office:value="16.39" calcext:value-type="float">
            <text:p>16.39</text:p>
          </table:table-cell>
          <table:table-cell office:value-type="float" office:value="4.11" calcext:value-type="float">
            <text:p>4.11</text:p>
          </table:table-cell>
          <table:table-cell office:value-type="float" office:value="21.25" calcext:value-type="float">
            <text:p>21.25</text:p>
          </table:table-cell>
          <table:table-cell office:value-type="float" office:value="4.85" calcext:value-type="float">
            <text:p>4.85</text:p>
          </table:table-cell>
          <table:table-cell office:value-type="float" office:value="31.17" calcext:value-type="float">
            <text:p>31.17</text:p>
          </table:table-cell>
          <table:table-cell office:value-type="float" office:value="5.01" calcext:value-type="float">
            <text:p>5.01</text:p>
          </table:table-cell>
          <table:table-cell office:value-type="float" office:value="44.07" calcext:value-type="float">
            <text:p>44.07</text:p>
          </table:table-cell>
          <table:table-cell office:value-type="float" office:value="5.94" calcext:value-type="float">
            <text:p>5.94</text:p>
          </table:table-cell>
          <table:table-cell office:value-type="float" office:value="51.52" calcext:value-type="float">
            <text:p>51.52</text:p>
          </table:table-cell>
          <table:table-cell table:style-name="ce4" office:value-type="string" calcext:value-type="string">
            <text:p>Observations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51"/>
        </table:table-row>
        <table:table-row table:style-name="ro2">
          <table:table-cell table:style-name="ce2" office:value-type="date" office:date-value="1995-11-17" calcext:value-type="date">
            <text:p>17/11/1995</text:p>
          </table:table-cell>
          <table:table-cell office:value-type="float" office:value="8.41" calcext:value-type="float">
            <text:p>8.41</text:p>
          </table:table-cell>
          <table:table-cell office:value-type="float" office:value="144.19" calcext:value-type="float">
            <text:p>144.19</text:p>
          </table:table-cell>
          <table:table-cell office:value-type="float" office:value="5.61" calcext:value-type="float">
            <text:p>5.61</text:p>
          </table:table-cell>
          <table:table-cell office:value-type="float" office:value="25.56" calcext:value-type="float">
            <text:p>25.56</text:p>
          </table:table-cell>
          <table:table-cell office:value-type="float" office:value="6.22" calcext:value-type="float">
            <text:p>6.22</text:p>
          </table:table-cell>
          <table:table-cell office:value-type="float" office:value="28.59" calcext:value-type="float">
            <text:p>28.59</text:p>
          </table:table-cell>
          <table:table-cell office:value-type="float" office:value="8.12" calcext:value-type="float">
            <text:p>8.12</text:p>
          </table:table-cell>
          <table:table-cell office:value-type="float" office:value="94.35" calcext:value-type="float">
            <text:p>94.35</text:p>
          </table:table-cell>
          <table:table-cell office:value-type="float" office:value="4.65" calcext:value-type="float">
            <text:p>4.65</text:p>
          </table:table-cell>
          <table:table-cell office:value-type="float" office:value="59.6" calcext:value-type="float">
            <text:p>59.6</text:p>
          </table:table-cell>
          <table:table-cell table:number-columns-repeated="10"/>
          <table:table-cell>
            <draw:g draw:z-index="2" draw:name="Chart 6">
              <draw:frame draw:style-name="gr1" svg:width="5.4028in" svg:height="1.8193in" svg:x="0.4236in" svg:y="0.2102in">
                <draw:object xlink:href="./Object 3" xlink:type="simple" xlink:show="embed" xlink:actuate="onLoad">
                  <loext:p/>
                </draw:object>
                <draw:image xlink:href="./ObjectReplacements/Object 3" xlink:type="simple" xlink:show="embed" xlink:actuate="onLoad"/>
              </draw:frame>
              <draw:frame draw:name="Text 2" draw:style-name="gr5" draw:text-style-name="P2" svg:width="1.7409in" svg:height="0.9201in" svg:x="0.848in" svg:y="0.3028in">
                <draw:text-box>
                  <text:p text:style-name="P1"><text:span text:style-name="T1">y = 14.03x - 28.37, r</text:span><text:span text:style-name="T2">2</text:span><text:span text:style-name="T1"> = 0.30</text:span></text:p>
                  <text:p text:style-name="P1"><text:span text:style-name="T1">t</text:span><text:span text:style-name="T3">s</text:span><text:span text:style-name="T1"> *</text:span></text:p>
                  <text:p text:style-name="P1"><text:span text:style-name="T1"/></text:p>
                </draw:text-box>
              </draw:frame>
              <draw:frame draw:name="Text 4" draw:style-name="gr6" draw:text-style-name="P2" svg:width="0.7488in" svg:height="0.2146in" svg:x="4.9201in" svg:y="1.6752in">
                <draw:text-box>
                  <text:p text:style-name="P3"><text:span text:style-name="T1">North-East</text:span></text:p>
                </draw:text-box>
              </draw:frame>
            </draw:g>
          </table:table-cell>
          <table:table-cell table:number-columns-repeated="42"/>
        </table:table-row>
        <table:table-row table:style-name="ro2">
          <table:table-cell table:style-name="ce2" office:value-type="date" office:date-value="1995-12-04" calcext:value-type="date">
            <text:p>04/12/1995</text:p>
          </table:table-cell>
          <table:table-cell office:value-type="float" office:value="5.92" calcext:value-type="float">
            <text:p>5.92</text:p>
          </table:table-cell>
          <table:table-cell office:value-type="float" office:value="2.58" calcext:value-type="float">
            <text:p>2.58</text:p>
          </table:table-cell>
          <table:table-cell office:value-type="float" office:value="3.38" calcext:value-type="float">
            <text:p>3.38</text:p>
          </table:table-cell>
          <table:table-cell office:value-type="float" office:value="17.7" calcext:value-type="float">
            <text:p>17.7</text:p>
          </table:table-cell>
          <table:table-cell office:value-type="float" office:value="4.66" calcext:value-type="float">
            <text:p>4.66</text:p>
          </table:table-cell>
          <table:table-cell office:value-type="float" office:value="22.51" calcext:value-type="float">
            <text:p>22.51</text:p>
          </table:table-cell>
          <table:table-cell office:value-type="float" office:value="6.4" calcext:value-type="float">
            <text:p>6.4</text:p>
          </table:table-cell>
          <table:table-cell office:value-type="float" office:value="32.98" calcext:value-type="float">
            <text:p>32.98</text:p>
          </table:table-cell>
          <table:table-cell office:value-type="float" office:value="5.92" calcext:value-type="float">
            <text:p>5.92</text:p>
          </table:table-cell>
          <table:table-cell office:value-type="float" office:value="90.09" calcext:value-type="float">
            <text:p>90.09</text:p>
          </table:table-cell>
          <table:table-cell office:value-type="string" calcext:value-type="string">
            <text:p>ANOVA</text:p>
          </table:table-cell>
          <table:table-cell table:number-columns-repeated="52"/>
        </table:table-row>
        <table:table-row table:style-name="ro2">
          <table:table-cell table:style-name="ce2" office:value-type="date" office:date-value="1996-01-02" calcext:value-type="date">
            <text:p>02/01/1996</text:p>
          </table:table-cell>
          <table:table-cell office:value-type="float" office:value="7.1" calcext:value-type="float">
            <text:p>7.1</text:p>
          </table:table-cell>
          <table:table-cell office:value-type="float" office:value="93.54" calcext:value-type="float">
            <text:p>93.54</text:p>
          </table:table-cell>
          <table:table-cell office:value-type="float" office:value="6.77" calcext:value-type="float">
            <text:p>6.77</text:p>
          </table:table-cell>
          <table:table-cell office:value-type="float" office:value="47.61" calcext:value-type="float">
            <text:p>47.61</text:p>
          </table:table-cell>
          <table:table-cell office:value-type="float" office:value="8.64" calcext:value-type="float">
            <text:p>8.64</text:p>
          </table:table-cell>
          <table:table-cell office:value-type="float" office:value="155.5" calcext:value-type="float">
            <text:p>155.5</text:p>
          </table:table-cell>
          <table:table-cell office:value-type="float" office:value="5.28" calcext:value-type="float">
            <text:p>5.28</text:p>
          </table:table-cell>
          <table:table-cell office:value-type="float" office:value="62.23" calcext:value-type="float">
            <text:p>62.23</text:p>
          </table:table-cell>
          <table:table-cell office:value-type="float" office:value="6.04" calcext:value-type="float">
            <text:p>6.04</text:p>
          </table:table-cell>
          <table:table-cell office:value-type="float" office:value="119.2" calcext:value-type="float">
            <text:p>119.2</text:p>
          </table:table-cell>
          <table:table-cell table:style-name="ce5"/>
          <table:table-cell table:style-name="ce5" office:value-type="string" calcext:value-type="string">
            <text:p>df</text:p>
          </table:table-cell>
          <table:table-cell table:style-name="ce5" office:value-type="string" calcext:value-type="string">
            <text:p>SS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Significance F</text:p>
          </table:table-cell>
          <table:table-cell table:number-columns-repeated="47"/>
        </table:table-row>
        <table:table-row table:style-name="ro2">
          <table:table-cell table:style-name="ce2" office:value-type="date" office:date-value="1996-01-10" calcext:value-type="date">
            <text:p>10/01/1996</text:p>
          </table:table-cell>
          <table:table-cell office:value-type="float" office:value="5.37" calcext:value-type="float">
            <text:p>5.37</text:p>
          </table:table-cell>
          <table:table-cell office:value-type="float" office:value="20.64" calcext:value-type="float">
            <text:p>20.64</text:p>
          </table:table-cell>
          <table:table-cell office:value-type="float" office:value="4.75" calcext:value-type="float">
            <text:p>4.75</text:p>
          </table:table-cell>
          <table:table-cell office:value-type="float" office:value="41.43" calcext:value-type="float">
            <text:p>41.43</text:p>
          </table:table-cell>
          <table:table-cell office:value-type="float" office:value="6.3" calcext:value-type="float">
            <text:p>6.3</text:p>
          </table:table-cell>
          <table:table-cell office:value-type="float" office:value="38" calcext:value-type="float">
            <text:p>38</text:p>
          </table:table-cell>
          <table:table-cell office:value-type="float" office:value="5.65" calcext:value-type="float">
            <text:p>5.65</text:p>
          </table:table-cell>
          <table:table-cell office:value-type="float" office:value="52.15" calcext:value-type="float">
            <text:p>52.15</text:p>
          </table:table-cell>
          <table:table-cell office:value-type="float" office:value="4.03" calcext:value-type="float">
            <text:p>4.03</text:p>
          </table:table-cell>
          <table:table-cell office:value-type="float" office:value="105.01" calcext:value-type="float">
            <text:p>105.01</text:p>
          </table:table-cell>
          <table:table-cell table:style-name="ce3" office:value-type="string" calcext:value-type="string">
            <text:p>Regressio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9294.0954928678" calcext:value-type="float">
            <text:p>49294.0954928678</text:p>
          </table:table-cell>
          <table:table-cell table:style-name="ce3" office:value-type="float" office:value="31.9143806781176" calcext:value-type="float">
            <text:p>31.9143806781176</text:p>
          </table:table-cell>
          <table:table-cell table:style-name="ce3" office:value-type="float" office:value="0.0000288515510234641" calcext:value-type="float">
            <text:p>2.88515510234641E-05</text:p>
          </table:table-cell>
          <table:table-cell table:number-columns-repeated="47"/>
        </table:table-row>
        <table:table-row table:style-name="ro2">
          <table:table-cell table:style-name="ce2" office:value-type="date" office:date-value="1996-01-31" calcext:value-type="date">
            <text:p>31/01/1996</text:p>
          </table:table-cell>
          <table:table-cell office:value-type="float" office:value="3.54" calcext:value-type="float">
            <text:p>3.54</text:p>
          </table:table-cell>
          <table:table-cell office:value-type="float" office:value="74.87" calcext:value-type="float">
            <text:p>74.87</text:p>
          </table:table-cell>
          <table:table-cell office:value-type="float" office:value="5.46" calcext:value-type="float">
            <text:p>5.46</text:p>
          </table:table-cell>
          <table:table-cell office:value-type="float" office:value="54.37" calcext:value-type="float">
            <text:p>54.37</text:p>
          </table:table-cell>
          <table:table-cell office:value-type="float" office:value="7.04" calcext:value-type="float">
            <text:p>7.04</text:p>
          </table:table-cell>
          <table:table-cell office:value-type="float" office:value="81.62" calcext:value-type="float">
            <text:p>81.62</text:p>
          </table:table-cell>
          <table:table-cell office:value-type="float" office:value="4.65" calcext:value-type="float">
            <text:p>4.65</text:p>
          </table:table-cell>
          <table:table-cell office:value-type="float" office:value="37.14" calcext:value-type="float">
            <text:p>37.14</text:p>
          </table:table-cell>
          <table:table-cell office:value-type="float" office:value="3.95" calcext:value-type="float">
            <text:p>3.95</text:p>
          </table:table-cell>
          <table:table-cell office:value-type="float" office:value="58.85" calcext:value-type="float">
            <text:p>58.85</text:p>
          </table:table-cell>
          <table:table-cell table:style-name="ce3" office:value-type="string" calcext:value-type="string">
            <text:p>Residual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6257.7435492375" calcext:value-type="float">
            <text:p>26257.7435492375</text:p>
          </table:table-cell>
          <table:table-cell table:style-name="ce3" office:value-type="float" office:value="1544.57314995515" calcext:value-type="float">
            <text:p>1544.57314995515</text:p>
          </table:table-cell>
          <table:table-cell table:style-name="ce3" table:number-columns-repeated="2"/>
          <table:table-cell table:number-columns-repeated="47"/>
        </table:table-row>
        <table:table-row table:style-name="ro2">
          <table:table-cell table:style-name="ce2" office:value-type="date" office:date-value="1996-02-14" calcext:value-type="date">
            <text:p>14/02/1996</text:p>
          </table:table-cell>
          <table:table-cell office:value-type="float" office:value="5.89" calcext:value-type="float">
            <text:p>5.89</text:p>
          </table:table-cell>
          <table:table-cell office:value-type="float" office:value="76.22" calcext:value-type="float">
            <text:p>76.22</text:p>
          </table:table-cell>
          <table:table-cell office:value-type="float" office:value="4.02" calcext:value-type="float">
            <text:p>4.02</text:p>
          </table:table-cell>
          <table:table-cell office:value-type="float" office:value="67.05" calcext:value-type="float">
            <text:p>67.05</text:p>
          </table:table-cell>
          <table:table-cell office:value-type="float" office:value="5.67" calcext:value-type="float">
            <text:p>5.67</text:p>
          </table:table-cell>
          <table:table-cell office:value-type="float" office:value="71.21" calcext:value-type="float">
            <text:p>71.21</text:p>
          </table:table-cell>
          <table:table-cell office:value-type="float" office:value="5.67" calcext:value-type="float">
            <text:p>5.67</text:p>
          </table:table-cell>
          <table:table-cell office:value-type="float" office:value="49.68" calcext:value-type="float">
            <text:p>49.68</text:p>
          </table:table-cell>
          <table:table-cell office:value-type="float" office:value="4.24" calcext:value-type="float">
            <text:p>4.24</text:p>
          </table:table-cell>
          <table:table-cell office:value-type="float" office:value="76.01" calcext:value-type="float">
            <text:p>76.01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75551.8390421053" calcext:value-type="float">
            <text:p>75551.8390421053</text:p>
          </table:table-cell>
          <table:table-cell table:style-name="ce4" table:number-columns-repeated="3"/>
          <table:table-cell table:number-columns-repeated="47"/>
        </table:table-row>
        <table:table-row table:style-name="ro2">
          <table:table-cell table:style-name="ce2" office:value-type="date" office:date-value="1996-03-05" calcext:value-type="date">
            <text:p>05/03/1996</text:p>
          </table:table-cell>
          <table:table-cell office:value-type="float" office:value="8.44" calcext:value-type="float">
            <text:p>8.44</text:p>
          </table:table-cell>
          <table:table-cell office:value-type="float" office:value="225.72" calcext:value-type="float">
            <text:p>225.72</text:p>
          </table:table-cell>
          <table:table-cell office:value-type="float" office:value="3.16" calcext:value-type="float">
            <text:p>3.16</text:p>
          </table:table-cell>
          <table:table-cell office:value-type="float" office:value="54.73" calcext:value-type="float">
            <text:p>54.73</text:p>
          </table:table-cell>
          <table:table-cell office:value-type="float" office:value="4.21" calcext:value-type="float">
            <text:p>4.21</text:p>
          </table:table-cell>
          <table:table-cell office:value-type="float" office:value="107.5" calcext:value-type="float">
            <text:p>107.5</text:p>
          </table:table-cell>
          <table:table-cell office:value-type="float" office:value="7.37" calcext:value-type="float">
            <text:p>7.37</text:p>
          </table:table-cell>
          <table:table-cell office:value-type="float" office:value="140.93" calcext:value-type="float">
            <text:p>140.93</text:p>
          </table:table-cell>
          <table:table-cell office:value-type="float" office:value="6.31" calcext:value-type="float">
            <text:p>6.31</text:p>
          </table:table-cell>
          <table:table-cell office:value-type="float" office:value="163.06" calcext:value-type="float">
            <text:p>163.06</text:p>
          </table:table-cell>
          <table:table-cell table:number-columns-repeated="53"/>
        </table:table-row>
        <table:table-row table:style-name="ro2">
          <table:table-cell table:style-name="ce2" office:value-type="date" office:date-value="1996-03-20" calcext:value-type="date">
            <text:p>20/03/1996</text:p>
          </table:table-cell>
          <table:table-cell office:value-type="float" office:value="4.66" calcext:value-type="float">
            <text:p>4.66</text:p>
          </table:table-cell>
          <table:table-cell office:value-type="float" office:value="48.32" calcext:value-type="float">
            <text:p>48.32</text:p>
          </table:table-cell>
          <table:table-cell office:value-type="float" office:value="4.8" calcext:value-type="float">
            <text:p>4.8</text:p>
          </table:table-cell>
          <table:table-cell office:value-type="float" office:value="52.15" calcext:value-type="float">
            <text:p>52.15</text:p>
          </table:table-cell>
          <table:table-cell office:value-type="float" office:value="6.01" calcext:value-type="float">
            <text:p>6.01</text:p>
          </table:table-cell>
          <table:table-cell office:value-type="float" office:value="107.22" calcext:value-type="float">
            <text:p>107.22</text:p>
          </table:table-cell>
          <table:table-cell office:value-type="float" office:value="5.54" calcext:value-type="float">
            <text:p>5.54</text:p>
          </table:table-cell>
          <table:table-cell office:value-type="float" office:value="35.81" calcext:value-type="float">
            <text:p>35.81</text:p>
          </table:table-cell>
          <table:table-cell office:value-type="float" office:value="5.52" calcext:value-type="float">
            <text:p>5.52</text:p>
          </table:table-cell>
          <table:table-cell office:value-type="float" office:value="46.95" calcext:value-type="float">
            <text:p>46.95</text:p>
          </table:table-cell>
          <table:table-cell table:style-name="ce5"/>
          <table:table-cell table:style-name="ce5" office:value-type="string" calcext:value-type="string">
            <text:p>Coefficients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t Stat</text:p>
          </table:table-cell>
          <table:table-cell table:style-name="ce5" office:value-type="string" calcext:value-type="string">
            <text:p>P-value</text:p>
          </table:table-cell>
          <table:table-cell table:style-name="ce5" office:value-type="string" calcext:value-type="string">
            <text:p>Lower 95%</text:p>
          </table:table-cell>
          <table:table-cell table:style-name="ce5" office:value-type="string" calcext:value-type="string">
            <text:p>Upper 95%</text:p>
          </table:table-cell>
          <table:table-cell table:style-name="ce5" office:value-type="string" calcext:value-type="string">
            <text:p>Lower 95.0%</text:p>
          </table:table-cell>
          <table:table-cell table:style-name="ce5" office:value-type="string" calcext:value-type="string">
            <text:p>Upper 95.0%</text:p>
          </table:table-cell>
          <table:table-cell table:number-columns-repeated="44"/>
        </table:table-row>
        <table:table-row table:style-name="ro2">
          <table:table-cell table:style-name="ce2" office:value-type="date" office:date-value="1996-04-02" calcext:value-type="date">
            <text:p>02/04/1996</text:p>
          </table:table-cell>
          <table:table-cell office:value-type="float" office:value="5.17" calcext:value-type="float">
            <text:p>5.17</text:p>
          </table:table-cell>
          <table:table-cell office:value-type="float" office:value="39.87" calcext:value-type="float">
            <text:p>39.87</text:p>
          </table:table-cell>
          <table:table-cell office:value-type="float" office:value="7.79" calcext:value-type="float">
            <text:p>7.79</text:p>
          </table:table-cell>
          <table:table-cell office:value-type="float" office:value="86.54" calcext:value-type="float">
            <text:p>86.54</text:p>
          </table:table-cell>
          <table:table-cell office:value-type="float" office:value="8.13" calcext:value-type="float">
            <text:p>8.13</text:p>
          </table:table-cell>
          <table:table-cell office:value-type="float" office:value="159.32" calcext:value-type="float">
            <text:p>159.32</text:p>
          </table:table-cell>
          <table:table-cell office:value-type="float" office:value="5.04" calcext:value-type="float">
            <text:p>5.04</text:p>
          </table:table-cell>
          <table:table-cell office:value-type="float" office:value="12.1" calcext:value-type="float">
            <text:p>12.1</text:p>
          </table:table-cell>
          <table:table-cell office:value-type="float" office:value="4.94" calcext:value-type="float">
            <text:p>4.94</text:p>
          </table:table-cell>
          <table:table-cell office:value-type="float" office:value="13.42" calcext:value-type="float">
            <text:p>13.42</text:p>
          </table:table-cell>
          <table:table-cell table:style-name="ce3" office:value-type="string" calcext:value-type="string">
            <text:p>Intercept</text:p>
          </table:table-cell>
          <table:table-cell table:style-name="ce3" office:value-type="float" office:value="-125.341615533439" calcext:value-type="float">
            <text:p>-125.341615533439</text:p>
          </table:table-cell>
          <table:table-cell table:style-name="ce3" office:value-type="float" office:value="34.7954388914124" calcext:value-type="float">
            <text:p>34.7954388914124</text:p>
          </table:table-cell>
          <table:table-cell table:style-name="ce3" office:value-type="float" office:value="-3.60224269406683" calcext:value-type="float">
            <text:p>-3.60224269406683</text:p>
          </table:table-cell>
          <table:table-cell table:style-name="ce3" office:value-type="float" office:value="0.00219817831338398" calcext:value-type="float">
            <text:p>0.002198178313384</text:p>
          </table:table-cell>
          <table:table-cell table:style-name="ce3" office:value-type="float" office:value="-198.753677068795" calcext:value-type="float">
            <text:p>-198.753677068795</text:p>
          </table:table-cell>
          <table:table-cell table:style-name="ce3" office:value-type="float" office:value="-51.9295539980825" calcext:value-type="float">
            <text:p>-51.9295539980825</text:p>
          </table:table-cell>
          <table:table-cell table:style-name="ce3" office:value-type="float" office:value="-198.753677068795" calcext:value-type="float">
            <text:p>-198.753677068795</text:p>
          </table:table-cell>
          <table:table-cell table:style-name="ce3" office:value-type="float" office:value="-51.9295539980825" calcext:value-type="float">
            <text:p>-51.9295539980825</text:p>
          </table:table-cell>
          <table:table-cell/>
          <table:table-cell>
            <draw:frame draw:z-index="6" draw:name="Text 11" draw:style-name="gr7" draw:text-style-name="P5" svg:width="0.4165in" svg:height="3.0626in" svg:x="0.139in" svg:y="0.1354in">
              <draw:text-box>
                <text:p text:style-name="P4"><text:span text:style-name="T1">Total sedimentation rate </text:span><text:span text:style-name="T1">(g <text:s/>m</text:span><text:span text:style-name="T2">-2</text:span><text:span text:style-name="T1"> d</text:span><text:span text:style-name="T2">-1</text:span><text:span text:style-name="T1">)</text:span></text:p>
              </draw:text-box>
            </draw:frame>
          </table:table-cell>
          <table:table-cell table:number-columns-repeated="42"/>
        </table:table-row>
        <table:table-row table:style-name="ro2">
          <table:table-cell table:style-name="ce2" office:value-type="date" office:date-value="1996-04-17" calcext:value-type="date">
            <text:p>17/04/1996</text:p>
          </table:table-cell>
          <table:table-cell office:value-type="float" office:value="7.23" calcext:value-type="float">
            <text:p>7.23</text:p>
          </table:table-cell>
          <table:table-cell office:value-type="float" office:value="156.43" calcext:value-type="float">
            <text:p>156.43</text:p>
          </table:table-cell>
          <table:table-cell office:value-type="float" office:value="5" calcext:value-type="float">
            <text:p>5</text:p>
          </table:table-cell>
          <table:table-cell office:value-type="float" office:value="71.11" calcext:value-type="float">
            <text:p>71.11</text:p>
          </table:table-cell>
          <table:table-cell office:value-type="float" office:value="5.04" calcext:value-type="float">
            <text:p>5.04</text:p>
          </table:table-cell>
          <table:table-cell office:value-type="float" office:value="38.13" calcext:value-type="float">
            <text:p>38.13</text:p>
          </table:table-cell>
          <table:table-cell office:value-type="float" office:value="6.23" calcext:value-type="float">
            <text:p>6.23</text:p>
          </table:table-cell>
          <table:table-cell office:value-type="float" office:value="39.42" calcext:value-type="float">
            <text:p>39.42</text:p>
          </table:table-cell>
          <table:table-cell office:value-type="float" office:value="5.82" calcext:value-type="float">
            <text:p>5.82</text:p>
          </table:table-cell>
          <table:table-cell office:value-type="float" office:value="12.65" calcext:value-type="float">
            <text:p>12.65</text:p>
          </table:table-cell>
          <table:table-cell table:style-name="ce4" office:value-type="string" calcext:value-type="string">
            <text:p>X Variable 1</text:p>
          </table:table-cell>
          <table:table-cell table:style-name="ce4" office:value-type="float" office:value="33.9857800559199" calcext:value-type="float">
            <text:p>33.9857800559199</text:p>
          </table:table-cell>
          <table:table-cell table:style-name="ce4" office:value-type="float" office:value="6.01594742190822" calcext:value-type="float">
            <text:p>6.01594742190822</text:p>
          </table:table-cell>
          <table:table-cell table:style-name="ce4" office:value-type="float" office:value="5.64928143024559" calcext:value-type="float">
            <text:p>5.64928143024559</text:p>
          </table:table-cell>
          <table:table-cell table:style-name="ce4" office:value-type="float" office:value="0.0000288515510234637" calcext:value-type="float">
            <text:p>2.88515510234637E-05</text:p>
          </table:table-cell>
          <table:table-cell table:style-name="ce4" office:value-type="float" office:value="21.2932227437719" calcext:value-type="float">
            <text:p>21.2932227437719</text:p>
          </table:table-cell>
          <table:table-cell table:style-name="ce4" office:value-type="float" office:value="46.6783373680679" calcext:value-type="float">
            <text:p>46.6783373680679</text:p>
          </table:table-cell>
          <table:table-cell table:style-name="ce4" office:value-type="float" office:value="21.2932227437719" calcext:value-type="float">
            <text:p>21.2932227437719</text:p>
          </table:table-cell>
          <table:table-cell table:style-name="ce4" office:value-type="float" office:value="46.6783373680679" calcext:value-type="float">
            <text:p>46.6783373680679</text:p>
          </table:table-cell>
          <table:table-cell table:number-columns-repeated="44"/>
        </table:table-row>
        <table:table-row table:style-name="ro2">
          <table:table-cell table:style-name="ce2" office:value-type="date" office:date-value="1996-04-25" calcext:value-type="date">
            <text:p>25/04/1996</text:p>
          </table:table-cell>
          <table:table-cell office:value-type="float" office:value="4.65" calcext:value-type="float">
            <text:p>4.65</text:p>
          </table:table-cell>
          <table:table-cell office:value-type="float" office:value="9.97" calcext:value-type="float">
            <text:p>9.97</text:p>
          </table:table-cell>
          <table:table-cell office:value-type="float" office:value="5.19" calcext:value-type="float">
            <text:p>5.19</text:p>
          </table:table-cell>
          <table:table-cell office:value-type="float" office:value="9.67" calcext:value-type="float">
            <text:p>9.67</text:p>
          </table:table-cell>
          <table:table-cell office:value-type="float" office:value="5.06" calcext:value-type="float">
            <text:p>5.06</text:p>
          </table:table-cell>
          <table:table-cell office:value-type="float" office:value="18.06" calcext:value-type="float">
            <text:p>18.06</text:p>
          </table:table-cell>
          <table:table-cell office:value-type="float" office:value="4.64" calcext:value-type="float">
            <text:p>4.64</text:p>
          </table:table-cell>
          <table:table-cell office:value-type="float" office:value="4.18" calcext:value-type="float">
            <text:p>4.18</text:p>
          </table:table-cell>
          <table:table-cell office:value-type="float" office:value="4.96" calcext:value-type="float">
            <text:p>4.96</text:p>
          </table:table-cell>
          <table:table-cell office:value-type="float" office:value="1.63" calcext:value-type="float">
            <text:p>1.63</text:p>
          </table:table-cell>
          <table:table-cell table:number-columns-repeated="10"/>
          <table:table-cell>
            <draw:g draw:z-index="3" draw:name="Chart 7">
              <draw:frame draw:style-name="gr1" svg:width="5.3402in" svg:height="1.7154in" svg:x="0.4862in" svg:y="0.0917in">
                <draw:object xlink:href="./Object 4" xlink:type="simple" xlink:show="embed" xlink:actuate="onLoad">
                  <loext:p/>
                </draw:object>
                <draw:image xlink:href="./ObjectReplacements/Object 4" xlink:type="simple" xlink:show="embed" xlink:actuate="onLoad"/>
              </draw:frame>
              <draw:frame draw:name="Text 2" draw:style-name="gr2" draw:text-style-name="P2" svg:width="1.7752in" svg:height="0.6087in" svg:x="0.9154in" svg:y="0.2358in">
                <draw:text-box>
                  <text:p text:style-name="P1"><text:span text:style-name="T1">y = 26.62x - 102.58, r</text:span><text:span text:style-name="T2">2</text:span><text:span text:style-name="T1"> = </text:span><text:span text:style-name="T1">0.46</text:span></text:p>
                  <text:p text:style-name="P1"><text:span text:style-name="T1">t</text:span><text:span text:style-name="T3">s</text:span><text:span text:style-name="T1"> ***</text:span></text:p>
                  <text:p text:style-name="P1"><text:span text:style-name="T1"/></text:p>
                </draw:text-box>
              </draw:frame>
              <draw:frame draw:name="Text 4" draw:style-name="gr8" draw:text-style-name="P2" svg:width="0.5205in" svg:height="0.2142in" svg:x="5.1657in" svg:y="1.4917in">
                <draw:text-box>
                  <text:p text:style-name="P3"><text:span text:style-name="T1">Central</text:span></text:p>
                </draw:text-box>
              </draw:frame>
            </draw:g>
          </table:table-cell>
          <table:table-cell table:number-columns-repeated="42"/>
        </table:table-row>
        <table:table-row table:style-name="ro2">
          <table:table-cell table:style-name="ce2" office:value-type="date" office:date-value="1996-05-09" calcext:value-type="date">
            <text:p>09/05/1996</text:p>
          </table:table-cell>
          <table:table-cell office:value-type="float" office:value="4.48" calcext:value-type="float">
            <text:p>4.48</text:p>
          </table:table-cell>
          <table:table-cell office:value-type="float" office:value="4.21" calcext:value-type="float">
            <text:p>4.21</text:p>
          </table:table-cell>
          <table:table-cell office:value-type="float" office:value="6.93" calcext:value-type="float">
            <text:p>6.93</text:p>
          </table:table-cell>
          <table:table-cell office:value-type="float" office:value="98.88" calcext:value-type="float">
            <text:p>98.88</text:p>
          </table:table-cell>
          <table:table-cell office:value-type="float" office:value="6.89" calcext:value-type="float">
            <text:p>6.89</text:p>
          </table:table-cell>
          <table:table-cell office:value-type="float" office:value="39.53" calcext:value-type="float">
            <text:p>39.53</text:p>
          </table:table-cell>
          <table:table-cell office:value-type="float" office:value="4.27" calcext:value-type="float">
            <text:p>4.27</text:p>
          </table:table-cell>
          <table:table-cell office:value-type="float" office:value="3.65" calcext:value-type="float">
            <text:p>3.65</text:p>
          </table:table-cell>
          <table:table-cell table:number-columns-repeated="55"/>
        </table:table-row>
        <table:table-row table:style-name="ro2">
          <table:table-cell table:style-name="ce2" office:value-type="date" office:date-value="1996-05-26" calcext:value-type="date">
            <text:p>26/05/1996</text:p>
          </table:table-cell>
          <table:table-cell office:value-type="float" office:value="5.58" calcext:value-type="float">
            <text:p>5.58</text:p>
          </table:table-cell>
          <table:table-cell office:value-type="float" office:value="63.5" calcext:value-type="float">
            <text:p>63.5</text:p>
          </table:table-cell>
          <table:table-cell office:value-type="float" office:value="4.99" calcext:value-type="float">
            <text:p>4.99</text:p>
          </table:table-cell>
          <table:table-cell office:value-type="float" office:value="4.32" calcext:value-type="float">
            <text:p>4.32</text:p>
          </table:table-cell>
          <table:table-cell office:value-type="float" office:value="4.79" calcext:value-type="float">
            <text:p>4.79</text:p>
          </table:table-cell>
          <table:table-cell office:value-type="float" office:value="3.66" calcext:value-type="float">
            <text:p>3.66</text:p>
          </table:table-cell>
          <table:table-cell table:number-columns-repeated="57"/>
        </table:table-row>
        <table:table-row table:style-name="ro2">
          <table:table-cell table:style-name="ce2" office:value-type="date" office:date-value="1996-06-12" calcext:value-type="date">
            <text:p>12/06/1996</text:p>
          </table:table-cell>
          <table:table-cell table:number-columns-repeated="2"/>
          <table:table-cell office:value-type="float" office:value="5.34" calcext:value-type="float">
            <text:p>5.34</text:p>
          </table:table-cell>
          <table:table-cell office:value-type="float" office:value="6.41" calcext:value-type="float">
            <text:p>6.41</text:p>
          </table:table-cell>
          <table:table-cell office:value-type="float" office:value="4.43" calcext:value-type="float">
            <text:p>4.43</text:p>
          </table:table-cell>
          <table:table-cell office:value-type="float" office:value="1.99" calcext:value-type="float">
            <text:p>1.99</text:p>
          </table:table-cell>
          <table:table-cell table:number-columns-repeated="4"/>
          <table:table-cell office:value-type="string" calcext:value-type="string">
            <text:p>RESIDUAL OUTPUT</text:p>
          </table:table-cell>
          <table:table-cell table:number-columns-repeated="52"/>
        </table:table-row>
        <table:table-row table:style-name="ro2">
          <table:table-cell table:style-name="ce2" office:value-type="date" office:date-value="1996-07-09" calcext:value-type="date">
            <text:p>09/07/1996</text:p>
          </table:table-cell>
          <table:table-cell table:number-columns-repeated="4"/>
          <table:table-cell office:value-type="float" office:value="5.59" calcext:value-type="float">
            <text:p>5.59</text:p>
          </table:table-cell>
          <table:table-cell office:value-type="float" office:value="5.81" calcext:value-type="float">
            <text:p>5.81</text:p>
          </table:table-cell>
          <table:table-cell table:number-columns-repeated="57"/>
        </table:table-row>
        <table:table-row table:style-name="ro2">
          <table:table-cell table:style-name="ce2" office:value-type="date" office:date-value="1996-07-27" calcext:value-type="date">
            <text:p>27/07/1996</text:p>
          </table:table-cell>
          <table:table-cell table:number-columns-repeated="10"/>
          <table:table-cell table:style-name="ce5" office:value-type="string" calcext:value-type="string">
            <text:p>Observation</text:p>
          </table:table-cell>
          <table:table-cell table:style-name="ce5" office:value-type="string" calcext:value-type="string">
            <text:p>Predicted Y</text:p>
          </table:table-cell>
          <table:table-cell table:style-name="ce5" office:value-type="string" calcext:value-type="string">
            <text:p>Residuals</text:p>
          </table:table-cell>
          <table:table-cell table:number-columns-repeated="50"/>
        </table:table-row>
        <table:table-row table:style-name="ro1">
          <table:table-cell table:number-columns-repeated="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6.5748213165231" calcext:value-type="float">
            <text:p>26.5748213165231</text:p>
          </table:table-cell>
          <table:table-cell table:style-name="ce3" office:value-type="float" office:value="-15.9648213165231" calcext:value-type="float">
            <text:p>-15.9648213165231</text:p>
          </table:table-cell>
          <table:table-cell table:number-columns-repeated="50"/>
        </table:table-row>
        <table:table-row table:style-name="ro1">
          <table:table-cell table:number-columns-repeated="11"/>
          <table:table-cell table:style-name="ce3" office:value-type="float" office:value="2" calcext:value-type="float">
            <text:p>2</text:p>
          </table:table-cell>
          <table:table-cell table:style-name="ce3" office:value-type="float" office:value="-22.0248441634424" calcext:value-type="float">
            <text:p>-22.0248441634424</text:p>
          </table:table-cell>
          <table:table-cell table:style-name="ce3" office:value-type="float" office:value="31.5848441634424" calcext:value-type="float">
            <text:p>31.5848441634424</text:p>
          </table:table-cell>
          <table:table-cell table:number-columns-repeated="50"/>
        </table:table-row>
        <table:table-row table:style-name="ro1">
          <table:table-cell table:number-columns-repeated="11"/>
          <table:table-cell table:style-name="ce3" office:value-type="float" office:value="3" calcext:value-type="float">
            <text:p>3</text:p>
          </table:table-cell>
          <table:table-cell table:style-name="ce3" office:value-type="float" office:value="120.035716470303" calcext:value-type="float">
            <text:p>120.035716470303</text:p>
          </table:table-cell>
          <table:table-cell table:style-name="ce3" office:value-type="float" office:value="44.5442835296971" calcext:value-type="float">
            <text:p>44.5442835296971</text:p>
          </table:table-cell>
          <table:table-cell table:number-columns-repeated="50"/>
        </table:table-row>
        <table:table-row table:style-name="ro1">
          <table:table-cell table:number-columns-repeated="11"/>
          <table:table-cell table:style-name="ce3" office:value-type="float" office:value="4" calcext:value-type="float">
            <text:p>4</text:p>
          </table:table-cell>
          <table:table-cell table:style-name="ce3" office:value-type="float" office:value="26.9146791170823" calcext:value-type="float">
            <text:p>26.9146791170823</text:p>
          </table:table-cell>
          <table:table-cell table:style-name="ce3" office:value-type="float" office:value="-1.88467911708232" calcext:value-type="float">
            <text:p>-1.88467911708232</text:p>
          </table:table-cell>
          <table:table-cell table:number-columns-repeated="7"/>
          <table:table-cell>
            <draw:g draw:z-index="4" draw:name="Chart 8">
              <draw:frame draw:style-name="gr1" svg:width="5.3752in" svg:height="1.5902in" svg:x="0.4583in" svg:y="0.1516in">
                <draw:object xlink:href="./Object 5" xlink:type="simple" xlink:show="embed" xlink:actuate="onLoad">
                  <loext:p/>
                </draw:object>
                <draw:image xlink:href="./ObjectReplacements/Object 5" xlink:type="simple" xlink:show="embed" xlink:actuate="onLoad"/>
              </draw:frame>
              <draw:frame draw:name="Text 2" draw:style-name="gr9" draw:text-style-name="P2" svg:width="1.8094in" svg:height="0.9197in" svg:x="0.9177in" svg:y="0.2898in">
                <draw:text-box>
                  <text:p text:style-name="P1"><text:span text:style-name="T1">y = 26.86x - 109.32, r</text:span><text:span text:style-name="T2">2</text:span><text:span text:style-name="T1"> = </text:span><text:span text:style-name="T1">0.61</text:span></text:p>
                  <text:p text:style-name="P1"><text:span text:style-name="T1">t</text:span><text:span text:style-name="T3">s</text:span><text:span text:style-name="T1"> ***</text:span></text:p>
                  <text:p text:style-name="P1"><text:span text:style-name="T1"/></text:p>
                </draw:text-box>
              </draw:frame>
              <draw:frame draw:name="Text 3" draw:style-name="gr10" draw:text-style-name="P2" svg:width="0.7909in" svg:height="0.2142in" svg:x="4.937in" svg:y="1.4433in">
                <draw:text-box>
                  <text:p text:style-name="P3"><text:span text:style-name="T1">South-West</text:span></text:p>
                </draw:text-box>
              </draw:frame>
            </draw:g>
          </table:table-cell>
          <table:table-cell table:number-columns-repeated="42"/>
        </table:table-row>
        <table:table-row table:style-name="ro1">
          <table:table-cell table:number-columns-repeated="11"/>
          <table:table-cell table:style-name="ce3" office:value-type="float" office:value="5" calcext:value-type="float">
            <text:p>5</text:p>
          </table:table-cell>
          <table:table-cell table:style-name="ce3" office:value-type="float" office:value="88.0890832177382" calcext:value-type="float">
            <text:p>88.0890832177382</text:p>
          </table:table-cell>
          <table:table-cell table:style-name="ce3" office:value-type="float" office:value="-48.5590832177382" calcext:value-type="float">
            <text:p>-48.5590832177382</text:p>
          </table:table-cell>
          <table:table-cell table:number-columns-repeated="50"/>
        </table:table-row>
        <table:table-row table:style-name="ro1">
          <table:table-cell table:number-columns-repeated="11"/>
          <table:table-cell table:style-name="ce3" office:value-type="float" office:value="6" calcext:value-type="float">
            <text:p>6</text:p>
          </table:table-cell>
          <table:table-cell table:style-name="ce3" office:value-type="float" office:value="17.7385185019839" calcext:value-type="float">
            <text:p>17.7385185019839</text:p>
          </table:table-cell>
          <table:table-cell table:style-name="ce3" office:value-type="float" office:value="-1.34851850198393" calcext:value-type="float">
            <text:p>-1.34851850198393</text:p>
          </table:table-cell>
          <table:table-cell table:number-columns-repeated="50"/>
        </table:table-row>
        <table:table-row table:style-name="ro1">
          <table:table-cell table:number-columns-repeated="11"/>
          <table:table-cell table:style-name="ce3" office:value-type="float" office:value="7" calcext:value-type="float">
            <text:p>7</text:p>
          </table:table-cell>
          <table:table-cell table:style-name="ce3" office:value-type="float" office:value="160.478794736848" calcext:value-type="float">
            <text:p>160.478794736848</text:p>
          </table:table-cell>
          <table:table-cell table:style-name="ce3" office:value-type="float" office:value="-16.2887947368476" calcext:value-type="float">
            <text:p>-16.2887947368476</text:p>
          </table:table-cell>
          <table:table-cell table:number-columns-repeated="50"/>
        </table:table-row>
        <table:table-row table:style-name="ro1">
          <table:table-cell table:number-columns-repeated="11"/>
          <table:table-cell table:style-name="ce3" office:value-type="float" office:value="8" calcext:value-type="float">
            <text:p>8</text:p>
          </table:table-cell>
          <table:table-cell table:style-name="ce3" office:value-type="float" office:value="75.854202397607" calcext:value-type="float">
            <text:p>75.854202397607</text:p>
          </table:table-cell>
          <table:table-cell table:style-name="ce3" office:value-type="float" office:value="-73.274202397607" calcext:value-type="float">
            <text:p>-73.274202397607</text:p>
          </table:table-cell>
          <table:table-cell table:number-columns-repeated="50"/>
        </table:table-row>
        <table:table-row table:style-name="ro1">
          <table:table-cell table:number-columns-repeated="11"/>
          <table:table-cell table:style-name="ce3" office:value-type="float" office:value="9" calcext:value-type="float">
            <text:p>9</text:p>
          </table:table-cell>
          <table:table-cell table:style-name="ce3" office:value-type="float" office:value="115.957422863592" calcext:value-type="float">
            <text:p>115.957422863592</text:p>
          </table:table-cell>
          <table:table-cell table:style-name="ce3" office:value-type="float" office:value="-22.4174228635925" calcext:value-type="float">
            <text:p>-22.4174228635925</text:p>
          </table:table-cell>
          <table:table-cell table:number-columns-repeated="50"/>
        </table:table-row>
        <table:table-row table:style-name="ro1">
          <table:table-cell table:number-columns-repeated="11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.162023366851" calcext:value-type="float">
            <text:p>57.162023366851</text:p>
          </table:table-cell>
          <table:table-cell table:style-name="ce3" office:value-type="float" office:value="-36.522023366851" calcext:value-type="float">
            <text:p>-36.522023366851</text:p>
          </table:table-cell>
          <table:table-cell table:number-columns-repeated="50"/>
        </table:table-row>
        <table:table-row table:style-name="ro1">
          <table:table-cell table:number-columns-repeated="11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-5.03195413548242" calcext:value-type="float">
            <text:p>-5.03195413548242</text:p>
          </table:table-cell>
          <table:table-cell table:style-name="ce3" office:value-type="float" office:value="79.9019541354824" calcext:value-type="float">
            <text:p>79.9019541354824</text:p>
          </table:table-cell>
          <table:table-cell table:number-columns-repeated="50"/>
        </table:table-row>
        <table:table-row table:style-name="ro1">
          <table:table-cell table:number-columns-repeated="11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74.8346289959294" calcext:value-type="float">
            <text:p>74.8346289959294</text:p>
          </table:table-cell>
          <table:table-cell table:style-name="ce3" office:value-type="float" office:value="1.38537100407062" calcext:value-type="float">
            <text:p>1.38537100407062</text:p>
          </table:table-cell>
          <table:table-cell table:number-columns-repeated="7"/>
          <table:table-cell>
            <draw:g draw:z-index="5" draw:name="Chart 9">
              <draw:frame draw:style-name="gr1" svg:width="5.3543in" svg:height="2.0693in" svg:x="0.472in" svg:y="0.3201in">
                <draw:object xlink:href="./Object 6" xlink:type="simple" xlink:show="embed" xlink:actuate="onLoad">
                  <loext:p/>
                </draw:object>
                <draw:image xlink:href="./ObjectReplacements/Object 6" xlink:type="simple" xlink:show="embed" xlink:actuate="onLoad"/>
              </draw:frame>
              <draw:frame draw:name="Text 2" draw:style-name="gr2" draw:text-style-name="P2" svg:width="1.7264in" svg:height="0.5606in" svg:x="0.9012in" svg:y="0.4047in">
                <draw:text-box>
                  <text:p text:style-name="P1"><text:span text:style-name="T1">y = 7.91x + 21.84, r</text:span><text:span text:style-name="T2">2</text:span><text:span text:style-name="T1"> = 0.02</text:span></text:p>
                  <text:p text:style-name="P1"><text:span text:style-name="T1">t</text:span><text:span text:style-name="T3">s</text:span><text:span text:style-name="T1"> ns</text:span></text:p>
                  <text:p text:style-name="P1"><text:span text:style-name="T1"/></text:p>
                </draw:text-box>
              </draw:frame>
              <draw:frame draw:name="Text 3" draw:style-name="gr11" draw:text-style-name="P2" svg:width="0.7354in" svg:height="0.2146in" svg:x="4.8756in" svg:y="1.6693in">
                <draw:text-box>
                  <text:p text:style-name="P3"><text:span text:style-name="T1">South-East</text:span></text:p>
                </draw:text-box>
              </draw:frame>
            </draw:g>
          </table:table-cell>
          <table:table-cell table:number-columns-repeated="42"/>
        </table:table-row>
        <table:table-row table:style-name="ro1">
          <table:table-cell table:number-columns-repeated="11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1.498368138525" calcext:value-type="float">
            <text:p>161.498368138525</text:p>
          </table:table-cell>
          <table:table-cell table:style-name="ce3" office:value-type="float" office:value="64.2216318614748" calcext:value-type="float">
            <text:p>64.2216318614748</text:p>
          </table:table-cell>
          <table:table-cell table:number-columns-repeated="50"/>
        </table:table-row>
        <table:table-row table:style-name="ro1">
          <table:table-cell table:number-columns-repeated="11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.0321195271479" calcext:value-type="float">
            <text:p>33.0321195271479</text:p>
          </table:table-cell>
          <table:table-cell table:style-name="ce3" office:value-type="float" office:value="15.2878804728521" calcext:value-type="float">
            <text:p>15.2878804728521</text:p>
          </table:table-cell>
          <table:table-cell table:number-columns-repeated="50"/>
        </table:table-row>
        <table:table-row table:style-name="ro1">
          <table:table-cell table:number-columns-repeated="11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50.364867355667" calcext:value-type="float">
            <text:p>50.364867355667</text:p>
          </table:table-cell>
          <table:table-cell table:style-name="ce3" office:value-type="float" office:value="-10.494867355667" calcext:value-type="float">
            <text:p>-10.494867355667</text:p>
          </table:table-cell>
          <table:table-cell table:number-columns-repeated="50"/>
        </table:table-row>
        <table:table-row table:style-name="ro1">
          <table:table-cell table:number-columns-repeated="11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0.375574270862" calcext:value-type="float">
            <text:p>120.375574270862</text:p>
          </table:table-cell>
          <table:table-cell table:style-name="ce3" office:value-type="float" office:value="36.0544257291379" calcext:value-type="float">
            <text:p>36.0544257291379</text:p>
          </table:table-cell>
          <table:table-cell table:number-columns-repeated="50"/>
        </table:table-row>
        <table:table-row table:style-name="ro1">
          <table:table-cell table:number-columns-repeated="11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.6922617265887" calcext:value-type="float">
            <text:p>32.6922617265887</text:p>
          </table:table-cell>
          <table:table-cell table:style-name="ce3" office:value-type="float" office:value="-22.7222617265887" calcext:value-type="float">
            <text:p>-22.7222617265887</text:p>
          </table:table-cell>
          <table:table-cell table:number-columns-repeated="50"/>
        </table:table-row>
        <table:table-row table:style-name="ro1">
          <table:table-cell table:number-columns-repeated="11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.9146791170823" calcext:value-type="float">
            <text:p>26.9146791170823</text:p>
          </table:table-cell>
          <table:table-cell table:style-name="ce3" office:value-type="float" office:value="-22.7046791170823" calcext:value-type="float">
            <text:p>-22.7046791170823</text:p>
          </table:table-cell>
          <table:table-cell table:number-columns-repeated="50"/>
        </table:table-row>
        <table:table-row table:style-name="ro1">
          <table:table-cell table:number-columns-repeated="11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64.2990371785942" calcext:value-type="float">
            <text:p>64.2990371785942</text:p>
          </table:table-cell>
          <table:table-cell table:style-name="ce4" office:value-type="float" office:value="-0.799037178594219" calcext:value-type="float">
            <text:p>-0.799037178594219</text:p>
          </table:table-cell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office:value-type="string" calcext:value-type="string">
            <text:p>SUMMARY OUTPUT</text:p>
          </table:table-cell>
          <table:table-cell table:number-columns-repeated="55"/>
        </table:table-row>
        <table:table-row table:style-name="ro1">
          <table:table-cell table:number-columns-repeated="9"/>
          <table:table-cell table:style-name="ce6"/>
          <table:table-cell table:number-columns-repeated="54"/>
        </table:table-row>
        <table:table-row table:style-name="ro1">
          <table:table-cell table:number-columns-repeated="8"/>
          <table:table-cell table:style-name="ce6" office:value-type="string" calcext:value-type="string">
            <text:p>Regression Statistics</text:p>
          </table:table-cell>
          <table:table-cell table:style-name="ce3" office:value-type="float" office:value="0.549519203089208" calcext:value-type="float">
            <text:p>0.549519203089208</text:p>
          </table:table-cell>
          <table:table-cell table:number-columns-repeated="54"/>
        </table:table-row>
        <table:table-row table:style-name="ro1">
          <table:table-cell table:number-columns-repeated="8"/>
          <table:table-cell table:style-name="ce3" office:value-type="string" calcext:value-type="string">
            <text:p>Multiple R</text:p>
          </table:table-cell>
          <table:table-cell table:style-name="ce3" office:value-type="float" office:value="0.301971354563798" calcext:value-type="float">
            <text:p>0.301971354563798</text:p>
          </table:table-cell>
          <table:table-cell table:number-columns-repeated="54"/>
        </table:table-row>
        <table:table-row table:style-name="ro1">
          <table:table-cell table:number-columns-repeated="8"/>
          <table:table-cell table:style-name="ce3" office:value-type="string" calcext:value-type="string">
            <text:p>R Square</text:p>
          </table:table-cell>
          <table:table-cell table:style-name="ce3" office:value-type="float" office:value="0.263191985372898" calcext:value-type="float">
            <text:p>0.263191985372898</text:p>
          </table:table-cell>
          <table:table-cell table:number-columns-repeated="54"/>
        </table:table-row>
        <table:table-row table:style-name="ro1">
          <table:table-cell table:number-columns-repeated="8"/>
          <table:table-cell table:style-name="ce3" office:value-type="string" calcext:value-type="string">
            <text:p>Adjusted R Square</text:p>
          </table:table-cell>
          <table:table-cell table:style-name="ce3" office:value-type="float" office:value="29.6433296217165" calcext:value-type="float">
            <text:p>29.6433296217165</text:p>
          </table:table-cell>
          <table:table-cell table:number-columns-repeated="54"/>
        </table:table-row>
        <table:table-row table:style-name="ro1">
          <table:table-cell table:number-columns-repeated="8"/>
          <table:table-cell table:style-name="ce3" office:value-type="string" calcext:value-type="string">
            <text:p>Standard Error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54"/>
        </table:table-row>
        <table:table-row table:style-name="ro1">
          <table:table-cell table:number-columns-repeated="8"/>
          <table:table-cell table:style-name="ce4" office:value-type="string" calcext:value-type="string">
            <text:p>Observations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office:value-type="string" calcext:value-type="string">
            <text:p>ANOVA</text:p>
          </table:table-cell>
          <table:table-cell table:style-name="ce5" office:value-type="string" calcext:value-type="string">
            <text:p>df</text:p>
          </table:table-cell>
          <table:table-cell table:style-name="ce5" office:value-type="string" calcext:value-type="string">
            <text:p>SS</text:p>
          </table:table-cell>
          <table:table-cell table:number-columns-repeated="53"/>
        </table:table-row>
        <table:table-row table:style-name="ro1">
          <table:table-cell table:number-columns-repeated="8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3" office:value-type="float" office:value="6842.56565588875" calcext:value-type="float">
            <text:p>6842.56565588875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Significance F</text:p>
          </table:table-cell>
          <table:table-cell table:number-columns-repeated="50"/>
        </table:table-row>
        <table:table-row table:style-name="ro1">
          <table:table-cell table:number-columns-repeated="8"/>
          <table:table-cell table:style-name="ce3" office:value-type="string" calcext:value-type="string">
            <text:p>Regression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817.0858391113" calcext:value-type="float">
            <text:p>15817.0858391113</text:p>
          </table:table-cell>
          <table:table-cell table:style-name="ce3" office:value-type="float" office:value="6842.56565588875" calcext:value-type="float">
            <text:p>6842.56565588875</text:p>
          </table:table-cell>
          <table:table-cell table:style-name="ce3" office:value-type="float" office:value="7.78690733924209" calcext:value-type="float">
            <text:p>7.78690733924209</text:p>
          </table:table-cell>
          <table:table-cell table:style-name="ce3" office:value-type="float" office:value="0.0120799752797348" calcext:value-type="float">
            <text:p>0.012079975279735</text:p>
          </table:table-cell>
          <table:table-cell table:number-columns-repeated="50"/>
        </table:table-row>
        <table:table-row table:style-name="ro1">
          <table:table-cell table:number-columns-repeated="8"/>
          <table:table-cell table:style-name="ce3" office:value-type="string" calcext:value-type="string">
            <text:p>Residual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2659.651495" calcext:value-type="float">
            <text:p>22659.651495</text:p>
          </table:table-cell>
          <table:table-cell table:style-name="ce3" office:value-type="float" office:value="878.726991061736" calcext:value-type="float">
            <text:p>878.726991061736</text:p>
          </table:table-cell>
          <table:table-cell table:style-name="ce3" table:number-columns-repeated="2"/>
          <table:table-cell table:number-columns-repeated="50"/>
        </table:table-row>
        <table:table-row table:style-name="ro1">
          <table:table-cell table:number-columns-repeated="8"/>
          <table:table-cell table:style-name="ce4" office:value-type="string" calcext:value-type="string">
            <text:p>Total</text:p>
          </table:table-cell>
          <table:table-cell table:number-columns-repeated="2"/>
          <table:table-cell table:style-name="ce4" table:number-columns-repeated="3"/>
          <table:table-cell table:number-columns-repeated="50"/>
        </table:table-row>
        <table:table-row table:style-name="ro1">
          <table:table-cell table:number-columns-repeated="9"/>
          <table:table-cell table:style-name="ce5" office:value-type="string" calcext:value-type="string">
            <text:p>Coefficients</text:p>
          </table:table-cell>
          <table:table-cell table:style-name="ce5" office:value-type="string" calcext:value-type="string">
            <text:p>Standard Error</text:p>
          </table:table-cell>
          <table:table-cell table:number-columns-repeated="53"/>
        </table:table-row>
        <table:table-row table:style-name="ro1">
          <table:table-cell table:number-columns-repeated="8"/>
          <table:table-cell table:style-name="ce5"/>
          <table:table-cell table:style-name="ce3" office:value-type="float" office:value="-28.3686894784836" calcext:value-type="float">
            <text:p>-28.3686894784836</text:p>
          </table:table-cell>
          <table:table-cell table:style-name="ce3" office:value-type="float" office:value="27.358082219612" calcext:value-type="float">
            <text:p>27.358082219612</text:p>
          </table:table-cell>
          <table:table-cell table:style-name="ce5" office:value-type="string" calcext:value-type="string">
            <text:p>t Stat</text:p>
          </table:table-cell>
          <table:table-cell table:style-name="ce5" office:value-type="string" calcext:value-type="string">
            <text:p>P-value</text:p>
          </table:table-cell>
          <table:table-cell table:style-name="ce5" office:value-type="string" calcext:value-type="string">
            <text:p>Lower 95%</text:p>
          </table:table-cell>
          <table:table-cell table:style-name="ce5" office:value-type="string" calcext:value-type="string">
            <text:p>Upper 95%</text:p>
          </table:table-cell>
          <table:table-cell table:style-name="ce5" office:value-type="string" calcext:value-type="string">
            <text:p>Lower 95.0%</text:p>
          </table:table-cell>
          <table:table-cell table:style-name="ce5" office:value-type="string" calcext:value-type="string">
            <text:p>Upper 95.0%</text:p>
          </table:table-cell>
          <table:table-cell table:number-columns-repeated="47"/>
        </table:table-row>
        <table:table-row table:style-name="ro1">
          <table:table-cell table:number-columns-repeated="8"/>
          <table:table-cell table:style-name="ce3" office:value-type="string" calcext:value-type="string">
            <text:p>Intercept</text:p>
          </table:table-cell>
          <table:table-cell table:style-name="ce4" office:value-type="float" office:value="14.0347114123133" calcext:value-type="float">
            <text:p>14.0347114123133</text:p>
          </table:table-cell>
          <table:table-cell table:style-name="ce4" office:value-type="float" office:value="5.02945565738404" calcext:value-type="float">
            <text:p>5.02945565738404</text:p>
          </table:table-cell>
          <table:table-cell table:style-name="ce3" office:value-type="float" office:value="-1.03693998909569" calcext:value-type="float">
            <text:p>-1.03693998909569</text:p>
          </table:table-cell>
          <table:table-cell table:style-name="ce3" office:value-type="float" office:value="0.313494141006213" calcext:value-type="float">
            <text:p>0.313494141006213</text:p>
          </table:table-cell>
          <table:table-cell table:style-name="ce3" office:value-type="float" office:value="-85.8459318741015" calcext:value-type="float">
            <text:p>-85.8459318741015</text:p>
          </table:table-cell>
          <table:table-cell table:style-name="ce3" office:value-type="float" office:value="29.1085529171344" calcext:value-type="float">
            <text:p>29.1085529171344</text:p>
          </table:table-cell>
          <table:table-cell table:style-name="ce3" office:value-type="float" office:value="-85.8459318741015" calcext:value-type="float">
            <text:p>-85.8459318741015</text:p>
          </table:table-cell>
          <table:table-cell table:style-name="ce3" office:value-type="float" office:value="29.1085529171344" calcext:value-type="float">
            <text:p>29.1085529171344</text:p>
          </table:table-cell>
          <table:table-cell table:number-columns-repeated="47"/>
        </table:table-row>
        <table:table-row table:style-name="ro1">
          <table:table-cell table:number-columns-repeated="8"/>
          <table:table-cell table:style-name="ce4" office:value-type="string" calcext:value-type="string">
            <text:p>X Variable 1</text:p>
          </table:table-cell>
          <table:table-cell table:number-columns-repeated="2"/>
          <table:table-cell table:style-name="ce4" office:value-type="float" office:value="2.79050306203777" calcext:value-type="float">
            <text:p>2.79050306203777</text:p>
          </table:table-cell>
          <table:table-cell table:style-name="ce4" office:value-type="float" office:value="0.0120799752797345" calcext:value-type="float">
            <text:p>0.012079975279735</text:p>
          </table:table-cell>
          <table:table-cell table:style-name="ce4" office:value-type="float" office:value="3.468208993871" calcext:value-type="float">
            <text:p>3.468208993871</text:p>
          </table:table-cell>
          <table:table-cell table:style-name="ce4" office:value-type="float" office:value="24.6012138307556" calcext:value-type="float">
            <text:p>24.6012138307556</text:p>
          </table:table-cell>
          <table:table-cell table:style-name="ce4" office:value-type="float" office:value="3.468208993871" calcext:value-type="float">
            <text:p>3.468208993871</text:p>
          </table:table-cell>
          <table:table-cell table:style-name="ce4" office:value-type="float" office:value="24.6012138307556" calcext:value-type="float">
            <text:p>24.6012138307556</text:p>
          </table:table-cell>
          <table:table-cell table:number-columns-repeated="47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8"/>
          <table:table-cell office:value-type="string" calcext:value-type="string">
            <text:p>RESIDUAL OUTPUT</text:p>
          </table:table-cell>
          <table:table-cell table:number-columns-repeated="55"/>
        </table:table-row>
        <table:table-row table:style-name="ro1">
          <table:table-cell table:number-columns-repeated="9"/>
          <table:table-cell table:style-name="ce5" office:value-type="string" calcext:value-type="string">
            <text:p>Predicted Y</text:p>
          </table:table-cell>
          <table:table-cell table:style-name="ce5" office:value-type="string" calcext:value-type="string">
            <text:p>Residuals</text:p>
          </table:table-cell>
          <table:table-cell table:number-columns-repeated="53"/>
        </table:table-row>
        <table:table-row table:style-name="ro1">
          <table:table-cell table:number-columns-repeated="8"/>
          <table:table-cell table:style-name="ce5" office:value-type="string" calcext:value-type="string">
            <text:p>Observation</text:p>
          </table:table-cell>
          <table:table-cell table:style-name="ce3" office:value-type="float" office:value="37.5944541593891" calcext:value-type="float">
            <text:p>37.5944541593891</text:p>
          </table:table-cell>
          <table:table-cell table:style-name="ce3" office:value-type="float" office:value="-28.8044541593891" calcext:value-type="float">
            <text:p>-28.8044541593891</text:p>
          </table:table-cell>
          <table:table-cell table:number-columns-repeated="53"/>
        </table:table-row>
        <table:table-row table:style-name="ro1"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.2616928126728" calcext:value-type="float">
            <text:p>16.2616928126728</text:p>
          </table:table-cell>
          <table:table-cell table:style-name="ce3" office:value-type="float" office:value="-9.33169281267281" calcext:value-type="float">
            <text:p>-9.33169281267281</text:p>
          </table:table-cell>
          <table:table-cell table:number-columns-repeated="53"/>
        </table:table-row>
        <table:table-row table:style-name="ro1">
          <table:table-cell table:number-columns-repeated="8"/>
          <table:table-cell table:style-name="ce3" office:value-type="float" office:value="2" calcext:value-type="float">
            <text:p>2</text:p>
          </table:table-cell>
          <table:table-cell table:style-name="ce3" office:value-type="float" office:value="65.2428356416463" calcext:value-type="float">
            <text:p>65.2428356416463</text:p>
          </table:table-cell>
          <table:table-cell table:style-name="ce3" office:value-type="float" office:value="6.82716435835368" calcext:value-type="float">
            <text:p>6.82716435835368</text:p>
          </table:table-cell>
          <table:table-cell table:number-columns-repeated="53"/>
        </table:table-row>
        <table:table-row table:style-name="ro1">
          <table:table-cell table:number-columns-repeated="8"/>
          <table:table-cell table:style-name="ce3" office:value-type="float" office:value="3" calcext:value-type="float">
            <text:p>3</text:p>
          </table:table-cell>
          <table:table-cell table:style-name="ce3" office:value-type="float" office:value="67.7690836958627" calcext:value-type="float">
            <text:p>67.7690836958627</text:p>
          </table:table-cell>
          <table:table-cell table:style-name="ce3" office:value-type="float" office:value="-29.0590836958627" calcext:value-type="float">
            <text:p>-29.0590836958627</text:p>
          </table:table-cell>
          <table:table-cell table:number-columns-repeated="53"/>
        </table:table-row>
        <table:table-row table:style-name="ro1">
          <table:table-cell table:number-columns-repeated="8"/>
          <table:table-cell table:style-name="ce3" office:value-type="float" office:value="4" calcext:value-type="float">
            <text:p>4</text:p>
          </table:table-cell>
          <table:table-cell table:style-name="ce3" office:value-type="float" office:value="67.7690836958627" calcext:value-type="float">
            <text:p>67.7690836958627</text:p>
          </table:table-cell>
          <table:table-cell table:style-name="ce3" office:value-type="float" office:value="60.9409163041373" calcext:value-type="float">
            <text:p>60.9409163041373</text:p>
          </table:table-cell>
          <table:table-cell table:number-columns-repeated="53"/>
        </table:table-row>
        <table:table-row table:style-name="ro1">
          <table:table-cell table:number-columns-repeated="8"/>
          <table:table-cell table:style-name="ce3" office:value-type="float" office:value="5" calcext:value-type="float">
            <text:p>5</text:p>
          </table:table-cell>
          <table:table-cell table:style-name="ce3" office:value-type="float" office:value="29.3139744261242" calcext:value-type="float">
            <text:p>29.3139744261242</text:p>
          </table:table-cell>
          <table:table-cell table:style-name="ce3" office:value-type="float" office:value="-8.0639744261242" calcext:value-type="float">
            <text:p>-8.0639744261242</text:p>
          </table:table-cell>
          <table:table-cell table:number-columns-repeated="53"/>
        </table:table-row>
        <table:table-row table:style-name="ro1">
          <table:table-cell table:number-columns-repeated="8"/>
          <table:table-cell table:style-name="ce3" office:value-type="float" office:value="6" calcext:value-type="float">
            <text:p>6</text:p>
          </table:table-cell>
          <table:table-cell table:style-name="ce3" office:value-type="float" office:value="50.3660415445942" calcext:value-type="float">
            <text:p>50.3660415445942</text:p>
          </table:table-cell>
          <table:table-cell table:style-name="ce3" office:value-type="float" office:value="-24.8060415445942" calcext:value-type="float">
            <text:p>-24.8060415445942</text:p>
          </table:table-cell>
          <table:table-cell table:number-columns-repeated="53"/>
        </table:table-row>
        <table:table-row table:style-name="ro1">
          <table:table-cell table:number-columns-repeated="8"/>
          <table:table-cell table:style-name="ce3" office:value-type="float" office:value="7" calcext:value-type="float">
            <text:p>7</text:p>
          </table:table-cell>
          <table:table-cell table:style-name="ce3" office:value-type="float" office:value="19.0686350951355" calcext:value-type="float">
            <text:p>19.0686350951355</text:p>
          </table:table-cell>
          <table:table-cell table:style-name="ce3" office:value-type="float" office:value="-1.36863509513547" calcext:value-type="float">
            <text:p>-1.36863509513547</text:p>
          </table:table-cell>
          <table:table-cell table:number-columns-repeated="53"/>
        </table:table-row>
        <table:table-row table:style-name="ro1">
          <table:table-cell table:number-columns-repeated="8"/>
          <table:table-cell table:style-name="ce3" office:value-type="float" office:value="8" calcext:value-type="float">
            <text:p>8</text:p>
          </table:table-cell>
          <table:table-cell table:style-name="ce3" office:value-type="float" office:value="66.6463067828776" calcext:value-type="float">
            <text:p>66.6463067828776</text:p>
          </table:table-cell>
          <table:table-cell table:style-name="ce3" office:value-type="float" office:value="-19.0363067828776" calcext:value-type="float">
            <text:p>-19.0363067828776</text:p>
          </table:table-cell>
          <table:table-cell table:number-columns-repeated="53"/>
        </table:table-row>
        <table:table-row table:style-name="ro1">
          <table:table-cell table:number-columns-repeated="8"/>
          <table:table-cell table:style-name="ce3" office:value-type="float" office:value="9" calcext:value-type="float">
            <text:p>9</text:p>
          </table:table-cell>
          <table:table-cell table:style-name="ce3" office:value-type="float" office:value="38.2961897300047" calcext:value-type="float">
            <text:p>38.2961897300047</text:p>
          </table:table-cell>
          <table:table-cell table:style-name="ce3" office:value-type="float" office:value="3.13381026999527" calcext:value-type="float">
            <text:p>3.13381026999527</text:p>
          </table:table-cell>
          <table:table-cell table:number-columns-repeated="53"/>
        </table:table-row>
        <table:table-row table:style-name="ro1">
          <table:table-cell table:number-columns-repeated="8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8.2608348327472" calcext:value-type="float">
            <text:p>48.2608348327472</text:p>
          </table:table-cell>
          <table:table-cell table:style-name="ce3" office:value-type="float" office:value="6.10916516725281" calcext:value-type="float">
            <text:p>6.10916516725281</text:p>
          </table:table-cell>
          <table:table-cell table:number-columns-repeated="53"/>
        </table:table-row>
        <table:table-row table:style-name="ro1">
          <table:table-cell table:number-columns-repeated="8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.050850399016" calcext:value-type="float">
            <text:p>28.050850399016</text:p>
          </table:table-cell>
          <table:table-cell table:style-name="ce3" office:value-type="float" office:value="38.999149600984" calcext:value-type="float">
            <text:p>38.999149600984</text:p>
          </table:table-cell>
          <table:table-cell table:number-columns-repeated="53"/>
        </table:table-row>
        <table:table-row table:style-name="ro1">
          <table:table-cell table:number-columns-repeated="8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.9809985844265" calcext:value-type="float">
            <text:p>15.9809985844265</text:p>
          </table:table-cell>
          <table:table-cell table:style-name="ce3" office:value-type="float" office:value="38.7490014155735" calcext:value-type="float">
            <text:p>38.7490014155735</text:p>
          </table:table-cell>
          <table:table-cell table:number-columns-repeated="53"/>
        </table:table-row>
        <table:table-row table:style-name="ro1">
          <table:table-cell table:number-columns-repeated="8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.9979253006204" calcext:value-type="float">
            <text:p>38.9979253006204</text:p>
          </table:table-cell>
          <table:table-cell table:style-name="ce3" office:value-type="float" office:value="13.1520746993796" calcext:value-type="float">
            <text:p>13.1520746993796</text:p>
          </table:table-cell>
          <table:table-cell table:number-columns-repeated="53"/>
        </table:table-row>
        <table:table-row table:style-name="ro1">
          <table:table-cell table:number-columns-repeated="8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80.9617124234372" calcext:value-type="float">
            <text:p>80.9617124234372</text:p>
          </table:table-cell>
          <table:table-cell table:style-name="ce3" office:value-type="float" office:value="5.57828757656277" calcext:value-type="float">
            <text:p>5.57828757656277</text:p>
          </table:table-cell>
          <table:table-cell table:number-columns-repeated="53"/>
        </table:table-row>
        <table:table-row table:style-name="ro1">
          <table:table-cell table:number-columns-repeated="8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1.8048675830831" calcext:value-type="float">
            <text:p>41.8048675830831</text:p>
          </table:table-cell>
          <table:table-cell table:style-name="ce3" office:value-type="float" office:value="29.3051324169169" calcext:value-type="float">
            <text:p>29.3051324169169</text:p>
          </table:table-cell>
          <table:table-cell table:number-columns-repeated="53"/>
        </table:table-row>
        <table:table-row table:style-name="ro1">
          <table:table-cell table:number-columns-repeated="8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4.4714627514226" calcext:value-type="float">
            <text:p>44.4714627514226</text:p>
          </table:table-cell>
          <table:table-cell table:style-name="ce3" office:value-type="float" office:value="-34.8014627514226" calcext:value-type="float">
            <text:p>-34.8014627514226</text:p>
          </table:table-cell>
          <table:table-cell table:number-columns-repeated="53"/>
        </table:table-row>
        <table:table-row table:style-name="ro1">
          <table:table-cell table:number-columns-repeated="8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68.8918606088478" calcext:value-type="float">
            <text:p>68.8918606088478</text:p>
          </table:table-cell>
          <table:table-cell table:style-name="ce3" office:value-type="float" office:value="29.9881393911522" calcext:value-type="float">
            <text:p>29.9881393911522</text:p>
          </table:table-cell>
          <table:table-cell table:number-columns-repeated="53"/>
        </table:table-row>
        <table:table-row table:style-name="ro1">
          <table:table-cell table:number-columns-repeated="8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41.6645204689599" calcext:value-type="float">
            <text:p>41.6645204689599</text:p>
          </table:table-cell>
          <table:table-cell table:style-name="ce3" office:value-type="float" office:value="-37.3445204689599" calcext:value-type="float">
            <text:p>-37.3445204689599</text:p>
          </table:table-cell>
          <table:table-cell table:number-columns-repeated="53"/>
        </table:table-row>
        <table:table-row table:style-name="ro1">
          <table:table-cell table:number-columns-repeated="8"/>
          <table:table-cell table:style-name="ce3" office:value-type="float" office:value="19" calcext:value-type="float">
            <text:p>19</text:p>
          </table:table-cell>
          <table:table-cell table:style-name="ce4" office:value-type="float" office:value="46.5766694632696" calcext:value-type="float">
            <text:p>46.5766694632696</text:p>
          </table:table-cell>
          <table:table-cell table:style-name="ce4" office:value-type="float" office:value="-40.1666694632696" calcext:value-type="float">
            <text:p>-40.1666694632696</text:p>
          </table:table-cell>
          <table:table-cell table:number-columns-repeated="53"/>
        </table:table-row>
        <table:table-row table:style-name="ro1">
          <table:table-cell table:number-columns-repeated="8"/>
          <table:table-cell table:style-name="ce4" office:value-type="float" office:value="20" calcext:value-type="float">
            <text:p>20</text:p>
          </table:table-cell>
          <table:table-cell table:number-columns-repeated="55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office:value-type="string" calcext:value-type="string">
            <text:p>SUMMARY OUTPUT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6" office:value-type="string" calcext:value-type="string">
            <text:p>Regression Statistics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3" office:value-type="string" calcext:value-type="string">
            <text:p>Multiple R</text:p>
          </table:table-cell>
          <table:table-cell table:style-name="ce3" office:value-type="float" office:value="0.677912069640577" calcext:value-type="float">
            <text:p>0.677912069640577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R Square</text:p>
          </table:table-cell>
          <table:table-cell table:style-name="ce3" office:value-type="float" office:value="0.45956477416437" calcext:value-type="float">
            <text:p>0.45956477416437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Adjusted R Square</text:p>
          </table:table-cell>
          <table:table-cell table:style-name="ce3" office:value-type="float" office:value="0.431120814909863" calcext:value-type="float">
            <text:p>0.431120814909863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Standard Error</text:p>
          </table:table-cell>
          <table:table-cell table:style-name="ce3" office:value-type="float" office:value="37.7556964057715" calcext:value-type="float">
            <text:p>37.7556964057715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Observations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NOVA</text:p>
          </table:table-cell>
          <table:table-cell table:number-columns-repeated="63"/>
        </table:table-row>
        <table:table-row table:style-name="ro1">
          <table:table-cell table:style-name="ce5"/>
          <table:table-cell table:style-name="ce5" office:value-type="string" calcext:value-type="string">
            <text:p>df</text:p>
          </table:table-cell>
          <table:table-cell table:style-name="ce5" office:value-type="string" calcext:value-type="string">
            <text:p>SS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Significance F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Regressio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3031.4698465319" calcext:value-type="float">
            <text:p>23031.4698465319</text:p>
          </table:table-cell>
          <table:table-cell table:style-name="ce3" office:value-type="float" office:value="16.1568496865131" calcext:value-type="float">
            <text:p>16.1568496865131</text:p>
          </table:table-cell>
          <table:table-cell table:style-name="ce3" office:value-type="float" office:value="0.000732715504673539" calcext:value-type="float">
            <text:p>0.000732715504674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Residual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084.3596106109" calcext:value-type="float">
            <text:p>27084.3596106109</text:p>
          </table:table-cell>
          <table:table-cell table:style-name="ce3" office:value-type="float" office:value="1425.49261108479" calcext:value-type="float">
            <text:p>1425.49261108479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115.8294571429" calcext:value-type="float">
            <text:p>50115.8294571429</text:p>
          </table:table-cell>
          <table:table-cell table:style-name="ce4" table:number-columns-repeated="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5"/>
          <table:table-cell table:style-name="ce5" office:value-type="string" calcext:value-type="string">
            <text:p>Coefficients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t Stat</text:p>
          </table:table-cell>
          <table:table-cell table:style-name="ce5" office:value-type="string" calcext:value-type="string">
            <text:p>P-value</text:p>
          </table:table-cell>
          <table:table-cell table:style-name="ce5" office:value-type="string" calcext:value-type="string">
            <text:p>Lower 95%</text:p>
          </table:table-cell>
          <table:table-cell table:style-name="ce5" office:value-type="string" calcext:value-type="string">
            <text:p>Upper 95%</text:p>
          </table:table-cell>
          <table:table-cell table:style-name="ce5" office:value-type="string" calcext:value-type="string">
            <text:p>Lower 95.0%</text:p>
          </table:table-cell>
          <table:table-cell table:style-name="ce5" office:value-type="string" calcext:value-type="string">
            <text:p>Upper 95.0%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Intercept</text:p>
          </table:table-cell>
          <table:table-cell table:style-name="ce3" office:value-type="float" office:value="-102.581488600448" calcext:value-type="float">
            <text:p>-102.581488600448</text:p>
          </table:table-cell>
          <table:table-cell table:style-name="ce3" office:value-type="float" office:value="39.4933245433515" calcext:value-type="float">
            <text:p>39.4933245433515</text:p>
          </table:table-cell>
          <table:table-cell table:style-name="ce3" office:value-type="float" office:value="-2.59743867568922" calcext:value-type="float">
            <text:p>-2.59743867568922</text:p>
          </table:table-cell>
          <table:table-cell table:style-name="ce3" office:value-type="float" office:value="0.0176815838082208" calcext:value-type="float">
            <text:p>0.017681583808221</text:p>
          </table:table-cell>
          <table:table-cell table:style-name="ce3" office:value-type="float" office:value="-185.241992538978" calcext:value-type="float">
            <text:p>-185.241992538978</text:p>
          </table:table-cell>
          <table:table-cell table:style-name="ce3" office:value-type="float" office:value="-19.9209846619176" calcext:value-type="float">
            <text:p>-19.9209846619176</text:p>
          </table:table-cell>
          <table:table-cell table:style-name="ce3" office:value-type="float" office:value="-185.241992538978" calcext:value-type="float">
            <text:p>-185.241992538978</text:p>
          </table:table-cell>
          <table:table-cell table:style-name="ce3" office:value-type="float" office:value="-19.9209846619176" calcext:value-type="float">
            <text:p>-19.9209846619176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X Variable 1</text:p>
          </table:table-cell>
          <table:table-cell table:style-name="ce4" office:value-type="float" office:value="26.6191317815921" calcext:value-type="float">
            <text:p>26.6191317815921</text:p>
          </table:table-cell>
          <table:table-cell table:style-name="ce4" office:value-type="float" office:value="6.62240205746179" calcext:value-type="float">
            <text:p>6.62240205746179</text:p>
          </table:table-cell>
          <table:table-cell table:style-name="ce4" office:value-type="float" office:value="4.01955839446489" calcext:value-type="float">
            <text:p>4.01955839446489</text:p>
          </table:table-cell>
          <table:table-cell table:style-name="ce4" office:value-type="float" office:value="0.000732715504673533" calcext:value-type="float">
            <text:p>0.000732715504674</text:p>
          </table:table-cell>
          <table:table-cell table:style-name="ce4" office:value-type="float" office:value="12.7582806711098" calcext:value-type="float">
            <text:p>12.7582806711098</text:p>
          </table:table-cell>
          <table:table-cell table:style-name="ce4" office:value-type="float" office:value="40.4799828920743" calcext:value-type="float">
            <text:p>40.4799828920743</text:p>
          </table:table-cell>
          <table:table-cell table:style-name="ce4" office:value-type="float" office:value="12.7582806711098" calcext:value-type="float">
            <text:p>12.7582806711098</text:p>
          </table:table-cell>
          <table:table-cell table:style-name="ce4" office:value-type="float" office:value="40.4799828920743" calcext:value-type="float">
            <text:p>40.4799828920743</text:p>
          </table:table-cell>
          <table:table-cell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RESIDUAL OUTPUT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>
            <text:p>Observation</text:p>
          </table:table-cell>
          <table:table-cell table:style-name="ce5" office:value-type="string" calcext:value-type="string">
            <text:p>Predicted Y</text:p>
          </table:table-cell>
          <table:table-cell table:style-name="ce5" office:value-type="string" calcext:value-type="string">
            <text:p>Residuals</text:p>
          </table:table-cell>
          <table:table-cell table:number-columns-repeated="6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5.1903439511944" calcext:value-type="float">
            <text:p>25.1903439511944</text:p>
          </table:table-cell>
          <table:table-cell table:style-name="ce3" office:value-type="float" office:value="-20.3103439511944" calcext:value-type="float">
            <text:p>-20.3103439511944</text:p>
          </table:table-cell>
          <table:table-cell table:number-columns-repeated="6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.89503852592077" calcext:value-type="float">
            <text:p>3.89503852592077</text:p>
          </table:table-cell>
          <table:table-cell table:style-name="ce3" office:value-type="float" office:value="1.24496147407923" calcext:value-type="float">
            <text:p>1.24496147407923</text:p>
          </table:table-cell>
          <table:table-cell table:number-columns-repeated="6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65.3852329413985" calcext:value-type="float">
            <text:p>65.3852329413985</text:p>
          </table:table-cell>
          <table:table-cell table:style-name="ce3" office:value-type="float" office:value="-22.0152329413985" calcext:value-type="float">
            <text:p>-22.0152329413985</text:p>
          </table:table-cell>
          <table:table-cell table:number-columns-repeated="6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79.4933727856423" calcext:value-type="float">
            <text:p>79.4933727856423</text:p>
          </table:table-cell>
          <table:table-cell table:style-name="ce3" office:value-type="float" office:value="-56.8033727856423" calcext:value-type="float">
            <text:p>-56.8033727856423</text:p>
          </table:table-cell>
          <table:table-cell table:number-columns-repeated="6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83.752433870697" calcext:value-type="float">
            <text:p>83.752433870697</text:p>
          </table:table-cell>
          <table:table-cell table:style-name="ce3" office:value-type="float" office:value="36.447566129303" calcext:value-type="float">
            <text:p>36.447566129303</text:p>
          </table:table-cell>
          <table:table-cell table:number-columns-repeated="6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6.521300540274" calcext:value-type="float">
            <text:p>26.521300540274</text:p>
          </table:table-cell>
          <table:table-cell table:style-name="ce3" office:value-type="float" office:value="4.64869945972597" calcext:value-type="float">
            <text:p>4.64869945972597</text:p>
          </table:table-cell>
          <table:table-cell table:number-columns-repeated="6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62.9895110810552" calcext:value-type="float">
            <text:p>62.9895110810552</text:p>
          </table:table-cell>
          <table:table-cell table:style-name="ce3" office:value-type="float" office:value="-34.3995110810552" calcext:value-type="float">
            <text:p>-34.3995110810552</text:p>
          </table:table-cell>
          <table:table-cell table:number-columns-repeated="6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1.4636655017715" calcext:value-type="float">
            <text:p>21.4636655017715</text:p>
          </table:table-cell>
          <table:table-cell table:style-name="ce3" office:value-type="float" office:value="1.04633449822845" calcext:value-type="float">
            <text:p>1.04633449822845</text:p>
          </table:table-cell>
          <table:table-cell table:number-columns-repeated="6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127.407809992508" calcext:value-type="float">
            <text:p>127.407809992508</text:p>
          </table:table-cell>
          <table:table-cell table:style-name="ce3" office:value-type="float" office:value="28.0921900074919" calcext:value-type="float">
            <text:p>28.0921900074919</text:p>
          </table:table-cell>
          <table:table-cell table:number-columns-repeated="6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65.1190416235826" calcext:value-type="float">
            <text:p>65.1190416235826</text:p>
          </table:table-cell>
          <table:table-cell table:style-name="ce3" office:value-type="float" office:value="-27.1190416235826" calcext:value-type="float">
            <text:p>-27.1190416235826</text:p>
          </table:table-cell>
          <table:table-cell table:number-columns-repeated="6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84.8171991419607" calcext:value-type="float">
            <text:p>84.8171991419607</text:p>
          </table:table-cell>
          <table:table-cell table:style-name="ce3" office:value-type="float" office:value="-3.19719914196071" calcext:value-type="float">
            <text:p>-3.19719914196071</text:p>
          </table:table-cell>
          <table:table-cell table:number-columns-repeated="6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48.3489886011796" calcext:value-type="float">
            <text:p>48.3489886011796</text:p>
          </table:table-cell>
          <table:table-cell table:style-name="ce3" office:value-type="float" office:value="22.8610113988204" calcext:value-type="float">
            <text:p>22.8610113988204</text:p>
          </table:table-cell>
          <table:table-cell table:number-columns-repeated="6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9.48505620005511" calcext:value-type="float">
            <text:p>9.48505620005511</text:p>
          </table:table-cell>
          <table:table-cell table:style-name="ce3" office:value-type="float" office:value="98.0149437999449" calcext:value-type="float">
            <text:p>98.0149437999449</text:p>
          </table:table-cell>
          <table:table-cell table:number-columns-repeated="6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57.3994934069209" calcext:value-type="float">
            <text:p>57.3994934069209</text:p>
          </table:table-cell>
          <table:table-cell table:style-name="ce3" office:value-type="float" office:value="49.8205065930791" calcext:value-type="float">
            <text:p>49.8205065930791</text:p>
          </table:table-cell>
          <table:table-cell table:number-columns-repeated="6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3.832052783896" calcext:value-type="float">
            <text:p>113.832052783896</text:p>
          </table:table-cell>
          <table:table-cell table:style-name="ce3" office:value-type="float" office:value="45.4879472161039" calcext:value-type="float">
            <text:p>45.4879472161039</text:p>
          </table:table-cell>
          <table:table-cell table:number-columns-repeated="6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.5789355787765" calcext:value-type="float">
            <text:p>31.5789355787765</text:p>
          </table:table-cell>
          <table:table-cell table:style-name="ce3" office:value-type="float" office:value="6.55106442122346" calcext:value-type="float">
            <text:p>6.55106442122346</text:p>
          </table:table-cell>
          <table:table-cell table:number-columns-repeated="61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.1113182144084" calcext:value-type="float">
            <text:p>32.1113182144084</text:p>
          </table:table-cell>
          <table:table-cell table:style-name="ce3" office:value-type="float" office:value="-14.0513182144084" calcext:value-type="float">
            <text:p>-14.0513182144084</text:p>
          </table:table-cell>
          <table:table-cell table:number-columns-repeated="61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80.8243293747219" calcext:value-type="float">
            <text:p>80.8243293747219</text:p>
          </table:table-cell>
          <table:table-cell table:style-name="ce3" office:value-type="float" office:value="-41.2943293747219" calcext:value-type="float">
            <text:p>-41.2943293747219</text:p>
          </table:table-cell>
          <table:table-cell table:number-columns-repeated="61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.9241526333785" calcext:value-type="float">
            <text:p>24.9241526333785</text:p>
          </table:table-cell>
          <table:table-cell table:style-name="ce3" office:value-type="float" office:value="-21.2641526333785" calcext:value-type="float">
            <text:p>-21.2641526333785</text:p>
          </table:table-cell>
          <table:table-cell table:number-columns-repeated="6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.3412651920054" calcext:value-type="float">
            <text:p>15.3412651920054</text:p>
          </table:table-cell>
          <table:table-cell table:style-name="ce3" office:value-type="float" office:value="-13.3512651920054" calcext:value-type="float">
            <text:p>-13.3512651920054</text:p>
          </table:table-cell>
          <table:table-cell table:number-columns-repeated="6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float" office:value="46.2194580586522" calcext:value-type="float">
            <text:p>46.2194580586522</text:p>
          </table:table-cell>
          <table:table-cell table:style-name="ce4" office:value-type="float" office:value="-40.4094580586522" calcext:value-type="float">
            <text:p>-40.4094580586522</text:p>
          </table:table-cell>
          <table:table-cell table:number-columns-repeated="61"/>
        </table:table-row>
        <table:table-row table:style-name="ro1" table:number-rows-repeated="20">
          <table:table-cell table:number-columns-repeated="64"/>
        </table:table-row>
        <table:table-row table:style-name="ro1">
          <table:table-cell office:value-type="string" calcext:value-type="string">
            <text:p>SUMMARY OUTPUT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6" office:value-type="string" calcext:value-type="string">
            <text:p>Regression Statistics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3" office:value-type="string" calcext:value-type="string">
            <text:p>Multiple R</text:p>
          </table:table-cell>
          <table:table-cell table:style-name="ce3" office:value-type="float" office:value="0.781282869878759" calcext:value-type="float">
            <text:p>0.781282869878759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R Square</text:p>
          </table:table-cell>
          <table:table-cell table:style-name="ce3" office:value-type="float" office:value="0.61040292276599" calcext:value-type="float">
            <text:p>0.61040292276599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Adjusted R Square</text:p>
          </table:table-cell>
          <table:table-cell table:style-name="ce3" office:value-type="float" office:value="0.586053105438865" calcext:value-type="float">
            <text:p>0.586053105438865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Standard Error</text:p>
          </table:table-cell>
          <table:table-cell table:style-name="ce3" office:value-type="float" office:value="22.2046191192745" calcext:value-type="float">
            <text:p>22.2046191192745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Observations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NOVA</text:p>
          </table:table-cell>
          <table:table-cell table:number-columns-repeated="63"/>
        </table:table-row>
        <table:table-row table:style-name="ro1">
          <table:table-cell table:style-name="ce5"/>
          <table:table-cell table:style-name="ce5" office:value-type="string" calcext:value-type="string">
            <text:p>df</text:p>
          </table:table-cell>
          <table:table-cell table:style-name="ce5" office:value-type="string" calcext:value-type="string">
            <text:p>SS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Significance F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Regressio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2359.6892862872" calcext:value-type="float">
            <text:p>12359.6892862872</text:p>
          </table:table-cell>
          <table:table-cell table:style-name="ce3" office:value-type="float" office:value="25.0680698982494" calcext:value-type="float">
            <text:p>25.0680698982494</text:p>
          </table:table-cell>
          <table:table-cell table:style-name="ce3" office:value-type="float" office:value="0.000129084838764171" calcext:value-type="float">
            <text:p>0.000129084838764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Residual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888.72176371283" calcext:value-type="float">
            <text:p>7888.72176371283</text:p>
          </table:table-cell>
          <table:table-cell table:style-name="ce3" office:value-type="float" office:value="493.045110232052" calcext:value-type="float">
            <text:p>493.045110232052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0248.41105" calcext:value-type="float">
            <text:p>20248.41105</text:p>
          </table:table-cell>
          <table:table-cell table:style-name="ce4" table:number-columns-repeated="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5"/>
          <table:table-cell table:style-name="ce5" office:value-type="string" calcext:value-type="string">
            <text:p>Coefficients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t Stat</text:p>
          </table:table-cell>
          <table:table-cell table:style-name="ce5" office:value-type="string" calcext:value-type="string">
            <text:p>P-value</text:p>
          </table:table-cell>
          <table:table-cell table:style-name="ce5" office:value-type="string" calcext:value-type="string">
            <text:p>Lower 95%</text:p>
          </table:table-cell>
          <table:table-cell table:style-name="ce5" office:value-type="string" calcext:value-type="string">
            <text:p>Upper 95%</text:p>
          </table:table-cell>
          <table:table-cell table:style-name="ce5" office:value-type="string" calcext:value-type="string">
            <text:p>Lower 95.0%</text:p>
          </table:table-cell>
          <table:table-cell table:style-name="ce5" office:value-type="string" calcext:value-type="string">
            <text:p>Upper 95.0%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Intercept</text:p>
          </table:table-cell>
          <table:table-cell table:style-name="ce3" office:value-type="float" office:value="-109.322768614549" calcext:value-type="float">
            <text:p>-109.322768614549</text:p>
          </table:table-cell>
          <table:table-cell table:style-name="ce3" office:value-type="float" office:value="30.4682580512753" calcext:value-type="float">
            <text:p>30.4682580512753</text:p>
          </table:table-cell>
          <table:table-cell table:style-name="ce3" office:value-type="float" office:value="-3.58808726217853" calcext:value-type="float">
            <text:p>-3.58808726217853</text:p>
          </table:table-cell>
          <table:table-cell table:style-name="ce3" office:value-type="float" office:value="0.00246036066359607" calcext:value-type="float">
            <text:p>0.002460360663596</text:p>
          </table:table-cell>
          <table:table-cell table:style-name="ce3" office:value-type="float" office:value="-173.912575731954" calcext:value-type="float">
            <text:p>-173.912575731954</text:p>
          </table:table-cell>
          <table:table-cell table:style-name="ce3" office:value-type="float" office:value="-44.7329614971446" calcext:value-type="float">
            <text:p>-44.7329614971446</text:p>
          </table:table-cell>
          <table:table-cell table:style-name="ce3" office:value-type="float" office:value="-173.912575731954" calcext:value-type="float">
            <text:p>-173.912575731954</text:p>
          </table:table-cell>
          <table:table-cell table:style-name="ce3" office:value-type="float" office:value="-44.7329614971446" calcext:value-type="float">
            <text:p>-44.7329614971446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X Variable 1</text:p>
          </table:table-cell>
          <table:table-cell table:style-name="ce4" office:value-type="float" office:value="26.8572263211069" calcext:value-type="float">
            <text:p>26.8572263211069</text:p>
          </table:table-cell>
          <table:table-cell table:style-name="ce4" office:value-type="float" office:value="5.36414748895736" calcext:value-type="float">
            <text:p>5.36414748895736</text:p>
          </table:table-cell>
          <table:table-cell table:style-name="ce4" office:value-type="float" office:value="5.00680236261124" calcext:value-type="float">
            <text:p>5.00680236261124</text:p>
          </table:table-cell>
          <table:table-cell table:style-name="ce4" office:value-type="float" office:value="0.000129084838764168" calcext:value-type="float">
            <text:p>0.000129084838764</text:p>
          </table:table-cell>
          <table:table-cell table:style-name="ce4" office:value-type="float" office:value="15.4857442009939" calcext:value-type="float">
            <text:p>15.4857442009939</text:p>
          </table:table-cell>
          <table:table-cell table:style-name="ce4" office:value-type="float" office:value="38.2287084412199" calcext:value-type="float">
            <text:p>38.2287084412199</text:p>
          </table:table-cell>
          <table:table-cell table:style-name="ce4" office:value-type="float" office:value="15.4857442009939" calcext:value-type="float">
            <text:p>15.4857442009939</text:p>
          </table:table-cell>
          <table:table-cell table:style-name="ce4" office:value-type="float" office:value="38.2287084412199" calcext:value-type="float">
            <text:p>38.2287084412199</text:p>
          </table:table-cell>
          <table:table-cell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RESIDUAL OUTPUT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>
            <text:p>Observation</text:p>
          </table:table-cell>
          <table:table-cell table:style-name="ce5" office:value-type="string" calcext:value-type="string">
            <text:p>Predicted Y</text:p>
          </table:table-cell>
          <table:table-cell table:style-name="ce5" office:value-type="string" calcext:value-type="string">
            <text:p>Residuals</text:p>
          </table:table-cell>
          <table:table-cell table:number-columns-repeated="6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0.129062253186" calcext:value-type="float">
            <text:p>20.129062253186</text:p>
          </table:table-cell>
          <table:table-cell table:style-name="ce3" office:value-type="float" office:value="-9.89906225318599" calcext:value-type="float">
            <text:p>-9.89906225318599</text:p>
          </table:table-cell>
          <table:table-cell table:number-columns-repeated="6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9.65474398795429" calcext:value-type="float">
            <text:p>9.65474398795429</text:p>
          </table:table-cell>
          <table:table-cell table:style-name="ce3" office:value-type="float" office:value="-3.20474398795429" calcext:value-type="float">
            <text:p>-3.20474398795429</text:p>
          </table:table-cell>
          <table:table-cell table:number-columns-repeated="6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44.3005659421822" calcext:value-type="float">
            <text:p>44.3005659421822</text:p>
          </table:table-cell>
          <table:table-cell table:style-name="ce3" office:value-type="float" office:value="-13.9005659421822" calcext:value-type="float">
            <text:p>-13.9005659421822</text:p>
          </table:table-cell>
          <table:table-cell table:number-columns-repeated="6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53.1634506281474" calcext:value-type="float">
            <text:p>53.1634506281474</text:p>
          </table:table-cell>
          <table:table-cell table:style-name="ce3" office:value-type="float" office:value="-32.5334506281474" calcext:value-type="float">
            <text:p>-32.5334506281474</text:p>
          </table:table-cell>
          <table:table-cell table:number-columns-repeated="6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47.2548608375039" calcext:value-type="float">
            <text:p>47.2548608375039</text:p>
          </table:table-cell>
          <table:table-cell table:style-name="ce3" office:value-type="float" office:value="13.5951391624961" calcext:value-type="float">
            <text:p>13.5951391624961</text:p>
          </table:table-cell>
          <table:table-cell table:number-columns-repeated="6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5.2319352541963" calcext:value-type="float">
            <text:p>25.2319352541963</text:p>
          </table:table-cell>
          <table:table-cell table:style-name="ce3" office:value-type="float" office:value="18.8380647458037" calcext:value-type="float">
            <text:p>18.8380647458037</text:p>
          </table:table-cell>
          <table:table-cell table:number-columns-repeated="6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08.757909112839" calcext:value-type="float">
            <text:p>108.757909112839</text:p>
          </table:table-cell>
          <table:table-cell table:style-name="ce3" office:value-type="float" office:value="-14.4079091128387" calcext:value-type="float">
            <text:p>-14.4079091128387</text:p>
          </table:table-cell>
          <table:table-cell table:number-columns-repeated="6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62.5634798405349" calcext:value-type="float">
            <text:p>62.5634798405349</text:p>
          </table:table-cell>
          <table:table-cell table:style-name="ce3" office:value-type="float" office:value="-29.5834798405349" calcext:value-type="float">
            <text:p>-29.5834798405349</text:p>
          </table:table-cell>
          <table:table-cell table:number-columns-repeated="6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32.4833863608952" calcext:value-type="float">
            <text:p>32.4833863608952</text:p>
          </table:table-cell>
          <table:table-cell table:style-name="ce3" office:value-type="float" office:value="29.7466136391048" calcext:value-type="float">
            <text:p>29.7466136391048</text:p>
          </table:table-cell>
          <table:table-cell table:number-columns-repeated="6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.4205600997047" calcext:value-type="float">
            <text:p>42.4205600997047</text:p>
          </table:table-cell>
          <table:table-cell table:style-name="ce3" office:value-type="float" office:value="9.7294399002953" calcext:value-type="float">
            <text:p>9.7294399002953</text:p>
          </table:table-cell>
          <table:table-cell table:number-columns-repeated="6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.5633337785978" calcext:value-type="float">
            <text:p>15.5633337785978</text:p>
          </table:table-cell>
          <table:table-cell table:style-name="ce3" office:value-type="float" office:value="21.5766662214022" calcext:value-type="float">
            <text:p>21.5766662214022</text:p>
          </table:table-cell>
          <table:table-cell table:number-columns-repeated="6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42.9577046261268" calcext:value-type="float">
            <text:p>42.9577046261268</text:p>
          </table:table-cell>
          <table:table-cell table:style-name="ce3" office:value-type="float" office:value="6.72229537387317" calcext:value-type="float">
            <text:p>6.72229537387317</text:p>
          </table:table-cell>
          <table:table-cell table:number-columns-repeated="6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88.6149893720085" calcext:value-type="float">
            <text:p>88.6149893720085</text:p>
          </table:table-cell>
          <table:table-cell table:style-name="ce3" office:value-type="float" office:value="52.3150106279915" calcext:value-type="float">
            <text:p>52.3150106279915</text:p>
          </table:table-cell>
          <table:table-cell table:number-columns-repeated="6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39.4662652043829" calcext:value-type="float">
            <text:p>39.4662652043829</text:p>
          </table:table-cell>
          <table:table-cell table:style-name="ce3" office:value-type="float" office:value="-3.65626520438293" calcext:value-type="float">
            <text:p>-3.65626520438293</text:p>
          </table:table-cell>
          <table:table-cell table:number-columns-repeated="6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.0376520438295" calcext:value-type="float">
            <text:p>26.0376520438295</text:p>
          </table:table-cell>
          <table:table-cell table:style-name="ce3" office:value-type="float" office:value="-13.9376520438295" calcext:value-type="float">
            <text:p>-13.9376520438295</text:p>
          </table:table-cell>
          <table:table-cell table:number-columns-repeated="6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57.9977513659467" calcext:value-type="float">
            <text:p>57.9977513659467</text:p>
          </table:table-cell>
          <table:table-cell table:style-name="ce3" office:value-type="float" office:value="-18.5777513659467" calcext:value-type="float">
            <text:p>-18.5777513659467</text:p>
          </table:table-cell>
          <table:table-cell table:number-columns-repeated="61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.2947615153867" calcext:value-type="float">
            <text:p>15.2947615153867</text:p>
          </table:table-cell>
          <table:table-cell table:style-name="ce3" office:value-type="float" office:value="-11.1147615153867" calcext:value-type="float">
            <text:p>-11.1147615153867</text:p>
          </table:table-cell>
          <table:table-cell table:number-columns-repeated="61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5.35758777657719" calcext:value-type="float">
            <text:p>5.35758777657719</text:p>
          </table:table-cell>
          <table:table-cell table:style-name="ce4" office:value-type="float" office:value="-1.70758777657719" calcext:value-type="float">
            <text:p>-1.70758777657719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SUMMARY OUTPUT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6" office:value-type="string" calcext:value-type="string">
            <text:p>Regression Statistics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3" office:value-type="string" calcext:value-type="string">
            <text:p>Multiple R</text:p>
          </table:table-cell>
          <table:table-cell table:style-name="ce3" office:value-type="float" office:value="0.14865916248238" calcext:value-type="float">
            <text:p>0.14865916248238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R Square</text:p>
          </table:table-cell>
          <table:table-cell table:style-name="ce3" office:value-type="float" office:value="0.0220995465899626" calcext:value-type="float">
            <text:p>0.022099546589963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Adjusted R Square</text:p>
          </table:table-cell>
          <table:table-cell table:style-name="ce3" office:value-type="float" office:value="-0.0430938169707065" calcext:value-type="float">
            <text:p>-0.043093816970707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Standard Error</text:p>
          </table:table-cell>
          <table:table-cell table:style-name="ce3" office:value-type="float" office:value="45.033954933633" calcext:value-type="float">
            <text:p>45.033954933633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Observations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NOVA</text:p>
          </table:table-cell>
          <table:table-cell table:number-columns-repeated="63"/>
        </table:table-row>
        <table:table-row table:style-name="ro1">
          <table:table-cell table:style-name="ce5"/>
          <table:table-cell table:style-name="ce5" office:value-type="string" calcext:value-type="string">
            <text:p>df</text:p>
          </table:table-cell>
          <table:table-cell table:style-name="ce5" office:value-type="string" calcext:value-type="string">
            <text:p>SS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Significance F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Regressio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87.480133767946" calcext:value-type="float">
            <text:p>687.480133767946</text:p>
          </table:table-cell>
          <table:table-cell table:style-name="ce3" office:value-type="float" office:value="0.33898460491913" calcext:value-type="float">
            <text:p>0.33898460491913</text:p>
          </table:table-cell>
          <table:table-cell table:style-name="ce3" office:value-type="float" office:value="0.569064554013988" calcext:value-type="float">
            <text:p>0.569064554013988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Residual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420.8564544673" calcext:value-type="float">
            <text:p>30420.8564544673</text:p>
          </table:table-cell>
          <table:table-cell table:style-name="ce3" office:value-type="float" office:value="2028.05709696449" calcext:value-type="float">
            <text:p>2028.05709696449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1108.3365882353" calcext:value-type="float">
            <text:p>31108.3365882353</text:p>
          </table:table-cell>
          <table:table-cell table:style-name="ce4" table:number-columns-repeated="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5"/>
          <table:table-cell table:style-name="ce5" office:value-type="string" calcext:value-type="string">
            <text:p>Coefficients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t Stat</text:p>
          </table:table-cell>
          <table:table-cell table:style-name="ce5" office:value-type="string" calcext:value-type="string">
            <text:p>P-value</text:p>
          </table:table-cell>
          <table:table-cell table:style-name="ce5" office:value-type="string" calcext:value-type="string">
            <text:p>Lower 95%</text:p>
          </table:table-cell>
          <table:table-cell table:style-name="ce5" office:value-type="string" calcext:value-type="string">
            <text:p>Upper 95%</text:p>
          </table:table-cell>
          <table:table-cell table:style-name="ce5" office:value-type="string" calcext:value-type="string">
            <text:p>Lower 95.0%</text:p>
          </table:table-cell>
          <table:table-cell table:style-name="ce5" office:value-type="string" calcext:value-type="string">
            <text:p>Upper 95.0%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Intercept</text:p>
          </table:table-cell>
          <table:table-cell table:style-name="ce3" office:value-type="float" office:value="21.842002254876" calcext:value-type="float">
            <text:p>21.842002254876</text:p>
          </table:table-cell>
          <table:table-cell table:style-name="ce3" office:value-type="float" office:value="70.0255199651599" calcext:value-type="float">
            <text:p>70.0255199651599</text:p>
          </table:table-cell>
          <table:table-cell table:style-name="ce3" office:value-type="float" office:value="0.311914888539823" calcext:value-type="float">
            <text:p>0.311914888539823</text:p>
          </table:table-cell>
          <table:table-cell table:style-name="ce3" office:value-type="float" office:value="0.759398841129177" calcext:value-type="float">
            <text:p>0.759398841129177</text:p>
          </table:table-cell>
          <table:table-cell table:style-name="ce3" office:value-type="float" office:value="-127.413952203646" calcext:value-type="float">
            <text:p>-127.413952203646</text:p>
          </table:table-cell>
          <table:table-cell table:style-name="ce3" office:value-type="float" office:value="171.097956713398" calcext:value-type="float">
            <text:p>171.097956713398</text:p>
          </table:table-cell>
          <table:table-cell table:style-name="ce3" office:value-type="float" office:value="-127.413952203646" calcext:value-type="float">
            <text:p>-127.413952203646</text:p>
          </table:table-cell>
          <table:table-cell table:style-name="ce3" office:value-type="float" office:value="171.097956713398" calcext:value-type="float">
            <text:p>171.097956713398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X Variable 1</text:p>
          </table:table-cell>
          <table:table-cell table:style-name="ce4" office:value-type="float" office:value="7.91555048753739" calcext:value-type="float">
            <text:p>7.91555048753739</text:p>
          </table:table-cell>
          <table:table-cell table:style-name="ce4" office:value-type="float" office:value="13.5953732648958" calcext:value-type="float">
            <text:p>13.5953732648958</text:p>
          </table:table-cell>
          <table:table-cell table:style-name="ce4" office:value-type="float" office:value="0.582223844340918" calcext:value-type="float">
            <text:p>0.582223844340918</text:p>
          </table:table-cell>
          <table:table-cell table:style-name="ce4" office:value-type="float" office:value="0.569064554013995" calcext:value-type="float">
            <text:p>0.569064554013995</text:p>
          </table:table-cell>
          <table:table-cell table:style-name="ce4" office:value-type="float" office:value="-21.0623194930282" calcext:value-type="float">
            <text:p>-21.0623194930282</text:p>
          </table:table-cell>
          <table:table-cell table:style-name="ce4" office:value-type="float" office:value="36.893420468103" calcext:value-type="float">
            <text:p>36.893420468103</text:p>
          </table:table-cell>
          <table:table-cell table:style-name="ce4" office:value-type="float" office:value="-21.0623194930282" calcext:value-type="float">
            <text:p>-21.0623194930282</text:p>
          </table:table-cell>
          <table:table-cell table:style-name="ce4" office:value-type="float" office:value="36.893420468103" calcext:value-type="float">
            <text:p>36.893420468103</text:p>
          </table:table-cell>
          <table:table-cell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RESIDUAL OUTPUT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>
            <text:p>Observation</text:p>
          </table:table-cell>
          <table:table-cell table:style-name="ce5" office:value-type="string" calcext:value-type="string">
            <text:p>Predicted Y</text:p>
          </table:table-cell>
          <table:table-cell table:style-name="ce5" office:value-type="string" calcext:value-type="string">
            <text:p>Residuals</text:p>
          </table:table-cell>
          <table:table-cell table:number-columns-repeated="6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67.6730395777175" calcext:value-type="float">
            <text:p>67.6730395777175</text:p>
          </table:table-cell>
          <table:table-cell table:style-name="ce3" office:value-type="float" office:value="-56.9730395777175" calcext:value-type="float">
            <text:p>-56.9730395777175</text:p>
          </table:table-cell>
          <table:table-cell table:number-columns-repeated="6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64.4276638778271" calcext:value-type="float">
            <text:p>64.4276638778271</text:p>
          </table:table-cell>
          <table:table-cell table:style-name="ce3" office:value-type="float" office:value="-20.4776638778271" calcext:value-type="float">
            <text:p>-20.4776638778271</text:p>
          </table:table-cell>
          <table:table-cell table:number-columns-repeated="6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55.4039363220345" calcext:value-type="float">
            <text:p>55.4039363220345</text:p>
          </table:table-cell>
          <table:table-cell table:style-name="ce3" office:value-type="float" office:value="43.6460636779655" calcext:value-type="float">
            <text:p>43.6460636779655</text:p>
          </table:table-cell>
          <table:table-cell table:number-columns-repeated="6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61.4197546925629" calcext:value-type="float">
            <text:p>61.4197546925629</text:p>
          </table:table-cell>
          <table:table-cell table:style-name="ce3" office:value-type="float" office:value="17.8202453074371" calcext:value-type="float">
            <text:p>17.8202453074371</text:p>
          </table:table-cell>
          <table:table-cell table:number-columns-repeated="6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51.6044720880165" calcext:value-type="float">
            <text:p>51.6044720880165</text:p>
          </table:table-cell>
          <table:table-cell table:style-name="ce3" office:value-type="float" office:value="-26.6044720880165" calcext:value-type="float">
            <text:p>-26.6044720880165</text:p>
          </table:table-cell>
          <table:table-cell table:number-columns-repeated="6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68.8603721508481" calcext:value-type="float">
            <text:p>68.8603721508481</text:p>
          </table:table-cell>
          <table:table-cell table:style-name="ce3" office:value-type="float" office:value="-17.3403721508481" calcext:value-type="float">
            <text:p>-17.3403721508481</text:p>
          </table:table-cell>
          <table:table-cell table:number-columns-repeated="6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58.6493120219248" calcext:value-type="float">
            <text:p>58.6493120219248</text:p>
          </table:table-cell>
          <table:table-cell table:style-name="ce3" office:value-type="float" office:value="0.950687978075173" calcext:value-type="float">
            <text:p>0.950687978075173</text:p>
          </table:table-cell>
          <table:table-cell table:number-columns-repeated="6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68.7020611410973" calcext:value-type="float">
            <text:p>68.7020611410973</text:p>
          </table:table-cell>
          <table:table-cell table:style-name="ce3" office:value-type="float" office:value="21.3879388589027" calcext:value-type="float">
            <text:p>21.3879388589027</text:p>
          </table:table-cell>
          <table:table-cell table:number-columns-repeated="6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69.6519271996018" calcext:value-type="float">
            <text:p>69.6519271996018</text:p>
          </table:table-cell>
          <table:table-cell table:style-name="ce3" office:value-type="float" office:value="49.5480728003982" calcext:value-type="float">
            <text:p>49.5480728003982</text:p>
          </table:table-cell>
          <table:table-cell table:number-columns-repeated="6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3.7416707196516" calcext:value-type="float">
            <text:p>53.7416707196516</text:p>
          </table:table-cell>
          <table:table-cell table:style-name="ce3" office:value-type="float" office:value="51.2683292803484" calcext:value-type="float">
            <text:p>51.2683292803484</text:p>
          </table:table-cell>
          <table:table-cell table:number-columns-repeated="6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53.1084266806487" calcext:value-type="float">
            <text:p>53.1084266806487</text:p>
          </table:table-cell>
          <table:table-cell table:style-name="ce3" office:value-type="float" office:value="5.74157331935135" calcext:value-type="float">
            <text:p>5.74157331935135</text:p>
          </table:table-cell>
          <table:table-cell table:number-columns-repeated="6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55.4039363220345" calcext:value-type="float">
            <text:p>55.4039363220345</text:p>
          </table:table-cell>
          <table:table-cell table:style-name="ce3" office:value-type="float" office:value="20.6060636779655" calcext:value-type="float">
            <text:p>20.6060636779655</text:p>
          </table:table-cell>
          <table:table-cell table:number-columns-repeated="6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71.7891258312369" calcext:value-type="float">
            <text:p>71.7891258312369</text:p>
          </table:table-cell>
          <table:table-cell table:style-name="ce3" office:value-type="float" office:value="91.2708741687631" calcext:value-type="float">
            <text:p>91.2708741687631</text:p>
          </table:table-cell>
          <table:table-cell table:number-columns-repeated="6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65.5358409460824" calcext:value-type="float">
            <text:p>65.5358409460824</text:p>
          </table:table-cell>
          <table:table-cell table:style-name="ce3" office:value-type="float" office:value="-18.5858409460824" calcext:value-type="float">
            <text:p>-18.5858409460824</text:p>
          </table:table-cell>
          <table:table-cell table:number-columns-repeated="6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60.9448216633107" calcext:value-type="float">
            <text:p>60.9448216633107</text:p>
          </table:table-cell>
          <table:table-cell table:style-name="ce3" office:value-type="float" office:value="-47.5248216633107" calcext:value-type="float">
            <text:p>-47.5248216633107</text:p>
          </table:table-cell>
          <table:table-cell table:number-columns-repeated="6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67.9105060923436" calcext:value-type="float">
            <text:p>67.9105060923436</text:p>
          </table:table-cell>
          <table:table-cell table:style-name="ce3" office:value-type="float" office:value="-55.2605060923436" calcext:value-type="float">
            <text:p>-55.2605060923436</text:p>
          </table:table-cell>
          <table:table-cell table:number-columns-repeated="6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61.1031326730614" calcext:value-type="float">
            <text:p>61.1031326730614</text:p>
          </table:table-cell>
          <table:table-cell table:style-name="ce4" office:value-type="float" office:value="-59.4731326730614" calcext:value-type="float">
            <text:p>-59.4731326730614</text:p>
          </table:table-cell>
          <table:table-cell table:number-columns-repeated="61"/>
        </table:table-row>
        <table:table-row table:style-name="ro1" table:number-rows-repeated="10483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_23" table:style-name="ta2">
        <table:table-column table:style-name="co1" table:number-columns-repeated="64" table:default-cell-style-name="ce1"/>
        <table:table-row table:style-name="ro1"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style-name="ce2" office:value-type="date" office:date-value="1995-08-10" calcext:value-type="date">
            <text:p>10/08/1995</text:p>
          </table:table-cell>
          <table:table-cell office:value-type="float" office:value="4.47" calcext:value-type="float">
            <text:p>4.47</text:p>
          </table:table-cell>
          <table:table-cell office:value-type="float" office:value="4.7" calcext:value-type="float">
            <text:p>4.7</text:p>
          </table:table-cell>
          <table:table-cell office:value-type="float" office:value="4.8" calcext:value-type="float">
            <text:p>4.8</text:p>
          </table:table-cell>
          <table:table-cell office:value-type="float" office:value="4.82" calcext:value-type="float">
            <text:p>4.82</text:p>
          </table:table-cell>
          <table:table-cell office:value-type="float" office:value="5.79" calcext:value-type="float">
            <text:p>5.79</text:p>
          </table:table-cell>
          <table:table-cell table:number-columns-repeated="58"/>
        </table:table-row>
        <table:table-row table:style-name="ro2">
          <table:table-cell table:style-name="ce2" office:value-type="date" office:date-value="1995-08-30" calcext:value-type="date">
            <text:p>30/08/1995</text:p>
          </table:table-cell>
          <table:table-cell office:value-type="float" office:value="3.04" calcext:value-type="float">
            <text:p>3.04</text:p>
          </table:table-cell>
          <table:table-cell office:value-type="float" office:value="3.18" calcext:value-type="float">
            <text:p>3.18</text:p>
          </table:table-cell>
          <table:table-cell office:value-type="float" office:value="4" calcext:value-type="float">
            <text:p>4</text:p>
          </table:table-cell>
          <table:table-cell office:value-type="float" office:value="4.43" calcext:value-type="float">
            <text:p>4.43</text:p>
          </table:table-cell>
          <table:table-cell office:value-type="float" office:value="5.2" calcext:value-type="float">
            <text:p>5.2</text:p>
          </table:table-cell>
          <table:table-cell table:number-columns-repeated="58"/>
        </table:table-row>
        <table:table-row table:style-name="ro2">
          <table:table-cell table:style-name="ce2" office:value-type="date" office:date-value="1995-09-15" calcext:value-type="date">
            <text:p>15/09/1995</text:p>
          </table:table-cell>
          <table:table-cell office:value-type="float" office:value="6.69" calcext:value-type="float">
            <text:p>6.69</text:p>
          </table:table-cell>
          <table:table-cell office:value-type="float" office:value="6.67" calcext:value-type="float">
            <text:p>6.67</text:p>
          </table:table-cell>
          <table:table-cell office:value-type="float" office:value="6.31" calcext:value-type="float">
            <text:p>6.31</text:p>
          </table:table-cell>
          <table:table-cell office:value-type="float" office:value="5.72" calcext:value-type="float">
            <text:p>5.72</text:p>
          </table:table-cell>
          <table:table-cell office:value-type="float" office:value="5.74" calcext:value-type="float">
            <text:p>5.74</text:p>
          </table:table-cell>
          <table:table-cell table:number-columns-repeated="58"/>
        </table:table-row>
        <table:table-row table:style-name="ro2">
          <table:table-cell table:style-name="ce2" office:value-type="date" office:date-value="1995-10-07" calcext:value-type="date">
            <text:p>07/10/1995</text:p>
          </table:table-cell>
          <table:table-cell office:value-type="float" office:value="7.22" calcext:value-type="float">
            <text:p>7.22</text:p>
          </table:table-cell>
          <table:table-cell office:value-type="float" office:value="6.85" calcext:value-type="float">
            <text:p>6.85</text:p>
          </table:table-cell>
          <table:table-cell office:value-type="float" office:value="6.84" calcext:value-type="float">
            <text:p>6.84</text:p>
          </table:table-cell>
          <table:table-cell office:value-type="float" office:value="6.05" calcext:value-type="float">
            <text:p>6.05</text:p>
          </table:table-cell>
          <table:table-cell office:value-type="float" office:value="5.38" calcext:value-type="float">
            <text:p>5.38</text:p>
          </table:table-cell>
          <table:table-cell table:number-columns-repeated="58"/>
        </table:table-row>
        <table:table-row table:style-name="ro2">
          <table:table-cell table:style-name="ce2" office:value-type="date" office:date-value="1995-10-20" calcext:value-type="date">
            <text:p>20/10/1995</text:p>
          </table:table-cell>
          <table:table-cell office:value-type="float" office:value="7.35" calcext:value-type="float">
            <text:p>7.35</text:p>
          </table:table-cell>
          <table:table-cell office:value-type="float" office:value="6.85" calcext:value-type="float">
            <text:p>6.85</text:p>
          </table:table-cell>
          <table:table-cell office:value-type="float" office:value="7" calcext:value-type="float">
            <text:p>7</text:p>
          </table:table-cell>
          <table:table-cell office:value-type="float" office:value="6.29" calcext:value-type="float">
            <text:p>6.29</text:p>
          </table:table-cell>
          <table:table-cell office:value-type="float" office:value="5.54" calcext:value-type="float">
            <text:p>5.54</text:p>
          </table:table-cell>
          <table:table-cell table:number-columns-repeated="58"/>
        </table:table-row>
        <table:table-row table:style-name="ro2">
          <table:table-cell table:style-name="ce2" office:value-type="date" office:date-value="1995-11-03" calcext:value-type="date">
            <text:p>03/11/1995</text:p>
          </table:table-cell>
          <table:table-cell office:value-type="float" office:value="4.48" calcext:value-type="float">
            <text:p>4.48</text:p>
          </table:table-cell>
          <table:table-cell office:value-type="float" office:value="4.11" calcext:value-type="float">
            <text:p>4.11</text:p>
          </table:table-cell>
          <table:table-cell office:value-type="float" office:value="4.85" calcext:value-type="float">
            <text:p>4.85</text:p>
          </table:table-cell>
          <table:table-cell office:value-type="float" office:value="5.14" calcext:value-type="float">
            <text:p>5.14</text:p>
          </table:table-cell>
          <table:table-cell office:value-type="float" office:value="4.24" calcext:value-type="float">
            <text:p>4.24</text:p>
          </table:table-cell>
          <table:table-cell/>
          <table:table-cell>
            <draw:frame draw:z-index="0" draw:name="Chart 3" draw:style-name="gr1" svg:width="9.8957in" svg:height="2.6665in" svg:x="0.1882in" svg:y="0.1866in">
              <draw:object draw:notify-on-update-of-ranges="2_23.A3:2_23.A24 2_23.B1:2_23.B1 2_23.B3:2_23.B24 2_23.C1:2_23.C1 2_23.C3:2_23.C24 2_23.D1:2_23.D1 2_23.D3:2_23.D24 2_23.E1:2_23.E1 2_23.E3:2_23.E24 2_23.F1:2_23.F1 2_23.F3:2_23.F24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56"/>
        </table:table-row>
        <table:table-row table:style-name="ro2">
          <table:table-cell table:style-name="ce2" office:value-type="date" office:date-value="1995-11-17" calcext:value-type="date">
            <text:p>17/11/1995</text:p>
          </table:table-cell>
          <table:table-cell office:value-type="float" office:value="6.28" calcext:value-type="float">
            <text:p>6.28</text:p>
          </table:table-cell>
          <table:table-cell office:value-type="float" office:value="5.61" calcext:value-type="float">
            <text:p>5.61</text:p>
          </table:table-cell>
          <table:table-cell office:value-type="float" office:value="6.22" calcext:value-type="float">
            <text:p>6.22</text:p>
          </table:table-cell>
          <table:table-cell office:value-type="float" office:value="5.83" calcext:value-type="float">
            <text:p>5.83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2">
          <table:table-cell table:style-name="ce2" office:value-type="date" office:date-value="1995-12-04" calcext:value-type="date">
            <text:p>04/12/1995</text:p>
          </table:table-cell>
          <table:table-cell office:value-type="float" office:value="4.21" calcext:value-type="float">
            <text:p>4.21</text:p>
          </table:table-cell>
          <table:table-cell office:value-type="float" office:value="3.38" calcext:value-type="float">
            <text:p>3.38</text:p>
          </table:table-cell>
          <table:table-cell office:value-type="float" office:value="4.66" calcext:value-type="float">
            <text:p>4.66</text:p>
          </table:table-cell>
          <table:table-cell office:value-type="float" office:value="5.01" calcext:value-type="float">
            <text:p>5.01</text:p>
          </table:table-cell>
          <table:table-cell office:value-type="float" office:value="3.76" calcext:value-type="float">
            <text:p>3.76</text:p>
          </table:table-cell>
          <table:table-cell table:number-columns-repeated="58"/>
        </table:table-row>
        <table:table-row table:style-name="ro2">
          <table:table-cell table:style-name="ce2" office:value-type="date" office:date-value="1996-01-02" calcext:value-type="date">
            <text:p>02/01/1996</text:p>
          </table:table-cell>
          <table:table-cell office:value-type="float" office:value="8.41" calcext:value-type="float">
            <text:p>8.41</text:p>
          </table:table-cell>
          <table:table-cell office:value-type="float" office:value="6.77" calcext:value-type="float">
            <text:p>6.77</text:p>
          </table:table-cell>
          <table:table-cell office:value-type="float" office:value="8.64" calcext:value-type="float">
            <text:p>8.64</text:p>
          </table:table-cell>
          <table:table-cell office:value-type="float" office:value="8.12" calcext:value-type="float">
            <text:p>8.12</text:p>
          </table:table-cell>
          <table:table-cell office:value-type="float" office:value="5.94" calcext:value-type="float">
            <text:p>5.94</text:p>
          </table:table-cell>
          <table:table-cell table:number-columns-repeated="58"/>
        </table:table-row>
        <table:table-row table:style-name="ro2">
          <table:table-cell table:style-name="ce2" office:value-type="date" office:date-value="1996-01-10" calcext:value-type="date">
            <text:p>10/01/1996</text:p>
          </table:table-cell>
          <table:table-cell office:value-type="float" office:value="5.92" calcext:value-type="float">
            <text:p>5.92</text:p>
          </table:table-cell>
          <table:table-cell office:value-type="float" office:value="4.75" calcext:value-type="float">
            <text:p>4.75</text:p>
          </table:table-cell>
          <table:table-cell office:value-type="float" office:value="6.3" calcext:value-type="float">
            <text:p>6.3</text:p>
          </table:table-cell>
          <table:table-cell office:value-type="float" office:value="6.4" calcext:value-type="float">
            <text:p>6.4</text:p>
          </table:table-cell>
          <table:table-cell office:value-type="float" office:value="4.65" calcext:value-type="float">
            <text:p>4.65</text:p>
          </table:table-cell>
          <table:table-cell table:number-columns-repeated="58"/>
        </table:table-row>
        <table:table-row table:style-name="ro2">
          <table:table-cell table:style-name="ce2" office:value-type="date" office:date-value="1996-01-31" calcext:value-type="date">
            <text:p>31/01/1996</text:p>
          </table:table-cell>
          <table:table-cell office:value-type="float" office:value="7.1" calcext:value-type="float">
            <text:p>7.1</text:p>
          </table:table-cell>
          <table:table-cell office:value-type="float" office:value="6.45" calcext:value-type="float">
            <text:p>6.45</text:p>
          </table:table-cell>
          <table:table-cell office:value-type="float" office:value="7.04" calcext:value-type="float">
            <text:p>7.04</text:p>
          </table:table-cell>
          <table:table-cell office:value-type="float" office:value="6.65" calcext:value-type="float">
            <text:p>6.65</text:p>
          </table:table-cell>
          <table:table-cell office:value-type="float" office:value="5.92" calcext:value-type="float">
            <text:p>5.92</text:p>
          </table:table-cell>
          <table:table-cell table:number-columns-repeated="58"/>
        </table:table-row>
        <table:table-row table:style-name="ro2">
          <table:table-cell table:style-name="ce2" office:value-type="date" office:date-value="1996-02-14" calcext:value-type="date">
            <text:p>14/02/1996</text:p>
          </table:table-cell>
          <table:table-cell office:value-type="float" office:value="5.4" calcext:value-type="float">
            <text:p>5.4</text:p>
          </table:table-cell>
          <table:table-cell office:value-type="float" office:value="5.46" calcext:value-type="float">
            <text:p>5.46</text:p>
          </table:table-cell>
          <table:table-cell table:number-columns-repeated="2" office:value-type="float" office:value="5.28" calcext:value-type="float">
            <text:p>5.28</text:p>
          </table:table-cell>
          <table:table-cell office:value-type="float" office:value="6.04" calcext:value-type="float">
            <text:p>6.04</text:p>
          </table:table-cell>
          <table:table-cell table:number-columns-repeated="58"/>
        </table:table-row>
        <table:table-row table:style-name="ro2">
          <table:table-cell table:style-name="ce2" office:value-type="date" office:date-value="1996-03-05" calcext:value-type="date">
            <text:p>05/03/1996</text:p>
          </table:table-cell>
          <table:table-cell office:value-type="float" office:value="5.37" calcext:value-type="float">
            <text:p>5.37</text:p>
          </table:table-cell>
          <table:table-cell office:value-type="float" office:value="4.02" calcext:value-type="float">
            <text:p>4.02</text:p>
          </table:table-cell>
          <table:table-cell office:value-type="float" office:value="5.67" calcext:value-type="float">
            <text:p>5.67</text:p>
          </table:table-cell>
          <table:table-cell office:value-type="float" office:value="5.65" calcext:value-type="float">
            <text:p>5.65</text:p>
          </table:table-cell>
          <table:table-cell office:value-type="float" office:value="4.03" calcext:value-type="float">
            <text:p>4.03</text:p>
          </table:table-cell>
          <table:table-cell table:number-columns-repeated="58"/>
        </table:table-row>
        <table:table-row table:style-name="ro2">
          <table:table-cell table:style-name="ce2" office:value-type="date" office:date-value="1996-03-20" calcext:value-type="date">
            <text:p>20/03/1996</text:p>
          </table:table-cell>
          <table:table-cell office:value-type="float" office:value="3.54" calcext:value-type="float">
            <text:p>3.54</text:p>
          </table:table-cell>
          <table:table-cell office:value-type="float" office:value="3.16" calcext:value-type="float">
            <text:p>3.16</text:p>
          </table:table-cell>
          <table:table-cell office:value-type="float" office:value="4.21" calcext:value-type="float">
            <text:p>4.21</text:p>
          </table:table-cell>
          <table:table-cell office:value-type="float" office:value="4.65" calcext:value-type="float">
            <text:p>4.65</text:p>
          </table:table-cell>
          <table:table-cell office:value-type="float" office:value="3.95" calcext:value-type="float">
            <text:p>3.95</text:p>
          </table:table-cell>
          <table:table-cell table:number-columns-repeated="58"/>
        </table:table-row>
        <table:table-row table:style-name="ro2">
          <table:table-cell table:style-name="ce2" office:value-type="date" office:date-value="1996-04-02" calcext:value-type="date">
            <text:p>02/04/1996</text:p>
          </table:table-cell>
          <table:table-cell office:value-type="float" office:value="5.89" calcext:value-type="float">
            <text:p>5.89</text:p>
          </table:table-cell>
          <table:table-cell office:value-type="float" office:value="4.8" calcext:value-type="float">
            <text:p>4.8</text:p>
          </table:table-cell>
          <table:table-cell office:value-type="float" office:value="6.01" calcext:value-type="float">
            <text:p>6.01</text:p>
          </table:table-cell>
          <table:table-cell office:value-type="float" office:value="5.67" calcext:value-type="float">
            <text:p>5.67</text:p>
          </table:table-cell>
          <table:table-cell office:value-type="float" office:value="4.24" calcext:value-type="float">
            <text:p>4.24</text:p>
          </table:table-cell>
          <table:table-cell table:number-columns-repeated="58"/>
        </table:table-row>
        <table:table-row table:style-name="ro2">
          <table:table-cell table:style-name="ce2" office:value-type="date" office:date-value="1996-04-17" calcext:value-type="date">
            <text:p>17/04/1996</text:p>
          </table:table-cell>
          <table:table-cell office:value-type="float" office:value="8.44" calcext:value-type="float">
            <text:p>8.44</text:p>
          </table:table-cell>
          <table:table-cell office:value-type="float" office:value="7.79" calcext:value-type="float">
            <text:p>7.79</text:p>
          </table:table-cell>
          <table:table-cell office:value-type="float" office:value="8.13" calcext:value-type="float">
            <text:p>8.13</text:p>
          </table:table-cell>
          <table:table-cell office:value-type="float" office:value="7.37" calcext:value-type="float">
            <text:p>7.37</text:p>
          </table:table-cell>
          <table:table-cell office:value-type="float" office:value="6.31" calcext:value-type="float">
            <text:p>6.31</text:p>
          </table:table-cell>
          <table:table-cell table:number-columns-repeated="58"/>
        </table:table-row>
        <table:table-row table:style-name="ro2">
          <table:table-cell table:style-name="ce2" office:value-type="date" office:date-value="1996-04-25" calcext:value-type="date">
            <text:p>25/04/1996</text:p>
          </table:table-cell>
          <table:table-cell office:value-type="float" office:value="4.66" calcext:value-type="float">
            <text:p>4.66</text:p>
          </table:table-cell>
          <table:table-cell office:value-type="float" office:value="5" calcext:value-type="float">
            <text:p>5</text:p>
          </table:table-cell>
          <table:table-cell office:value-type="float" office:value="5.04" calcext:value-type="float">
            <text:p>5.04</text:p>
          </table:table-cell>
          <table:table-cell office:value-type="float" office:value="5.54" calcext:value-type="float">
            <text:p>5.54</text:p>
          </table:table-cell>
          <table:table-cell office:value-type="float" office:value="5.52" calcext:value-type="float">
            <text:p>5.52</text:p>
          </table:table-cell>
          <table:table-cell table:number-columns-repeated="58"/>
        </table:table-row>
        <table:table-row table:style-name="ro2">
          <table:table-cell table:style-name="ce2" office:value-type="date" office:date-value="1996-05-09" calcext:value-type="date">
            <text:p>09/05/1996</text:p>
          </table:table-cell>
          <table:table-cell office:value-type="float" office:value="5.17" calcext:value-type="float">
            <text:p>5.17</text:p>
          </table:table-cell>
          <table:table-cell office:value-type="float" office:value="5.19" calcext:value-type="float">
            <text:p>5.19</text:p>
          </table:table-cell>
          <table:table-cell office:value-type="float" office:value="5.06" calcext:value-type="float">
            <text:p>5.06</text:p>
          </table:table-cell>
          <table:table-cell office:value-type="float" office:value="5.04" calcext:value-type="float">
            <text:p>5.04</text:p>
          </table:table-cell>
          <table:table-cell office:value-type="float" office:value="4.94" calcext:value-type="float">
            <text:p>4.94</text:p>
          </table:table-cell>
          <table:table-cell table:number-columns-repeated="58"/>
        </table:table-row>
        <table:table-row table:style-name="ro2">
          <table:table-cell table:style-name="ce2" office:value-type="date" office:date-value="1996-05-26" calcext:value-type="date">
            <text:p>26/05/1996</text:p>
          </table:table-cell>
          <table:table-cell office:value-type="float" office:value="7.23" calcext:value-type="float">
            <text:p>7.23</text:p>
          </table:table-cell>
          <table:table-cell office:value-type="float" office:value="6.93" calcext:value-type="float">
            <text:p>6.93</text:p>
          </table:table-cell>
          <table:table-cell office:value-type="float" office:value="6.89" calcext:value-type="float">
            <text:p>6.89</text:p>
          </table:table-cell>
          <table:table-cell office:value-type="float" office:value="6.23" calcext:value-type="float">
            <text:p>6.23</text:p>
          </table:table-cell>
          <table:table-cell office:value-type="float" office:value="5.57" calcext:value-type="float">
            <text:p>5.57</text:p>
          </table:table-cell>
          <table:table-cell table:number-columns-repeated="58"/>
        </table:table-row>
        <table:table-row table:style-name="ro2">
          <table:table-cell table:style-name="ce2" office:value-type="date" office:date-value="1996-06-12" calcext:value-type="date">
            <text:p>12/06/1996</text:p>
          </table:table-cell>
          <table:table-cell office:value-type="float" office:value="4.65" calcext:value-type="float">
            <text:p>4.65</text:p>
          </table:table-cell>
          <table:table-cell office:value-type="float" office:value="4.99" calcext:value-type="float">
            <text:p>4.99</text:p>
          </table:table-cell>
          <table:table-cell office:value-type="float" office:value="4.79" calcext:value-type="float">
            <text:p>4.79</text:p>
          </table:table-cell>
          <table:table-cell office:value-type="float" office:value="4.64" calcext:value-type="float">
            <text:p>4.64</text:p>
          </table:table-cell>
          <table:table-cell office:value-type="float" office:value="5.82" calcext:value-type="float">
            <text:p>5.82</text:p>
          </table:table-cell>
          <table:table-cell table:number-columns-repeated="58"/>
        </table:table-row>
        <table:table-row table:style-name="ro2">
          <table:table-cell table:style-name="ce2" office:value-type="date" office:date-value="1996-07-09" calcext:value-type="date">
            <text:p>09/07/1996</text:p>
          </table:table-cell>
          <table:table-cell office:value-type="float" office:value="4.48" calcext:value-type="float">
            <text:p>4.48</text:p>
          </table:table-cell>
          <table:table-cell office:value-type="float" office:value="4.67" calcext:value-type="float">
            <text:p>4.67</text:p>
          </table:table-cell>
          <table:table-cell office:value-type="float" office:value="4.43" calcext:value-type="float">
            <text:p>4.43</text:p>
          </table:table-cell>
          <table:table-cell office:value-type="float" office:value="4.27" calcext:value-type="float">
            <text:p>4.27</text:p>
          </table:table-cell>
          <table:table-cell office:value-type="float" office:value="4.96" calcext:value-type="float">
            <text:p>4.96</text:p>
          </table:table-cell>
          <table:table-cell table:number-columns-repeated="58"/>
        </table:table-row>
        <table:table-row table:style-name="ro2">
          <table:table-cell table:style-name="ce2" office:value-type="date" office:date-value="1996-07-27" calcext:value-type="date">
            <text:p>27/07/1996</text:p>
          </table:table-cell>
          <table:table-cell office:value-type="float" office:value="5.58" calcext:value-type="float">
            <text:p>5.58</text:p>
          </table:table-cell>
          <table:table-cell office:value-type="float" office:value="5.34" calcext:value-type="float">
            <text:p>5.34</text:p>
          </table:table-cell>
          <table:table-cell office:value-type="float" office:value="5.59" calcext:value-type="float">
            <text:p>5.59</text:p>
          </table:table-cell>
          <table:table-cell office:value-type="float" office:value="5.45" calcext:value-type="float">
            <text:p>5.45</text:p>
          </table:table-cell>
          <table:table-cell office:value-type="float" office:value="5.51" calcext:value-type="float">
            <text:p>5.51</text:p>
          </table:table-cell>
          <table:table-cell table:number-columns-repeated="58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_46" table:style-name="ta3">
        <table:table-column table:style-name="co1" table:number-columns-repeated="64" table:default-cell-style-name="ce1"/>
        <table:table-row table:style-name="ro1">
          <table:table-cell>
            <draw:g draw:z-index="0" draw:name="Chart 1">
              <draw:frame draw:style-name="gr1" svg:width="5.75in" svg:height="4.5902in" svg:x="0in" svg:y="0.0071in">
                <draw:object xlink:href="./Object 8" xlink:type="simple" xlink:show="embed" xlink:actuate="onLoad">
                  <loext:p/>
                </draw:object>
                <draw:image xlink:href="./ObjectReplacements/Object 8" xlink:type="simple" xlink:show="embed" xlink:actuate="onLoad"/>
              </draw:frame>
              <draw:frame draw:name="Text 1" draw:style-name="gr4" draw:text-style-name="P2" svg:width="5.1189in" svg:height="0.6382in" svg:x="0.0724in" svg:y="3.8563in">
                <draw:text-box>
                  <text:p text:style-name="P3"><text:span text:style-name="T1">Figure 2.46 <text:s/>The </text:span><text:span text:style-name="T1">relationship between SW </text:span><text:span text:style-name="T1">generated WML above 4 </text:span><text:span text:style-name="T1">metres and the mean </text:span><text:span text:style-name="T1">sedimentation rate for the </text:span><text:span text:style-name="T1">corresponding dates </text:span><text:span text:style-name="T1">(n=11) for the North-west </text:span><text:span text:style-name="T1">site.</text:span></text:p>
                </draw:text-box>
              </draw:frame>
              <draw:frame draw:name="Text 2" draw:style-name="gr2" draw:text-style-name="P2" svg:width="1.789in" svg:height="0.5823in" svg:x="0.6421in" svg:y="0.1622in">
                <draw:text-box>
                  <text:p text:style-name="P1"><text:span text:style-name="T1">y = 53.09x - 225.58, r</text:span><text:span text:style-name="T2">2</text:span><text:span text:style-name="T1"> = </text:span><text:span text:style-name="T1">0.98</text:span></text:p>
                  <text:p text:style-name="P1"><text:span text:style-name="T1">t</text:span><text:span text:style-name="T3">s</text:span><text:span text:style-name="T1"> ***</text:span></text:p>
                </draw:text-box>
              </draw:frame>
            </draw:g>
          </table:table-cell>
          <table:table-cell table:number-columns-repeated="63"/>
        </table:table-row>
        <table:table-row table:style-name="ro1" table:number-rows-repeated="24">
          <table:table-cell table:number-columns-repeated="64"/>
        </table:table-row>
        <table:table-row table:style-name="ro1">
          <table:table-cell>
            <draw:g draw:z-index="1" draw:name="Chart 2">
              <draw:frame draw:style-name="gr1" svg:width="5.8264in" svg:height="4.5972in" svg:x="0in" svg:y="0.1949in">
                <draw:object xlink:href="./Object 9" xlink:type="simple" xlink:show="embed" xlink:actuate="onLoad">
                  <loext:p/>
                </draw:object>
                <draw:image xlink:href="./ObjectReplacements/Object 9" xlink:type="simple" xlink:show="embed" xlink:actuate="onLoad"/>
              </draw:frame>
              <draw:frame draw:name="Text 2" draw:style-name="gr12" draw:text-style-name="P2" svg:width="1.7402in" svg:height="0.6236in" svg:x="0.674in" svg:y="0.3185in">
                <draw:text-box>
                  <text:p text:style-name="P1"><text:span text:style-name="T1">y = 24.57x - 94.94, r</text:span><text:span text:style-name="T2">2</text:span><text:span text:style-name="T1"> = 0.69</text:span></text:p>
                  <text:p text:style-name="P1"><text:span text:style-name="T1">t</text:span><text:span text:style-name="T3">s</text:span><text:span text:style-name="T1"> *</text:span></text:p>
                </draw:text-box>
              </draw:frame>
              <draw:frame draw:name="Text 3" draw:style-name="gr4" draw:text-style-name="P2" svg:width="5.1323in" svg:height="0.6382in" svg:x="0.0685in" svg:y="4.0614in">
                <draw:text-box>
                  <text:p text:style-name="P3"><text:span text:style-name="T1">Figure 2.47 <text:s/>The </text:span><text:span text:style-name="T1">relationship between SE </text:span><text:span text:style-name="T1">generated WML above 4 </text:span><text:span text:style-name="T1">metres and the mean </text:span><text:span text:style-name="T1">sedimentation rate for the </text:span><text:span text:style-name="T1">corresponding dates (n=7) </text:span><text:span text:style-name="T1">for the North-west site.</text:span></text:p>
                </draw:text-box>
              </draw:frame>
            </draw:g>
          </table:table-cell>
          <table:table-cell table:number-columns-repeated="63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_48" table:style-name="ta3">
        <table:table-column table:style-name="co1" table:number-columns-repeated="64" table:default-cell-style-name="ce1"/>
        <table:table-row table:style-name="ro1">
          <table:table-cell/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SUMMARY OUTPUT</text:p>
          </table:table-cell>
          <table:table-cell table:number-columns-repeated="10"/>
          <table:table-cell>
            <draw:g draw:z-index="0" draw:name="Chart 1">
              <draw:frame draw:style-name="gr1" svg:width="5.8193in" svg:height="4.9236in" svg:x="0.0071in" svg:y="0in">
                <draw:object xlink:href="./Object 10" xlink:type="simple" xlink:show="embed" xlink:actuate="onLoad">
                  <loext:p/>
                </draw:object>
                <draw:image xlink:href="./ObjectReplacements/Object 10" xlink:type="simple" xlink:show="embed" xlink:actuate="onLoad"/>
              </draw:frame>
              <draw:frame draw:name="Text 2" draw:style-name="gr4" draw:text-style-name="P2" svg:width="5.202in" svg:height="0.5067in" svg:x="0.0752in" svg:y="4.3087in">
                <draw:text-box>
                  <text:p text:style-name="P3"><text:span text:style-name="T1">Figure 2.48 <text:s/>The </text:span><text:span text:style-name="T1">relationship between the </text:span><text:span text:style-name="T1">SW generated WML above </text:span><text:span text:style-name="T1">4 metres and the mean </text:span><text:span text:style-name="T1">sedimentation rate for the </text:span><text:span text:style-name="T1">corresponding dates </text:span><text:span text:style-name="T1">(n=12) for the North-east </text:span><text:span text:style-name="T1">site.</text:span></text:p>
                </draw:text-box>
              </draw:frame>
              <draw:frame draw:name="Text 3" draw:style-name="gr13" draw:text-style-name="P2" svg:width="1.7409in" svg:height="0.9228in" svg:x="0.652in" svg:y="0.1567in">
                <draw:text-box>
                  <text:p text:style-name="P1"><text:span text:style-name="T1">y = 20.09x - 69.86, r</text:span><text:span text:style-name="T2">2</text:span><text:span text:style-name="T1"> = 0.45</text:span></text:p>
                  <text:p text:style-name="P1"><text:span text:style-name="T1">t</text:span><text:span text:style-name="T3">s</text:span><text:span text:style-name="T1"> *</text:span></text:p>
                  <text:p text:style-name="P1"><text:span text:style-name="T1"/></text:p>
                </draw:text-box>
              </draw:frame>
            </draw:g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2">
          <table:table-cell table:style-name="ce2" office:value-type="date" office:date-value="1995-08-10" calcext:value-type="date">
            <text:p>10/08/1995</text:p>
          </table:table-cell>
          <table:table-cell office:value-type="float" office:value="4.7" calcext:value-type="float">
            <text:p>4.7</text:p>
          </table:table-cell>
          <table:table-cell office:value-type="float" office:value="8.79" calcext:value-type="float">
            <text:p>8.79</text:p>
          </table:table-cell>
          <table:table-cell table:style-name="ce6" office:value-type="string" calcext:value-type="string">
            <text:p>Regression Statistics</text:p>
          </table:table-cell>
          <table:table-cell table:style-name="ce6"/>
          <table:table-cell table:number-columns-repeated="59"/>
        </table:table-row>
        <table:table-row table:style-name="ro2">
          <table:table-cell table:style-name="ce2" office:value-type="date" office:date-value="1995-09-15" calcext:value-type="date">
            <text:p>15/09/1995</text:p>
          </table:table-cell>
          <table:table-cell office:value-type="float" office:value="6.67" calcext:value-type="float">
            <text:p>6.67</text:p>
          </table:table-cell>
          <table:table-cell office:value-type="float" office:value="72.07" calcext:value-type="float">
            <text:p>72.07</text:p>
          </table:table-cell>
          <table:table-cell table:style-name="ce3" office:value-type="string" calcext:value-type="string">
            <text:p>Multiple R</text:p>
          </table:table-cell>
          <table:table-cell table:style-name="ce3" office:value-type="float" office:value="0.670670641983247" calcext:value-type="float">
            <text:p>0.670670641983247</text:p>
          </table:table-cell>
          <table:table-cell table:number-columns-repeated="59"/>
        </table:table-row>
        <table:table-row table:style-name="ro2">
          <table:table-cell table:style-name="ce2" office:value-type="date" office:date-value="1995-10-07" calcext:value-type="date">
            <text:p>07/10/1995</text:p>
          </table:table-cell>
          <table:table-cell office:value-type="float" office:value="6.85" calcext:value-type="float">
            <text:p>6.85</text:p>
          </table:table-cell>
          <table:table-cell office:value-type="float" office:value="38.71" calcext:value-type="float">
            <text:p>38.71</text:p>
          </table:table-cell>
          <table:table-cell table:style-name="ce3" office:value-type="string" calcext:value-type="string">
            <text:p>R Square</text:p>
          </table:table-cell>
          <table:table-cell table:style-name="ce3" office:value-type="float" office:value="0.449799110018221" calcext:value-type="float">
            <text:p>0.449799110018221</text:p>
          </table:table-cell>
          <table:table-cell table:number-columns-repeated="59"/>
        </table:table-row>
        <table:table-row table:style-name="ro2">
          <table:table-cell table:style-name="ce2" office:value-type="date" office:date-value="1995-11-03" calcext:value-type="date">
            <text:p>03/11/1995</text:p>
          </table:table-cell>
          <table:table-cell office:value-type="float" office:value="4.11" calcext:value-type="float">
            <text:p>4.11</text:p>
          </table:table-cell>
          <table:table-cell office:value-type="float" office:value="21.25" calcext:value-type="float">
            <text:p>21.25</text:p>
          </table:table-cell>
          <table:table-cell table:style-name="ce3" office:value-type="string" calcext:value-type="string">
            <text:p>Adjusted R Square</text:p>
          </table:table-cell>
          <table:table-cell table:style-name="ce3" office:value-type="float" office:value="0.394779021020043" calcext:value-type="float">
            <text:p>0.394779021020043</text:p>
          </table:table-cell>
          <table:table-cell table:number-columns-repeated="59"/>
        </table:table-row>
        <table:table-row table:style-name="ro2">
          <table:table-cell table:style-name="ce2" office:value-type="date" office:date-value="1996-02-14" calcext:value-type="date">
            <text:p>14/02/1996</text:p>
          </table:table-cell>
          <table:table-cell office:value-type="float" office:value="5.46" calcext:value-type="float">
            <text:p>5.46</text:p>
          </table:table-cell>
          <table:table-cell office:value-type="float" office:value="54.37" calcext:value-type="float">
            <text:p>54.37</text:p>
          </table:table-cell>
          <table:table-cell table:style-name="ce3" office:value-type="string" calcext:value-type="string">
            <text:p>Standard Error</text:p>
          </table:table-cell>
          <table:table-cell table:style-name="ce3" office:value-type="float" office:value="26.1919376827425" calcext:value-type="float">
            <text:p>26.1919376827425</text:p>
          </table:table-cell>
          <table:table-cell table:number-columns-repeated="59"/>
        </table:table-row>
        <table:table-row table:style-name="ro2">
          <table:table-cell table:style-name="ce2" office:value-type="date" office:date-value="1996-04-02" calcext:value-type="date">
            <text:p>02/04/1996</text:p>
          </table:table-cell>
          <table:table-cell office:value-type="float" office:value="4.8" calcext:value-type="float">
            <text:p>4.8</text:p>
          </table:table-cell>
          <table:table-cell office:value-type="float" office:value="52.15" calcext:value-type="float">
            <text:p>52.15</text:p>
          </table:table-cell>
          <table:table-cell table:style-name="ce4" office:value-type="string" calcext:value-type="string">
            <text:p>Observations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59"/>
        </table:table-row>
        <table:table-row table:style-name="ro2">
          <table:table-cell table:style-name="ce2" office:value-type="date" office:date-value="1996-04-17" calcext:value-type="date">
            <text:p>17/04/1996</text:p>
          </table:table-cell>
          <table:table-cell office:value-type="float" office:value="7.79" calcext:value-type="float">
            <text:p>7.79</text:p>
          </table:table-cell>
          <table:table-cell office:value-type="float" office:value="86.54" calcext:value-type="float">
            <text:p>86.54</text:p>
          </table:table-cell>
          <table:table-cell table:number-columns-repeated="61"/>
        </table:table-row>
        <table:table-row table:style-name="ro2">
          <table:table-cell table:style-name="ce2" office:value-type="date" office:date-value="1996-04-25" calcext:value-type="date">
            <text:p>25/04/1996</text:p>
          </table:table-cell>
          <table:table-cell office:value-type="float" office:value="5" calcext:value-type="float">
            <text:p>5</text:p>
          </table:table-cell>
          <table:table-cell office:value-type="float" office:value="71.11" calcext:value-type="float">
            <text:p>71.11</text:p>
          </table:table-cell>
          <table:table-cell office:value-type="string" calcext:value-type="string">
            <text:p>ANOVA</text:p>
          </table:table-cell>
          <table:table-cell table:number-columns-repeated="60"/>
        </table:table-row>
        <table:table-row table:style-name="ro2">
          <table:table-cell table:style-name="ce2" office:value-type="date" office:date-value="1996-05-09" calcext:value-type="date">
            <text:p>09/05/1996</text:p>
          </table:table-cell>
          <table:table-cell office:value-type="float" office:value="5.19" calcext:value-type="float">
            <text:p>5.19</text:p>
          </table:table-cell>
          <table:table-cell office:value-type="float" office:value="9.67" calcext:value-type="float">
            <text:p>9.67</text:p>
          </table:table-cell>
          <table:table-cell table:style-name="ce5"/>
          <table:table-cell table:style-name="ce5" office:value-type="string" calcext:value-type="string">
            <text:p>df</text:p>
          </table:table-cell>
          <table:table-cell table:style-name="ce5" office:value-type="string" calcext:value-type="string">
            <text:p>SS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Significance F</text:p>
          </table:table-cell>
          <table:table-cell table:number-columns-repeated="55"/>
        </table:table-row>
        <table:table-row table:style-name="ro2">
          <table:table-cell table:style-name="ce2" office:value-type="date" office:date-value="1996-05-26" calcext:value-type="date">
            <text:p>26/05/1996</text:p>
          </table:table-cell>
          <table:table-cell office:value-type="float" office:value="6.93" calcext:value-type="float">
            <text:p>6.93</text:p>
          </table:table-cell>
          <table:table-cell office:value-type="float" office:value="98.88" calcext:value-type="float">
            <text:p>98.88</text:p>
          </table:table-cell>
          <table:table-cell table:style-name="ce3" office:value-type="string" calcext:value-type="string">
            <text:p>Regressio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608.31709590001" calcext:value-type="float">
            <text:p>5608.31709590001</text:p>
          </table:table-cell>
          <table:table-cell table:style-name="ce3" office:value-type="float" office:value="8.17517961545132" calcext:value-type="float">
            <text:p>8.17517961545132</text:p>
          </table:table-cell>
          <table:table-cell table:style-name="ce3" office:value-type="float" office:value="0.0169793795428081" calcext:value-type="float">
            <text:p>0.016979379542808</text:p>
          </table:table-cell>
          <table:table-cell table:number-columns-repeated="55"/>
        </table:table-row>
        <table:table-row table:style-name="ro2">
          <table:table-cell table:style-name="ce2" office:value-type="date" office:date-value="1996-06-12" calcext:value-type="date">
            <text:p>12/06/1996</text:p>
          </table:table-cell>
          <table:table-cell office:value-type="float" office:value="4.99" calcext:value-type="float">
            <text:p>4.99</text:p>
          </table:table-cell>
          <table:table-cell office:value-type="float" office:value="4.32" calcext:value-type="float">
            <text:p>4.32</text:p>
          </table:table-cell>
          <table:table-cell table:style-name="ce3" office:value-type="string" calcext:value-type="string">
            <text:p>Residua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860.17599576666" calcext:value-type="float">
            <text:p>6860.17599576666</text:p>
          </table:table-cell>
          <table:table-cell table:style-name="ce3" office:value-type="float" office:value="686.017599576666" calcext:value-type="float">
            <text:p>686.017599576666</text:p>
          </table:table-cell>
          <table:table-cell table:style-name="ce3" table:number-columns-repeated="2"/>
          <table:table-cell table:number-columns-repeated="55"/>
        </table:table-row>
        <table:table-row table:style-name="ro2">
          <table:table-cell table:style-name="ce2" office:value-type="date" office:date-value="1996-07-27" calcext:value-type="date">
            <text:p>27/07/1996</text:p>
          </table:table-cell>
          <table:table-cell office:value-type="float" office:value="5.34" calcext:value-type="float">
            <text:p>5.34</text:p>
          </table:table-cell>
          <table:table-cell office:value-type="float" office:value="6.41" calcext:value-type="float">
            <text:p>6.41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468.4930916667" calcext:value-type="float">
            <text:p>12468.4930916667</text:p>
          </table:table-cell>
          <table:table-cell table:style-name="ce4" table:number-columns-repeated="3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5"/>
          <table:table-cell table:style-name="ce5" office:value-type="string" calcext:value-type="string">
            <text:p>Coefficients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t Stat</text:p>
          </table:table-cell>
          <table:table-cell table:style-name="ce5" office:value-type="string" calcext:value-type="string">
            <text:p>P-value</text:p>
          </table:table-cell>
          <table:table-cell table:style-name="ce5" office:value-type="string" calcext:value-type="string">
            <text:p>Lower 95%</text:p>
          </table:table-cell>
          <table:table-cell table:style-name="ce5" office:value-type="string" calcext:value-type="string">
            <text:p>Upper 95%</text:p>
          </table:table-cell>
          <table:table-cell table:style-name="ce5" office:value-type="string" calcext:value-type="string">
            <text:p>Lower 95.0%</text:p>
          </table:table-cell>
          <table:table-cell table:style-name="ce5" office:value-type="string" calcext:value-type="string">
            <text:p>Upper 95.0%</text:p>
          </table:table-cell>
          <table:table-cell table:number-columns-repeated="52"/>
        </table:table-row>
        <table:table-row table:style-name="ro2">
          <table:table-cell table:style-name="ce2" office:value-type="date" office:date-value="1995-08-30" calcext:value-type="date">
            <text:p>30/08/1995</text:p>
          </table:table-cell>
          <table:table-cell office:value-type="float" office:value="3.18" calcext:value-type="float">
            <text:p>3.18</text:p>
          </table:table-cell>
          <table:table-cell office:value-type="float" office:value="6.93" calcext:value-type="float">
            <text:p>6.93</text:p>
          </table:table-cell>
          <table:table-cell table:style-name="ce3" office:value-type="string" calcext:value-type="string">
            <text:p>Intercept</text:p>
          </table:table-cell>
          <table:table-cell table:style-name="ce3" office:value-type="float" office:value="-69.8639495892048" calcext:value-type="float">
            <text:p>-69.8639495892048</text:p>
          </table:table-cell>
          <table:table-cell table:style-name="ce3" office:value-type="float" office:value="40.4279498837372" calcext:value-type="float">
            <text:p>40.4279498837372</text:p>
          </table:table-cell>
          <table:table-cell table:style-name="ce3" office:value-type="float" office:value="-1.72811012653671" calcext:value-type="float">
            <text:p>-1.72811012653671</text:p>
          </table:table-cell>
          <table:table-cell table:style-name="ce3" office:value-type="float" office:value="0.114663914569049" calcext:value-type="float">
            <text:p>0.114663914569049</text:p>
          </table:table-cell>
          <table:table-cell table:style-name="ce3" office:value-type="float" office:value="-159.943051019226" calcext:value-type="float">
            <text:p>-159.943051019226</text:p>
          </table:table-cell>
          <table:table-cell table:style-name="ce3" office:value-type="float" office:value="20.2151518408163" calcext:value-type="float">
            <text:p>20.2151518408163</text:p>
          </table:table-cell>
          <table:table-cell table:style-name="ce3" office:value-type="float" office:value="-159.943051019226" calcext:value-type="float">
            <text:p>-159.943051019226</text:p>
          </table:table-cell>
          <table:table-cell table:style-name="ce3" office:value-type="float" office:value="20.2151518408163" calcext:value-type="float">
            <text:p>20.2151518408163</text:p>
          </table:table-cell>
          <table:table-cell table:number-columns-repeated="52"/>
        </table:table-row>
        <table:table-row table:style-name="ro2">
          <table:table-cell table:style-name="ce2" office:value-type="date" office:date-value="1995-11-17" calcext:value-type="date">
            <text:p>17/11/1995</text:p>
          </table:table-cell>
          <table:table-cell office:value-type="float" office:value="5.61" calcext:value-type="float">
            <text:p>5.61</text:p>
          </table:table-cell>
          <table:table-cell office:value-type="float" office:value="25.56" calcext:value-type="float">
            <text:p>25.56</text:p>
          </table:table-cell>
          <table:table-cell table:style-name="ce4" office:value-type="string" calcext:value-type="string">
            <text:p>X Variable 1</text:p>
          </table:table-cell>
          <table:table-cell table:style-name="ce4" office:value-type="float" office:value="20.0890077409768" calcext:value-type="float">
            <text:p>20.0890077409768</text:p>
          </table:table-cell>
          <table:table-cell table:style-name="ce4" office:value-type="float" office:value="7.02602732518531" calcext:value-type="float">
            <text:p>7.02602732518531</text:p>
          </table:table-cell>
          <table:table-cell table:style-name="ce4" office:value-type="float" office:value="2.85922710106269" calcext:value-type="float">
            <text:p>2.85922710106269</text:p>
          </table:table-cell>
          <table:table-cell table:style-name="ce4" office:value-type="float" office:value="0.0169793795428081" calcext:value-type="float">
            <text:p>0.016979379542808</text:p>
          </table:table-cell>
          <table:table-cell table:style-name="ce4" office:value-type="float" office:value="4.43404057357018" calcext:value-type="float">
            <text:p>4.43404057357018</text:p>
          </table:table-cell>
          <table:table-cell table:style-name="ce4" office:value-type="float" office:value="35.7439749083834" calcext:value-type="float">
            <text:p>35.7439749083834</text:p>
          </table:table-cell>
          <table:table-cell table:style-name="ce4" office:value-type="float" office:value="4.43404057357018" calcext:value-type="float">
            <text:p>4.43404057357018</text:p>
          </table:table-cell>
          <table:table-cell table:style-name="ce4" office:value-type="float" office:value="35.7439749083834" calcext:value-type="float">
            <text:p>35.7439749083834</text:p>
          </table:table-cell>
          <table:table-cell table:number-columns-repeated="52"/>
        </table:table-row>
        <table:table-row table:style-name="ro2">
          <table:table-cell table:style-name="ce2" office:value-type="date" office:date-value="1995-12-04" calcext:value-type="date">
            <text:p>04/12/1995</text:p>
          </table:table-cell>
          <table:table-cell office:value-type="float" office:value="3.38" calcext:value-type="float">
            <text:p>3.38</text:p>
          </table:table-cell>
          <table:table-cell office:value-type="float" office:value="17.7" calcext:value-type="float">
            <text:p>17.7</text:p>
          </table:table-cell>
          <table:table-cell table:number-columns-repeated="61"/>
        </table:table-row>
        <table:table-row table:style-name="ro2">
          <table:table-cell table:style-name="ce2" office:value-type="date" office:date-value="1996-01-02" calcext:value-type="date">
            <text:p>02/01/1996</text:p>
          </table:table-cell>
          <table:table-cell office:value-type="float" office:value="6.77" calcext:value-type="float">
            <text:p>6.77</text:p>
          </table:table-cell>
          <table:table-cell office:value-type="float" office:value="47.61" calcext:value-type="float">
            <text:p>47.61</text:p>
          </table:table-cell>
          <table:table-cell table:number-columns-repeated="61"/>
        </table:table-row>
        <table:table-row table:style-name="ro2">
          <table:table-cell table:style-name="ce2" office:value-type="date" office:date-value="1996-01-10" calcext:value-type="date">
            <text:p>10/01/1996</text:p>
          </table:table-cell>
          <table:table-cell office:value-type="float" office:value="4.75" calcext:value-type="float">
            <text:p>4.75</text:p>
          </table:table-cell>
          <table:table-cell office:value-type="float" office:value="41.43" calcext:value-type="float">
            <text:p>41.43</text:p>
          </table:table-cell>
          <table:table-cell table:number-columns-repeated="61"/>
        </table:table-row>
        <table:table-row table:style-name="ro2">
          <table:table-cell table:style-name="ce2" office:value-type="date" office:date-value="1996-03-05" calcext:value-type="date">
            <text:p>05/03/1996</text:p>
          </table:table-cell>
          <table:table-cell office:value-type="float" office:value="4.02" calcext:value-type="float">
            <text:p>4.02</text:p>
          </table:table-cell>
          <table:table-cell office:value-type="float" office:value="67.05" calcext:value-type="float">
            <text:p>67.05</text:p>
          </table:table-cell>
          <table:table-cell office:value-type="string" calcext:value-type="string">
            <text:p>RESIDUAL OUTPUT</text:p>
          </table:table-cell>
          <table:table-cell table:number-columns-repeated="60"/>
        </table:table-row>
        <table:table-row table:style-name="ro2">
          <table:table-cell table:style-name="ce2" office:value-type="date" office:date-value="1996-03-20" calcext:value-type="date">
            <text:p>20/03/1996</text:p>
          </table:table-cell>
          <table:table-cell office:value-type="float" office:value="3.16" calcext:value-type="float">
            <text:p>3.16</text:p>
          </table:table-cell>
          <table:table-cell office:value-type="float" office:value="54.73" calcext:value-type="float">
            <text:p>54.73</text:p>
          </table:table-cell>
          <table:table-cell table:number-columns-repeated="61"/>
        </table:table-row>
        <table:table-row table:style-name="ro1">
          <table:table-cell table:number-columns-repeated="3"/>
          <table:table-cell table:style-name="ce5" office:value-type="string" calcext:value-type="string">
            <text:p>Observation</text:p>
          </table:table-cell>
          <table:table-cell table:style-name="ce5" office:value-type="string" calcext:value-type="string">
            <text:p>Predicted Y</text:p>
          </table:table-cell>
          <table:table-cell table:style-name="ce5" office:value-type="string" calcext:value-type="string">
            <text:p>Residuals</text:p>
          </table:table-cell>
          <table:table-cell table:number-columns-repeated="58"/>
        </table:table-row>
        <table:table-row table:style-name="ro2">
          <table:table-cell table:style-name="ce2" office:value-type="date" office:date-value="1995-10-20" calcext:value-type="date">
            <text:p>20/10/1995</text:p>
          </table:table-cell>
          <table:table-cell office:value-type="float" office:value="6.85" calcext:value-type="float">
            <text:p>6.85</text:p>
          </table:table-cell>
          <table:table-cell office:value-type="float" office:value="128.71" calcext:value-type="float">
            <text:p>128.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.5543867933863" calcext:value-type="float">
            <text:p>24.5543867933863</text:p>
          </table:table-cell>
          <table:table-cell table:style-name="ce3" office:value-type="float" office:value="-15.7643867933863" calcext:value-type="float">
            <text:p>-15.7643867933863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float" office:value="64.1297320431106" calcext:value-type="float">
            <text:p>64.1297320431106</text:p>
          </table:table-cell>
          <table:table-cell table:style-name="ce3" office:value-type="float" office:value="7.94026795688941" calcext:value-type="float">
            <text:p>7.94026795688941</text:p>
          </table:table-cell>
          <table:table-cell table:number-columns-repeated="8"/>
          <table:table-cell>
            <draw:g draw:z-index="1" draw:name="Chart 2">
              <draw:frame draw:style-name="gr1" svg:width="5.8264in" svg:height="4.4445in" svg:x="0.0071in" svg:y="0.2154in">
                <draw:object xlink:href="./Object 11" xlink:type="simple" xlink:show="embed" xlink:actuate="onLoad">
                  <loext:p/>
                </draw:object>
                <draw:image xlink:href="./ObjectReplacements/Object 11" xlink:type="simple" xlink:show="embed" xlink:actuate="onLoad"/>
              </draw:frame>
              <draw:frame draw:name="Text 1" draw:style-name="gr4" draw:text-style-name="P2" svg:width="5.2154in" svg:height="0.5689in" svg:x="0.0768in" svg:y="4.015in">
                <draw:text-box>
                  <text:p text:style-name="P3"><text:span text:style-name="T1">Figure 2.49 The </text:span><text:span text:style-name="T1">relationship between SE </text:span><text:span text:style-name="T1">generated WML above 4 </text:span><text:span text:style-name="T1">metres and the mean </text:span><text:span text:style-name="T1">sedimentation rate for the </text:span><text:span text:style-name="T1">corresponding dates (n=7) </text:span><text:span text:style-name="T1">for the North-east site.</text:span></text:p>
                </draw:text-box>
              </draw:frame>
              <draw:frame draw:name="Text 2" draw:style-name="gr2" draw:text-style-name="P2" svg:width="1.6717in" svg:height="0.624in" svg:x="0.6567in" svg:y="0.3772in">
                <draw:text-box>
                  <text:p text:style-name="P1"><text:span text:style-name="T1">y = 3.13x + 23.45, r</text:span><text:span text:style-name="T2">2</text:span><text:span text:style-name="T1"> = 0.04</text:span></text:p>
                  <text:p text:style-name="P1"><text:span text:style-name="T1">t</text:span><text:span text:style-name="T3">s</text:span><text:span text:style-name="T1"> ns</text:span></text:p>
                </draw:text-box>
              </draw:frame>
            </draw:g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float" office:value="67.7457534364864" calcext:value-type="float">
            <text:p>67.7457534364864</text:p>
          </table:table-cell>
          <table:table-cell table:style-name="ce3" office:value-type="float" office:value="-29.0357534364864" calcext:value-type="float">
            <text:p>-29.0357534364864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2.70187222621" calcext:value-type="float">
            <text:p>12.70187222621</text:p>
          </table:table-cell>
          <table:table-cell table:style-name="ce3" office:value-type="float" office:value="8.54812777379005" calcext:value-type="float">
            <text:p>8.54812777379005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9.8220326765286" calcext:value-type="float">
            <text:p>39.8220326765286</text:p>
          </table:table-cell>
          <table:table-cell table:style-name="ce3" office:value-type="float" office:value="14.5479673234714" calcext:value-type="float">
            <text:p>14.5479673234714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6.5632875674839" calcext:value-type="float">
            <text:p>26.5632875674839</text:p>
          </table:table-cell>
          <table:table-cell table:style-name="ce3" office:value-type="float" office:value="25.5867124325161" calcext:value-type="float">
            <text:p>25.5867124325161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6.6294207130046" calcext:value-type="float">
            <text:p>86.6294207130046</text:p>
          </table:table-cell>
          <table:table-cell table:style-name="ce3" office:value-type="float" office:value="-0.0894207130045999" calcext:value-type="float">
            <text:p>-0.0894207130046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0.5810891156793" calcext:value-type="float">
            <text:p>30.5810891156793</text:p>
          </table:table-cell>
          <table:table-cell table:style-name="ce3" office:value-type="float" office:value="40.5289108843207" calcext:value-type="float">
            <text:p>40.5289108843207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4.3980005864649" calcext:value-type="float">
            <text:p>34.3980005864649</text:p>
          </table:table-cell>
          <table:table-cell table:style-name="ce3" office:value-type="float" office:value="-24.7280005864649" calcext:value-type="float">
            <text:p>-24.7280005864649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69.3528740557646" calcext:value-type="float">
            <text:p>69.3528740557646</text:p>
          </table:table-cell>
          <table:table-cell table:style-name="ce3" office:value-type="float" office:value="29.5271259442355" calcext:value-type="float">
            <text:p>29.5271259442355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.3801990382695" calcext:value-type="float">
            <text:p>30.3801990382695</text:p>
          </table:table-cell>
          <table:table-cell table:style-name="ce3" office:value-type="float" office:value="-26.0601990382695" calcext:value-type="float">
            <text:p>-26.0601990382695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37.4113517476114" calcext:value-type="float">
            <text:p>37.4113517476114</text:p>
          </table:table-cell>
          <table:table-cell table:style-name="ce4" office:value-type="float" office:value="-31.0013517476114" calcext:value-type="float">
            <text:p>-31.0013517476114</text:p>
          </table:table-cell>
          <table:table-cell table:number-columns-repeated="58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office:value-type="string" calcext:value-type="string">
            <text:p>SUMMARY OUTPUT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6" office:value-type="string" calcext:value-type="string">
            <text:p>Regression Statistics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3" office:value-type="string" calcext:value-type="string">
            <text:p>Multiple R</text:p>
          </table:table-cell>
          <table:table-cell table:style-name="ce3" office:value-type="float" office:value="0.201836718219525" calcext:value-type="float">
            <text:p>0.201836718219525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R Square</text:p>
          </table:table-cell>
          <table:table-cell table:style-name="ce3" office:value-type="float" office:value="0.0407380608216279" calcext:value-type="float">
            <text:p>0.040738060821628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Adjusted R Square</text:p>
          </table:table-cell>
          <table:table-cell table:style-name="ce3" office:value-type="float" office:value="-0.151114327014047" calcext:value-type="float">
            <text:p>-0.151114327014047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Standard Error</text:p>
          </table:table-cell>
          <table:table-cell table:style-name="ce3" office:value-type="float" office:value="22.9967280116244" calcext:value-type="float">
            <text:p>22.9967280116244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Observations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NOVA</text:p>
          </table:table-cell>
          <table:table-cell table:number-columns-repeated="63"/>
        </table:table-row>
        <table:table-row table:style-name="ro1">
          <table:table-cell table:style-name="ce5"/>
          <table:table-cell table:style-name="ce5" office:value-type="string" calcext:value-type="string">
            <text:p>df</text:p>
          </table:table-cell>
          <table:table-cell table:style-name="ce5" office:value-type="string" calcext:value-type="string">
            <text:p>SS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Significance F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Regressio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12.296246653992" calcext:value-type="float">
            <text:p>112.296246653992</text:p>
          </table:table-cell>
          <table:table-cell table:style-name="ce3" office:value-type="float" office:value="0.212340650440697" calcext:value-type="float">
            <text:p>0.212340650440697</text:p>
          </table:table-cell>
          <table:table-cell table:style-name="ce3" office:value-type="float" office:value="0.664287907396862" calcext:value-type="float">
            <text:p>0.664287907396862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Residu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44.24749620315" calcext:value-type="float">
            <text:p>2644.24749620315</text:p>
          </table:table-cell>
          <table:table-cell table:style-name="ce3" office:value-type="float" office:value="528.84949924063" calcext:value-type="float">
            <text:p>528.84949924063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756.54374285714" calcext:value-type="float">
            <text:p>2756.54374285714</text:p>
          </table:table-cell>
          <table:table-cell table:style-name="ce4" table:number-columns-repeated="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5"/>
          <table:table-cell table:style-name="ce5" office:value-type="string" calcext:value-type="string">
            <text:p>Coefficients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t Stat</text:p>
          </table:table-cell>
          <table:table-cell table:style-name="ce5" office:value-type="string" calcext:value-type="string">
            <text:p>P-value</text:p>
          </table:table-cell>
          <table:table-cell table:style-name="ce5" office:value-type="string" calcext:value-type="string">
            <text:p>Lower 95%</text:p>
          </table:table-cell>
          <table:table-cell table:style-name="ce5" office:value-type="string" calcext:value-type="string">
            <text:p>Upper 95%</text:p>
          </table:table-cell>
          <table:table-cell table:style-name="ce5" office:value-type="string" calcext:value-type="string">
            <text:p>Lower 95.0%</text:p>
          </table:table-cell>
          <table:table-cell table:style-name="ce5" office:value-type="string" calcext:value-type="string">
            <text:p>Upper 95.0%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Intercept</text:p>
          </table:table-cell>
          <table:table-cell table:style-name="ce3" office:value-type="float" office:value="23.4543496104899" calcext:value-type="float">
            <text:p>23.4543496104899</text:p>
          </table:table-cell>
          <table:table-cell table:style-name="ce3" office:value-type="float" office:value="31.2518515743419" calcext:value-type="float">
            <text:p>31.2518515743419</text:p>
          </table:table-cell>
          <table:table-cell table:style-name="ce3" office:value-type="float" office:value="0.750494720439097" calcext:value-type="float">
            <text:p>0.750494720439097</text:p>
          </table:table-cell>
          <table:table-cell table:style-name="ce3" office:value-type="float" office:value="0.486751515705155" calcext:value-type="float">
            <text:p>0.486751515705155</text:p>
          </table:table-cell>
          <table:table-cell table:style-name="ce3" office:value-type="float" office:value="-56.8809611050087" calcext:value-type="float">
            <text:p>-56.8809611050087</text:p>
          </table:table-cell>
          <table:table-cell table:style-name="ce3" office:value-type="float" office:value="103.789660325988" calcext:value-type="float">
            <text:p>103.789660325988</text:p>
          </table:table-cell>
          <table:table-cell table:style-name="ce3" office:value-type="float" office:value="-56.8809611050087" calcext:value-type="float">
            <text:p>-56.8809611050087</text:p>
          </table:table-cell>
          <table:table-cell table:style-name="ce3" office:value-type="float" office:value="103.789660325988" calcext:value-type="float">
            <text:p>103.789660325988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X Variable 1</text:p>
          </table:table-cell>
          <table:table-cell table:style-name="ce4" office:value-type="float" office:value="3.13668781103242" calcext:value-type="float">
            <text:p>3.13668781103242</text:p>
          </table:table-cell>
          <table:table-cell table:style-name="ce4" office:value-type="float" office:value="6.80698391895784" calcext:value-type="float">
            <text:p>6.80698391895784</text:p>
          </table:table-cell>
          <table:table-cell table:style-name="ce4" office:value-type="float" office:value="0.460804351586106" calcext:value-type="float">
            <text:p>0.460804351586106</text:p>
          </table:table-cell>
          <table:table-cell table:style-name="ce4" office:value-type="float" office:value="0.664287907396865" calcext:value-type="float">
            <text:p>0.664287907396865</text:p>
          </table:table-cell>
          <table:table-cell table:style-name="ce4" office:value-type="float" office:value="-14.361192814186" calcext:value-type="float">
            <text:p>-14.361192814186</text:p>
          </table:table-cell>
          <table:table-cell table:style-name="ce4" office:value-type="float" office:value="20.6345684362509" calcext:value-type="float">
            <text:p>20.6345684362509</text:p>
          </table:table-cell>
          <table:table-cell table:style-name="ce4" office:value-type="float" office:value="-14.361192814186" calcext:value-type="float">
            <text:p>-14.361192814186</text:p>
          </table:table-cell>
          <table:table-cell table:style-name="ce4" office:value-type="float" office:value="20.6345684362509" calcext:value-type="float">
            <text:p>20.6345684362509</text:p>
          </table:table-cell>
          <table:table-cell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RESIDUAL OUTPUT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>
            <text:p>Observation</text:p>
          </table:table-cell>
          <table:table-cell table:style-name="ce5" office:value-type="string" calcext:value-type="string">
            <text:p>Predicted Y</text:p>
          </table:table-cell>
          <table:table-cell table:style-name="ce5" office:value-type="string" calcext:value-type="string">
            <text:p>Residuals</text:p>
          </table:table-cell>
          <table:table-cell table:number-columns-repeated="6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3.429016849573" calcext:value-type="float">
            <text:p>33.429016849573</text:p>
          </table:table-cell>
          <table:table-cell table:style-name="ce3" office:value-type="float" office:value="-26.499016849573" calcext:value-type="float">
            <text:p>-26.499016849573</text:p>
          </table:table-cell>
          <table:table-cell table:number-columns-repeated="6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41.0511682303818" calcext:value-type="float">
            <text:p>41.0511682303818</text:p>
          </table:table-cell>
          <table:table-cell table:style-name="ce3" office:value-type="float" office:value="-15.4911682303818" calcext:value-type="float">
            <text:p>-15.4911682303818</text:p>
          </table:table-cell>
          <table:table-cell table:number-columns-repeated="6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34.0563544117795" calcext:value-type="float">
            <text:p>34.0563544117795</text:p>
          </table:table-cell>
          <table:table-cell table:style-name="ce3" office:value-type="float" office:value="-16.3563544117795" calcext:value-type="float">
            <text:p>-16.3563544117795</text:p>
          </table:table-cell>
          <table:table-cell table:number-columns-repeated="6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44.6897260911794" calcext:value-type="float">
            <text:p>44.6897260911794</text:p>
          </table:table-cell>
          <table:table-cell table:style-name="ce3" office:value-type="float" office:value="2.92027390882064" calcext:value-type="float">
            <text:p>2.92027390882064</text:p>
          </table:table-cell>
          <table:table-cell table:number-columns-repeated="6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38.3536167128939" calcext:value-type="float">
            <text:p>38.3536167128939</text:p>
          </table:table-cell>
          <table:table-cell table:style-name="ce3" office:value-type="float" office:value="3.07638328710612" calcext:value-type="float">
            <text:p>3.07638328710612</text:p>
          </table:table-cell>
          <table:table-cell table:number-columns-repeated="6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36.0638346108402" calcext:value-type="float">
            <text:p>36.0638346108402</text:p>
          </table:table-cell>
          <table:table-cell table:style-name="ce3" office:value-type="float" office:value="30.9861653891598" calcext:value-type="float">
            <text:p>30.9861653891598</text:p>
          </table:table-cell>
          <table:table-cell table:number-columns-repeated="61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33.3662830933523" calcext:value-type="float">
            <text:p>33.3662830933523</text:p>
          </table:table-cell>
          <table:table-cell table:style-name="ce4" office:value-type="float" office:value="21.3637169066477" calcext:value-type="float">
            <text:p>21.3637169066477</text:p>
          </table:table-cell>
          <table:table-cell table:number-columns-repeated="61"/>
        </table:table-row>
        <table:table-row table:style-name="ro1" table:number-rows-repeated="104850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_50" table:style-name="ta3">
        <table:table-column table:style-name="co1" table:number-columns-repeated="64" table:default-cell-style-name="ce1"/>
        <table:table-row table:style-name="ro1">
          <table:table-cell/>
          <table:table-cell office:value-type="string" calcext:value-type="string">
            <text:p>CENT</text:p>
          </table:table-cell>
          <table:table-cell/>
          <table:table-cell office:value-type="string" calcext:value-type="string">
            <text:p>SUMMARY OUTPUT</text:p>
          </table:table-cell>
          <table:table-cell table:number-columns-repeated="10"/>
          <table:table-cell>
            <draw:g draw:z-index="0" draw:name="Chart 1">
              <draw:frame draw:style-name="gr1" svg:width="5.8335in" svg:height="4.889in" svg:x="0in" svg:y="0.0071in">
                <draw:object xlink:href="./Object 12" xlink:type="simple" xlink:show="embed" xlink:actuate="onLoad">
                  <loext:p/>
                </draw:object>
                <draw:image xlink:href="./ObjectReplacements/Object 12" xlink:type="simple" xlink:show="embed" xlink:actuate="onLoad"/>
              </draw:frame>
              <draw:frame draw:name="Text 1" draw:style-name="gr4" draw:text-style-name="P2" svg:width="5.2374in" svg:height="0.6177in" svg:x="0.0713in" svg:y="4.1752in">
                <draw:text-box>
                  <text:p text:style-name="P3"><text:span text:style-name="T1">Figure 2.50 The </text:span><text:span text:style-name="T1">relationship between the </text:span><text:span text:style-name="T1">SW generated WML above </text:span><text:span text:style-name="T1">4 metres and the mean </text:span><text:span text:style-name="T1">sedimantation rate for the </text:span><text:span text:style-name="T1">corresponding dates </text:span><text:span text:style-name="T1">(n=12) for the Central site.</text:span></text:p>
                </draw:text-box>
              </draw:frame>
              <draw:frame draw:name="Text 2" draw:style-name="gr2" draw:text-style-name="P2" svg:width="1.7898in" svg:height="0.6236in" svg:x="0.6547in" svg:y="0.1626in">
                <draw:text-box>
                  <text:p text:style-name="P1"><text:span text:style-name="T1">y = 31.07x - 138.32, r</text:span><text:span text:style-name="T2">2</text:span><text:span text:style-name="T1"> = </text:span><text:span text:style-name="T1">0.54</text:span></text:p>
                  <text:p text:style-name="P1"><text:span text:style-name="T1">t</text:span><text:span text:style-name="T3">s</text:span><text:span text:style-name="T1"> **</text:span></text:p>
                </draw:text-box>
              </draw:frame>
            </draw:g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2">
          <table:table-cell table:style-name="ce2" office:value-type="date" office:date-value="1995-08-10" calcext:value-type="date">
            <text:p>10/08/1995</text:p>
          </table:table-cell>
          <table:table-cell office:value-type="float" office:value="4.8" calcext:value-type="float">
            <text:p>4.8</text:p>
          </table:table-cell>
          <table:table-cell office:value-type="float" office:value="4.88" calcext:value-type="float">
            <text:p>4.88</text:p>
          </table:table-cell>
          <table:table-cell table:style-name="ce6" office:value-type="string" calcext:value-type="string">
            <text:p>Regression Statistics</text:p>
          </table:table-cell>
          <table:table-cell table:style-name="ce6"/>
          <table:table-cell table:number-columns-repeated="59"/>
        </table:table-row>
        <table:table-row table:style-name="ro2">
          <table:table-cell table:style-name="ce2" office:value-type="date" office:date-value="1995-09-15" calcext:value-type="date">
            <text:p>15/09/1995</text:p>
          </table:table-cell>
          <table:table-cell office:value-type="float" office:value="6.31" calcext:value-type="float">
            <text:p>6.31</text:p>
          </table:table-cell>
          <table:table-cell office:value-type="float" office:value="43.37" calcext:value-type="float">
            <text:p>43.37</text:p>
          </table:table-cell>
          <table:table-cell table:style-name="ce3" office:value-type="string" calcext:value-type="string">
            <text:p>Multiple R</text:p>
          </table:table-cell>
          <table:table-cell table:style-name="ce3" office:value-type="float" office:value="0.735849468681071" calcext:value-type="float">
            <text:p>0.735849468681071</text:p>
          </table:table-cell>
          <table:table-cell table:number-columns-repeated="59"/>
        </table:table-row>
        <table:table-row table:style-name="ro2">
          <table:table-cell table:style-name="ce2" office:value-type="date" office:date-value="1995-10-07" calcext:value-type="date">
            <text:p>07/10/1995</text:p>
          </table:table-cell>
          <table:table-cell office:value-type="float" office:value="6.84" calcext:value-type="float">
            <text:p>6.84</text:p>
          </table:table-cell>
          <table:table-cell office:value-type="float" office:value="22.69" calcext:value-type="float">
            <text:p>22.69</text:p>
          </table:table-cell>
          <table:table-cell table:style-name="ce3" office:value-type="string" calcext:value-type="string">
            <text:p>R Square</text:p>
          </table:table-cell>
          <table:table-cell table:style-name="ce3" office:value-type="float" office:value="0.541474440558215" calcext:value-type="float">
            <text:p>0.541474440558215</text:p>
          </table:table-cell>
          <table:table-cell table:number-columns-repeated="59"/>
        </table:table-row>
        <table:table-row table:style-name="ro2">
          <table:table-cell table:style-name="ce2" office:value-type="date" office:date-value="1995-11-03" calcext:value-type="date">
            <text:p>03/11/1995</text:p>
          </table:table-cell>
          <table:table-cell office:value-type="float" office:value="4.85" calcext:value-type="float">
            <text:p>4.85</text:p>
          </table:table-cell>
          <table:table-cell office:value-type="float" office:value="31.17" calcext:value-type="float">
            <text:p>31.17</text:p>
          </table:table-cell>
          <table:table-cell table:style-name="ce3" office:value-type="string" calcext:value-type="string">
            <text:p>Adjusted R Square</text:p>
          </table:table-cell>
          <table:table-cell table:style-name="ce3" office:value-type="float" office:value="0.495621884614037" calcext:value-type="float">
            <text:p>0.495621884614037</text:p>
          </table:table-cell>
          <table:table-cell table:number-columns-repeated="59"/>
        </table:table-row>
        <table:table-row table:style-name="ro2">
          <table:table-cell table:style-name="ce2" office:value-type="date" office:date-value="1996-04-02" calcext:value-type="date">
            <text:p>02/04/1996</text:p>
          </table:table-cell>
          <table:table-cell office:value-type="float" office:value="6.01" calcext:value-type="float">
            <text:p>6.01</text:p>
          </table:table-cell>
          <table:table-cell office:value-type="float" office:value="107.22" calcext:value-type="float">
            <text:p>107.22</text:p>
          </table:table-cell>
          <table:table-cell table:style-name="ce3" office:value-type="string" calcext:value-type="string">
            <text:p>Standard Error</text:p>
          </table:table-cell>
          <table:table-cell table:style-name="ce3" office:value-type="float" office:value="33.7189127514869" calcext:value-type="float">
            <text:p>33.7189127514869</text:p>
          </table:table-cell>
          <table:table-cell table:number-columns-repeated="59"/>
        </table:table-row>
        <table:table-row table:style-name="ro2">
          <table:table-cell table:style-name="ce2" office:value-type="date" office:date-value="1996-04-17" calcext:value-type="date">
            <text:p>17/04/1996</text:p>
          </table:table-cell>
          <table:table-cell office:value-type="float" office:value="8.13" calcext:value-type="float">
            <text:p>8.13</text:p>
          </table:table-cell>
          <table:table-cell office:value-type="float" office:value="159.32" calcext:value-type="float">
            <text:p>159.32</text:p>
          </table:table-cell>
          <table:table-cell table:style-name="ce4" office:value-type="string" calcext:value-type="string">
            <text:p>Observations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59"/>
        </table:table-row>
        <table:table-row table:style-name="ro2">
          <table:table-cell table:style-name="ce2" office:value-type="date" office:date-value="1996-04-25" calcext:value-type="date">
            <text:p>25/04/1996</text:p>
          </table:table-cell>
          <table:table-cell office:value-type="float" office:value="5.04" calcext:value-type="float">
            <text:p>5.04</text:p>
          </table:table-cell>
          <table:table-cell office:value-type="float" office:value="38.13" calcext:value-type="float">
            <text:p>38.13</text:p>
          </table:table-cell>
          <table:table-cell table:number-columns-repeated="61"/>
        </table:table-row>
        <table:table-row table:style-name="ro2">
          <table:table-cell table:style-name="ce2" office:value-type="date" office:date-value="1996-05-09" calcext:value-type="date">
            <text:p>09/05/1996</text:p>
          </table:table-cell>
          <table:table-cell office:value-type="float" office:value="5.06" calcext:value-type="float">
            <text:p>5.06</text:p>
          </table:table-cell>
          <table:table-cell office:value-type="float" office:value="18.06" calcext:value-type="float">
            <text:p>18.06</text:p>
          </table:table-cell>
          <table:table-cell office:value-type="string" calcext:value-type="string">
            <text:p>ANOVA</text:p>
          </table:table-cell>
          <table:table-cell table:number-columns-repeated="60"/>
        </table:table-row>
        <table:table-row table:style-name="ro2">
          <table:table-cell table:style-name="ce2" office:value-type="date" office:date-value="1996-05-26" calcext:value-type="date">
            <text:p>26/05/1996</text:p>
          </table:table-cell>
          <table:table-cell office:value-type="float" office:value="6.89" calcext:value-type="float">
            <text:p>6.89</text:p>
          </table:table-cell>
          <table:table-cell office:value-type="float" office:value="39.53" calcext:value-type="float">
            <text:p>39.53</text:p>
          </table:table-cell>
          <table:table-cell table:style-name="ce5"/>
          <table:table-cell table:style-name="ce5" office:value-type="string" calcext:value-type="string">
            <text:p>df</text:p>
          </table:table-cell>
          <table:table-cell table:style-name="ce5" office:value-type="string" calcext:value-type="string">
            <text:p>SS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Significance F</text:p>
          </table:table-cell>
          <table:table-cell table:number-columns-repeated="55"/>
        </table:table-row>
        <table:table-row table:style-name="ro2">
          <table:table-cell table:style-name="ce2" office:value-type="date" office:date-value="1996-06-12" calcext:value-type="date">
            <text:p>12/06/1996</text:p>
          </table:table-cell>
          <table:table-cell office:value-type="float" office:value="4.79" calcext:value-type="float">
            <text:p>4.79</text:p>
          </table:table-cell>
          <table:table-cell office:value-type="float" office:value="3.66" calcext:value-type="float">
            <text:p>3.66</text:p>
          </table:table-cell>
          <table:table-cell table:style-name="ce3" office:value-type="string" calcext:value-type="string">
            <text:p>Regressio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3426.4604535762" calcext:value-type="float">
            <text:p>13426.4604535762</text:p>
          </table:table-cell>
          <table:table-cell table:style-name="ce3" office:value-type="float" office:value="11.8090350561354" calcext:value-type="float">
            <text:p>11.8090350561354</text:p>
          </table:table-cell>
          <table:table-cell table:style-name="ce3" office:value-type="float" office:value="0.00636945010802875" calcext:value-type="float">
            <text:p>0.006369450108029</text:p>
          </table:table-cell>
          <table:table-cell table:number-columns-repeated="55"/>
        </table:table-row>
        <table:table-row table:style-name="ro2">
          <table:table-cell table:style-name="ce2" office:value-type="date" office:date-value="1996-07-09" calcext:value-type="date">
            <text:p>09/07/1996</text:p>
          </table:table-cell>
          <table:table-cell office:value-type="float" office:value="4.43" calcext:value-type="float">
            <text:p>4.43</text:p>
          </table:table-cell>
          <table:table-cell office:value-type="float" office:value="1.99" calcext:value-type="float">
            <text:p>1.99</text:p>
          </table:table-cell>
          <table:table-cell table:style-name="ce3" office:value-type="string" calcext:value-type="string">
            <text:p>Residua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369.6507714238" calcext:value-type="float">
            <text:p>11369.6507714238</text:p>
          </table:table-cell>
          <table:table-cell table:style-name="ce3" office:value-type="float" office:value="1136.96507714238" calcext:value-type="float">
            <text:p>1136.96507714238</text:p>
          </table:table-cell>
          <table:table-cell table:style-name="ce3" table:number-columns-repeated="2"/>
          <table:table-cell table:number-columns-repeated="55"/>
        </table:table-row>
        <table:table-row table:style-name="ro2">
          <table:table-cell table:style-name="ce2" office:value-type="date" office:date-value="1996-07-27" calcext:value-type="date">
            <text:p>27/07/1996</text:p>
          </table:table-cell>
          <table:table-cell office:value-type="float" office:value="5.59" calcext:value-type="float">
            <text:p>5.59</text:p>
          </table:table-cell>
          <table:table-cell office:value-type="float" office:value="5.81" calcext:value-type="float">
            <text:p>5.81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4796.111225" calcext:value-type="float">
            <text:p>24796.111225</text:p>
          </table:table-cell>
          <table:table-cell table:style-name="ce4" table:number-columns-repeated="3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5"/>
          <table:table-cell table:style-name="ce5" office:value-type="string" calcext:value-type="string">
            <text:p>Coefficients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t Stat</text:p>
          </table:table-cell>
          <table:table-cell table:style-name="ce5" office:value-type="string" calcext:value-type="string">
            <text:p>P-value</text:p>
          </table:table-cell>
          <table:table-cell table:style-name="ce5" office:value-type="string" calcext:value-type="string">
            <text:p>Lower 95%</text:p>
          </table:table-cell>
          <table:table-cell table:style-name="ce5" office:value-type="string" calcext:value-type="string">
            <text:p>Upper 95%</text:p>
          </table:table-cell>
          <table:table-cell table:style-name="ce5" office:value-type="string" calcext:value-type="string">
            <text:p>Lower 95.0%</text:p>
          </table:table-cell>
          <table:table-cell table:style-name="ce5" office:value-type="string" calcext:value-type="string">
            <text:p>Upper 95.0%</text:p>
          </table:table-cell>
          <table:table-cell table:number-columns-repeated="52"/>
        </table:table-row>
        <table:table-row table:style-name="ro2">
          <table:table-cell table:style-name="ce2" office:value-type="date" office:date-value="1995-08-30" calcext:value-type="date">
            <text:p>30/08/1995</text:p>
          </table:table-cell>
          <table:table-cell office:value-type="float" office:value="4" calcext:value-type="float">
            <text:p>4</text:p>
          </table:table-cell>
          <table:table-cell office:value-type="float" office:value="5.14" calcext:value-type="float">
            <text:p>5.14</text:p>
          </table:table-cell>
          <table:table-cell table:style-name="ce3" office:value-type="string" calcext:value-type="string">
            <text:p>Intercept</text:p>
          </table:table-cell>
          <table:table-cell table:style-name="ce3" office:value-type="float" office:value="-138.317174292293" calcext:value-type="float">
            <text:p>-138.317174292293</text:p>
          </table:table-cell>
          <table:table-cell table:style-name="ce3" office:value-type="float" office:value="52.6959519526414" calcext:value-type="float">
            <text:p>52.6959519526414</text:p>
          </table:table-cell>
          <table:table-cell table:style-name="ce3" office:value-type="float" office:value="-2.62481593304549" calcext:value-type="float">
            <text:p>-2.62481593304549</text:p>
          </table:table-cell>
          <table:table-cell table:style-name="ce3" office:value-type="float" office:value="0.0253870234459988" calcext:value-type="float">
            <text:p>0.025387023445999</text:p>
          </table:table-cell>
          <table:table-cell table:style-name="ce3" office:value-type="float" office:value="-255.731092498494" calcext:value-type="float">
            <text:p>-255.731092498494</text:p>
          </table:table-cell>
          <table:table-cell table:style-name="ce3" office:value-type="float" office:value="-20.9032560860921" calcext:value-type="float">
            <text:p>-20.9032560860921</text:p>
          </table:table-cell>
          <table:table-cell table:style-name="ce3" office:value-type="float" office:value="-255.731092498494" calcext:value-type="float">
            <text:p>-255.731092498494</text:p>
          </table:table-cell>
          <table:table-cell table:style-name="ce3" office:value-type="float" office:value="-20.9032560860921" calcext:value-type="float">
            <text:p>-20.9032560860921</text:p>
          </table:table-cell>
          <table:table-cell table:number-columns-repeated="52"/>
        </table:table-row>
        <table:table-row table:style-name="ro2">
          <table:table-cell table:style-name="ce2" office:value-type="date" office:date-value="1995-11-17" calcext:value-type="date">
            <text:p>17/11/1995</text:p>
          </table:table-cell>
          <table:table-cell office:value-type="float" office:value="6.22" calcext:value-type="float">
            <text:p>6.22</text:p>
          </table:table-cell>
          <table:table-cell office:value-type="float" office:value="28.59" calcext:value-type="float">
            <text:p>28.59</text:p>
          </table:table-cell>
          <table:table-cell table:style-name="ce4" office:value-type="string" calcext:value-type="string">
            <text:p>X Variable 1</text:p>
          </table:table-cell>
          <table:table-cell table:style-name="ce4" office:value-type="float" office:value="31.0683167225417" calcext:value-type="float">
            <text:p>31.0683167225417</text:p>
          </table:table-cell>
          <table:table-cell table:style-name="ce4" office:value-type="float" office:value="9.04087610876687" calcext:value-type="float">
            <text:p>9.04087610876687</text:p>
          </table:table-cell>
          <table:table-cell table:style-name="ce4" office:value-type="float" office:value="3.43642765908659" calcext:value-type="float">
            <text:p>3.43642765908659</text:p>
          </table:table-cell>
          <table:table-cell table:style-name="ce4" office:value-type="float" office:value="0.00636945010802886" calcext:value-type="float">
            <text:p>0.006369450108029</text:p>
          </table:table-cell>
          <table:table-cell table:style-name="ce4" office:value-type="float" office:value="10.9239859226891" calcext:value-type="float">
            <text:p>10.9239859226891</text:p>
          </table:table-cell>
          <table:table-cell table:style-name="ce4" office:value-type="float" office:value="51.2126475223943" calcext:value-type="float">
            <text:p>51.2126475223943</text:p>
          </table:table-cell>
          <table:table-cell table:style-name="ce4" office:value-type="float" office:value="10.9239859226891" calcext:value-type="float">
            <text:p>10.9239859226891</text:p>
          </table:table-cell>
          <table:table-cell table:style-name="ce4" office:value-type="float" office:value="51.2126475223943" calcext:value-type="float">
            <text:p>51.2126475223943</text:p>
          </table:table-cell>
          <table:table-cell table:number-columns-repeated="52"/>
        </table:table-row>
        <table:table-row table:style-name="ro2">
          <table:table-cell table:style-name="ce2" office:value-type="date" office:date-value="1995-12-04" calcext:value-type="date">
            <text:p>04/12/1995</text:p>
          </table:table-cell>
          <table:table-cell office:value-type="float" office:value="4.66" calcext:value-type="float">
            <text:p>4.66</text:p>
          </table:table-cell>
          <table:table-cell office:value-type="float" office:value="22.51" calcext:value-type="float">
            <text:p>22.51</text:p>
          </table:table-cell>
          <table:table-cell table:number-columns-repeated="61"/>
        </table:table-row>
        <table:table-row table:style-name="ro2">
          <table:table-cell table:style-name="ce2" office:value-type="date" office:date-value="1996-01-02" calcext:value-type="date">
            <text:p>02/01/1996</text:p>
          </table:table-cell>
          <table:table-cell office:value-type="float" office:value="8.64" calcext:value-type="float">
            <text:p>8.64</text:p>
          </table:table-cell>
          <table:table-cell office:value-type="float" office:value="155.5" calcext:value-type="float">
            <text:p>155.5</text:p>
          </table:table-cell>
          <table:table-cell table:number-columns-repeated="61"/>
        </table:table-row>
        <table:table-row table:style-name="ro2">
          <table:table-cell table:style-name="ce2" office:value-type="date" office:date-value="1996-01-10" calcext:value-type="date">
            <text:p>10/01/1996</text:p>
          </table:table-cell>
          <table:table-cell office:value-type="float" office:value="6.3" calcext:value-type="float">
            <text:p>6.3</text:p>
          </table:table-cell>
          <table:table-cell office:value-type="float" office:value="38" calcext:value-type="float">
            <text:p>38</text:p>
          </table:table-cell>
          <table:table-cell table:number-columns-repeated="61"/>
        </table:table-row>
        <table:table-row table:style-name="ro2">
          <table:table-cell table:style-name="ce2" office:value-type="date" office:date-value="1996-01-31" calcext:value-type="date">
            <text:p>31/01/1996</text:p>
          </table:table-cell>
          <table:table-cell office:value-type="float" office:value="7.04" calcext:value-type="float">
            <text:p>7.04</text:p>
          </table:table-cell>
          <table:table-cell office:value-type="float" office:value="81.62" calcext:value-type="float">
            <text:p>81.62</text:p>
          </table:table-cell>
          <table:table-cell office:value-type="string" calcext:value-type="string">
            <text:p>RESIDUAL OUTPUT</text:p>
          </table:table-cell>
          <table:table-cell table:number-columns-repeated="60"/>
        </table:table-row>
        <table:table-row table:style-name="ro2">
          <table:table-cell table:style-name="ce2" office:value-type="date" office:date-value="1996-03-05" calcext:value-type="date">
            <text:p>05/03/1996</text:p>
          </table:table-cell>
          <table:table-cell office:value-type="float" office:value="5.67" calcext:value-type="float">
            <text:p>5.67</text:p>
          </table:table-cell>
          <table:table-cell office:value-type="float" office:value="71.21" calcext:value-type="float">
            <text:p>71.21</text:p>
          </table:table-cell>
          <table:table-cell table:number-columns-repeated="61"/>
        </table:table-row>
        <table:table-row table:style-name="ro2">
          <table:table-cell table:style-name="ce2" office:value-type="date" office:date-value="1996-03-20" calcext:value-type="date">
            <text:p>20/03/1996</text:p>
          </table:table-cell>
          <table:table-cell office:value-type="float" office:value="4.21" calcext:value-type="float">
            <text:p>4.21</text:p>
          </table:table-cell>
          <table:table-cell office:value-type="float" office:value="107.5" calcext:value-type="float">
            <text:p>107.5</text:p>
          </table:table-cell>
          <table:table-cell table:style-name="ce5" office:value-type="string" calcext:value-type="string">
            <text:p>Observation</text:p>
          </table:table-cell>
          <table:table-cell table:style-name="ce5" office:value-type="string" calcext:value-type="string">
            <text:p>Predicted Y</text:p>
          </table:table-cell>
          <table:table-cell table:style-name="ce5" office:value-type="string" calcext:value-type="string">
            <text:p>Residuals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.8107459759072" calcext:value-type="float">
            <text:p>10.8107459759072</text:p>
          </table:table-cell>
          <table:table-cell table:style-name="ce3" office:value-type="float" office:value="-5.93074597590715" calcext:value-type="float">
            <text:p>-5.93074597590715</text:p>
          </table:table-cell>
          <table:table-cell table:number-columns-repeated="58"/>
        </table:table-row>
        <table:table-row table:style-name="ro2">
          <table:table-cell table:style-name="ce2" office:value-type="date" office:date-value="1995-10-20" calcext:value-type="date">
            <text:p>20/10/1995</text:p>
          </table:table-cell>
          <table:table-cell office:value-type="float" office:value="7" calcext:value-type="float">
            <text:p>7</text:p>
          </table:table-cell>
          <table:table-cell office:value-type="float" office:value="120.2" calcext:value-type="float">
            <text:p>120.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.7239042269451" calcext:value-type="float">
            <text:p>57.7239042269451</text:p>
          </table:table-cell>
          <table:table-cell table:style-name="ce3" office:value-type="float" office:value="-14.3539042269451" calcext:value-type="float">
            <text:p>-14.3539042269451</text:p>
          </table:table-cell>
          <table:table-cell table:number-columns-repeated="8"/>
          <table:table-cell>
            <draw:g draw:z-index="1" draw:name="Chart 2">
              <draw:frame draw:style-name="gr1" svg:width="5.8335in" svg:height="4.389in" svg:x="0.0071in" svg:y="0.2571in">
                <draw:object xlink:href="./Object 13" xlink:type="simple" xlink:show="embed" xlink:actuate="onLoad">
                  <loext:p/>
                </draw:object>
                <draw:image xlink:href="./ObjectReplacements/Object 13" xlink:type="simple" xlink:show="embed" xlink:actuate="onLoad"/>
              </draw:frame>
              <draw:frame draw:name="Text 1" draw:style-name="gr4" draw:text-style-name="P2" svg:width="5.2374in" svg:height="0.5689in" svg:x="0.0768in" svg:y="4.0075in">
                <draw:text-box>
                  <text:p text:style-name="P3"><text:span text:style-name="T1">Figure 2.51 The </text:span><text:span text:style-name="T1">relationship between SE </text:span><text:span text:style-name="T1">generated WML above 4 </text:span><text:span text:style-name="T1">metres and the mean </text:span><text:span text:style-name="T1">sedimentation rate for the </text:span><text:span text:style-name="T1">corresponding dates (n=8) </text:span><text:span text:style-name="T1">for the Central site.</text:span></text:p>
                </draw:text-box>
              </draw:frame>
              <draw:frame draw:name="Text 2" draw:style-name="gr2" draw:text-style-name="P2" svg:width="1.6996in" svg:height="0.5894in" svg:x="0.6618in" svg:y="0.413in">
                <draw:text-box>
                  <text:p text:style-name="P1"><text:span text:style-name="T1">y = 19.71x - 51.41, r</text:span><text:span text:style-name="T2">2</text:span><text:span text:style-name="T1"> =0.37</text:span></text:p>
                  <text:p text:style-name="P1"><text:span text:style-name="T1">t</text:span><text:span text:style-name="T3">s</text:span><text:span text:style-name="T1"> ns</text:span></text:p>
                </draw:text-box>
              </draw:frame>
            </draw:g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float" office:value="74.1901120898922" calcext:value-type="float">
            <text:p>74.1901120898922</text:p>
          </table:table-cell>
          <table:table-cell table:style-name="ce3" office:value-type="float" office:value="-51.5001120898922" calcext:value-type="float">
            <text:p>-51.5001120898922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2.3641618120342" calcext:value-type="float">
            <text:p>12.3641618120342</text:p>
          </table:table-cell>
          <table:table-cell table:style-name="ce3" office:value-type="float" office:value="18.8058381879658" calcext:value-type="float">
            <text:p>18.8058381879658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8.4034092101826" calcext:value-type="float">
            <text:p>48.4034092101826</text:p>
          </table:table-cell>
          <table:table-cell table:style-name="ce3" office:value-type="float" office:value="58.8165907898174" calcext:value-type="float">
            <text:p>58.8165907898174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14.268240661971" calcext:value-type="float">
            <text:p>114.268240661971</text:p>
          </table:table-cell>
          <table:table-cell table:style-name="ce3" office:value-type="float" office:value="45.0517593380291" calcext:value-type="float">
            <text:p>45.0517593380291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8.2671419893172" calcext:value-type="float">
            <text:p>18.2671419893172</text:p>
          </table:table-cell>
          <table:table-cell table:style-name="ce3" office:value-type="float" office:value="19.8628580106828" calcext:value-type="float">
            <text:p>19.8628580106828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8.888508323768" calcext:value-type="float">
            <text:p>18.888508323768</text:p>
          </table:table-cell>
          <table:table-cell table:style-name="ce3" office:value-type="float" office:value="-0.828508323767981" calcext:value-type="float">
            <text:p>-0.828508323767981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9" calcext:value-type="float">
            <text:p>9</text:p>
          </table:table-cell>
          <table:table-cell table:style-name="ce3" office:value-type="float" office:value="75.7435279260192" calcext:value-type="float">
            <text:p>75.7435279260192</text:p>
          </table:table-cell>
          <table:table-cell table:style-name="ce3" office:value-type="float" office:value="-36.2135279260192" calcext:value-type="float">
            <text:p>-36.2135279260192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.5000628086817" calcext:value-type="float">
            <text:p>10.5000628086817</text:p>
          </table:table-cell>
          <table:table-cell table:style-name="ce3" office:value-type="float" office:value="-6.84006280868174" calcext:value-type="float">
            <text:p>-6.84006280868174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-0.684531211433271" calcext:value-type="float">
            <text:p>-0.684531211433271</text:p>
          </table:table-cell>
          <table:table-cell table:style-name="ce3" office:value-type="float" office:value="2.67453121143327" calcext:value-type="float">
            <text:p>2.67453121143327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35.3547161867151" calcext:value-type="float">
            <text:p>35.3547161867151</text:p>
          </table:table-cell>
          <table:table-cell table:style-name="ce4" office:value-type="float" office:value="-29.5447161867151" calcext:value-type="float">
            <text:p>-29.5447161867151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SUMMARY OUTPUT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6" office:value-type="string" calcext:value-type="string">
            <text:p>Regression Statistics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3" office:value-type="string" calcext:value-type="string">
            <text:p>Multiple R</text:p>
          </table:table-cell>
          <table:table-cell table:style-name="ce3" office:value-type="float" office:value="0.611943751082816" calcext:value-type="float">
            <text:p>0.611943751082816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R Square</text:p>
          </table:table-cell>
          <table:table-cell table:style-name="ce3" office:value-type="float" office:value="0.374475154489308" calcext:value-type="float">
            <text:p>0.374475154489308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Adjusted R Square</text:p>
          </table:table-cell>
          <table:table-cell table:style-name="ce3" office:value-type="float" office:value="0.270221013570859" calcext:value-type="float">
            <text:p>0.270221013570859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Standard Error</text:p>
          </table:table-cell>
          <table:table-cell table:style-name="ce3" office:value-type="float" office:value="43.0081990842198" calcext:value-type="float">
            <text:p>43.0081990842198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Observations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NOVA</text:p>
          </table:table-cell>
          <table:table-cell table:number-columns-repeated="63"/>
        </table:table-row>
        <table:table-row table:style-name="ro1">
          <table:table-cell table:style-name="ce5"/>
          <table:table-cell table:style-name="ce5" office:value-type="string" calcext:value-type="string">
            <text:p>df</text:p>
          </table:table-cell>
          <table:table-cell table:style-name="ce5" office:value-type="string" calcext:value-type="string">
            <text:p>SS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Significance F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Regressio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644.03955669268" calcext:value-type="float">
            <text:p>6644.03955669268</text:p>
          </table:table-cell>
          <table:table-cell table:style-name="ce3" office:value-type="float" office:value="3.59194513704962" calcext:value-type="float">
            <text:p>3.59194513704962</text:p>
          </table:table-cell>
          <table:table-cell table:style-name="ce3" office:value-type="float" office:value="0.106872425035218" calcext:value-type="float">
            <text:p>0.106872425035218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Residu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098.2311308073" calcext:value-type="float">
            <text:p>11098.2311308073</text:p>
          </table:table-cell>
          <table:table-cell table:style-name="ce3" office:value-type="float" office:value="1849.70518846789" calcext:value-type="float">
            <text:p>1849.70518846789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7742.2706875" calcext:value-type="float">
            <text:p>17742.2706875</text:p>
          </table:table-cell>
          <table:table-cell table:style-name="ce4" table:number-columns-repeated="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5"/>
          <table:table-cell table:style-name="ce5" office:value-type="string" calcext:value-type="string">
            <text:p>Coefficients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t Stat</text:p>
          </table:table-cell>
          <table:table-cell table:style-name="ce5" office:value-type="string" calcext:value-type="string">
            <text:p>P-value</text:p>
          </table:table-cell>
          <table:table-cell table:style-name="ce5" office:value-type="string" calcext:value-type="string">
            <text:p>Lower 95%</text:p>
          </table:table-cell>
          <table:table-cell table:style-name="ce5" office:value-type="string" calcext:value-type="string">
            <text:p>Upper 95%</text:p>
          </table:table-cell>
          <table:table-cell table:style-name="ce5" office:value-type="string" calcext:value-type="string">
            <text:p>Lower 95.0%</text:p>
          </table:table-cell>
          <table:table-cell table:style-name="ce5" office:value-type="string" calcext:value-type="string">
            <text:p>Upper 95.0%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Intercept</text:p>
          </table:table-cell>
          <table:table-cell table:style-name="ce3" office:value-type="float" office:value="-51.4060997383002" calcext:value-type="float">
            <text:p>-51.4060997383002</text:p>
          </table:table-cell>
          <table:table-cell table:style-name="ce3" office:value-type="float" office:value="62.6388498226144" calcext:value-type="float">
            <text:p>62.6388498226144</text:p>
          </table:table-cell>
          <table:table-cell table:style-name="ce3" office:value-type="float" office:value="-0.820674387921808" calcext:value-type="float">
            <text:p>-0.820674387921808</text:p>
          </table:table-cell>
          <table:table-cell table:style-name="ce3" office:value-type="float" office:value="0.443207834263629" calcext:value-type="float">
            <text:p>0.443207834263629</text:p>
          </table:table-cell>
          <table:table-cell table:style-name="ce3" office:value-type="float" office:value="-204.677955800556" calcext:value-type="float">
            <text:p>-204.677955800556</text:p>
          </table:table-cell>
          <table:table-cell table:style-name="ce3" office:value-type="float" office:value="101.865756323956" calcext:value-type="float">
            <text:p>101.865756323956</text:p>
          </table:table-cell>
          <table:table-cell table:style-name="ce3" office:value-type="float" office:value="-204.677955800556" calcext:value-type="float">
            <text:p>-204.677955800556</text:p>
          </table:table-cell>
          <table:table-cell table:style-name="ce3" office:value-type="float" office:value="101.865756323956" calcext:value-type="float">
            <text:p>101.865756323956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X Variable 1</text:p>
          </table:table-cell>
          <table:table-cell table:style-name="ce4" office:value-type="float" office:value="19.7115703445957" calcext:value-type="float">
            <text:p>19.7115703445957</text:p>
          </table:table-cell>
          <table:table-cell table:style-name="ce4" office:value-type="float" office:value="10.4005516929041" calcext:value-type="float">
            <text:p>10.4005516929041</text:p>
          </table:table-cell>
          <table:table-cell table:style-name="ce4" office:value-type="float" office:value="1.89524276467412" calcext:value-type="float">
            <text:p>1.89524276467412</text:p>
          </table:table-cell>
          <table:table-cell table:style-name="ce4" office:value-type="float" office:value="0.106872425035218" calcext:value-type="float">
            <text:p>0.106872425035218</text:p>
          </table:table-cell>
          <table:table-cell table:style-name="ce4" office:value-type="float" office:value="-5.73768146250455" calcext:value-type="float">
            <text:p>-5.73768146250455</text:p>
          </table:table-cell>
          <table:table-cell table:style-name="ce4" office:value-type="float" office:value="45.1608221516959" calcext:value-type="float">
            <text:p>45.1608221516959</text:p>
          </table:table-cell>
          <table:table-cell table:style-name="ce4" office:value-type="float" office:value="-5.73768146250455" calcext:value-type="float">
            <text:p>-5.73768146250455</text:p>
          </table:table-cell>
          <table:table-cell table:style-name="ce4" office:value-type="float" office:value="45.1608221516959" calcext:value-type="float">
            <text:p>45.1608221516959</text:p>
          </table:table-cell>
          <table:table-cell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RESIDUAL OUTPUT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>
            <text:p>Observation</text:p>
          </table:table-cell>
          <table:table-cell table:style-name="ce5" office:value-type="string" calcext:value-type="string">
            <text:p>Predicted Y</text:p>
          </table:table-cell>
          <table:table-cell table:style-name="ce5" office:value-type="string" calcext:value-type="string">
            <text:p>Residuals</text:p>
          </table:table-cell>
          <table:table-cell table:number-columns-repeated="6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7.4401816400825" calcext:value-type="float">
            <text:p>27.4401816400825</text:p>
          </table:table-cell>
          <table:table-cell table:style-name="ce3" office:value-type="float" office:value="-22.3001816400825" calcext:value-type="float">
            <text:p>-22.3001816400825</text:p>
          </table:table-cell>
          <table:table-cell table:number-columns-repeated="6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71.1998678050848" calcext:value-type="float">
            <text:p>71.1998678050848</text:p>
          </table:table-cell>
          <table:table-cell table:style-name="ce3" office:value-type="float" office:value="-42.6098678050848" calcext:value-type="float">
            <text:p>-42.6098678050848</text:p>
          </table:table-cell>
          <table:table-cell table:number-columns-repeated="6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40.4498180675156" calcext:value-type="float">
            <text:p>40.4498180675156</text:p>
          </table:table-cell>
          <table:table-cell table:style-name="ce3" office:value-type="float" office:value="-17.9398180675156" calcext:value-type="float">
            <text:p>-17.9398180675156</text:p>
          </table:table-cell>
          <table:table-cell table:number-columns-repeated="6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18.901868039006" calcext:value-type="float">
            <text:p>118.901868039006</text:p>
          </table:table-cell>
          <table:table-cell table:style-name="ce3" office:value-type="float" office:value="36.5981319609937" calcext:value-type="float">
            <text:p>36.5981319609937</text:p>
          </table:table-cell>
          <table:table-cell table:number-columns-repeated="6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72.7767934326525" calcext:value-type="float">
            <text:p>72.7767934326525</text:p>
          </table:table-cell>
          <table:table-cell table:style-name="ce3" office:value-type="float" office:value="-34.7767934326525" calcext:value-type="float">
            <text:p>-34.7767934326525</text:p>
          </table:table-cell>
          <table:table-cell table:number-columns-repeated="6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87.3633554876533" calcext:value-type="float">
            <text:p>87.3633554876533</text:p>
          </table:table-cell>
          <table:table-cell table:style-name="ce3" office:value-type="float" office:value="-5.74335548765326" calcext:value-type="float">
            <text:p>-5.74335548765326</text:p>
          </table:table-cell>
          <table:table-cell table:number-columns-repeated="6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60.3585041155572" calcext:value-type="float">
            <text:p>60.3585041155572</text:p>
          </table:table-cell>
          <table:table-cell table:style-name="ce3" office:value-type="float" office:value="10.8514958844428" calcext:value-type="float">
            <text:p>10.8514958844428</text:p>
          </table:table-cell>
          <table:table-cell table:number-columns-repeated="61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31.5796114124476" calcext:value-type="float">
            <text:p>31.5796114124476</text:p>
          </table:table-cell>
          <table:table-cell table:style-name="ce4" office:value-type="float" office:value="75.9203885875524" calcext:value-type="float">
            <text:p>75.9203885875524</text:p>
          </table:table-cell>
          <table:table-cell table:number-columns-repeated="61"/>
        </table:table-row>
        <table:table-row table:style-name="ro1" table:number-rows-repeated="104850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_52" table:style-name="ta3">
        <table:table-column table:style-name="co1" table:number-columns-repeated="64" table:default-cell-style-name="ce1"/>
        <table:table-row table:style-name="ro1">
          <table:table-cell/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UMMARY OUTPUT</text:p>
          </table:table-cell>
          <table:table-cell table:number-columns-repeated="17"/>
          <table:table-cell>
            <draw:g draw:z-index="0" draw:name="Chart 1">
              <draw:frame draw:style-name="gr1" svg:width="5.8264in" svg:height="4.9028in" svg:x="0.0071in" svg:y="0.028in">
                <draw:object xlink:href="./Object 14" xlink:type="simple" xlink:show="embed" xlink:actuate="onLoad">
                  <loext:p/>
                </draw:object>
                <draw:image xlink:href="./ObjectReplacements/Object 14" xlink:type="simple" xlink:show="embed" xlink:actuate="onLoad"/>
              </draw:frame>
              <draw:frame draw:name="Text 1" draw:style-name="gr4" draw:text-style-name="P2" svg:width="5.2154in" svg:height="0.5413in" svg:x="0.0752in" svg:y="4.2701in">
                <draw:text-box>
                  <text:p text:style-name="P3"><text:span text:style-name="T1">Figure 2.52 <text:s/>The </text:span><text:span text:style-name="T1">relationship between SW </text:span><text:span text:style-name="T1">generated WML above 4 </text:span><text:span text:style-name="T1">metres and the mean </text:span><text:span text:style-name="T1">sedimentation rate for the </text:span><text:span text:style-name="T1">corresponding dates </text:span><text:span text:style-name="T1">(n=11) for the South-west </text:span><text:span text:style-name="T1">site.</text:span></text:p>
                </draw:text-box>
              </draw:frame>
              <draw:frame draw:name="Text 2" draw:style-name="gr14" draw:text-style-name="P2" svg:width="1.8102in" svg:height="0.9224in" svg:x="0.6827in" svg:y="0.1839in">
                <draw:text-box>
                  <text:p text:style-name="P1"><text:span text:style-name="T1">y = 38.06x - 172.60, r</text:span><text:span text:style-name="T2">2</text:span><text:span text:style-name="T1"> = </text:span><text:span text:style-name="T1">0.69</text:span></text:p>
                  <text:p text:style-name="P1"><text:span text:style-name="T1">t</text:span><text:span text:style-name="T3">s</text:span><text:span text:style-name="T1"> ***</text:span></text:p>
                  <text:p text:style-name="P1"><text:span text:style-name="T1"/></text:p>
                </draw:text-box>
              </draw:frame>
            </draw:g>
          </table:table-cell>
          <table:table-cell table:number-columns-repeated="42"/>
        </table:table-row>
        <table:table-row table:style-name="ro1">
          <table:table-cell table:number-columns-repeated="64"/>
        </table:table-row>
        <table:table-row table:style-name="ro2">
          <table:table-cell table:style-name="ce7" office:value-type="date" office:date-value="1995-08-10" calcext:value-type="date">
            <text:p>10/08/1995</text:p>
          </table:table-cell>
          <table:table-cell table:style-name="ce8" office:value-type="float" office:value="4.82" calcext:value-type="float">
            <text:p>4.82</text:p>
          </table:table-cell>
          <table:table-cell table:style-name="ce9" office:value-type="float" office:value="10.23" calcext:value-type="float">
            <text:p>10.23</text:p>
          </table:table-cell>
          <table:table-cell table:style-name="ce6" office:value-type="string" calcext:value-type="string">
            <text:p>Regression Statistics</text:p>
          </table:table-cell>
          <table:table-cell table:style-name="ce6"/>
          <table:table-cell table:number-columns-repeated="59"/>
        </table:table-row>
        <table:table-row table:style-name="ro2">
          <table:table-cell table:style-name="ce10" office:value-type="date" office:date-value="1995-09-15" calcext:value-type="date">
            <text:p>15/09/1995</text:p>
          </table:table-cell>
          <table:table-cell office:value-type="float" office:value="5.72" calcext:value-type="float">
            <text:p>5.72</text:p>
          </table:table-cell>
          <table:table-cell table:style-name="ce12" office:value-type="float" office:value="30.4" calcext:value-type="float">
            <text:p>30.4</text:p>
          </table:table-cell>
          <table:table-cell table:style-name="ce3" office:value-type="string" calcext:value-type="string">
            <text:p>Multiple R</text:p>
          </table:table-cell>
          <table:table-cell table:style-name="ce3" office:value-type="float" office:value="0.832379938167613" calcext:value-type="float">
            <text:p>0.832379938167613</text:p>
          </table:table-cell>
          <table:table-cell table:number-columns-repeated="59"/>
        </table:table-row>
        <table:table-row table:style-name="ro2">
          <table:table-cell table:style-name="ce10" office:value-type="date" office:date-value="1995-10-07" calcext:value-type="date">
            <text:p>07/10/1995</text:p>
          </table:table-cell>
          <table:table-cell office:value-type="float" office:value="6.05" calcext:value-type="float">
            <text:p>6.05</text:p>
          </table:table-cell>
          <table:table-cell table:style-name="ce12" office:value-type="float" office:value="20.63" calcext:value-type="float">
            <text:p>20.63</text:p>
          </table:table-cell>
          <table:table-cell table:style-name="ce3" office:value-type="string" calcext:value-type="string">
            <text:p>R Square</text:p>
          </table:table-cell>
          <table:table-cell table:style-name="ce3" office:value-type="float" office:value="0.69285636146392" calcext:value-type="float">
            <text:p>0.69285636146392</text:p>
          </table:table-cell>
          <table:table-cell table:number-columns-repeated="59"/>
        </table:table-row>
        <table:table-row table:style-name="ro2">
          <table:table-cell table:style-name="ce10" office:value-type="date" office:date-value="1996-02-14" calcext:value-type="date">
            <text:p>14/02/1996</text:p>
          </table:table-cell>
          <table:table-cell office:value-type="float" office:value="5.28" calcext:value-type="float">
            <text:p>5.28</text:p>
          </table:table-cell>
          <table:table-cell table:style-name="ce12" office:value-type="float" office:value="62.23" calcext:value-type="float">
            <text:p>62.23</text:p>
          </table:table-cell>
          <table:table-cell table:style-name="ce3" office:value-type="string" calcext:value-type="string">
            <text:p>Adjusted R Square</text:p>
          </table:table-cell>
          <table:table-cell table:style-name="ce3" office:value-type="float" office:value="0.658729290515467" calcext:value-type="float">
            <text:p>0.658729290515467</text:p>
          </table:table-cell>
          <table:table-cell table:number-columns-repeated="59"/>
        </table:table-row>
        <table:table-row table:style-name="ro2">
          <table:table-cell table:style-name="ce10" office:value-type="date" office:date-value="1996-04-02" calcext:value-type="date">
            <text:p>02/04/1996</text:p>
          </table:table-cell>
          <table:table-cell office:value-type="float" office:value="5.67" calcext:value-type="float">
            <text:p>5.67</text:p>
          </table:table-cell>
          <table:table-cell table:style-name="ce12" office:value-type="float" office:value="49.68" calcext:value-type="float">
            <text:p>49.68</text:p>
          </table:table-cell>
          <table:table-cell table:style-name="ce3" office:value-type="string" calcext:value-type="string">
            <text:p>Standard Error</text:p>
          </table:table-cell>
          <table:table-cell table:style-name="ce3" office:value-type="float" office:value="22.9571173998409" calcext:value-type="float">
            <text:p>22.9571173998409</text:p>
          </table:table-cell>
          <table:table-cell table:number-columns-repeated="59"/>
        </table:table-row>
        <table:table-row table:style-name="ro2">
          <table:table-cell table:style-name="ce10" office:value-type="date" office:date-value="1996-04-17" calcext:value-type="date">
            <text:p>17/04/1996</text:p>
          </table:table-cell>
          <table:table-cell office:value-type="float" office:value="7.37" calcext:value-type="float">
            <text:p>7.37</text:p>
          </table:table-cell>
          <table:table-cell table:style-name="ce12" office:value-type="float" office:value="140.93" calcext:value-type="float">
            <text:p>140.93</text:p>
          </table:table-cell>
          <table:table-cell table:style-name="ce4" office:value-type="string" calcext:value-type="string">
            <text:p>Observations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59"/>
        </table:table-row>
        <table:table-row table:style-name="ro2">
          <table:table-cell table:style-name="ce10" office:value-type="date" office:date-value="1996-04-25" calcext:value-type="date">
            <text:p>25/04/1996</text:p>
          </table:table-cell>
          <table:table-cell office:value-type="float" office:value="5.54" calcext:value-type="float">
            <text:p>5.54</text:p>
          </table:table-cell>
          <table:table-cell table:style-name="ce12" office:value-type="float" office:value="35.81" calcext:value-type="float">
            <text:p>35.81</text:p>
          </table:table-cell>
          <table:table-cell table:number-columns-repeated="61"/>
        </table:table-row>
        <table:table-row table:style-name="ro2">
          <table:table-cell table:style-name="ce10" office:value-type="date" office:date-value="1996-05-09" calcext:value-type="date">
            <text:p>09/05/1996</text:p>
          </table:table-cell>
          <table:table-cell office:value-type="float" office:value="5.04" calcext:value-type="float">
            <text:p>5.04</text:p>
          </table:table-cell>
          <table:table-cell table:style-name="ce12" office:value-type="float" office:value="12.1" calcext:value-type="float">
            <text:p>12.1</text:p>
          </table:table-cell>
          <table:table-cell office:value-type="string" calcext:value-type="string">
            <text:p>ANOVA</text:p>
          </table:table-cell>
          <table:table-cell table:number-columns-repeated="60"/>
        </table:table-row>
        <table:table-row table:style-name="ro2">
          <table:table-cell table:style-name="ce10" office:value-type="date" office:date-value="1996-05-26" calcext:value-type="date">
            <text:p>26/05/1996</text:p>
          </table:table-cell>
          <table:table-cell office:value-type="float" office:value="6.23" calcext:value-type="float">
            <text:p>6.23</text:p>
          </table:table-cell>
          <table:table-cell table:style-name="ce12" office:value-type="float" office:value="39.42" calcext:value-type="float">
            <text:p>39.42</text:p>
          </table:table-cell>
          <table:table-cell table:style-name="ce5"/>
          <table:table-cell table:style-name="ce5" office:value-type="string" calcext:value-type="string">
            <text:p>df</text:p>
          </table:table-cell>
          <table:table-cell table:style-name="ce5" office:value-type="string" calcext:value-type="string">
            <text:p>SS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Significance F</text:p>
          </table:table-cell>
          <table:table-cell table:number-columns-repeated="55"/>
        </table:table-row>
        <table:table-row table:style-name="ro2">
          <table:table-cell table:style-name="ce10" office:value-type="date" office:date-value="1996-06-12" calcext:value-type="date">
            <text:p>12/06/1996</text:p>
          </table:table-cell>
          <table:table-cell office:value-type="float" office:value="4.64" calcext:value-type="float">
            <text:p>4.64</text:p>
          </table:table-cell>
          <table:table-cell table:style-name="ce12" office:value-type="float" office:value="4.18" calcext:value-type="float">
            <text:p>4.18</text:p>
          </table:table-cell>
          <table:table-cell table:style-name="ce3" office:value-type="string" calcext:value-type="string">
            <text:p>Regressio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0699.8799189366" calcext:value-type="float">
            <text:p>10699.8799189366</text:p>
          </table:table-cell>
          <table:table-cell table:style-name="ce3" office:value-type="float" office:value="20.3022510343895" calcext:value-type="float">
            <text:p>20.3022510343895</text:p>
          </table:table-cell>
          <table:table-cell table:style-name="ce3" office:value-type="float" office:value="0.00147658652526541" calcext:value-type="float">
            <text:p>0.001476586525265</text:p>
          </table:table-cell>
          <table:table-cell table:number-columns-repeated="55"/>
        </table:table-row>
        <table:table-row table:style-name="ro2">
          <table:table-cell table:style-name="ce13" office:value-type="date" office:date-value="1996-07-09" calcext:value-type="date">
            <text:p>09/07/1996</text:p>
          </table:table-cell>
          <table:table-cell table:style-name="ce14" office:value-type="float" office:value="4.27" calcext:value-type="float">
            <text:p>4.27</text:p>
          </table:table-cell>
          <table:table-cell table:style-name="ce15" office:value-type="float" office:value="3.65" calcext:value-type="float">
            <text:p>3.65</text:p>
          </table:table-cell>
          <table:table-cell table:style-name="ce3" office:value-type="string" calcext:value-type="string">
            <text:p>Residual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43.26315379071" calcext:value-type="float">
            <text:p>4743.26315379071</text:p>
          </table:table-cell>
          <table:table-cell table:style-name="ce3" office:value-type="float" office:value="527.029239310079" calcext:value-type="float">
            <text:p>527.029239310079</text:p>
          </table:table-cell>
          <table:table-cell table:style-name="ce3" table:number-columns-repeated="2"/>
          <table:table-cell table:number-columns-repeated="55"/>
        </table:table-row>
        <table:table-row table:style-name="ro2">
          <table:table-cell table:style-name="ce2" office:value-type="date" office:date-value="1995-08-30" calcext:value-type="date">
            <text:p>30/08/1995</text:p>
          </table:table-cell>
          <table:table-cell office:value-type="float" office:value="4.43" calcext:value-type="float">
            <text:p>4.43</text:p>
          </table:table-cell>
          <table:table-cell office:value-type="float" office:value="6.45" calcext:value-type="float">
            <text:p>6.45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443.1430727273" calcext:value-type="float">
            <text:p>15443.1430727273</text:p>
          </table:table-cell>
          <table:table-cell table:style-name="ce4" table:number-columns-repeated="3"/>
          <table:table-cell table:number-columns-repeated="55"/>
        </table:table-row>
        <table:table-row table:style-name="ro2">
          <table:table-cell table:style-name="ce2" office:value-type="date" office:date-value="1995-11-17" calcext:value-type="date">
            <text:p>17/11/1995</text:p>
          </table:table-cell>
          <table:table-cell office:value-type="float" office:value="5.83" calcext:value-type="float">
            <text:p>5.83</text:p>
          </table:table-cell>
          <table:table-cell office:value-type="float" office:value="60.85" calcext:value-type="float">
            <text:p>60.85</text:p>
          </table:table-cell>
          <table:table-cell table:number-columns-repeated="61"/>
        </table:table-row>
        <table:table-row table:style-name="ro2">
          <table:table-cell table:style-name="ce2" office:value-type="date" office:date-value="1995-12-04" calcext:value-type="date">
            <text:p>04/12/1995</text:p>
          </table:table-cell>
          <table:table-cell office:value-type="float" office:value="5.01" calcext:value-type="float">
            <text:p>5.01</text:p>
          </table:table-cell>
          <table:table-cell office:value-type="float" office:value="44.07" calcext:value-type="float">
            <text:p>44.07</text:p>
          </table:table-cell>
          <table:table-cell table:style-name="ce5"/>
          <table:table-cell table:style-name="ce5" office:value-type="string" calcext:value-type="string">
            <text:p>Coefficients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t Stat</text:p>
          </table:table-cell>
          <table:table-cell table:style-name="ce5" office:value-type="string" calcext:value-type="string">
            <text:p>P-value</text:p>
          </table:table-cell>
          <table:table-cell table:style-name="ce5" office:value-type="string" calcext:value-type="string">
            <text:p>Lower 95%</text:p>
          </table:table-cell>
          <table:table-cell table:style-name="ce5" office:value-type="string" calcext:value-type="string">
            <text:p>Upper 95%</text:p>
          </table:table-cell>
          <table:table-cell table:style-name="ce5" office:value-type="string" calcext:value-type="string">
            <text:p>Lower 95.0%</text:p>
          </table:table-cell>
          <table:table-cell table:style-name="ce5" office:value-type="string" calcext:value-type="string">
            <text:p>Upper 95.0%</text:p>
          </table:table-cell>
          <table:table-cell table:number-columns-repeated="52"/>
        </table:table-row>
        <table:table-row table:style-name="ro2">
          <table:table-cell table:style-name="ce2" office:value-type="date" office:date-value="1996-01-02" calcext:value-type="date">
            <text:p>02/01/1996</text:p>
          </table:table-cell>
          <table:table-cell office:value-type="float" office:value="8.12" calcext:value-type="float">
            <text:p>8.12</text:p>
          </table:table-cell>
          <table:table-cell office:value-type="float" office:value="94.35" calcext:value-type="float">
            <text:p>94.35</text:p>
          </table:table-cell>
          <table:table-cell table:style-name="ce3" office:value-type="string" calcext:value-type="string">
            <text:p>Intercept</text:p>
          </table:table-cell>
          <table:table-cell table:style-name="ce3" office:value-type="float" office:value="-172.602483817594" calcext:value-type="float">
            <text:p>-172.602483817594</text:p>
          </table:table-cell>
          <table:table-cell table:style-name="ce3" office:value-type="float" office:value="47.0756119645567" calcext:value-type="float">
            <text:p>47.0756119645567</text:p>
          </table:table-cell>
          <table:table-cell table:style-name="ce3" office:value-type="float" office:value="-3.66649474355313" calcext:value-type="float">
            <text:p>-3.66649474355313</text:p>
          </table:table-cell>
          <table:table-cell table:style-name="ce3" office:value-type="float" office:value="0.00518297157139302" calcext:value-type="float">
            <text:p>0.005182971571393</text:p>
          </table:table-cell>
          <table:table-cell table:style-name="ce3" office:value-type="float" office:value="-279.094997778471" calcext:value-type="float">
            <text:p>-279.094997778471</text:p>
          </table:table-cell>
          <table:table-cell table:style-name="ce3" office:value-type="float" office:value="-66.1099698567164" calcext:value-type="float">
            <text:p>-66.1099698567164</text:p>
          </table:table-cell>
          <table:table-cell table:style-name="ce3" office:value-type="float" office:value="-279.094997778471" calcext:value-type="float">
            <text:p>-279.094997778471</text:p>
          </table:table-cell>
          <table:table-cell table:style-name="ce3" office:value-type="float" office:value="-66.1099698567164" calcext:value-type="float">
            <text:p>-66.1099698567164</text:p>
          </table:table-cell>
          <table:table-cell table:number-columns-repeated="52"/>
        </table:table-row>
        <table:table-row table:style-name="ro2">
          <table:table-cell table:style-name="ce2" office:value-type="date" office:date-value="1996-01-10" calcext:value-type="date">
            <text:p>10/01/1996</text:p>
          </table:table-cell>
          <table:table-cell office:value-type="float" office:value="6.4" calcext:value-type="float">
            <text:p>6.4</text:p>
          </table:table-cell>
          <table:table-cell office:value-type="float" office:value="32.98" calcext:value-type="float">
            <text:p>32.98</text:p>
          </table:table-cell>
          <table:table-cell table:style-name="ce4" office:value-type="string" calcext:value-type="string">
            <text:p>X Variable 1</text:p>
          </table:table-cell>
          <table:table-cell table:style-name="ce4" office:value-type="float" office:value="38.0651050963802" calcext:value-type="float">
            <text:p>38.0651050963802</text:p>
          </table:table-cell>
          <table:table-cell table:style-name="ce4" office:value-type="float" office:value="8.44802006077251" calcext:value-type="float">
            <text:p>8.44802006077251</text:p>
          </table:table-cell>
          <table:table-cell table:style-name="ce4" office:value-type="float" office:value="4.50580193022168" calcext:value-type="float">
            <text:p>4.50580193022168</text:p>
          </table:table-cell>
          <table:table-cell table:style-name="ce4" office:value-type="float" office:value="0.00147658652526543" calcext:value-type="float">
            <text:p>0.001476586525265</text:p>
          </table:table-cell>
          <table:table-cell table:style-name="ce4" office:value-type="float" office:value="18.9543414393737" calcext:value-type="float">
            <text:p>18.9543414393737</text:p>
          </table:table-cell>
          <table:table-cell table:style-name="ce4" office:value-type="float" office:value="57.1758687533867" calcext:value-type="float">
            <text:p>57.1758687533867</text:p>
          </table:table-cell>
          <table:table-cell table:style-name="ce4" office:value-type="float" office:value="18.9543414393737" calcext:value-type="float">
            <text:p>18.9543414393737</text:p>
          </table:table-cell>
          <table:table-cell table:style-name="ce4" office:value-type="float" office:value="57.1758687533867" calcext:value-type="float">
            <text:p>57.1758687533867</text:p>
          </table:table-cell>
          <table:table-cell table:number-columns-repeated="52"/>
        </table:table-row>
        <table:table-row table:style-name="ro2">
          <table:table-cell table:style-name="ce2" office:value-type="date" office:date-value="1996-03-05" calcext:value-type="date">
            <text:p>05/03/1996</text:p>
          </table:table-cell>
          <table:table-cell office:value-type="float" office:value="5.65" calcext:value-type="float">
            <text:p>5.65</text:p>
          </table:table-cell>
          <table:table-cell office:value-type="float" office:value="52.15" calcext:value-type="float">
            <text:p>52.15</text:p>
          </table:table-cell>
          <table:table-cell table:number-columns-repeated="61"/>
        </table:table-row>
        <table:table-row table:style-name="ro2">
          <table:table-cell table:style-name="ce2" office:value-type="date" office:date-value="1996-03-20" calcext:value-type="date">
            <text:p>20/03/1996</text:p>
          </table:table-cell>
          <table:table-cell office:value-type="float" office:value="4.65" calcext:value-type="float">
            <text:p>4.65</text:p>
          </table:table-cell>
          <table:table-cell office:value-type="float" office:value="37.14" calcext:value-type="float">
            <text:p>37.14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2">
          <table:table-cell table:style-name="ce2" office:value-type="date" office:date-value="1995-10-20" calcext:value-type="date">
            <text:p>20/10/1995</text:p>
          </table:table-cell>
          <table:table-cell table:number-columns-repeated="2"/>
          <table:table-cell office:value-type="string" calcext:value-type="string">
            <text:p>RESIDUAL OUTPU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5" office:value-type="string" calcext:value-type="string">
            <text:p>Observation</text:p>
          </table:table-cell>
          <table:table-cell table:style-name="ce5" office:value-type="string" calcext:value-type="string">
            <text:p>Predicted Y</text:p>
          </table:table-cell>
          <table:table-cell table:style-name="ce5" office:value-type="string" calcext:value-type="string">
            <text:p>Residuals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.8713227469588" calcext:value-type="float">
            <text:p>10.8713227469588</text:p>
          </table:table-cell>
          <table:table-cell table:style-name="ce3" office:value-type="float" office:value="-0.64132274695878" calcext:value-type="float">
            <text:p>-0.64132274695878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5.129917333701" calcext:value-type="float">
            <text:p>45.129917333701</text:p>
          </table:table-cell>
          <table:table-cell table:style-name="ce3" office:value-type="float" office:value="-14.729917333701" calcext:value-type="float">
            <text:p>-14.729917333701</text:p>
          </table:table-cell>
          <table:table-cell table:number-columns-repeated="15"/>
          <table:table-cell>
            <draw:g draw:z-index="1" draw:name="Chart 2">
              <draw:frame draw:style-name="gr1" svg:width="5.8335in" svg:height="4.472in" svg:x="0in" svg:y="0.2299in">
                <draw:object xlink:href="./Object 15" xlink:type="simple" xlink:show="embed" xlink:actuate="onLoad">
                  <loext:p/>
                </draw:object>
                <draw:image xlink:href="./ObjectReplacements/Object 15" xlink:type="simple" xlink:show="embed" xlink:actuate="onLoad"/>
              </draw:frame>
              <draw:frame draw:name="Text 1" draw:style-name="gr4" draw:text-style-name="P2" svg:width="5.2374in" svg:height="0.5343in" svg:x="0.1142in" svg:y="4.0772in">
                <draw:text-box>
                  <text:p text:style-name="P3"><text:span text:style-name="T1">Figure 2.53 The </text:span><text:span text:style-name="T1">relationship between SE </text:span><text:span text:style-name="T1">generated WML above 4 </text:span><text:span text:style-name="T1">metres and the mean </text:span><text:span text:style-name="T1">sedimentation rate for the </text:span><text:span text:style-name="T1">corresponding dates (n=7) </text:span><text:span text:style-name="T1">for the South-west site.</text:span></text:p>
                </draw:text-box>
              </draw:frame>
              <draw:frame draw:name="Text 2" draw:style-name="gr2" draw:text-style-name="P2" svg:width="1.7268in" svg:height="0.5823in" svg:x="0.6906in" svg:y="0.4051in">
                <draw:text-box>
                  <text:p text:style-name="P1"><text:span text:style-name="T1">y = 17.82x - 55.20, r</text:span><text:span text:style-name="T2">2</text:span><text:span text:style-name="T1"> = 0.69</text:span></text:p>
                  <text:p text:style-name="P1"><text:span text:style-name="T1">t</text:span><text:span text:style-name="T3">s</text:span><text:span text:style-name="T1"> *</text:span></text:p>
                </draw:text-box>
              </draw:frame>
            </draw:g>
          </table:table-cell>
          <table:table-cell table:number-columns-repeated="42"/>
        </table:table-row>
        <table:table-row table:style-name="ro1"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float" office:value="57.6914020155064" calcext:value-type="float">
            <text:p>57.6914020155064</text:p>
          </table:table-cell>
          <table:table-cell table:style-name="ce3" office:value-type="float" office:value="-37.0614020155064" calcext:value-type="float">
            <text:p>-37.0614020155064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8.3812710912937" calcext:value-type="float">
            <text:p>28.3812710912937</text:p>
          </table:table-cell>
          <table:table-cell table:style-name="ce3" office:value-type="float" office:value="33.8487289087063" calcext:value-type="float">
            <text:p>33.8487289087063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3.226662078882" calcext:value-type="float">
            <text:p>43.226662078882</text:p>
          </table:table-cell>
          <table:table-cell table:style-name="ce3" office:value-type="float" office:value="6.45333792111804" calcext:value-type="float">
            <text:p>6.45333792111804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07.937340742728" calcext:value-type="float">
            <text:p>107.937340742728</text:p>
          </table:table-cell>
          <table:table-cell table:style-name="ce3" office:value-type="float" office:value="32.9926592572717" calcext:value-type="float">
            <text:p>32.9926592572717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8.2781984163525" calcext:value-type="float">
            <text:p>38.2781984163525</text:p>
          </table:table-cell>
          <table:table-cell table:style-name="ce3" office:value-type="float" office:value="-2.46819841635254" calcext:value-type="float">
            <text:p>-2.46819841635254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9.2456458681624" calcext:value-type="float">
            <text:p>19.2456458681624</text:p>
          </table:table-cell>
          <table:table-cell table:style-name="ce3" office:value-type="float" office:value="-7.14564586816242" calcext:value-type="float">
            <text:p>-7.14564586816242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9" calcext:value-type="float">
            <text:p>9</text:p>
          </table:table-cell>
          <table:table-cell table:style-name="ce3" office:value-type="float" office:value="64.5431209328549" calcext:value-type="float">
            <text:p>64.5431209328549</text:p>
          </table:table-cell>
          <table:table-cell table:style-name="ce3" office:value-type="float" office:value="-25.1231209328549" calcext:value-type="float">
            <text:p>-25.1231209328549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.01960382961032" calcext:value-type="float">
            <text:p>4.01960382961032</text:p>
          </table:table-cell>
          <table:table-cell table:style-name="ce3" office:value-type="float" office:value="0.160396170389684" calcext:value-type="float">
            <text:p>0.16039617038968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MMARY OUTPUT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-10.0644850560504" calcext:value-type="float">
            <text:p>-10.0644850560504</text:p>
          </table:table-cell>
          <table:table-cell table:style-name="ce4" office:value-type="float" office:value="13.7144850560504" calcext:value-type="float">
            <text:p>13.7144850560504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6" office:value-type="string" calcext:value-type="string">
            <text:p>Regression Statistics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3" office:value-type="string" calcext:value-type="string">
            <text:p>Multiple R</text:p>
          </table:table-cell>
          <table:table-cell table:style-name="ce3" office:value-type="float" office:value="0.829631969621676" calcext:value-type="float">
            <text:p>0.829631969621676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R Square</text:p>
          </table:table-cell>
          <table:table-cell table:style-name="ce3" office:value-type="float" office:value="0.688289205018342" calcext:value-type="float">
            <text:p>0.688289205018342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Adjusted R Square</text:p>
          </table:table-cell>
          <table:table-cell table:style-name="ce3" office:value-type="float" office:value="0.625947046022011" calcext:value-type="float">
            <text:p>0.625947046022011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Standard Error</text:p>
          </table:table-cell>
          <table:table-cell table:style-name="ce3" office:value-type="float" office:value="16.5751315350561" calcext:value-type="float">
            <text:p>16.5751315350561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Observations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NOVA</text:p>
          </table:table-cell>
          <table:table-cell table:number-columns-repeated="63"/>
        </table:table-row>
        <table:table-row table:style-name="ro1">
          <table:table-cell table:style-name="ce5"/>
          <table:table-cell table:style-name="ce5" office:value-type="string" calcext:value-type="string">
            <text:p>df</text:p>
          </table:table-cell>
          <table:table-cell table:style-name="ce5" office:value-type="string" calcext:value-type="string">
            <text:p>S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Regress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33.21424440651" calcext:value-type="float">
            <text:p>3033.21424440651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Residu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73.67492702206" calcext:value-type="float">
            <text:p>1373.67492702206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Significance F</text:p>
          </table:table-cell>
          <table:table-cell table:number-columns-repeated="58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406.88917142857" calcext:value-type="float">
            <text:p>4406.88917142857</text:p>
          </table:table-cell>
          <table:table-cell table:style-name="ce3" office:value-type="float" office:value="3033.21424440651" calcext:value-type="float">
            <text:p>3033.21424440651</text:p>
          </table:table-cell>
          <table:table-cell table:style-name="ce3" office:value-type="float" office:value="11.0405096021593" calcext:value-type="float">
            <text:p>11.0405096021593</text:p>
          </table:table-cell>
          <table:table-cell table:style-name="ce3" office:value-type="float" office:value="0.0209454707692953" calcext:value-type="float">
            <text:p>0.020945470769295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274.734985404412" calcext:value-type="float">
            <text:p>274.734985404412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table:style-name="ce5"/>
          <table:table-cell table:style-name="ce5" office:value-type="string" calcext:value-type="string">
            <text:p>Coefficients</text:p>
          </table:table-cell>
          <table:table-cell table:style-name="ce5" office:value-type="string" calcext:value-type="string">
            <text:p>Standard Error</text:p>
          </table:table-cell>
          <table:table-cell table:style-name="ce4" table:number-columns-repeated="3"/>
          <table:table-cell table:number-columns-repeated="58"/>
        </table:table-row>
        <table:table-row table:style-name="ro1">
          <table:table-cell table:style-name="ce3" office:value-type="string" calcext:value-type="string">
            <text:p>Intercept</text:p>
          </table:table-cell>
          <table:table-cell table:style-name="ce3" office:value-type="float" office:value="-55.2004296866821" calcext:value-type="float">
            <text:p>-55.2004296866821</text:p>
          </table:table-cell>
          <table:table-cell table:style-name="ce3" office:value-type="float" office:value="31.3469829741642" calcext:value-type="float">
            <text:p>31.346982974164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X Variable 1</text:p>
          </table:table-cell>
          <table:table-cell table:style-name="ce4" office:value-type="float" office:value="17.8197308008674" calcext:value-type="float">
            <text:p>17.8197308008674</text:p>
          </table:table-cell>
          <table:table-cell table:style-name="ce4" office:value-type="float" office:value="5.36298496031841" calcext:value-type="float">
            <text:p>5.36298496031841</text:p>
          </table:table-cell>
          <table:table-cell table:style-name="ce5" office:value-type="string" calcext:value-type="string">
            <text:p>t Stat</text:p>
          </table:table-cell>
          <table:table-cell table:style-name="ce5" office:value-type="string" calcext:value-type="string">
            <text:p>P-value</text:p>
          </table:table-cell>
          <table:table-cell table:style-name="ce5" office:value-type="string" calcext:value-type="string">
            <text:p>Lower 95%</text:p>
          </table:table-cell>
          <table:table-cell table:style-name="ce5" office:value-type="string" calcext:value-type="string">
            <text:p>Upper 95%</text:p>
          </table:table-cell>
          <table:table-cell table:style-name="ce5" office:value-type="string" calcext:value-type="string">
            <text:p>Lower 95.0%</text:p>
          </table:table-cell>
          <table:table-cell table:style-name="ce5" office:value-type="string" calcext:value-type="string">
            <text:p>Upper 95.0%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3" office:value-type="float" office:value="-1.7609487245448" calcext:value-type="float">
            <text:p>-1.7609487245448</text:p>
          </table:table-cell>
          <table:table-cell table:style-name="ce3" office:value-type="float" office:value="0.138553863124264" calcext:value-type="float">
            <text:p>0.138553863124264</text:p>
          </table:table-cell>
          <table:table-cell table:style-name="ce3" office:value-type="float" office:value="-135.780283050969" calcext:value-type="float">
            <text:p>-135.780283050969</text:p>
          </table:table-cell>
          <table:table-cell table:style-name="ce3" office:value-type="float" office:value="25.3794236776046" calcext:value-type="float">
            <text:p>25.3794236776046</text:p>
          </table:table-cell>
          <table:table-cell table:style-name="ce3" office:value-type="float" office:value="-135.780283050969" calcext:value-type="float">
            <text:p>-135.780283050969</text:p>
          </table:table-cell>
          <table:table-cell table:style-name="ce3" office:value-type="float" office:value="25.3794236776046" calcext:value-type="float">
            <text:p>25.3794236776046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4" office:value-type="float" office:value="3.32272623039566" calcext:value-type="float">
            <text:p>3.32272623039566</text:p>
          </table:table-cell>
          <table:table-cell table:style-name="ce4" office:value-type="float" office:value="0.0209454707692952" calcext:value-type="float">
            <text:p>0.020945470769295</text:p>
          </table:table-cell>
          <table:table-cell table:style-name="ce4" office:value-type="float" office:value="4.03376160397521" calcext:value-type="float">
            <text:p>4.03376160397521</text:p>
          </table:table-cell>
          <table:table-cell table:style-name="ce4" office:value-type="float" office:value="31.6056999977596" calcext:value-type="float">
            <text:p>31.6056999977596</text:p>
          </table:table-cell>
          <table:table-cell table:style-name="ce4" office:value-type="float" office:value="4.03376160397521" calcext:value-type="float">
            <text:p>4.03376160397521</text:p>
          </table:table-cell>
          <table:table-cell table:style-name="ce4" office:value-type="float" office:value="31.6056999977596" calcext:value-type="float">
            <text:p>31.6056999977596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ESIDUAL OUTPUT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>
            <text:p>Observation</text:p>
          </table:table-cell>
          <table:table-cell table:style-name="ce5" office:value-type="string" calcext:value-type="string">
            <text:p>Predicted Y</text:p>
          </table:table-cell>
          <table:table-cell table:style-name="ce5" office:value-type="string" calcext:value-type="string">
            <text:p>Residuals</text:p>
          </table:table-cell>
          <table:table-cell table:number-columns-repeated="6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3.7409777611605" calcext:value-type="float">
            <text:p>23.7409777611605</text:p>
          </table:table-cell>
          <table:table-cell table:style-name="ce3" office:value-type="float" office:value="-17.2909777611605" calcext:value-type="float">
            <text:p>-17.2909777611605</text:p>
          </table:table-cell>
          <table:table-cell table:number-columns-repeated="6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48.6886008823749" calcext:value-type="float">
            <text:p>48.6886008823749</text:p>
          </table:table-cell>
          <table:table-cell table:style-name="ce3" office:value-type="float" office:value="12.1613991176251" calcext:value-type="float">
            <text:p>12.1613991176251</text:p>
          </table:table-cell>
          <table:table-cell table:number-columns-repeated="6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34.0764216256636" calcext:value-type="float">
            <text:p>34.0764216256636</text:p>
          </table:table-cell>
          <table:table-cell table:style-name="ce3" office:value-type="float" office:value="9.99357837433635" calcext:value-type="float">
            <text:p>9.99357837433635</text:p>
          </table:table-cell>
          <table:table-cell table:number-columns-repeated="6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89.4957844163613" calcext:value-type="float">
            <text:p>89.4957844163613</text:p>
          </table:table-cell>
          <table:table-cell table:style-name="ce3" office:value-type="float" office:value="4.85421558363868" calcext:value-type="float">
            <text:p>4.85421558363868</text:p>
          </table:table-cell>
          <table:table-cell table:number-columns-repeated="6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58.8458474388694" calcext:value-type="float">
            <text:p>58.8458474388694</text:p>
          </table:table-cell>
          <table:table-cell table:style-name="ce3" office:value-type="float" office:value="-25.8658474388694" calcext:value-type="float">
            <text:p>-25.8658474388694</text:p>
          </table:table-cell>
          <table:table-cell table:number-columns-repeated="6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5.4810493382188" calcext:value-type="float">
            <text:p>45.4810493382188</text:p>
          </table:table-cell>
          <table:table-cell table:style-name="ce3" office:value-type="float" office:value="6.66895066178119" calcext:value-type="float">
            <text:p>6.66895066178119</text:p>
          </table:table-cell>
          <table:table-cell table:number-columns-repeated="61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27.6613185373514" calcext:value-type="float">
            <text:p>27.6613185373514</text:p>
          </table:table-cell>
          <table:table-cell table:style-name="ce4" office:value-type="float" office:value="9.47868146264861" calcext:value-type="float">
            <text:p>9.47868146264861</text:p>
          </table:table-cell>
          <table:table-cell table:number-columns-repeated="61"/>
        </table:table-row>
        <table:table-row table:style-name="ro1" table:number-rows-repeated="104851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_54" table:style-name="ta3">
        <table:table-column table:style-name="co1" table:number-columns-repeated="64" table:default-cell-style-name="ce1"/>
        <table:table-row table:style-name="ro1">
          <table:table-cell/>
          <table:table-cell office:value-type="string" calcext:value-type="string">
            <text:p>SE</text:p>
          </table:table-cell>
          <table:table-cell/>
          <table:table-cell office:value-type="string" calcext:value-type="string">
            <text:p>SUMMARY OUTPUT</text:p>
          </table:table-cell>
          <table:table-cell table:number-columns-repeated="10"/>
          <table:table-cell>
            <draw:g draw:z-index="0" draw:name="Chart 1">
              <draw:frame draw:style-name="gr1" svg:width="5.8193in" svg:height="4.9236in" svg:x="0.0071in" svg:y="0in">
                <draw:object xlink:href="./Object 16" xlink:type="simple" xlink:show="embed" xlink:actuate="onLoad">
                  <loext:p/>
                </draw:object>
                <draw:image xlink:href="./ObjectReplacements/Object 16" xlink:type="simple" xlink:show="embed" xlink:actuate="onLoad"/>
              </draw:frame>
              <draw:frame draw:name="Text 1" draw:style-name="gr4" draw:text-style-name="P2" svg:width="5.202in" svg:height="0.6244in" svg:x="0.0925in" svg:y="4.1728in">
                <draw:text-box>
                  <text:p text:style-name="P3"><text:span text:style-name="T1">Figure 2.54 The </text:span><text:span text:style-name="T1">relationship between SW </text:span><text:span text:style-name="T1">generated WML above 4 </text:span><text:span text:style-name="T1">metres and the mean </text:span><text:span text:style-name="T1">sedimentation rate for the </text:span><text:span text:style-name="T1">corresponding dates </text:span><text:span text:style-name="T1">(n=10) for the South-east </text:span><text:span text:style-name="T1">site.</text:span></text:p>
                </draw:text-box>
              </draw:frame>
              <draw:frame draw:name="Text 2" draw:style-name="gr2" draw:text-style-name="P2" svg:width="1.7268in" svg:height="0.6173in" svg:x="0.6374in" svg:y="0.1626in">
                <draw:text-box>
                  <text:p text:style-name="P1"><text:span text:style-name="T1">y = 15.92x - 26.09, r</text:span><text:span text:style-name="T2">2</text:span><text:span text:style-name="T1"> = 0.04</text:span></text:p>
                  <text:p text:style-name="P1"><text:span text:style-name="T1">t</text:span><text:span text:style-name="T3">s</text:span><text:span text:style-name="T1"> <text:s/>ns</text:span></text:p>
                </draw:text-box>
              </draw:frame>
            </draw:g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2">
          <table:table-cell table:style-name="ce2" office:value-type="date" office:date-value="1995-08-10" calcext:value-type="date">
            <text:p>10/08/1995</text:p>
          </table:table-cell>
          <table:table-cell office:value-type="float" office:value="5.79" calcext:value-type="float">
            <text:p>5.79</text:p>
          </table:table-cell>
          <table:table-cell office:value-type="float" office:value="10.7" calcext:value-type="float">
            <text:p>10.7</text:p>
          </table:table-cell>
          <table:table-cell table:style-name="ce6" office:value-type="string" calcext:value-type="string">
            <text:p>Regression Statistics</text:p>
          </table:table-cell>
          <table:table-cell table:style-name="ce6"/>
          <table:table-cell table:number-columns-repeated="59"/>
        </table:table-row>
        <table:table-row table:style-name="ro2">
          <table:table-cell table:style-name="ce2" office:value-type="date" office:date-value="1995-10-07" calcext:value-type="date">
            <text:p>07/10/1995</text:p>
          </table:table-cell>
          <table:table-cell office:value-type="float" office:value="5.38" calcext:value-type="float">
            <text:p>5.38</text:p>
          </table:table-cell>
          <table:table-cell office:value-type="float" office:value="43.95" calcext:value-type="float">
            <text:p>43.95</text:p>
          </table:table-cell>
          <table:table-cell table:style-name="ce3" office:value-type="string" calcext:value-type="string">
            <text:p>Multiple R</text:p>
          </table:table-cell>
          <table:table-cell table:style-name="ce3" office:value-type="float" office:value="0.209909967667495" calcext:value-type="float">
            <text:p>0.209909967667495</text:p>
          </table:table-cell>
          <table:table-cell table:number-columns-repeated="59"/>
        </table:table-row>
        <table:table-row table:style-name="ro2">
          <table:table-cell table:style-name="ce2" office:value-type="date" office:date-value="1995-11-03" calcext:value-type="date">
            <text:p>03/11/1995</text:p>
          </table:table-cell>
          <table:table-cell office:value-type="float" office:value="4.24" calcext:value-type="float">
            <text:p>4.24</text:p>
          </table:table-cell>
          <table:table-cell office:value-type="float" office:value="99.05" calcext:value-type="float">
            <text:p>99.05</text:p>
          </table:table-cell>
          <table:table-cell table:style-name="ce3" office:value-type="string" calcext:value-type="string">
            <text:p>R Square</text:p>
          </table:table-cell>
          <table:table-cell table:style-name="ce3" office:value-type="float" office:value="0.0440621945261689" calcext:value-type="float">
            <text:p>0.044062194526169</text:p>
          </table:table-cell>
          <table:table-cell table:number-columns-repeated="59"/>
        </table:table-row>
        <table:table-row table:style-name="ro2">
          <table:table-cell table:style-name="ce2" office:value-type="date" office:date-value="1996-02-14" calcext:value-type="date">
            <text:p>14/02/1996</text:p>
          </table:table-cell>
          <table:table-cell office:value-type="float" office:value="6.04" calcext:value-type="float">
            <text:p>6.04</text:p>
          </table:table-cell>
          <table:table-cell office:value-type="float" office:value="119.2" calcext:value-type="float">
            <text:p>119.2</text:p>
          </table:table-cell>
          <table:table-cell table:style-name="ce3" office:value-type="string" calcext:value-type="string">
            <text:p>Adjusted R Square</text:p>
          </table:table-cell>
          <table:table-cell table:style-name="ce3" office:value-type="float" office:value="-0.07543003115806" calcext:value-type="float">
            <text:p>-0.07543003115806</text:p>
          </table:table-cell>
          <table:table-cell table:number-columns-repeated="59"/>
        </table:table-row>
        <table:table-row table:style-name="ro2">
          <table:table-cell table:style-name="ce2" office:value-type="date" office:date-value="1996-04-02" calcext:value-type="date">
            <text:p>02/04/1996</text:p>
          </table:table-cell>
          <table:table-cell office:value-type="float" office:value="4.24" calcext:value-type="float">
            <text:p>4.24</text:p>
          </table:table-cell>
          <table:table-cell office:value-type="float" office:value="76.01" calcext:value-type="float">
            <text:p>76.01</text:p>
          </table:table-cell>
          <table:table-cell table:style-name="ce3" office:value-type="string" calcext:value-type="string">
            <text:p>Standard Error</text:p>
          </table:table-cell>
          <table:table-cell table:style-name="ce3" office:value-type="float" office:value="56.3426087752631" calcext:value-type="float">
            <text:p>56.3426087752631</text:p>
          </table:table-cell>
          <table:table-cell table:number-columns-repeated="59"/>
        </table:table-row>
        <table:table-row table:style-name="ro2">
          <table:table-cell table:style-name="ce2" office:value-type="date" office:date-value="1996-04-17" calcext:value-type="date">
            <text:p>17/04/1996</text:p>
          </table:table-cell>
          <table:table-cell office:value-type="float" office:value="6.31" calcext:value-type="float">
            <text:p>6.31</text:p>
          </table:table-cell>
          <table:table-cell office:value-type="float" office:value="163.06" calcext:value-type="float">
            <text:p>163.06</text:p>
          </table:table-cell>
          <table:table-cell table:style-name="ce4" office:value-type="string" calcext:value-type="string">
            <text:p>Observations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59"/>
        </table:table-row>
        <table:table-row table:style-name="ro2">
          <table:table-cell table:style-name="ce2" office:value-type="date" office:date-value="1996-04-25" calcext:value-type="date">
            <text:p>25/04/1996</text:p>
          </table:table-cell>
          <table:table-cell office:value-type="float" office:value="5.52" calcext:value-type="float">
            <text:p>5.52</text:p>
          </table:table-cell>
          <table:table-cell office:value-type="float" office:value="46.95" calcext:value-type="float">
            <text:p>46.95</text:p>
          </table:table-cell>
          <table:table-cell table:number-columns-repeated="61"/>
        </table:table-row>
        <table:table-row table:style-name="ro2">
          <table:table-cell table:style-name="ce2" office:value-type="date" office:date-value="1996-05-09" calcext:value-type="date">
            <text:p>09/05/1996</text:p>
          </table:table-cell>
          <table:table-cell office:value-type="float" office:value="4.94" calcext:value-type="float">
            <text:p>4.94</text:p>
          </table:table-cell>
          <table:table-cell office:value-type="float" office:value="13.42" calcext:value-type="float">
            <text:p>13.42</text:p>
          </table:table-cell>
          <table:table-cell office:value-type="string" calcext:value-type="string">
            <text:p>ANOVA</text:p>
          </table:table-cell>
          <table:table-cell table:number-columns-repeated="60"/>
        </table:table-row>
        <table:table-row table:style-name="ro2">
          <table:table-cell table:style-name="ce2" office:value-type="date" office:date-value="1996-06-12" calcext:value-type="date">
            <text:p>12/06/1996</text:p>
          </table:table-cell>
          <table:table-cell office:value-type="float" office:value="5.82" calcext:value-type="float">
            <text:p>5.82</text:p>
          </table:table-cell>
          <table:table-cell office:value-type="float" office:value="12.65" calcext:value-type="float">
            <text:p>12.65</text:p>
          </table:table-cell>
          <table:table-cell table:style-name="ce5"/>
          <table:table-cell table:style-name="ce5" office:value-type="string" calcext:value-type="string">
            <text:p>df</text:p>
          </table:table-cell>
          <table:table-cell table:style-name="ce5" office:value-type="string" calcext:value-type="string">
            <text:p>SS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Significance F</text:p>
          </table:table-cell>
          <table:table-cell table:number-columns-repeated="55"/>
        </table:table-row>
        <table:table-row table:style-name="ro2">
          <table:table-cell table:style-name="ce2" office:value-type="date" office:date-value="1996-07-09" calcext:value-type="date">
            <text:p>09/07/1996</text:p>
          </table:table-cell>
          <table:table-cell office:value-type="float" office:value="4.96" calcext:value-type="float">
            <text:p>4.96</text:p>
          </table:table-cell>
          <table:table-cell office:value-type="float" office:value="1.63" calcext:value-type="float">
            <text:p>1.63</text:p>
          </table:table-cell>
          <table:table-cell table:style-name="ce3" office:value-type="string" calcext:value-type="string">
            <text:p>Regressio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170.57805118113" calcext:value-type="float">
            <text:p>1170.57805118113</text:p>
          </table:table-cell>
          <table:table-cell table:style-name="ce3" office:value-type="float" office:value="0.368745282581044" calcext:value-type="float">
            <text:p>0.368745282581044</text:p>
          </table:table-cell>
          <table:table-cell table:style-name="ce3" office:value-type="float" office:value="0.560525059867013" calcext:value-type="float">
            <text:p>0.560525059867013</text:p>
          </table:table-cell>
          <table:table-cell table:number-columns-repeated="55"/>
        </table:table-row>
        <table:table-row table:style-name="ro2">
          <table:table-cell table:style-name="ce2" office:value-type="date" office:date-value="1996-07-27" calcext:value-type="date">
            <text:p>27/07/1996</text:p>
          </table:table-cell>
          <table:table-cell table:number-columns-repeated="2"/>
          <table:table-cell table:style-name="ce3" office:value-type="string" calcext:value-type="string">
            <text:p>Residual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395.9165088189" calcext:value-type="float">
            <text:p>25395.9165088189</text:p>
          </table:table-cell>
          <table:table-cell table:style-name="ce3" office:value-type="float" office:value="3174.48956360236" calcext:value-type="float">
            <text:p>3174.48956360236</text:p>
          </table:table-cell>
          <table:table-cell table:style-name="ce3" table:number-columns-repeated="2"/>
          <table:table-cell table:number-columns-repeated="55"/>
        </table:table-row>
        <table:table-row table:style-name="ro1">
          <table:table-cell table:number-columns-repeated="3"/>
          <table:table-cell table:style-name="ce4" office:value-type="string" calcext:value-type="string">
            <text:p>Tota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6566.49456" calcext:value-type="float">
            <text:p>26566.49456</text:p>
          </table:table-cell>
          <table:table-cell table:style-name="ce4" table:number-columns-repeated="3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2">
          <table:table-cell table:style-name="ce2" office:value-type="date" office:date-value="1995-08-30" calcext:value-type="date">
            <text:p>30/08/1995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Coefficients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t Stat</text:p>
          </table:table-cell>
          <table:table-cell table:style-name="ce5" office:value-type="string" calcext:value-type="string">
            <text:p>P-value</text:p>
          </table:table-cell>
          <table:table-cell table:style-name="ce5" office:value-type="string" calcext:value-type="string">
            <text:p>Lower 95%</text:p>
          </table:table-cell>
          <table:table-cell table:style-name="ce5" office:value-type="string" calcext:value-type="string">
            <text:p>Upper 95%</text:p>
          </table:table-cell>
          <table:table-cell table:style-name="ce5" office:value-type="string" calcext:value-type="string">
            <text:p>Lower 95.0%</text:p>
          </table:table-cell>
          <table:table-cell table:style-name="ce5" office:value-type="string" calcext:value-type="string">
            <text:p>Upper 95.0%</text:p>
          </table:table-cell>
          <table:table-cell table:number-columns-repeated="52"/>
        </table:table-row>
        <table:table-row table:style-name="ro2">
          <table:table-cell table:style-name="ce2" office:value-type="date" office:date-value="1995-11-17" calcext:value-type="date">
            <text:p>17/11/1995</text:p>
          </table:table-cell>
          <table:table-cell office:value-type="float" office:value="5" calcext:value-type="float">
            <text:p>5</text:p>
          </table:table-cell>
          <table:table-cell office:value-type="float" office:value="79.24" calcext:value-type="float">
            <text:p>79.24</text:p>
          </table:table-cell>
          <table:table-cell table:style-name="ce3" office:value-type="string" calcext:value-type="string">
            <text:p>Intercept</text:p>
          </table:table-cell>
          <table:table-cell table:style-name="ce3" office:value-type="float" office:value="-26.08691924046" calcext:value-type="float">
            <text:p>-26.08691924046</text:p>
          </table:table-cell>
          <table:table-cell table:style-name="ce3" office:value-type="float" office:value="140.695902393604" calcext:value-type="float">
            <text:p>140.695902393604</text:p>
          </table:table-cell>
          <table:table-cell table:style-name="ce3" office:value-type="float" office:value="-0.185413496744777" calcext:value-type="float">
            <text:p>-0.185413496744777</text:p>
          </table:table-cell>
          <table:table-cell table:style-name="ce3" office:value-type="float" office:value="0.857519386839255" calcext:value-type="float">
            <text:p>0.857519386839255</text:p>
          </table:table-cell>
          <table:table-cell table:style-name="ce3" office:value-type="float" office:value="-350.532461778743" calcext:value-type="float">
            <text:p>-350.532461778743</text:p>
          </table:table-cell>
          <table:table-cell table:style-name="ce3" office:value-type="float" office:value="298.358623297823" calcext:value-type="float">
            <text:p>298.358623297823</text:p>
          </table:table-cell>
          <table:table-cell table:style-name="ce3" office:value-type="float" office:value="-350.532461778743" calcext:value-type="float">
            <text:p>-350.532461778743</text:p>
          </table:table-cell>
          <table:table-cell table:style-name="ce3" office:value-type="float" office:value="298.358623297823" calcext:value-type="float">
            <text:p>298.358623297823</text:p>
          </table:table-cell>
          <table:table-cell table:number-columns-repeated="52"/>
        </table:table-row>
        <table:table-row table:style-name="ro2">
          <table:table-cell table:style-name="ce2" office:value-type="date" office:date-value="1995-12-04" calcext:value-type="date">
            <text:p>04/12/1995</text:p>
          </table:table-cell>
          <table:table-cell office:value-type="float" office:value="3.76" calcext:value-type="float">
            <text:p>3.76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X Variable 1</text:p>
          </table:table-cell>
          <table:table-cell table:style-name="ce4" office:value-type="float" office:value="15.9182793464425" calcext:value-type="float">
            <text:p>15.9182793464425</text:p>
          </table:table-cell>
          <table:table-cell table:style-name="ce4" office:value-type="float" office:value="26.2139752626283" calcext:value-type="float">
            <text:p>26.2139752626283</text:p>
          </table:table-cell>
          <table:table-cell table:style-name="ce4" office:value-type="float" office:value="0.60724400580084" calcext:value-type="float">
            <text:p>0.60724400580084</text:p>
          </table:table-cell>
          <table:table-cell table:style-name="ce4" office:value-type="float" office:value="0.560525059867009" calcext:value-type="float">
            <text:p>0.560525059867009</text:p>
          </table:table-cell>
          <table:table-cell table:style-name="ce4" office:value-type="float" office:value="-44.5312951008316" calcext:value-type="float">
            <text:p>-44.5312951008316</text:p>
          </table:table-cell>
          <table:table-cell table:style-name="ce4" office:value-type="float" office:value="76.3678537937166" calcext:value-type="float">
            <text:p>76.3678537937166</text:p>
          </table:table-cell>
          <table:table-cell table:style-name="ce4" office:value-type="float" office:value="-44.5312951008316" calcext:value-type="float">
            <text:p>-44.5312951008316</text:p>
          </table:table-cell>
          <table:table-cell table:style-name="ce4" office:value-type="float" office:value="76.3678537937166" calcext:value-type="float">
            <text:p>76.3678537937166</text:p>
          </table:table-cell>
          <table:table-cell table:number-columns-repeated="52"/>
        </table:table-row>
        <table:table-row table:style-name="ro2">
          <table:table-cell table:style-name="ce2" office:value-type="date" office:date-value="1996-01-02" calcext:value-type="date">
            <text:p>02/01/1996</text:p>
          </table:table-cell>
          <table:table-cell office:value-type="float" office:value="5.94" calcext:value-type="float">
            <text:p>5.94</text:p>
          </table:table-cell>
          <table:table-cell office:value-type="float" office:value="51.52" calcext:value-type="float">
            <text:p>51.52</text:p>
          </table:table-cell>
          <table:table-cell table:number-columns-repeated="61"/>
        </table:table-row>
        <table:table-row table:style-name="ro2">
          <table:table-cell table:style-name="ce2" office:value-type="date" office:date-value="1996-01-10" calcext:value-type="date">
            <text:p>10/01/1996</text:p>
          </table:table-cell>
          <table:table-cell office:value-type="float" office:value="4.65" calcext:value-type="float">
            <text:p>4.65</text:p>
          </table:table-cell>
          <table:table-cell office:value-type="float" office:value="59.6" calcext:value-type="float">
            <text:p>59.6</text:p>
          </table:table-cell>
          <table:table-cell table:number-columns-repeated="61"/>
        </table:table-row>
        <table:table-row table:style-name="ro2">
          <table:table-cell table:style-name="ce2" office:value-type="date" office:date-value="1996-01-31" calcext:value-type="date">
            <text:p>31/01/1996</text:p>
          </table:table-cell>
          <table:table-cell office:value-type="float" office:value="5.92" calcext:value-type="float">
            <text:p>5.92</text:p>
          </table:table-cell>
          <table:table-cell office:value-type="float" office:value="90.09" calcext:value-type="float">
            <text:p>90.09</text:p>
          </table:table-cell>
          <table:table-cell table:number-columns-repeated="61"/>
        </table:table-row>
        <table:table-row table:style-name="ro2">
          <table:table-cell table:style-name="ce2" office:value-type="date" office:date-value="1996-03-05" calcext:value-type="date">
            <text:p>05/03/1996</text:p>
          </table:table-cell>
          <table:table-cell office:value-type="float" office:value="4.03" calcext:value-type="float">
            <text:p>4.03</text:p>
          </table:table-cell>
          <table:table-cell office:value-type="float" office:value="105.01" calcext:value-type="float">
            <text:p>105.01</text:p>
          </table:table-cell>
          <table:table-cell office:value-type="string" calcext:value-type="string">
            <text:p>RESIDUAL OUTPUT</text:p>
          </table:table-cell>
          <table:table-cell table:number-columns-repeated="60"/>
        </table:table-row>
        <table:table-row table:style-name="ro2">
          <table:table-cell table:style-name="ce2" office:value-type="date" office:date-value="1996-03-20" calcext:value-type="date">
            <text:p>20/03/1996</text:p>
          </table:table-cell>
          <table:table-cell office:value-type="float" office:value="3.95" calcext:value-type="float">
            <text:p>3.95</text:p>
          </table:table-cell>
          <table:table-cell office:value-type="float" office:value="58.85" calcext:value-type="float">
            <text:p>58.85</text:p>
          </table:table-cell>
          <table:table-cell table:number-columns-repeated="61"/>
        </table:table-row>
        <table:table-row table:style-name="ro1">
          <table:table-cell table:number-columns-repeated="3"/>
          <table:table-cell table:style-name="ce5" office:value-type="string" calcext:value-type="string">
            <text:p>Observation</text:p>
          </table:table-cell>
          <table:table-cell table:style-name="ce5" office:value-type="string" calcext:value-type="string">
            <text:p>Predicted Y</text:p>
          </table:table-cell>
          <table:table-cell table:style-name="ce5" office:value-type="string" calcext:value-type="string">
            <text:p>Residuals</text:p>
          </table:table-cell>
          <table:table-cell table:number-columns-repeated="58"/>
        </table:table-row>
        <table:table-row table:style-name="ro2">
          <table:table-cell table:style-name="ce2" office:value-type="date" office:date-value="1995-10-20" calcext:value-type="date">
            <text:p>20/10/1995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66.0799181754422" calcext:value-type="float">
            <text:p>66.0799181754422</text:p>
          </table:table-cell>
          <table:table-cell table:style-name="ce3" office:value-type="float" office:value="-55.3799181754422" calcext:value-type="float">
            <text:p>-55.3799181754422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float" office:value="59.5534236434008" calcext:value-type="float">
            <text:p>59.5534236434008</text:p>
          </table:table-cell>
          <table:table-cell table:style-name="ce3" office:value-type="float" office:value="-15.6034236434008" calcext:value-type="float">
            <text:p>-15.6034236434008</text:p>
          </table:table-cell>
          <table:table-cell table:number-columns-repeated="8"/>
          <table:table-cell>
            <draw:g draw:z-index="1" draw:name="Chart 2">
              <draw:frame draw:style-name="gr1" svg:width="5.8335in" svg:height="4.4374in" svg:x="0.0071in" svg:y="0.2433in">
                <draw:object xlink:href="./Object 17" xlink:type="simple" xlink:show="embed" xlink:actuate="onLoad">
                  <loext:p/>
                </draw:object>
                <draw:image xlink:href="./ObjectReplacements/Object 17" xlink:type="simple" xlink:show="embed" xlink:actuate="onLoad"/>
              </draw:frame>
              <draw:frame draw:name="Text 1" draw:style-name="gr4" draw:text-style-name="P2" svg:width="5.2374in" svg:height="0.5819in" svg:x="0.0752in" svg:y="4.0173in">
                <draw:text-box>
                  <text:p text:style-name="P3"><text:span text:style-name="T1">Figure 2.55 <text:s/>The </text:span><text:span text:style-name="T1">relationship between SE </text:span><text:span text:style-name="T1">generated WML above 4 </text:span><text:span text:style-name="T1">metres and the mean </text:span><text:span text:style-name="T1">sedimentation rate for the </text:span><text:span text:style-name="T1">corresponding dates (n=7) </text:span><text:span text:style-name="T1">for the South-east site.</text:span></text:p>
                </draw:text-box>
              </draw:frame>
              <draw:frame draw:name="Text 2" draw:style-name="gr2" draw:text-style-name="P2" svg:width="1.678in" svg:height="0.6177in" svg:x="0.6362in" svg:y="0.4079in">
                <draw:text-box>
                  <text:p text:style-name="P1"><text:span text:style-name="T1">y = 6.63x + 35.55, r</text:span><text:span text:style-name="T2">2</text:span><text:span text:style-name="T1"> = 0.05</text:span></text:p>
                  <text:p text:style-name="P1"><text:span text:style-name="T1">t</text:span><text:span text:style-name="T3">s</text:span><text:span text:style-name="T1"> ns</text:span></text:p>
                </draw:text-box>
              </draw:frame>
            </draw:g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1.4065851884563" calcext:value-type="float">
            <text:p>41.4065851884563</text:p>
          </table:table-cell>
          <table:table-cell table:style-name="ce3" office:value-type="float" office:value="57.6434148115437" calcext:value-type="float">
            <text:p>57.6434148115437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70.0594880120529" calcext:value-type="float">
            <text:p>70.0594880120529</text:p>
          </table:table-cell>
          <table:table-cell table:style-name="ce3" office:value-type="float" office:value="49.1405119879471" calcext:value-type="float">
            <text:p>49.1405119879471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1.4065851884563" calcext:value-type="float">
            <text:p>41.4065851884563</text:p>
          </table:table-cell>
          <table:table-cell table:style-name="ce3" office:value-type="float" office:value="34.6034148115437" calcext:value-type="float">
            <text:p>34.6034148115437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74.3574234355923" calcext:value-type="float">
            <text:p>74.3574234355923</text:p>
          </table:table-cell>
          <table:table-cell table:style-name="ce3" office:value-type="float" office:value="88.7025765644077" calcext:value-type="float">
            <text:p>88.7025765644077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1.7819827519027" calcext:value-type="float">
            <text:p>61.7819827519027</text:p>
          </table:table-cell>
          <table:table-cell table:style-name="ce3" office:value-type="float" office:value="-14.8319827519027" calcext:value-type="float">
            <text:p>-14.8319827519027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8" calcext:value-type="float">
            <text:p>8</text:p>
          </table:table-cell>
          <table:table-cell table:style-name="ce3" office:value-type="float" office:value="52.5493807309661" calcext:value-type="float">
            <text:p>52.5493807309661</text:p>
          </table:table-cell>
          <table:table-cell table:style-name="ce3" office:value-type="float" office:value="-39.1293807309661" calcext:value-type="float">
            <text:p>-39.1293807309661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 office:value-type="float" office:value="9" calcext:value-type="float">
            <text:p>9</text:p>
          </table:table-cell>
          <table:table-cell table:style-name="ce3" office:value-type="float" office:value="66.5574665558355" calcext:value-type="float">
            <text:p>66.5574665558355</text:p>
          </table:table-cell>
          <table:table-cell table:style-name="ce3" office:value-type="float" office:value="-53.9074665558355" calcext:value-type="float">
            <text:p>-53.9074665558355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52.8677463178949" calcext:value-type="float">
            <text:p>52.8677463178949</text:p>
          </table:table-cell>
          <table:table-cell table:style-name="ce4" office:value-type="float" office:value="-51.2377463178949" calcext:value-type="float">
            <text:p>-51.2377463178949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UMMARY OUTPUT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6" office:value-type="string" calcext:value-type="string">
            <text:p>Regression Statistics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3" office:value-type="string" calcext:value-type="string">
            <text:p>Multiple R</text:p>
          </table:table-cell>
          <table:table-cell table:style-name="ce3" office:value-type="float" office:value="0.227272110848601" calcext:value-type="float">
            <text:p>0.227272110848601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R Square</text:p>
          </table:table-cell>
          <table:table-cell table:style-name="ce3" office:value-type="float" office:value="0.0516526123695787" calcext:value-type="float">
            <text:p>0.051652612369579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Adjusted R Square</text:p>
          </table:table-cell>
          <table:table-cell table:style-name="ce3" office:value-type="float" office:value="-0.138016865156506" calcext:value-type="float">
            <text:p>-0.138016865156506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Standard Error</text:p>
          </table:table-cell>
          <table:table-cell table:style-name="ce3" office:value-type="float" office:value="28.4002498139978" calcext:value-type="float">
            <text:p>28.4002498139978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Observations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NOVA</text:p>
          </table:table-cell>
          <table:table-cell table:number-columns-repeated="63"/>
        </table:table-row>
        <table:table-row table:style-name="ro1">
          <table:table-cell table:style-name="ce5"/>
          <table:table-cell table:style-name="ce5" office:value-type="string" calcext:value-type="string">
            <text:p>df</text:p>
          </table:table-cell>
          <table:table-cell table:style-name="ce5" office:value-type="string" calcext:value-type="string">
            <text:p>SS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Significance F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Regressio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19.654023941154" calcext:value-type="float">
            <text:p>219.654023941154</text:p>
          </table:table-cell>
          <table:table-cell table:style-name="ce3" office:value-type="float" office:value="0.272329596956238" calcext:value-type="float">
            <text:p>0.272329596956238</text:p>
          </table:table-cell>
          <table:table-cell table:style-name="ce3" office:value-type="float" office:value="0.624057736160907" calcext:value-type="float">
            <text:p>0.624057736160907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Residu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32.87094748742" calcext:value-type="float">
            <text:p>4032.87094748742</text:p>
          </table:table-cell>
          <table:table-cell table:style-name="ce3" office:value-type="float" office:value="806.574189497484" calcext:value-type="float">
            <text:p>806.574189497484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252.52497142857" calcext:value-type="float">
            <text:p>4252.52497142857</text:p>
          </table:table-cell>
          <table:table-cell table:style-name="ce4" table:number-columns-repeated="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5"/>
          <table:table-cell table:style-name="ce5" office:value-type="string" calcext:value-type="string">
            <text:p>Coefficients</text:p>
          </table:table-cell>
          <table:table-cell table:style-name="ce5" office:value-type="string" calcext:value-type="string">
            <text:p>Standard Error</text:p>
          </table:table-cell>
          <table:table-cell table:style-name="ce5" office:value-type="string" calcext:value-type="string">
            <text:p>t Stat</text:p>
          </table:table-cell>
          <table:table-cell table:style-name="ce5" office:value-type="string" calcext:value-type="string">
            <text:p>P-value</text:p>
          </table:table-cell>
          <table:table-cell table:style-name="ce5" office:value-type="string" calcext:value-type="string">
            <text:p>Lower 95%</text:p>
          </table:table-cell>
          <table:table-cell table:style-name="ce5" office:value-type="string" calcext:value-type="string">
            <text:p>Upper 95%</text:p>
          </table:table-cell>
          <table:table-cell table:style-name="ce5" office:value-type="string" calcext:value-type="string">
            <text:p>Lower 95.0%</text:p>
          </table:table-cell>
          <table:table-cell table:style-name="ce5" office:value-type="string" calcext:value-type="string">
            <text:p>Upper 95.0%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Intercept</text:p>
          </table:table-cell>
          <table:table-cell table:style-name="ce3" office:value-type="float" office:value="35.5485341130044" calcext:value-type="float">
            <text:p>35.5485341130044</text:p>
          </table:table-cell>
          <table:table-cell table:style-name="ce3" office:value-type="float" office:value="61.3009378264044" calcext:value-type="float">
            <text:p>61.3009378264044</text:p>
          </table:table-cell>
          <table:table-cell table:style-name="ce3" office:value-type="float" office:value="0.579901961918966" calcext:value-type="float">
            <text:p>0.579901961918966</text:p>
          </table:table-cell>
          <table:table-cell table:style-name="ce3" office:value-type="float" office:value="0.587129502979237" calcext:value-type="float">
            <text:p>0.587129502979237</text:p>
          </table:table-cell>
          <table:table-cell table:style-name="ce3" office:value-type="float" office:value="-122.030285680151" calcext:value-type="float">
            <text:p>-122.030285680151</text:p>
          </table:table-cell>
          <table:table-cell table:style-name="ce3" office:value-type="float" office:value="193.127353906159" calcext:value-type="float">
            <text:p>193.127353906159</text:p>
          </table:table-cell>
          <table:table-cell table:style-name="ce3" office:value-type="float" office:value="-122.030285680151" calcext:value-type="float">
            <text:p>-122.030285680151</text:p>
          </table:table-cell>
          <table:table-cell table:style-name="ce3" office:value-type="float" office:value="193.127353906159" calcext:value-type="float">
            <text:p>193.127353906159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X Variable 1</text:p>
          </table:table-cell>
          <table:table-cell table:style-name="ce4" office:value-type="float" office:value="6.63068454763816" calcext:value-type="float">
            <text:p>6.63068454763816</text:p>
          </table:table-cell>
          <table:table-cell table:style-name="ce4" office:value-type="float" office:value="12.7060612738163" calcext:value-type="float">
            <text:p>12.7060612738163</text:p>
          </table:table-cell>
          <table:table-cell table:style-name="ce4" office:value-type="float" office:value="0.521852083407012" calcext:value-type="float">
            <text:p>0.521852083407012</text:p>
          </table:table-cell>
          <table:table-cell table:style-name="ce4" office:value-type="float" office:value="0.624057736160906" calcext:value-type="float">
            <text:p>0.624057736160906</text:p>
          </table:table-cell>
          <table:table-cell table:style-name="ce4" office:value-type="float" office:value="-26.0312323942762" calcext:value-type="float">
            <text:p>-26.0312323942762</text:p>
          </table:table-cell>
          <table:table-cell table:style-name="ce4" office:value-type="float" office:value="39.2926014895525" calcext:value-type="float">
            <text:p>39.2926014895525</text:p>
          </table:table-cell>
          <table:table-cell table:style-name="ce4" office:value-type="float" office:value="-26.0312323942762" calcext:value-type="float">
            <text:p>-26.0312323942762</text:p>
          </table:table-cell>
          <table:table-cell table:style-name="ce4" office:value-type="float" office:value="39.2926014895525" calcext:value-type="float">
            <text:p>39.2926014895525</text:p>
          </table:table-cell>
          <table:table-cell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RESIDUAL OUTPUT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>
            <text:p>Observation</text:p>
          </table:table-cell>
          <table:table-cell table:style-name="ce5" office:value-type="string" calcext:value-type="string">
            <text:p>Predicted Y</text:p>
          </table:table-cell>
          <table:table-cell table:style-name="ce5" office:value-type="string" calcext:value-type="string">
            <text:p>Residuals</text:p>
          </table:table-cell>
          <table:table-cell table:number-columns-repeated="6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68.7019568511952" calcext:value-type="float">
            <text:p>68.7019568511952</text:p>
          </table:table-cell>
          <table:table-cell table:style-name="ce3" office:value-type="float" office:value="10.5380431488047" calcext:value-type="float">
            <text:p>10.5380431488047</text:p>
          </table:table-cell>
          <table:table-cell table:number-columns-repeated="6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60.4799080121239" calcext:value-type="float">
            <text:p>60.4799080121239</text:p>
          </table:table-cell>
          <table:table-cell table:style-name="ce3" office:value-type="float" office:value="-35.4799080121239" calcext:value-type="float">
            <text:p>-35.4799080121239</text:p>
          </table:table-cell>
          <table:table-cell table:number-columns-repeated="6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74.9348003259751" calcext:value-type="float">
            <text:p>74.9348003259751</text:p>
          </table:table-cell>
          <table:table-cell table:style-name="ce3" office:value-type="float" office:value="-23.4148003259751" calcext:value-type="float">
            <text:p>-23.4148003259751</text:p>
          </table:table-cell>
          <table:table-cell table:number-columns-repeated="6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66.3812172595219" calcext:value-type="float">
            <text:p>66.3812172595219</text:p>
          </table:table-cell>
          <table:table-cell table:style-name="ce3" office:value-type="float" office:value="-6.7812172595219" calcext:value-type="float">
            <text:p>-6.7812172595219</text:p>
          </table:table-cell>
          <table:table-cell table:number-columns-repeated="6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74.8021866350224" calcext:value-type="float">
            <text:p>74.8021866350224</text:p>
          </table:table-cell>
          <table:table-cell table:style-name="ce3" office:value-type="float" office:value="15.2878133649777" calcext:value-type="float">
            <text:p>15.2878133649777</text:p>
          </table:table-cell>
          <table:table-cell table:number-columns-repeated="6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62.2701928399862" calcext:value-type="float">
            <text:p>62.2701928399862</text:p>
          </table:table-cell>
          <table:table-cell table:style-name="ce3" office:value-type="float" office:value="42.7398071600138" calcext:value-type="float">
            <text:p>42.7398071600138</text:p>
          </table:table-cell>
          <table:table-cell table:number-columns-repeated="61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61.7397380761752" calcext:value-type="float">
            <text:p>61.7397380761752</text:p>
          </table:table-cell>
          <table:table-cell table:style-name="ce4" office:value-type="float" office:value="-2.88973807617518" calcext:value-type="float">
            <text:p>-2.88973807617518</text:p>
          </table:table-cell>
          <table:table-cell table:number-columns-repeated="61"/>
        </table:table-row>
        <table:table-row table:style-name="ro1" table:number-rows-repeated="104850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e_(5)" table:style-name="ta4">
        <table:table-column table:style-name="co1" table:number-columns-repeated="64" table:default-cell-style-name="ce16"/>
        <table:table-row table:style-name="ro1">
          <table:table-cell/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CENT</text:p>
          </table:table-cell>
          <table:table-cell/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2">
          <table:table-cell table:style-name="ce17" office:value-type="date" office:date-value="1995-08-10" calcext:value-type="date">
            <text:p>10/08/1995</text:p>
          </table:table-cell>
          <table:table-cell office:value-type="float" office:value="4.47" calcext:value-type="float">
            <text:p>4.47</text:p>
          </table:table-cell>
          <table:table-cell office:value-type="float" office:value="10.61" calcext:value-type="float">
            <text:p>10.61</text:p>
          </table:table-cell>
          <table:table-cell office:value-type="float" office:value="4.7" calcext:value-type="float">
            <text:p>4.7</text:p>
          </table:table-cell>
          <table:table-cell office:value-type="float" office:value="8.79" calcext:value-type="float">
            <text:p>8.79</text:p>
          </table:table-cell>
          <table:table-cell office:value-type="float" office:value="4.8" calcext:value-type="float">
            <text:p>4.8</text:p>
          </table:table-cell>
          <table:table-cell office:value-type="float" office:value="4.88" calcext:value-type="float">
            <text:p>4.88</text:p>
          </table:table-cell>
          <table:table-cell office:value-type="float" office:value="4.82" calcext:value-type="float">
            <text:p>4.82</text:p>
          </table:table-cell>
          <table:table-cell office:value-type="float" office:value="10.23" calcext:value-type="float">
            <text:p>10.23</text:p>
          </table:table-cell>
          <table:table-cell office:value-type="float" office:value="5.79" calcext:value-type="float">
            <text:p>5.79</text:p>
          </table:table-cell>
          <table:table-cell office:value-type="float" office:value="10.7" calcext:value-type="float">
            <text:p>10.7</text:p>
          </table:table-cell>
          <table:table-cell table:number-columns-repeated="53"/>
        </table:table-row>
        <table:table-row table:style-name="ro2">
          <table:table-cell table:style-name="ce17" office:value-type="date" office:date-value="1995-09-15" calcext:value-type="date">
            <text:p>15/09/1995</text:p>
          </table:table-cell>
          <table:table-cell table:number-columns-repeated="2"/>
          <table:table-cell office:value-type="float" office:value="6.67" calcext:value-type="float">
            <text:p>6.67</text:p>
          </table:table-cell>
          <table:table-cell office:value-type="float" office:value="72.07" calcext:value-type="float">
            <text:p>72.07</text:p>
          </table:table-cell>
          <table:table-cell office:value-type="float" office:value="6.31" calcext:value-type="float">
            <text:p>6.31</text:p>
          </table:table-cell>
          <table:table-cell office:value-type="float" office:value="43.37" calcext:value-type="float">
            <text:p>43.37</text:p>
          </table:table-cell>
          <table:table-cell office:value-type="float" office:value="5.72" calcext:value-type="float">
            <text:p>5.72</text:p>
          </table:table-cell>
          <table:table-cell office:value-type="float" office:value="30.4" calcext:value-type="float">
            <text:p>30.4</text:p>
          </table:table-cell>
          <table:table-cell table:number-columns-repeated="55"/>
        </table:table-row>
        <table:table-row table:style-name="ro2">
          <table:table-cell table:style-name="ce17" office:value-type="date" office:date-value="1995-10-07" calcext:value-type="date">
            <text:p>07/10/1995</text:p>
          </table:table-cell>
          <table:table-cell office:value-type="float" office:value="7.22" calcext:value-type="float">
            <text:p>7.22</text:p>
          </table:table-cell>
          <table:table-cell office:value-type="float" office:value="164.58" calcext:value-type="float">
            <text:p>164.58</text:p>
          </table:table-cell>
          <table:table-cell office:value-type="float" office:value="6.85" calcext:value-type="float">
            <text:p>6.85</text:p>
          </table:table-cell>
          <table:table-cell office:value-type="float" office:value="38.71" calcext:value-type="float">
            <text:p>38.71</text:p>
          </table:table-cell>
          <table:table-cell office:value-type="float" office:value="6.84" calcext:value-type="float">
            <text:p>6.84</text:p>
          </table:table-cell>
          <table:table-cell office:value-type="float" office:value="22.69" calcext:value-type="float">
            <text:p>22.69</text:p>
          </table:table-cell>
          <table:table-cell office:value-type="float" office:value="6.05" calcext:value-type="float">
            <text:p>6.05</text:p>
          </table:table-cell>
          <table:table-cell office:value-type="float" office:value="20.63" calcext:value-type="float">
            <text:p>20.63</text:p>
          </table:table-cell>
          <table:table-cell office:value-type="float" office:value="5.38" calcext:value-type="float">
            <text:p>5.38</text:p>
          </table:table-cell>
          <table:table-cell office:value-type="float" office:value="43.95" calcext:value-type="float">
            <text:p>43.95</text:p>
          </table:table-cell>
          <table:table-cell table:number-columns-repeated="53"/>
        </table:table-row>
        <table:table-row table:style-name="ro2">
          <table:table-cell table:style-name="ce17" office:value-type="date" office:date-value="1995-11-03" calcext:value-type="date">
            <text:p>03/11/1995</text:p>
          </table:table-cell>
          <table:table-cell office:value-type="float" office:value="4.48" calcext:value-type="float">
            <text:p>4.48</text:p>
          </table:table-cell>
          <table:table-cell office:value-type="float" office:value="25.03" calcext:value-type="float">
            <text:p>25.03</text:p>
          </table:table-cell>
          <table:table-cell office:value-type="float" office:value="4.11" calcext:value-type="float">
            <text:p>4.11</text:p>
          </table:table-cell>
          <table:table-cell office:value-type="float" office:value="21.25" calcext:value-type="float">
            <text:p>21.25</text:p>
          </table:table-cell>
          <table:table-cell office:value-type="float" office:value="4.85" calcext:value-type="float">
            <text:p>4.85</text:p>
          </table:table-cell>
          <table:table-cell office:value-type="float" office:value="31.17" calcext:value-type="float">
            <text:p>31.17</text:p>
          </table:table-cell>
          <table:table-cell table:number-columns-repeated="2"/>
          <table:table-cell office:value-type="float" office:value="4.24" calcext:value-type="float">
            <text:p>4.24</text:p>
          </table:table-cell>
          <table:table-cell office:value-type="float" office:value="99.05" calcext:value-type="float">
            <text:p>99.05</text:p>
          </table:table-cell>
          <table:table-cell table:number-columns-repeated="53"/>
        </table:table-row>
        <table:table-row table:style-name="ro2">
          <table:table-cell table:style-name="ce17" office:value-type="date" office:date-value="1996-02-14" calcext:value-type="date">
            <text:p>14/02/1996</text:p>
          </table:table-cell>
          <table:table-cell table:number-columns-repeated="2"/>
          <table:table-cell office:value-type="float" office:value="5.46" calcext:value-type="float">
            <text:p>5.46</text:p>
          </table:table-cell>
          <table:table-cell office:value-type="float" office:value="54.37" calcext:value-type="float">
            <text:p>54.37</text:p>
          </table:table-cell>
          <table:table-cell table:number-columns-repeated="2"/>
          <table:table-cell office:value-type="float" office:value="5.28" calcext:value-type="float">
            <text:p>5.28</text:p>
          </table:table-cell>
          <table:table-cell office:value-type="float" office:value="62.23" calcext:value-type="float">
            <text:p>62.23</text:p>
          </table:table-cell>
          <table:table-cell office:value-type="float" office:value="6.04" calcext:value-type="float">
            <text:p>6.04</text:p>
          </table:table-cell>
          <table:table-cell office:value-type="float" office:value="119.2" calcext:value-type="float">
            <text:p>119.2</text:p>
          </table:table-cell>
          <table:table-cell table:number-columns-repeated="53"/>
        </table:table-row>
        <table:table-row table:style-name="ro2">
          <table:table-cell table:style-name="ce17" office:value-type="date" office:date-value="1996-04-02" calcext:value-type="date">
            <text:p>02/04/1996</text:p>
          </table:table-cell>
          <table:table-cell office:value-type="float" office:value="5.89" calcext:value-type="float">
            <text:p>5.89</text:p>
          </table:table-cell>
          <table:table-cell office:value-type="float" office:value="76.22" calcext:value-type="float">
            <text:p>76.22</text:p>
          </table:table-cell>
          <table:table-cell office:value-type="float" office:value="4.8" calcext:value-type="float">
            <text:p>4.8</text:p>
          </table:table-cell>
          <table:table-cell office:value-type="float" office:value="52.15" calcext:value-type="float">
            <text:p>52.15</text:p>
          </table:table-cell>
          <table:table-cell office:value-type="float" office:value="6.01" calcext:value-type="float">
            <text:p>6.01</text:p>
          </table:table-cell>
          <table:table-cell office:value-type="float" office:value="107.22" calcext:value-type="float">
            <text:p>107.22</text:p>
          </table:table-cell>
          <table:table-cell office:value-type="float" office:value="5.67" calcext:value-type="float">
            <text:p>5.67</text:p>
          </table:table-cell>
          <table:table-cell office:value-type="float" office:value="49.68" calcext:value-type="float">
            <text:p>49.68</text:p>
          </table:table-cell>
          <table:table-cell office:value-type="float" office:value="4.24" calcext:value-type="float">
            <text:p>4.24</text:p>
          </table:table-cell>
          <table:table-cell office:value-type="float" office:value="76.01" calcext:value-type="float">
            <text:p>76.01</text:p>
          </table:table-cell>
          <table:table-cell table:number-columns-repeated="53"/>
        </table:table-row>
        <table:table-row table:style-name="ro2">
          <table:table-cell table:style-name="ce17" office:value-type="date" office:date-value="1996-04-17" calcext:value-type="date">
            <text:p>17/04/1996</text:p>
          </table:table-cell>
          <table:table-cell office:value-type="float" office:value="8.44" calcext:value-type="float">
            <text:p>8.44</text:p>
          </table:table-cell>
          <table:table-cell office:value-type="float" office:value="225.72" calcext:value-type="float">
            <text:p>225.72</text:p>
          </table:table-cell>
          <table:table-cell office:value-type="float" office:value="7.79" calcext:value-type="float">
            <text:p>7.79</text:p>
          </table:table-cell>
          <table:table-cell office:value-type="float" office:value="86.54" calcext:value-type="float">
            <text:p>86.54</text:p>
          </table:table-cell>
          <table:table-cell office:value-type="float" office:value="8.13" calcext:value-type="float">
            <text:p>8.13</text:p>
          </table:table-cell>
          <table:table-cell office:value-type="float" office:value="159.32" calcext:value-type="float">
            <text:p>159.32</text:p>
          </table:table-cell>
          <table:table-cell office:value-type="float" office:value="7.37" calcext:value-type="float">
            <text:p>7.37</text:p>
          </table:table-cell>
          <table:table-cell office:value-type="float" office:value="140.93" calcext:value-type="float">
            <text:p>140.93</text:p>
          </table:table-cell>
          <table:table-cell office:value-type="float" office:value="6.31" calcext:value-type="float">
            <text:p>6.31</text:p>
          </table:table-cell>
          <table:table-cell office:value-type="float" office:value="163.06" calcext:value-type="float">
            <text:p>163.06</text:p>
          </table:table-cell>
          <table:table-cell table:number-columns-repeated="53"/>
        </table:table-row>
        <table:table-row table:style-name="ro2">
          <table:table-cell table:style-name="ce17" office:value-type="date" office:date-value="1996-04-25" calcext:value-type="date">
            <text:p>25/04/1996</text:p>
          </table:table-cell>
          <table:table-cell office:value-type="float" office:value="4.66" calcext:value-type="float">
            <text:p>4.66</text:p>
          </table:table-cell>
          <table:table-cell office:value-type="float" office:value="48.32" calcext:value-type="float">
            <text:p>48.32</text:p>
          </table:table-cell>
          <table:table-cell office:value-type="float" office:value="5" calcext:value-type="float">
            <text:p>5</text:p>
          </table:table-cell>
          <table:table-cell office:value-type="float" office:value="71.11" calcext:value-type="float">
            <text:p>71.11</text:p>
          </table:table-cell>
          <table:table-cell office:value-type="float" office:value="5.04" calcext:value-type="float">
            <text:p>5.04</text:p>
          </table:table-cell>
          <table:table-cell office:value-type="float" office:value="38.13" calcext:value-type="float">
            <text:p>38.13</text:p>
          </table:table-cell>
          <table:table-cell office:value-type="float" office:value="5.54" calcext:value-type="float">
            <text:p>5.54</text:p>
          </table:table-cell>
          <table:table-cell office:value-type="float" office:value="35.81" calcext:value-type="float">
            <text:p>35.81</text:p>
          </table:table-cell>
          <table:table-cell office:value-type="float" office:value="5.52" calcext:value-type="float">
            <text:p>5.52</text:p>
          </table:table-cell>
          <table:table-cell office:value-type="float" office:value="46.95" calcext:value-type="float">
            <text:p>46.95</text:p>
          </table:table-cell>
          <table:table-cell table:number-columns-repeated="53"/>
        </table:table-row>
        <table:table-row table:style-name="ro2">
          <table:table-cell table:style-name="ce17" office:value-type="date" office:date-value="1996-05-09" calcext:value-type="date">
            <text:p>09/05/1996</text:p>
          </table:table-cell>
          <table:table-cell office:value-type="float" office:value="5.17" calcext:value-type="float">
            <text:p>5.17</text:p>
          </table:table-cell>
          <table:table-cell office:value-type="float" office:value="39.87" calcext:value-type="float">
            <text:p>39.87</text:p>
          </table:table-cell>
          <table:table-cell office:value-type="float" office:value="5.19" calcext:value-type="float">
            <text:p>5.19</text:p>
          </table:table-cell>
          <table:table-cell office:value-type="float" office:value="9.67" calcext:value-type="float">
            <text:p>9.67</text:p>
          </table:table-cell>
          <table:table-cell office:value-type="float" office:value="5.06" calcext:value-type="float">
            <text:p>5.06</text:p>
          </table:table-cell>
          <table:table-cell office:value-type="float" office:value="18.06" calcext:value-type="float">
            <text:p>18.06</text:p>
          </table:table-cell>
          <table:table-cell office:value-type="float" office:value="5.04" calcext:value-type="float">
            <text:p>5.04</text:p>
          </table:table-cell>
          <table:table-cell office:value-type="float" office:value="12.1" calcext:value-type="float">
            <text:p>12.1</text:p>
          </table:table-cell>
          <table:table-cell office:value-type="float" office:value="4.94" calcext:value-type="float">
            <text:p>4.94</text:p>
          </table:table-cell>
          <table:table-cell office:value-type="float" office:value="13.42" calcext:value-type="float">
            <text:p>13.42</text:p>
          </table:table-cell>
          <table:table-cell table:number-columns-repeated="53"/>
        </table:table-row>
        <table:table-row table:style-name="ro2">
          <table:table-cell table:style-name="ce17" office:value-type="date" office:date-value="1996-05-26" calcext:value-type="date">
            <text:p>26/05/1996</text:p>
          </table:table-cell>
          <table:table-cell office:value-type="float" office:value="7.23" calcext:value-type="float">
            <text:p>7.23</text:p>
          </table:table-cell>
          <table:table-cell office:value-type="float" office:value="156.43" calcext:value-type="float">
            <text:p>156.43</text:p>
          </table:table-cell>
          <table:table-cell office:value-type="float" office:value="6.93" calcext:value-type="float">
            <text:p>6.93</text:p>
          </table:table-cell>
          <table:table-cell office:value-type="float" office:value="98.88" calcext:value-type="float">
            <text:p>98.88</text:p>
          </table:table-cell>
          <table:table-cell office:value-type="float" office:value="6.89" calcext:value-type="float">
            <text:p>6.89</text:p>
          </table:table-cell>
          <table:table-cell office:value-type="float" office:value="39.53" calcext:value-type="float">
            <text:p>39.53</text:p>
          </table:table-cell>
          <table:table-cell office:value-type="float" office:value="6.23" calcext:value-type="float">
            <text:p>6.23</text:p>
          </table:table-cell>
          <table:table-cell office:value-type="float" office:value="39.42" calcext:value-type="float">
            <text:p>39.42</text:p>
          </table:table-cell>
          <table:table-cell table:number-columns-repeated="55"/>
        </table:table-row>
        <table:table-row table:style-name="ro2">
          <table:table-cell table:style-name="ce17" office:value-type="date" office:date-value="1996-06-12" calcext:value-type="date">
            <text:p>12/06/1996</text:p>
          </table:table-cell>
          <table:table-cell office:value-type="float" office:value="4.65" calcext:value-type="float">
            <text:p>4.65</text:p>
          </table:table-cell>
          <table:table-cell office:value-type="float" office:value="9.97" calcext:value-type="float">
            <text:p>9.97</text:p>
          </table:table-cell>
          <table:table-cell office:value-type="float" office:value="4.99" calcext:value-type="float">
            <text:p>4.99</text:p>
          </table:table-cell>
          <table:table-cell office:value-type="float" office:value="4.32" calcext:value-type="float">
            <text:p>4.32</text:p>
          </table:table-cell>
          <table:table-cell office:value-type="float" office:value="4.79" calcext:value-type="float">
            <text:p>4.79</text:p>
          </table:table-cell>
          <table:table-cell office:value-type="float" office:value="3.66" calcext:value-type="float">
            <text:p>3.66</text:p>
          </table:table-cell>
          <table:table-cell office:value-type="float" office:value="4.64" calcext:value-type="float">
            <text:p>4.64</text:p>
          </table:table-cell>
          <table:table-cell office:value-type="float" office:value="4.18" calcext:value-type="float">
            <text:p>4.18</text:p>
          </table:table-cell>
          <table:table-cell office:value-type="float" office:value="5.82" calcext:value-type="float">
            <text:p>5.82</text:p>
          </table:table-cell>
          <table:table-cell office:value-type="float" office:value="12.65" calcext:value-type="float">
            <text:p>12.65</text:p>
          </table:table-cell>
          <table:table-cell table:number-columns-repeated="53"/>
        </table:table-row>
        <table:table-row table:style-name="ro2">
          <table:table-cell table:style-name="ce17" office:value-type="date" office:date-value="1996-07-09" calcext:value-type="date">
            <text:p>09/07/1996</text:p>
          </table:table-cell>
          <table:table-cell office:value-type="float" office:value="4.48" calcext:value-type="float">
            <text:p>4.48</text:p>
          </table:table-cell>
          <table:table-cell office:value-type="float" office:value="4.21" calcext:value-type="float">
            <text:p>4.21</text:p>
          </table:table-cell>
          <table:table-cell table:number-columns-repeated="2"/>
          <table:table-cell office:value-type="float" office:value="4.43" calcext:value-type="float">
            <text:p>4.43</text:p>
          </table:table-cell>
          <table:table-cell office:value-type="float" office:value="1.99" calcext:value-type="float">
            <text:p>1.99</text:p>
          </table:table-cell>
          <table:table-cell office:value-type="float" office:value="4.27" calcext:value-type="float">
            <text:p>4.27</text:p>
          </table:table-cell>
          <table:table-cell office:value-type="float" office:value="3.65" calcext:value-type="float">
            <text:p>3.65</text:p>
          </table:table-cell>
          <table:table-cell office:value-type="float" office:value="4.96" calcext:value-type="float">
            <text:p>4.96</text:p>
          </table:table-cell>
          <table:table-cell office:value-type="float" office:value="1.63" calcext:value-type="float">
            <text:p>1.63</text:p>
          </table:table-cell>
          <table:table-cell table:number-columns-repeated="53"/>
        </table:table-row>
        <table:table-row table:style-name="ro2">
          <table:table-cell table:style-name="ce17" office:value-type="date" office:date-value="1996-07-27" calcext:value-type="date">
            <text:p>27/07/1996</text:p>
          </table:table-cell>
          <table:table-cell office:value-type="float" office:value="5.58" calcext:value-type="float">
            <text:p>5.58</text:p>
          </table:table-cell>
          <table:table-cell office:value-type="float" office:value="63.5" calcext:value-type="float">
            <text:p>63.5</text:p>
          </table:table-cell>
          <table:table-cell office:value-type="float" office:value="5.34" calcext:value-type="float">
            <text:p>5.34</text:p>
          </table:table-cell>
          <table:table-cell office:value-type="float" office:value="6.41" calcext:value-type="float">
            <text:p>6.41</text:p>
          </table:table-cell>
          <table:table-cell office:value-type="float" office:value="5.59" calcext:value-type="float">
            <text:p>5.59</text:p>
          </table:table-cell>
          <table:table-cell office:value-type="float" office:value="5.81" calcext:value-type="float">
            <text:p>5.81</text:p>
          </table:table-cell>
          <table:table-cell table:number-columns-repeated="57"/>
        </table:table-row>
        <table:table-row table:style-name="ro1">
          <table:table-cell table:style-name="ce18"/>
          <table:table-cell table:style-name="ce18" table:formula="of:=AVERAGE([.B3:.B15])" office:value-type="float" office:value="5.66090909090909" calcext:value-type="float">
            <text:p>5.66</text:p>
          </table:table-cell>
          <table:table-cell table:style-name="ce18" table:formula="of:=AVERAGE([.C3:.C15])" office:value-type="float" office:value="74.9509090909091" calcext:value-type="float">
            <text:p>74.95</text:p>
          </table:table-cell>
          <table:table-cell table:style-name="ce18" table:formula="of:=AVERAGE([.D3:.D15])" office:value-type="float" office:value="5.6525" calcext:value-type="float">
            <text:p>5.65</text:p>
          </table:table-cell>
          <table:table-cell table:style-name="ce18" table:formula="of:=AVERAGE([.E3:.E15])" office:value-type="float" office:value="43.6891666666667" calcext:value-type="float">
            <text:p>43.69</text:p>
          </table:table-cell>
          <table:table-cell table:style-name="ce18" table:formula="of:=AVERAGE([.F3:.F15])" office:value-type="float" office:value="5.72833333333333" calcext:value-type="float">
            <text:p>5.73</text:p>
          </table:table-cell>
          <table:table-cell table:style-name="ce18" table:formula="of:=AVERAGE([.G3:.G15])" office:value-type="float" office:value="39.6525" calcext:value-type="float">
            <text:p>39.65</text:p>
          </table:table-cell>
          <table:table-cell table:style-name="ce18" table:formula="of:=AVERAGE([.H3:.H15])" office:value-type="float" office:value="5.51181818181818" calcext:value-type="float">
            <text:p>5.51</text:p>
          </table:table-cell>
          <table:table-cell table:style-name="ce18" table:formula="of:=AVERAGE([.I3:.I15])" office:value-type="float" office:value="37.2054545454545" calcext:value-type="float">
            <text:p>37.21</text:p>
          </table:table-cell>
          <table:table-cell table:style-name="ce18" table:formula="of:=AVERAGE([.J3:.J15])" office:value-type="float" office:value="5.324" calcext:value-type="float">
            <text:p>5.32</text:p>
          </table:table-cell>
          <table:table-cell table:style-name="ce18" table:formula="of:=AVERAGE([.K3:.K15])" office:value-type="float" office:value="58.662" calcext:value-type="float">
            <text:p>58.66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 table:style-name="ce17" office:value-type="date" office:date-value="1995-08-30" calcext:value-type="date">
            <text:p>30/08/1995</text:p>
          </table:table-cell>
          <table:table-cell office:value-type="float" office:value="3.04" calcext:value-type="float">
            <text:p>3.04</text:p>
          </table:table-cell>
          <table:table-cell office:value-type="float" office:value="9.56" calcext:value-type="float">
            <text:p>9.56</text:p>
          </table:table-cell>
          <table:table-cell office:value-type="float" office:value="3.18" calcext:value-type="float">
            <text:p>3.18</text:p>
          </table:table-cell>
          <table:table-cell office:value-type="float" office:value="6.93" calcext:value-type="float">
            <text:p>6.93</text:p>
          </table:table-cell>
          <table:table-cell office:value-type="float" office:value="4" calcext:value-type="float">
            <text:p>4</text:p>
          </table:table-cell>
          <table:table-cell office:value-type="float" office:value="5.14" calcext:value-type="float">
            <text:p>5.14</text:p>
          </table:table-cell>
          <table:table-cell office:value-type="float" office:value="4.43" calcext:value-type="float">
            <text:p>4.43</text:p>
          </table:table-cell>
          <table:table-cell office:value-type="float" office:value="6.45" calcext:value-type="float">
            <text:p>6.45</text:p>
          </table:table-cell>
          <table:table-cell table:number-columns-repeated="55"/>
        </table:table-row>
        <table:table-row table:style-name="ro2">
          <table:table-cell table:style-name="ce17" office:value-type="date" office:date-value="1995-11-17" calcext:value-type="date">
            <text:p>17/11/1995</text:p>
          </table:table-cell>
          <table:table-cell office:value-type="float" office:value="6.28" calcext:value-type="float">
            <text:p>6.28</text:p>
          </table:table-cell>
          <table:table-cell office:value-type="float" office:value="39.53" calcext:value-type="float">
            <text:p>39.53</text:p>
          </table:table-cell>
          <table:table-cell office:value-type="float" office:value="5.61" calcext:value-type="float">
            <text:p>5.61</text:p>
          </table:table-cell>
          <table:table-cell office:value-type="float" office:value="25.56" calcext:value-type="float">
            <text:p>25.56</text:p>
          </table:table-cell>
          <table:table-cell office:value-type="float" office:value="6.22" calcext:value-type="float">
            <text:p>6.22</text:p>
          </table:table-cell>
          <table:table-cell office:value-type="float" office:value="28.59" calcext:value-type="float">
            <text:p>28.59</text:p>
          </table:table-cell>
          <table:table-cell office:value-type="float" office:value="5.83" calcext:value-type="float">
            <text:p>5.83</text:p>
          </table:table-cell>
          <table:table-cell office:value-type="float" office:value="60.85" calcext:value-type="float">
            <text:p>60.85</text:p>
          </table:table-cell>
          <table:table-cell office:value-type="float" office:value="5" calcext:value-type="float">
            <text:p>5</text:p>
          </table:table-cell>
          <table:table-cell office:value-type="float" office:value="79.24" calcext:value-type="float">
            <text:p>79.24</text:p>
          </table:table-cell>
          <table:table-cell table:number-columns-repeated="53"/>
        </table:table-row>
        <table:table-row table:style-name="ro2">
          <table:table-cell table:style-name="ce17" office:value-type="date" office:date-value="1995-12-04" calcext:value-type="date">
            <text:p>04/12/1995</text:p>
          </table:table-cell>
          <table:table-cell office:value-type="float" office:value="4.21" calcext:value-type="float">
            <text:p>4.21</text:p>
          </table:table-cell>
          <table:table-cell office:value-type="float" office:value="16.39" calcext:value-type="float">
            <text:p>16.39</text:p>
          </table:table-cell>
          <table:table-cell office:value-type="float" office:value="3.38" calcext:value-type="float">
            <text:p>3.38</text:p>
          </table:table-cell>
          <table:table-cell office:value-type="float" office:value="17.7" calcext:value-type="float">
            <text:p>17.7</text:p>
          </table:table-cell>
          <table:table-cell office:value-type="float" office:value="4.66" calcext:value-type="float">
            <text:p>4.66</text:p>
          </table:table-cell>
          <table:table-cell office:value-type="float" office:value="22.51" calcext:value-type="float">
            <text:p>22.51</text:p>
          </table:table-cell>
          <table:table-cell office:value-type="float" office:value="5.01" calcext:value-type="float">
            <text:p>5.01</text:p>
          </table:table-cell>
          <table:table-cell office:value-type="float" office:value="44.07" calcext:value-type="float">
            <text:p>44.07</text:p>
          </table:table-cell>
          <table:table-cell office:value-type="float" office:value="3.76" calcext:value-type="float">
            <text:p>3.76</text:p>
          </table:table-cell>
          <table:table-cell office:value-type="float" office:value="25" calcext:value-type="float">
            <text:p>25</text:p>
          </table:table-cell>
          <table:table-cell table:number-columns-repeated="53"/>
        </table:table-row>
        <table:table-row table:style-name="ro2">
          <table:table-cell table:style-name="ce17" office:value-type="date" office:date-value="1996-01-02" calcext:value-type="date">
            <text:p>02/01/1996</text:p>
          </table:table-cell>
          <table:table-cell office:value-type="float" office:value="8.41" calcext:value-type="float">
            <text:p>8.41</text:p>
          </table:table-cell>
          <table:table-cell office:value-type="float" office:value="144.19" calcext:value-type="float">
            <text:p>144.19</text:p>
          </table:table-cell>
          <table:table-cell office:value-type="float" office:value="6.77" calcext:value-type="float">
            <text:p>6.77</text:p>
          </table:table-cell>
          <table:table-cell office:value-type="float" office:value="47.61" calcext:value-type="float">
            <text:p>47.61</text:p>
          </table:table-cell>
          <table:table-cell office:value-type="float" office:value="8.64" calcext:value-type="float">
            <text:p>8.64</text:p>
          </table:table-cell>
          <table:table-cell office:value-type="float" office:value="155.5" calcext:value-type="float">
            <text:p>155.5</text:p>
          </table:table-cell>
          <table:table-cell office:value-type="float" office:value="8.12" calcext:value-type="float">
            <text:p>8.12</text:p>
          </table:table-cell>
          <table:table-cell office:value-type="float" office:value="94.35" calcext:value-type="float">
            <text:p>94.35</text:p>
          </table:table-cell>
          <table:table-cell office:value-type="float" office:value="5.94" calcext:value-type="float">
            <text:p>5.94</text:p>
          </table:table-cell>
          <table:table-cell office:value-type="float" office:value="51.52" calcext:value-type="float">
            <text:p>51.52</text:p>
          </table:table-cell>
          <table:table-cell table:number-columns-repeated="53"/>
        </table:table-row>
        <table:table-row table:style-name="ro2">
          <table:table-cell table:style-name="ce17" office:value-type="date" office:date-value="1996-01-10" calcext:value-type="date">
            <text:p>10/01/1996</text:p>
          </table:table-cell>
          <table:table-cell office:value-type="float" office:value="5.92" calcext:value-type="float">
            <text:p>5.92</text:p>
          </table:table-cell>
          <table:table-cell office:value-type="float" office:value="2.58" calcext:value-type="float">
            <text:p>2.58</text:p>
          </table:table-cell>
          <table:table-cell office:value-type="float" office:value="4.75" calcext:value-type="float">
            <text:p>4.75</text:p>
          </table:table-cell>
          <table:table-cell office:value-type="float" office:value="41.43" calcext:value-type="float">
            <text:p>41.43</text:p>
          </table:table-cell>
          <table:table-cell office:value-type="float" office:value="6.3" calcext:value-type="float">
            <text:p>6.3</text:p>
          </table:table-cell>
          <table:table-cell office:value-type="float" office:value="38" calcext:value-type="float">
            <text:p>38</text:p>
          </table:table-cell>
          <table:table-cell office:value-type="float" office:value="6.4" calcext:value-type="float">
            <text:p>6.4</text:p>
          </table:table-cell>
          <table:table-cell office:value-type="float" office:value="32.98" calcext:value-type="float">
            <text:p>32.98</text:p>
          </table:table-cell>
          <table:table-cell office:value-type="float" office:value="4.65" calcext:value-type="float">
            <text:p>4.65</text:p>
          </table:table-cell>
          <table:table-cell office:value-type="float" office:value="59.6" calcext:value-type="float">
            <text:p>59.6</text:p>
          </table:table-cell>
          <table:table-cell table:number-columns-repeated="53"/>
        </table:table-row>
        <table:table-row table:style-name="ro2">
          <table:table-cell table:style-name="ce17" office:value-type="date" office:date-value="1996-01-31" calcext:value-type="date">
            <text:p>31/01/1996</text:p>
          </table:table-cell>
          <table:table-cell office:value-type="float" office:value="7.1" calcext:value-type="float">
            <text:p>7.1</text:p>
          </table:table-cell>
          <table:table-cell office:value-type="float" office:value="93.54" calcext:value-type="float">
            <text:p>93.54</text:p>
          </table:table-cell>
          <table:table-cell table:number-columns-repeated="2"/>
          <table:table-cell office:value-type="float" office:value="7.04" calcext:value-type="float">
            <text:p>7.04</text:p>
          </table:table-cell>
          <table:table-cell office:value-type="float" office:value="81.62" calcext:value-type="float">
            <text:p>81.62</text:p>
          </table:table-cell>
          <table:table-cell table:number-columns-repeated="2"/>
          <table:table-cell office:value-type="float" office:value="5.92" calcext:value-type="float">
            <text:p>5.92</text:p>
          </table:table-cell>
          <table:table-cell office:value-type="float" office:value="90.09" calcext:value-type="float">
            <text:p>90.09</text:p>
          </table:table-cell>
          <table:table-cell table:number-columns-repeated="53"/>
        </table:table-row>
        <table:table-row table:style-name="ro2">
          <table:table-cell table:style-name="ce17" office:value-type="date" office:date-value="1996-03-05" calcext:value-type="date">
            <text:p>05/03/1996</text:p>
          </table:table-cell>
          <table:table-cell office:value-type="float" office:value="5.37" calcext:value-type="float">
            <text:p>5.37</text:p>
          </table:table-cell>
          <table:table-cell office:value-type="float" office:value="20.64" calcext:value-type="float">
            <text:p>20.64</text:p>
          </table:table-cell>
          <table:table-cell office:value-type="float" office:value="4.02" calcext:value-type="float">
            <text:p>4.02</text:p>
          </table:table-cell>
          <table:table-cell office:value-type="float" office:value="67.05" calcext:value-type="float">
            <text:p>67.05</text:p>
          </table:table-cell>
          <table:table-cell office:value-type="float" office:value="5.67" calcext:value-type="float">
            <text:p>5.67</text:p>
          </table:table-cell>
          <table:table-cell office:value-type="float" office:value="71.21" calcext:value-type="float">
            <text:p>71.21</text:p>
          </table:table-cell>
          <table:table-cell office:value-type="float" office:value="5.65" calcext:value-type="float">
            <text:p>5.65</text:p>
          </table:table-cell>
          <table:table-cell office:value-type="float" office:value="52.15" calcext:value-type="float">
            <text:p>52.15</text:p>
          </table:table-cell>
          <table:table-cell office:value-type="float" office:value="4.03" calcext:value-type="float">
            <text:p>4.03</text:p>
          </table:table-cell>
          <table:table-cell office:value-type="float" office:value="105.01" calcext:value-type="float">
            <text:p>105.01</text:p>
          </table:table-cell>
          <table:table-cell table:number-columns-repeated="53"/>
        </table:table-row>
        <table:table-row table:style-name="ro2">
          <table:table-cell table:style-name="ce17" office:value-type="date" office:date-value="1996-03-20" calcext:value-type="date">
            <text:p>20/03/1996</text:p>
          </table:table-cell>
          <table:table-cell office:value-type="float" office:value="3.54" calcext:value-type="float">
            <text:p>3.54</text:p>
          </table:table-cell>
          <table:table-cell office:value-type="float" office:value="74.87" calcext:value-type="float">
            <text:p>74.87</text:p>
          </table:table-cell>
          <table:table-cell office:value-type="float" office:value="3.16" calcext:value-type="float">
            <text:p>3.16</text:p>
          </table:table-cell>
          <table:table-cell office:value-type="float" office:value="54.73" calcext:value-type="float">
            <text:p>54.73</text:p>
          </table:table-cell>
          <table:table-cell office:value-type="float" office:value="4.21" calcext:value-type="float">
            <text:p>4.21</text:p>
          </table:table-cell>
          <table:table-cell office:value-type="float" office:value="107.5" calcext:value-type="float">
            <text:p>107.5</text:p>
          </table:table-cell>
          <table:table-cell office:value-type="float" office:value="4.65" calcext:value-type="float">
            <text:p>4.65</text:p>
          </table:table-cell>
          <table:table-cell office:value-type="float" office:value="37.14" calcext:value-type="float">
            <text:p>37.14</text:p>
          </table:table-cell>
          <table:table-cell office:value-type="float" office:value="3.95" calcext:value-type="float">
            <text:p>3.95</text:p>
          </table:table-cell>
          <table:table-cell office:value-type="float" office:value="58.85" calcext:value-type="float">
            <text:p>58.85</text:p>
          </table:table-cell>
          <table:table-cell table:number-columns-repeated="53"/>
        </table:table-row>
        <table:table-row table:style-name="ro1">
          <table:table-cell/>
          <table:table-cell table:style-name="ce18" table:formula="of:=AVERAGE([.B18:.B25])" office:value-type="float" office:value="5.48375" calcext:value-type="float">
            <text:p>5.48</text:p>
          </table:table-cell>
          <table:table-cell table:style-name="ce18" table:formula="of:=AVERAGE([.C18:.C25])" office:value-type="float" office:value="50.1625" calcext:value-type="float">
            <text:p>50.16</text:p>
          </table:table-cell>
          <table:table-cell table:style-name="ce18" table:formula="of:=AVERAGE([.D18:.D25])" office:value-type="float" office:value="4.41" calcext:value-type="float">
            <text:p>4.41</text:p>
          </table:table-cell>
          <table:table-cell table:style-name="ce18" table:formula="of:=AVERAGE([.E18:.E25])" office:value-type="float" office:value="37.2871428571429" calcext:value-type="float">
            <text:p>37.29</text:p>
          </table:table-cell>
          <table:table-cell table:style-name="ce18" table:formula="of:=AVERAGE([.F18:.F25])" office:value-type="float" office:value="5.8425" calcext:value-type="float">
            <text:p>5.84</text:p>
          </table:table-cell>
          <table:table-cell table:style-name="ce18" table:formula="of:=AVERAGE([.G18:.G25])" office:value-type="float" office:value="63.75875" calcext:value-type="float">
            <text:p>63.76</text:p>
          </table:table-cell>
          <table:table-cell table:style-name="ce18" table:formula="of:=AVERAGE([.H18:.H25])" office:value-type="float" office:value="5.72714285714286" calcext:value-type="float">
            <text:p>5.73</text:p>
          </table:table-cell>
          <table:table-cell table:style-name="ce18" table:formula="of:=AVERAGE([.I18:.I25])" office:value-type="float" office:value="46.8557142857143" calcext:value-type="float">
            <text:p>46.86</text:p>
          </table:table-cell>
          <table:table-cell table:style-name="ce18" table:formula="of:=AVERAGE([.J18:.J25])" office:value-type="float" office:value="4.75" calcext:value-type="float">
            <text:p>4.75</text:p>
          </table:table-cell>
          <table:table-cell table:style-name="ce18" table:formula="of:=AVERAGE([.K18:.K25])" office:value-type="float" office:value="67.0442857142857" calcext:value-type="float">
            <text:p>67.04</text:p>
          </table:table-cell>
          <table:table-cell table:number-columns-repeated="53"/>
        </table:table-row>
        <table:table-row table:style-name="ro2">
          <table:table-cell table:style-name="ce17" office:value-type="date" office:date-value="1995-10-20" calcext:value-type="date">
            <text:p>20/10/1995</text:p>
          </table:table-cell>
          <table:table-cell table:number-columns-repeated="2"/>
          <table:table-cell office:value-type="float" office:value="6.85" calcext:value-type="float">
            <text:p>6.85</text:p>
          </table:table-cell>
          <table:table-cell office:value-type="float" office:value="128.71" calcext:value-type="float">
            <text:p>128.71</text:p>
          </table:table-cell>
          <table:table-cell office:value-type="float" office:value="7" calcext:value-type="float">
            <text:p>7</text:p>
          </table:table-cell>
          <table:table-cell office:value-type="float" office:value="120.2" calcext:value-type="float">
            <text:p>120.2</text:p>
          </table:table-cell>
          <table:table-cell table:number-columns-repeated="57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alatino" svg:font-family="Palatino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102in" svg:stroke-color="#000000" draw:stroke-linejoin="round" svg:stroke-linecap="butt" draw:fill-color="#ffffff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22">
      <number:day number:style="long"/>
      <number:text>-</number:text>
      <number:month number:textual="true"/>
      <number:text>-</number:text>
      <number:year/>
    </number:date-style>
    <number:number-style style:name="N123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Palatino" fo:font-family="Palatino" fo:font-size="10pt" style:font-name-asian="Palatino" style:font-family-asian="Palatino" style:font-size-asian="10pt" style:font-name-complex="Palatino" style:font-family-complex="Palatino" style:font-size-complex="10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1.5598in" fo:margin-right="1in" style:print-page-order="ltr" style:first-page-number="continue" style:scale-to="100%" style:print="charts drawings objects"/>
      <style:header-style>
        <style:header-footer-properties fo:min-height="0.6902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4">
      <style:page-layout-properties fo:margin-top="0.5in" fo:margin-bottom="0.5in" fo:margin-left="0.75in" fo:margin-right="0.75in" style:print="charts drawings grid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5">
      <style:page-layout-properties style:num-format="1" style:print-orientation="portrait" fo:margin-top="0.5in" fo:margin-bottom="0.5in" fo:margin-left="1.5598in" fo:margin-right="1in" style:print-page-order="ttb" style:first-page-number="continue" style:scale-to="100%" style:print="charts drawings objects"/>
      <style:header-style>
        <style:header-footer-properties fo:min-height="0.6902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6">
      <style:page-layout-properties style:num-format="1" style:print-orientation="landscape" fo:margin-top="0.5in" fo:margin-bottom="0.5in" fo:margin-left="0.75in" fo:margin-right="0.75in" style:print-page-order="ttb" style:first-page-number="continue" style:scale-to="100%" style:print="charts drawings grid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Richard Douglas</meta:initial-creator>
    <dc:creator>Matthias </dc:creator>
    <meta:creation-date>1998-04-22T09:38:10Z</meta:creation-date>
    <dc:date>2020-05-25T12:18:52.519551284</dc:date>
    <meta:print-date>1998-08-27T17:26:59Z</meta:print-date>
    <meta:editing-duration>PT54S</meta:editing-duration>
    <meta:editing-cycles>1</meta:editing-cycles>
    <meta:document-statistic meta:table-count="8" meta:cell-count="2127" meta:object-count="18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 number:style="long"/>
      <number:text>-</number:text>
      <number:month number:textual="true"/>
      <number:text>-</number:text>
      <number:year/>
    </number:date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347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Palatino" style:font-family-asian="Palatino" style:font-family-complex="Palatino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dash" draw:stroke-dash="a2" svg:stroke-width="0.02778in" svg:stroke-color="#000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778in" svg:stroke-color="#000000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778in" svg:stroke-color="#000000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interpolation="cubic-spline" chart:solid-type="cuboid"/>
      <style:graphic-properties draw:fill="none" draw:stroke="solid" svg:stroke-width="0.02778in" svg:stroke-color="#000000" svg:stroke-opacity="100%" draw:stroke-linejoin="round" svg:stroke-linecap="round"/>
    </style:style>
    <style:style style:family="chart" style:name="G0S4">
      <style:chart-properties chart:symbol-type="none" chart:connect-bars="false" chart:interpolation="cubic-spline" chart:solid-type="cuboid"/>
      <style:graphic-properties draw:fill="none" draw:stroke="dash" draw:stroke-dash="a3" svg:stroke-width="0.02778in" svg:stroke-color="#0000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" style:font-family-asian="Palatino" style:font-family-complex="Palatino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" style:font-family-asian="Palatino" style:font-family-complex="Palatino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Palatino" style:font-family-asian="Palatino" style:font-family-complex="Palatino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Palatino" style:font-family-asian="Palatino" style:font-family-complex="Palatino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Palatino" style:font-family-asian="Palatino" style:font-family-complex="Palatino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solid" draw:fill-color="#ffffff" draw:opacity="100%" draw:stroke="solid" svg:stroke-width="0.00347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Palatino" style:font-family-asian="Palatino" style:font-family-complex="Palatino" fo:font-size="0.11458in" style:font-size-asian="0.11458in" style:font-size-complex="0.1145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Axs1" style:data-style-name="N0">
      <style:chart-properties chart:gap-width="150" chart:overlap="0" chart:link-data-style-to-source="true" chart:visible="true" chart:logarithmic="false" chart:minimum="3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Palatino" style:font-family-asian="Palatino" style:font-family-complex="Palatino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56.0pt" svg:width="284.5pt" chart:style-name="Crt0">
        <chart:legend svg:x="216.0069291338583pt" svg:y="10.50031496062992pt" chart:style-name="Lgnd"/>
        <chart:plot-area svg:x="18.22818897637795pt" svg:y="6.475354330708661pt" svg:width="266.271811023622pt" svg:height="304.513937007874pt" chart:style-name="Plt0">
          <chart:axis chart:dimension="x" chart:name="primary-x" chart:style-name="Axs0">
            <chart:title svg:x="143.5045669291339pt" svg:y="315.5099212598425pt" chart:style-name="AT00">
              <text:p text:style-name="a0" text:class-names="" text:cond-style-name="">Date</text:p>
            </chart:title>
          </chart:axis>
          <chart:axis chart:dimension="y" chart:name="primary-y" chart:style-name="Axs1">
            <chart:title svg:x="10.50031496062992pt" svg:y="115.0036220472441pt" chart:style-name="AT01">
              <text:p text:style-name="a1" text:class-names="" text:cond-style-name="">Depth of WML (m)</text:p>
            </chart:title>
          </chart:axis>
          <chart:series chart:label-cell-address="2_22.$B$1" chart:values-cell-range-address="2_22.$B$3:.$B$21" chart:class="chart:scatter" chart:attached-axis="primary-y" chart:style-name="G0S0">
            <chart:domain table:cell-range-address="2_22.$A$3:.$A$24"/>
            <chart:data-point chart:repeated="19"/>
          </chart:series>
          <chart:series chart:label-cell-address="2_22.$D$1" chart:values-cell-range-address="2_22.$D$3:.$D$22" chart:class="chart:scatter" chart:attached-axis="primary-y" chart:style-name="G0S1">
            <chart:domain table:cell-range-address="2_22.$A$3:.$A$24"/>
            <chart:data-point chart:repeated="20"/>
          </chart:series>
          <chart:series chart:label-cell-address="2_22.$F$1" chart:values-cell-range-address="2_22.$F$3:.$F$23" chart:class="chart:scatter" chart:attached-axis="primary-y" chart:style-name="G0S2">
            <chart:domain table:cell-range-address="2_22.$A$3:.$A$24"/>
            <chart:data-point chart:repeated="21"/>
          </chart:series>
          <chart:series chart:label-cell-address="2_22.$H$1" chart:values-cell-range-address="2_22.$H$3:.$H$21" chart:class="chart:scatter" chart:attached-axis="primary-y" chart:style-name="G0S3">
            <chart:domain table:cell-range-address="2_22.$A$3:.$A$24"/>
            <chart:data-point chart:repeated="19"/>
          </chart:series>
          <chart:series chart:label-cell-address="2_22.$J$1" chart:values-cell-range-address="2_22.$J$3:.$J$20" chart:class="chart:scatter" chart:attached-axis="primary-y" chart:style-name="G0S4">
            <chart:domain table:cell-range-address="2_22.$A$3:.$A$24"/>
            <chart:data-point chart:repeated="1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  <draw:stroke-dash draw:name="a2" draw:display-name="SysDash" draw:style="rect" draw:dots1="1" draw:dots1-length="0.02778in" draw:dots2="0" draw:dots2-length="0in" draw:distance="0.02778in"/>
    <draw:stroke-dash draw:name="a3" draw:display-name="LongDash" draw:style="rect" draw:dots1="1" draw:dots1-length="0.22222in" draw:dots2="0" draw:dots2-length="0in" draw:distance="0.02778in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3" style:family="chart" style:data-style-name="N1">
      <style:chart-properties chart:display-label="true" chart:logarithmic="false" chart:minimum="4" chart:maximum="8" chart:interval-major="1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4" style:family="chart">
      <style:chart-properties style:rotation-angle="0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5" style:family="chart" style:data-style-name="N1">
      <style:chart-properties chart:display-label="true" chart:logarithmic="false" chart:minimum="0" chart:maximum="120" chart:interval-major="20" chart:interval-minor-divisor="20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family="Palatino" fo:font-size="7.99991989135742pt" style:font-family-asian="Palatino" style:font-size-asian="7.99991989135742pt" style:font-family-complex="Palatino" style:font-size-complex="7.99991989135742pt"/>
    </style:style>
    <style:style style:name="ch6" style:family="chart">
      <style:chart-properties style:rotation-angle="90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09cm" svg:stroke-color="#000000" draw:fill="none" draw:fill-color="#000000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781cm" svg:height="12.506cm" xlink:href=".." xlink:type="simple" chart:class="chart:scatter" chart:style-name="ch1">
        <chart:plot-area chart:style-name="ch2" table:cell-range-address="2_48.B3:2_48.C14 2_48.E25:2_48.E36" svg:x="1.254cm" svg:y="0.25cm" svg:width="13.232cm" svg:height="11.077cm">
          <chartooo:coordinate-region svg:x="1.823cm" svg:y="0.396cm" svg:width="12.424cm" svg:height="10.363cm"/>
          <chart:axis chart:dimension="x" chart:name="primary-x" chart:style-name="ch3">
            <chart:title svg:x="6.721cm" svg:y="10.249cm" chart:style-name="ch4">
              <text:p>Depth of WML (m)</text:p>
            </chart:title>
          </chart:axis>
          <chart:axis chart:dimension="y" chart:name="primary-y" chart:style-name="ch5">
            <chart:title svg:x="0.141cm" svg:y="2.611cm" chart:style-name="ch6">
              <text:p>Total sedimentation rate (g m-2d-1)</text:p>
            </chart:title>
          </chart:axis>
          <chart:series chart:style-name="ch7" chart:values-cell-range-address="2_48.C3:2_48.C14" chart:class="chart:scatter">
            <chart:domain table:cell-range-address="2_48.B3:2_48.B14"/>
            <chart:data-point chart:repeated="12"/>
          </chart:series>
          <chart:series chart:style-name="ch8" chart:values-cell-range-address="2_48.E25:2_48.E36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7">
                <text:p>4.7</text:p>
                <draw:g>
                  <svg:desc>2_48.B3:2_48.B14</svg:desc>
                </draw:g>
              </table:table-cell>
              <table:table-cell office:value-type="float" office:value="8.79">
                <text:p>8.79</text:p>
                <draw:g>
                  <svg:desc>2_48.C3:2_48.C14</svg:desc>
                </draw:g>
              </table:table-cell>
              <table:table-cell office:value-type="float" office:value="24.5543867933863">
                <text:p>24.5543867933863</text:p>
                <draw:g>
                  <svg:desc>2_48.E25:2_48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67">
                <text:p>6.67</text:p>
              </table:table-cell>
              <table:table-cell office:value-type="float" office:value="72.07">
                <text:p>72.07</text:p>
              </table:table-cell>
              <table:table-cell office:value-type="float" office:value="64.1297320431106">
                <text:p>64.1297320431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85">
                <text:p>6.85</text:p>
              </table:table-cell>
              <table:table-cell office:value-type="float" office:value="38.71">
                <text:p>38.71</text:p>
              </table:table-cell>
              <table:table-cell office:value-type="float" office:value="67.7457534364864">
                <text:p>67.7457534364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1">
                <text:p>4.11</text:p>
              </table:table-cell>
              <table:table-cell office:value-type="float" office:value="21.25">
                <text:p>21.25</text:p>
              </table:table-cell>
              <table:table-cell office:value-type="float" office:value="12.70187222621">
                <text:p>12.70187222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46">
                <text:p>5.46</text:p>
              </table:table-cell>
              <table:table-cell office:value-type="float" office:value="54.37">
                <text:p>54.37</text:p>
              </table:table-cell>
              <table:table-cell office:value-type="float" office:value="39.8220326765286">
                <text:p>39.8220326765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52.15">
                <text:p>52.15</text:p>
              </table:table-cell>
              <table:table-cell office:value-type="float" office:value="26.5632875674839">
                <text:p>26.56328756748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79">
                <text:p>7.79</text:p>
              </table:table-cell>
              <table:table-cell office:value-type="float" office:value="86.54">
                <text:p>86.54</text:p>
              </table:table-cell>
              <table:table-cell office:value-type="float" office:value="86.6294207130046">
                <text:p>86.62942071300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71.11">
                <text:p>71.11</text:p>
              </table:table-cell>
              <table:table-cell office:value-type="float" office:value="30.5810891156793">
                <text:p>30.58108911567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19">
                <text:p>5.19</text:p>
              </table:table-cell>
              <table:table-cell office:value-type="float" office:value="9.67">
                <text:p>9.67</text:p>
              </table:table-cell>
              <table:table-cell office:value-type="float" office:value="34.3980005864649">
                <text:p>34.39800058646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93">
                <text:p>6.93</text:p>
              </table:table-cell>
              <table:table-cell office:value-type="float" office:value="98.88">
                <text:p>98.88</text:p>
              </table:table-cell>
              <table:table-cell office:value-type="float" office:value="69.3528740557646">
                <text:p>69.35287405576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9">
                <text:p>4.99</text:p>
              </table:table-cell>
              <table:table-cell office:value-type="float" office:value="4.32">
                <text:p>4.32</text:p>
              </table:table-cell>
              <table:table-cell office:value-type="float" office:value="30.3801990382695">
                <text:p>30.38019903826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34">
                <text:p>5.34</text:p>
              </table:table-cell>
              <table:table-cell office:value-type="float" office:value="6.41">
                <text:p>6.41</text:p>
              </table:table-cell>
              <table:table-cell office:value-type="float" office:value="37.4113517476114">
                <text:p>37.411351747611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3" style:family="chart" style:data-style-name="N1">
      <style:chart-properties chart:display-label="true" chart:logarithmic="false" chart:minimum="3" chart:interval-major="1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4" style:family="chart">
      <style:chart-properties style:rotation-angle="0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5" style:family="chart" style:data-style-name="N1">
      <style:chart-properties chart:display-label="true" chart:logarithmic="false" chart:minimum="0" chart:maximum="100" chart:interval-major="20" chart:interval-minor-divisor="20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family="Palatino" fo:font-size="7.99991989135742pt" style:font-family-asian="Palatino" style:font-size-asian="7.99991989135742pt" style:font-family-complex="Palatino" style:font-size-complex="7.99991989135742pt"/>
    </style:style>
    <style:style style:name="ch6" style:family="chart">
      <style:chart-properties style:rotation-angle="90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09cm" svg:stroke-color="#000000" draw:fill="none" draw:fill-color="#000000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799cm" svg:height="11.289cm" xlink:href=".." xlink:type="simple" chart:class="chart:scatter" chart:style-name="ch1">
        <chart:plot-area chart:style-name="ch2" table:cell-range-address="2_48.B17:2_48.C23 2_48.B66:2_48.B72" svg:x="1.254cm" svg:y="0.225cm" svg:width="13.25cm" svg:height="9.91cm">
          <chartooo:coordinate-region svg:x="1.823cm" svg:y="0.371cm" svg:width="12.442cm" svg:height="9.196cm"/>
          <chart:axis chart:dimension="x" chart:name="primary-x" chart:style-name="ch3">
            <chart:title svg:x="6.738cm" svg:y="9.155cm" chart:style-name="ch4">
              <text:p>Depth of WML (m)</text:p>
            </chart:title>
          </chart:axis>
          <chart:axis chart:dimension="y" chart:name="primary-y" chart:style-name="ch5">
            <chart:title svg:x="0.141cm" svg:y="1.993cm" chart:style-name="ch6">
              <text:p>Total sedimentation rate (g m-2d-1)</text:p>
            </chart:title>
          </chart:axis>
          <chart:series chart:style-name="ch7" chart:values-cell-range-address="2_48.C17:2_48.C23" chart:class="chart:scatter">
            <chart:domain table:cell-range-address="2_48.B17:2_48.B23"/>
            <chart:data-point chart:repeated="7"/>
          </chart:series>
          <chart:series chart:style-name="ch8" chart:values-cell-range-address="2_48.B66:2_48.B72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18">
                <text:p>3.18</text:p>
                <draw:g>
                  <svg:desc>2_48.B17:2_48.B23</svg:desc>
                </draw:g>
              </table:table-cell>
              <table:table-cell office:value-type="float" office:value="6.93">
                <text:p>6.93</text:p>
                <draw:g>
                  <svg:desc>2_48.C17:2_48.C23</svg:desc>
                </draw:g>
              </table:table-cell>
              <table:table-cell office:value-type="float" office:value="33.429016849573">
                <text:p>33.429016849573</text:p>
                <draw:g>
                  <svg:desc>2_48.B66:2_48.B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61">
                <text:p>5.61</text:p>
              </table:table-cell>
              <table:table-cell office:value-type="float" office:value="25.56">
                <text:p>25.56</text:p>
              </table:table-cell>
              <table:table-cell office:value-type="float" office:value="41.0511682303818">
                <text:p>41.0511682303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8">
                <text:p>3.38</text:p>
              </table:table-cell>
              <table:table-cell office:value-type="float" office:value="17.7">
                <text:p>17.7</text:p>
              </table:table-cell>
              <table:table-cell office:value-type="float" office:value="34.0563544117795">
                <text:p>34.05635441177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77">
                <text:p>6.77</text:p>
              </table:table-cell>
              <table:table-cell office:value-type="float" office:value="47.61">
                <text:p>47.61</text:p>
              </table:table-cell>
              <table:table-cell office:value-type="float" office:value="44.6897260911794">
                <text:p>44.6897260911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75">
                <text:p>4.75</text:p>
              </table:table-cell>
              <table:table-cell office:value-type="float" office:value="41.43">
                <text:p>41.43</text:p>
              </table:table-cell>
              <table:table-cell office:value-type="float" office:value="38.3536167128939">
                <text:p>38.35361671289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2">
                <text:p>4.02</text:p>
              </table:table-cell>
              <table:table-cell office:value-type="float" office:value="67.05">
                <text:p>67.05</text:p>
              </table:table-cell>
              <table:table-cell office:value-type="float" office:value="36.0638346108402">
                <text:p>36.06383461084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6">
                <text:p>3.16</text:p>
              </table:table-cell>
              <table:table-cell office:value-type="float" office:value="54.73">
                <text:p>54.73</text:p>
              </table:table-cell>
              <table:table-cell office:value-type="float" office:value="33.3662830933523">
                <text:p>33.366283093352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3" style:family="chart" style:data-style-name="N1">
      <style:chart-properties chart:display-label="true" chart:logarithmic="false" chart:minimum="4" chart:interval-major="1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4" style:family="chart">
      <style:chart-properties style:rotation-angle="0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5" style:family="chart" style:data-style-name="N1">
      <style:chart-properties chart:display-label="true" chart:logarithmic="false" chart:minimum="0" chart:maximum="200" chart:interval-major="50" chart:interval-minor-divisor="50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family="Palatino" fo:font-size="7.99991989135742pt" style:font-family-asian="Palatino" style:font-size-asian="7.99991989135742pt" style:font-family-complex="Palatino" style:font-size-complex="7.99991989135742pt"/>
    </style:style>
    <style:style style:name="ch6" style:family="chart">
      <style:chart-properties style:rotation-angle="90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09cm" svg:stroke-color="#000000" draw:fill="none" draw:fill-color="#000000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817cm" svg:height="12.418cm" xlink:href=".." xlink:type="simple" chart:class="chart:scatter" chart:style-name="ch1">
        <chart:plot-area chart:style-name="ch2" table:cell-range-address="2_50.B3:2_50.C14 2_50.E25:2_50.E36" svg:x="1.255cm" svg:y="0.248cm" svg:width="13.266cm" svg:height="10.993cm">
          <chartooo:coordinate-region svg:x="1.982cm" svg:y="0.394cm" svg:width="12.458cm" svg:height="10.279cm"/>
          <chart:axis chart:dimension="x" chart:name="primary-x" chart:style-name="ch3">
            <chart:title svg:x="6.756cm" svg:y="10.143cm" chart:style-name="ch4">
              <text:p>Depth of WML (m)</text:p>
            </chart:title>
          </chart:axis>
          <chart:axis chart:dimension="y" chart:name="primary-y" chart:style-name="ch5">
            <chart:title svg:x="0.141cm" svg:y="2.487cm" chart:style-name="ch6">
              <text:p>Total sedimentation rate (g m-2d-1)</text:p>
            </chart:title>
          </chart:axis>
          <chart:series chart:style-name="ch7" chart:values-cell-range-address="2_50.C3:2_50.C14" chart:class="chart:scatter">
            <chart:domain table:cell-range-address="2_50.B3:2_50.B14"/>
            <chart:data-point chart:repeated="12"/>
          </chart:series>
          <chart:series chart:style-name="ch8" chart:values-cell-range-address="2_50.E25:2_50.E36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">
                <text:p>4.8</text:p>
                <draw:g>
                  <svg:desc>2_50.B3:2_50.B14</svg:desc>
                </draw:g>
              </table:table-cell>
              <table:table-cell office:value-type="float" office:value="4.88">
                <text:p>4.88</text:p>
                <draw:g>
                  <svg:desc>2_50.C3:2_50.C14</svg:desc>
                </draw:g>
              </table:table-cell>
              <table:table-cell office:value-type="float" office:value="10.8107459759072">
                <text:p>10.8107459759072</text:p>
                <draw:g>
                  <svg:desc>2_50.E25:2_50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31">
                <text:p>6.31</text:p>
              </table:table-cell>
              <table:table-cell office:value-type="float" office:value="43.37">
                <text:p>43.37</text:p>
              </table:table-cell>
              <table:table-cell office:value-type="float" office:value="57.7239042269451">
                <text:p>57.7239042269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84">
                <text:p>6.84</text:p>
              </table:table-cell>
              <table:table-cell office:value-type="float" office:value="22.69">
                <text:p>22.69</text:p>
              </table:table-cell>
              <table:table-cell office:value-type="float" office:value="74.1901120898922">
                <text:p>74.19011208989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85">
                <text:p>4.85</text:p>
              </table:table-cell>
              <table:table-cell office:value-type="float" office:value="31.17">
                <text:p>31.17</text:p>
              </table:table-cell>
              <table:table-cell office:value-type="float" office:value="12.3641618120342">
                <text:p>12.3641618120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01">
                <text:p>6.01</text:p>
              </table:table-cell>
              <table:table-cell office:value-type="float" office:value="107.22">
                <text:p>107.22</text:p>
              </table:table-cell>
              <table:table-cell office:value-type="float" office:value="48.4034092101826">
                <text:p>48.40340921018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13">
                <text:p>8.13</text:p>
              </table:table-cell>
              <table:table-cell office:value-type="float" office:value="159.32">
                <text:p>159.32</text:p>
              </table:table-cell>
              <table:table-cell office:value-type="float" office:value="114.268240661971">
                <text:p>114.268240661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04">
                <text:p>5.04</text:p>
              </table:table-cell>
              <table:table-cell office:value-type="float" office:value="38.13">
                <text:p>38.13</text:p>
              </table:table-cell>
              <table:table-cell office:value-type="float" office:value="18.2671419893172">
                <text:p>18.26714198931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6">
                <text:p>5.06</text:p>
              </table:table-cell>
              <table:table-cell office:value-type="float" office:value="18.06">
                <text:p>18.06</text:p>
              </table:table-cell>
              <table:table-cell office:value-type="float" office:value="18.888508323768">
                <text:p>18.8885083237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89">
                <text:p>6.89</text:p>
              </table:table-cell>
              <table:table-cell office:value-type="float" office:value="39.53">
                <text:p>39.53</text:p>
              </table:table-cell>
              <table:table-cell office:value-type="float" office:value="75.7435279260192">
                <text:p>75.7435279260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9">
                <text:p>4.79</text:p>
              </table:table-cell>
              <table:table-cell office:value-type="float" office:value="3.66">
                <text:p>3.66</text:p>
              </table:table-cell>
              <table:table-cell office:value-type="float" office:value="10.5000628086817">
                <text:p>10.50006280868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3">
                <text:p>4.43</text:p>
              </table:table-cell>
              <table:table-cell office:value-type="float" office:value="1.99">
                <text:p>1.99</text:p>
              </table:table-cell>
              <table:table-cell office:value-type="float" office:value="-0.684531211433271">
                <text:p>-0.6845312114332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9">
                <text:p>5.59</text:p>
              </table:table-cell>
              <table:table-cell office:value-type="float" office:value="5.81">
                <text:p>5.81</text:p>
              </table:table-cell>
              <table:table-cell office:value-type="float" office:value="35.3547161867151">
                <text:p>35.354716186715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3" style:family="chart" style:data-style-name="N1">
      <style:chart-properties chart:display-label="true" chart:logarithmic="false" chart:minimum="3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4" style:family="chart">
      <style:chart-properties style:rotation-angle="0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5" style:family="chart" style:data-style-name="N1">
      <style:chart-properties chart:display-label="true" chart:logarithmic="false" chart:minimum="0" chart:maximum="200" chart:interval-major="50" chart:interval-minor-divisor="50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family="Palatino" fo:font-size="7.99991989135742pt" style:font-family-asian="Palatino" style:font-size-asian="7.99991989135742pt" style:font-family-complex="Palatino" style:font-size-complex="7.99991989135742pt"/>
    </style:style>
    <style:style style:name="ch6" style:family="chart">
      <style:chart-properties style:rotation-angle="90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09cm" svg:stroke-color="#000000" draw:fill="none" draw:fill-color="#000000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817cm" svg:height="11.148cm" xlink:href=".." xlink:type="simple" chart:class="chart:scatter" chart:style-name="ch1">
        <chart:plot-area chart:style-name="ch2" table:cell-range-address="2_50.B17:2_50.C24 2_50.B63:2_50.B70" svg:x="1.255cm" svg:y="0.222cm" svg:width="13.266cm" svg:height="9.775cm">
          <chartooo:coordinate-region svg:x="1.982cm" svg:y="0.369cm" svg:width="12.458cm" svg:height="9.06cm"/>
          <chart:axis chart:dimension="x" chart:name="primary-x" chart:style-name="ch3">
            <chart:title svg:x="6.756cm" svg:y="9.173cm" chart:style-name="ch4">
              <text:p>Depth of WML (m)</text:p>
            </chart:title>
          </chart:axis>
          <chart:axis chart:dimension="y" chart:name="primary-y" chart:style-name="ch5">
            <chart:title svg:x="0.141cm" svg:y="1.993cm" chart:style-name="ch6">
              <text:p>Total sedimentation rate (g m-2d-1)</text:p>
            </chart:title>
          </chart:axis>
          <chart:series chart:style-name="ch7" chart:values-cell-range-address="2_50.C17:2_50.C24" chart:class="chart:scatter">
            <chart:domain table:cell-range-address="2_50.B17:2_50.B24"/>
            <chart:data-point chart:repeated="8"/>
          </chart:series>
          <chart:series chart:style-name="ch8" chart:values-cell-range-address="2_50.B63:2_50.B70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2_50.B17:2_50.B24</svg:desc>
                </draw:g>
              </table:table-cell>
              <table:table-cell office:value-type="float" office:value="5.14">
                <text:p>5.14</text:p>
                <draw:g>
                  <svg:desc>2_50.C17:2_50.C24</svg:desc>
                </draw:g>
              </table:table-cell>
              <table:table-cell office:value-type="float" office:value="27.4401816400825">
                <text:p>27.4401816400825</text:p>
                <draw:g>
                  <svg:desc>2_50.B63:2_50.B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22">
                <text:p>6.22</text:p>
              </table:table-cell>
              <table:table-cell office:value-type="float" office:value="28.59">
                <text:p>28.59</text:p>
              </table:table-cell>
              <table:table-cell office:value-type="float" office:value="71.1998678050848">
                <text:p>71.1998678050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66">
                <text:p>4.66</text:p>
              </table:table-cell>
              <table:table-cell office:value-type="float" office:value="22.51">
                <text:p>22.51</text:p>
              </table:table-cell>
              <table:table-cell office:value-type="float" office:value="40.4498180675156">
                <text:p>40.4498180675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64">
                <text:p>8.64</text:p>
              </table:table-cell>
              <table:table-cell office:value-type="float" office:value="155.5">
                <text:p>155.5</text:p>
              </table:table-cell>
              <table:table-cell office:value-type="float" office:value="118.901868039006">
                <text:p>118.901868039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3">
                <text:p>6.3</text:p>
              </table:table-cell>
              <table:table-cell office:value-type="float" office:value="38">
                <text:p>38</text:p>
              </table:table-cell>
              <table:table-cell office:value-type="float" office:value="72.7767934326525">
                <text:p>72.7767934326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04">
                <text:p>7.04</text:p>
              </table:table-cell>
              <table:table-cell office:value-type="float" office:value="81.62">
                <text:p>81.62</text:p>
              </table:table-cell>
              <table:table-cell office:value-type="float" office:value="87.3633554876533">
                <text:p>87.36335548765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67">
                <text:p>5.67</text:p>
              </table:table-cell>
              <table:table-cell office:value-type="float" office:value="71.21">
                <text:p>71.21</text:p>
              </table:table-cell>
              <table:table-cell office:value-type="float" office:value="60.3585041155572">
                <text:p>60.3585041155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1">
                <text:p>4.21</text:p>
              </table:table-cell>
              <table:table-cell office:value-type="float" office:value="107.5">
                <text:p>107.5</text:p>
              </table:table-cell>
              <table:table-cell office:value-type="float" office:value="31.5796114124476">
                <text:p>31.579611412447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3" style:family="chart" style:data-style-name="N1">
      <style:chart-properties chart:display-label="true" chart:logarithmic="false" chart:minimum="4" chart:interval-major="1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4" style:family="chart">
      <style:chart-properties style:rotation-angle="0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5" style:family="chart" style:data-style-name="N1">
      <style:chart-properties chart:display-label="true" chart:logarithmic="false" chart:minimum="0" chart:maximum="150" chart:interval-major="50" chart:interval-minor-divisor="50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family="Palatino" fo:font-size="7.99991989135742pt" style:font-family-asian="Palatino" style:font-size-asian="7.99991989135742pt" style:font-family-complex="Palatino" style:font-size-complex="7.99991989135742pt"/>
    </style:style>
    <style:style style:name="ch6" style:family="chart">
      <style:chart-properties style:rotation-angle="90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09cm" svg:stroke-color="#000000" draw:fill="none" draw:fill-color="#000000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799cm" svg:height="12.453cm" xlink:href=".." xlink:type="simple" chart:class="chart:scatter" chart:style-name="ch1">
        <chart:plot-area chart:style-name="ch2" table:cell-range-address="2_52.B3:2_52.C13 2_52.E25:2_52.E35" svg:x="1.254cm" svg:y="0.249cm" svg:width="13.25cm" svg:height="11.026cm">
          <chartooo:coordinate-region svg:x="1.981cm" svg:y="0.395cm" svg:width="12.442cm" svg:height="10.312cm"/>
          <chart:axis chart:dimension="x" chart:name="primary-x" chart:style-name="ch3">
            <chart:title svg:x="6.738cm" svg:y="10.196cm" chart:style-name="ch4">
              <text:p>Depth of WML (m)</text:p>
            </chart:title>
          </chart:axis>
          <chart:axis chart:dimension="y" chart:name="primary-y" chart:style-name="ch5">
            <chart:title svg:x="0.141cm" svg:y="2.505cm" chart:style-name="ch6">
              <text:p>Total sedimentation rate (g m-2d-1)</text:p>
            </chart:title>
          </chart:axis>
          <chart:series chart:style-name="ch7" chart:values-cell-range-address="2_52.C3:2_52.C13" chart:class="chart:scatter">
            <chart:domain table:cell-range-address="2_52.B3:2_52.B13"/>
            <chart:data-point chart:repeated="11"/>
          </chart:series>
          <chart:series chart:style-name="ch8" chart:values-cell-range-address="2_52.E25:2_52.E35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2">
                <text:p>4.82</text:p>
                <draw:g>
                  <svg:desc>2_52.B3:2_52.B13</svg:desc>
                </draw:g>
              </table:table-cell>
              <table:table-cell office:value-type="float" office:value="10.23">
                <text:p>10.23</text:p>
                <draw:g>
                  <svg:desc>2_52.C3:2_52.C13</svg:desc>
                </draw:g>
              </table:table-cell>
              <table:table-cell office:value-type="float" office:value="10.8713227469588">
                <text:p>10.8713227469588</text:p>
                <draw:g>
                  <svg:desc>2_52.E25:2_52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72">
                <text:p>5.72</text:p>
              </table:table-cell>
              <table:table-cell office:value-type="float" office:value="30.4">
                <text:p>30.4</text:p>
              </table:table-cell>
              <table:table-cell office:value-type="float" office:value="45.129917333701">
                <text:p>45.1299173337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05">
                <text:p>6.05</text:p>
              </table:table-cell>
              <table:table-cell office:value-type="float" office:value="20.63">
                <text:p>20.63</text:p>
              </table:table-cell>
              <table:table-cell office:value-type="float" office:value="57.6914020155064">
                <text:p>57.6914020155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28">
                <text:p>5.28</text:p>
              </table:table-cell>
              <table:table-cell office:value-type="float" office:value="62.23">
                <text:p>62.23</text:p>
              </table:table-cell>
              <table:table-cell office:value-type="float" office:value="28.3812710912937">
                <text:p>28.38127109129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7">
                <text:p>5.67</text:p>
              </table:table-cell>
              <table:table-cell office:value-type="float" office:value="49.68">
                <text:p>49.68</text:p>
              </table:table-cell>
              <table:table-cell office:value-type="float" office:value="43.226662078882">
                <text:p>43.2266620788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37">
                <text:p>7.37</text:p>
              </table:table-cell>
              <table:table-cell office:value-type="float" office:value="140.93">
                <text:p>140.93</text:p>
              </table:table-cell>
              <table:table-cell office:value-type="float" office:value="107.937340742728">
                <text:p>107.937340742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54">
                <text:p>5.54</text:p>
              </table:table-cell>
              <table:table-cell office:value-type="float" office:value="35.81">
                <text:p>35.81</text:p>
              </table:table-cell>
              <table:table-cell office:value-type="float" office:value="38.2781984163525">
                <text:p>38.2781984163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4">
                <text:p>5.04</text:p>
              </table:table-cell>
              <table:table-cell office:value-type="float" office:value="12.1">
                <text:p>12.1</text:p>
              </table:table-cell>
              <table:table-cell office:value-type="float" office:value="19.2456458681624">
                <text:p>19.2456458681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23">
                <text:p>6.23</text:p>
              </table:table-cell>
              <table:table-cell office:value-type="float" office:value="39.42">
                <text:p>39.42</text:p>
              </table:table-cell>
              <table:table-cell office:value-type="float" office:value="64.5431209328549">
                <text:p>64.54312093285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4">
                <text:p>4.64</text:p>
              </table:table-cell>
              <table:table-cell office:value-type="float" office:value="4.18">
                <text:p>4.18</text:p>
              </table:table-cell>
              <table:table-cell office:value-type="float" office:value="4.01960382961032">
                <text:p>4.01960382961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7">
                <text:p>4.27</text:p>
              </table:table-cell>
              <table:table-cell office:value-type="float" office:value="3.65">
                <text:p>3.65</text:p>
              </table:table-cell>
              <table:table-cell office:value-type="float" office:value="-10.0644850560504">
                <text:p>-10.064485056050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3" style:family="chart" style:data-style-name="N1">
      <style:chart-properties chart:display-label="true" chart:logarithmic="false" chart:minimum="4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4" style:family="chart">
      <style:chart-properties style:rotation-angle="0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5" style:family="chart" style:data-style-name="N1">
      <style:chart-properties chart:display-label="true" chart:logarithmic="false" chart:minimum="0" chart:maximum="100" chart:interval-major="50" chart:interval-minor-divisor="50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family="Palatino" fo:font-size="7.99991989135742pt" style:font-family-asian="Palatino" style:font-size-asian="7.99991989135742pt" style:font-family-complex="Palatino" style:font-size-complex="7.99991989135742pt"/>
    </style:style>
    <style:style style:name="ch6" style:family="chart">
      <style:chart-properties style:rotation-angle="90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09cm" svg:stroke-color="#000000" draw:fill="none" draw:fill-color="#000000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817cm" svg:height="11.359cm" xlink:href=".." xlink:type="simple" chart:class="chart:scatter" chart:style-name="ch1">
        <chart:plot-area chart:style-name="ch2" table:cell-range-address="2_52.B14:2_52.C20 2_52.B59:2_52.B65" svg:x="1.255cm" svg:y="0.227cm" svg:width="13.266cm" svg:height="9.976cm">
          <chartooo:coordinate-region svg:x="1.982cm" svg:y="0.373cm" svg:width="12.458cm" svg:height="9.262cm"/>
          <chart:axis chart:dimension="x" chart:name="primary-x" chart:style-name="ch3">
            <chart:title svg:x="6.756cm" svg:y="9.349cm" chart:style-name="ch4">
              <text:p>Depth of WML (m)</text:p>
            </chart:title>
          </chart:axis>
          <chart:axis chart:dimension="y" chart:name="primary-y" chart:style-name="ch5">
            <chart:title svg:x="0.141cm" svg:y="2.081cm" chart:style-name="ch6">
              <text:p>Total sedimentation rate (g m-2d-1)</text:p>
            </chart:title>
          </chart:axis>
          <chart:series chart:style-name="ch7" chart:values-cell-range-address="2_52.C14:2_52.C20" chart:class="chart:scatter">
            <chart:domain table:cell-range-address="2_52.B14:2_52.B20"/>
            <chart:data-point chart:repeated="7"/>
          </chart:series>
          <chart:series chart:style-name="ch8" chart:values-cell-range-address="2_52.B59:2_52.B65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43">
                <text:p>4.43</text:p>
                <draw:g>
                  <svg:desc>2_52.B14:2_52.B20</svg:desc>
                </draw:g>
              </table:table-cell>
              <table:table-cell office:value-type="float" office:value="6.45">
                <text:p>6.45</text:p>
                <draw:g>
                  <svg:desc>2_52.C14:2_52.C20</svg:desc>
                </draw:g>
              </table:table-cell>
              <table:table-cell office:value-type="float" office:value="23.7409777611605">
                <text:p>23.7409777611605</text:p>
                <draw:g>
                  <svg:desc>2_52.B59:2_52.B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83">
                <text:p>5.83</text:p>
              </table:table-cell>
              <table:table-cell office:value-type="float" office:value="60.85">
                <text:p>60.85</text:p>
              </table:table-cell>
              <table:table-cell office:value-type="float" office:value="48.6886008823749">
                <text:p>48.68860088237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01">
                <text:p>5.01</text:p>
              </table:table-cell>
              <table:table-cell office:value-type="float" office:value="44.07">
                <text:p>44.07</text:p>
              </table:table-cell>
              <table:table-cell office:value-type="float" office:value="34.0764216256636">
                <text:p>34.0764216256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12">
                <text:p>8.12</text:p>
              </table:table-cell>
              <table:table-cell office:value-type="float" office:value="94.35">
                <text:p>94.35</text:p>
              </table:table-cell>
              <table:table-cell office:value-type="float" office:value="89.4957844163613">
                <text:p>89.49578441636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">
                <text:p>6.4</text:p>
              </table:table-cell>
              <table:table-cell office:value-type="float" office:value="32.98">
                <text:p>32.98</text:p>
              </table:table-cell>
              <table:table-cell office:value-type="float" office:value="58.8458474388694">
                <text:p>58.8458474388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65">
                <text:p>5.65</text:p>
              </table:table-cell>
              <table:table-cell office:value-type="float" office:value="52.15">
                <text:p>52.15</text:p>
              </table:table-cell>
              <table:table-cell office:value-type="float" office:value="45.4810493382188">
                <text:p>45.48104933821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65">
                <text:p>4.65</text:p>
              </table:table-cell>
              <table:table-cell office:value-type="float" office:value="37.14">
                <text:p>37.14</text:p>
              </table:table-cell>
              <table:table-cell office:value-type="float" office:value="27.6613185373514">
                <text:p>27.661318537351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3" style:family="chart" style:data-style-name="N1">
      <style:chart-properties chart:display-label="true" chart:tick-marks-major-inner="true" chart:tick-marks-major-outer="true" chart:logarithmic="false" chart:minimum="4" chart:maximum="7" chart:interval-major="1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4" style:family="chart">
      <style:chart-properties style:rotation-angle="0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5" style:family="chart" style:data-style-name="N1">
      <style:chart-properties chart:display-label="true" chart:logarithmic="false" chart:minimum="0" chart:maximum="250" chart:interval-major="50" chart:interval-minor-divisor="50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family="Palatino" fo:font-size="7.99991989135742pt" style:font-family-asian="Palatino" style:font-size-asian="7.99991989135742pt" style:font-family-complex="Palatino" style:font-size-complex="7.99991989135742pt"/>
    </style:style>
    <style:style style:name="ch6" style:family="chart">
      <style:chart-properties style:rotation-angle="90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09cm" svg:stroke-color="#000000" draw:fill="none" draw:fill-color="#000000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781cm" svg:height="12.506cm" xlink:href=".." xlink:type="simple" chart:class="chart:scatter" chart:style-name="ch1">
        <chart:plot-area chart:style-name="ch2" table:cell-range-address="2_54.B3:2_54.C12 2_54.E25:2_54.E34" svg:x="1.254cm" svg:y="0.25cm" svg:width="13.232cm" svg:height="11.077cm">
          <chartooo:coordinate-region svg:x="1.981cm" svg:y="0.396cm" svg:width="12.424cm" svg:height="10.363cm"/>
          <chart:axis chart:dimension="x" chart:name="primary-x" chart:style-name="ch3">
            <chart:title svg:x="6.632cm" svg:y="9.878cm" chart:style-name="ch4">
              <text:p>Depth of WML (m)</text:p>
            </chart:title>
          </chart:axis>
          <chart:axis chart:dimension="y" chart:name="primary-y" chart:style-name="ch5">
            <chart:title svg:x="0.141cm" svg:y="2.47cm" chart:style-name="ch6">
              <text:p>Total sedimentation rate (g m-2d-1)</text:p>
            </chart:title>
          </chart:axis>
          <chart:series chart:style-name="ch7" chart:values-cell-range-address="2_54.C3:2_54.C12" chart:class="chart:scatter">
            <chart:domain table:cell-range-address="2_54.B3:2_54.B12"/>
            <chart:data-point chart:repeated="10"/>
          </chart:series>
          <chart:series chart:style-name="ch8" chart:values-cell-range-address="2_54.E25:2_54.E34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79">
                <text:p>5.79</text:p>
                <draw:g>
                  <svg:desc>2_54.B3:2_54.B12</svg:desc>
                </draw:g>
              </table:table-cell>
              <table:table-cell office:value-type="float" office:value="10.7">
                <text:p>10.7</text:p>
                <draw:g>
                  <svg:desc>2_54.C3:2_54.C12</svg:desc>
                </draw:g>
              </table:table-cell>
              <table:table-cell office:value-type="float" office:value="66.0799181754422">
                <text:p>66.0799181754422</text:p>
                <draw:g>
                  <svg:desc>2_54.E25:2_54.E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8">
                <text:p>5.38</text:p>
              </table:table-cell>
              <table:table-cell office:value-type="float" office:value="43.95">
                <text:p>43.95</text:p>
              </table:table-cell>
              <table:table-cell office:value-type="float" office:value="59.5534236434008">
                <text:p>59.5534236434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4">
                <text:p>4.24</text:p>
              </table:table-cell>
              <table:table-cell office:value-type="float" office:value="99.05">
                <text:p>99.05</text:p>
              </table:table-cell>
              <table:table-cell office:value-type="float" office:value="41.4065851884563">
                <text:p>41.40658518845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04">
                <text:p>6.04</text:p>
              </table:table-cell>
              <table:table-cell office:value-type="float" office:value="119.2">
                <text:p>119.2</text:p>
              </table:table-cell>
              <table:table-cell office:value-type="float" office:value="70.0594880120529">
                <text:p>70.05948801205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4">
                <text:p>4.24</text:p>
              </table:table-cell>
              <table:table-cell office:value-type="float" office:value="76.01">
                <text:p>76.01</text:p>
              </table:table-cell>
              <table:table-cell office:value-type="float" office:value="41.4065851884563">
                <text:p>41.4065851884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1">
                <text:p>6.31</text:p>
              </table:table-cell>
              <table:table-cell office:value-type="float" office:value="163.06">
                <text:p>163.06</text:p>
              </table:table-cell>
              <table:table-cell office:value-type="float" office:value="74.3574234355923">
                <text:p>74.35742343559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52">
                <text:p>5.52</text:p>
              </table:table-cell>
              <table:table-cell office:value-type="float" office:value="46.95">
                <text:p>46.95</text:p>
              </table:table-cell>
              <table:table-cell office:value-type="float" office:value="61.7819827519027">
                <text:p>61.78198275190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94">
                <text:p>4.94</text:p>
              </table:table-cell>
              <table:table-cell office:value-type="float" office:value="13.42">
                <text:p>13.42</text:p>
              </table:table-cell>
              <table:table-cell office:value-type="float" office:value="52.5493807309661">
                <text:p>52.54938073096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82">
                <text:p>5.82</text:p>
              </table:table-cell>
              <table:table-cell office:value-type="float" office:value="12.65">
                <text:p>12.65</text:p>
              </table:table-cell>
              <table:table-cell office:value-type="float" office:value="66.5574665558355">
                <text:p>66.55746655583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6">
                <text:p>4.96</text:p>
              </table:table-cell>
              <table:table-cell office:value-type="float" office:value="1.63">
                <text:p>1.63</text:p>
              </table:table-cell>
              <table:table-cell office:value-type="float" office:value="52.8677463178949">
                <text:p>52.867746317894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3" style:family="chart" style:data-style-name="N123">
      <style:chart-properties chart:display-label="true" chart:logarithmic="false" chart:minimum="3.5" chart:maximum="6" chart:interval-major="1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4" style:family="chart">
      <style:chart-properties style:rotation-angle="0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5" style:family="chart" style:data-style-name="N1">
      <style:chart-properties chart:display-label="true" chart:logarithmic="false" chart:minimum="0" chart:maximum="150" chart:interval-major="50" chart:interval-minor-divisor="50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family="Palatino" fo:font-size="7.99991989135742pt" style:font-family-asian="Palatino" style:font-size-asian="7.99991989135742pt" style:font-family-complex="Palatino" style:font-size-complex="7.99991989135742pt"/>
    </style:style>
    <style:style style:name="ch6" style:family="chart">
      <style:chart-properties style:rotation-angle="90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09cm" svg:stroke-color="#000000" draw:fill="none" draw:fill-color="#000000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817cm" svg:height="11.271cm" xlink:href=".." xlink:type="simple" chart:class="chart:scatter" chart:style-name="ch1">
        <chart:plot-area chart:style-name="ch2" table:cell-range-address="2_54.B17:2_54.C23 2_54.B60:2_54.B66" svg:x="1.255cm" svg:y="0.225cm" svg:width="13.266cm" svg:height="9.892cm">
          <chartooo:coordinate-region svg:x="1.982cm" svg:y="0.371cm" svg:width="12.539cm" svg:height="9.178cm"/>
          <chart:axis chart:dimension="x" chart:name="primary-x" chart:style-name="ch3">
            <chart:title svg:x="6.615cm" svg:y="8.802cm" chart:style-name="ch4">
              <text:p>Depth of WML (m)</text:p>
            </chart:title>
          </chart:axis>
          <chart:axis chart:dimension="y" chart:name="primary-y" chart:style-name="ch5">
            <chart:title svg:x="0.141cm" svg:y="1.817cm" chart:style-name="ch6">
              <text:p>Total sedimentation rate (g m-2d-1)</text:p>
            </chart:title>
          </chart:axis>
          <chart:series chart:style-name="ch7" chart:values-cell-range-address="2_54.C17:2_54.C23" chart:class="chart:scatter">
            <chart:domain table:cell-range-address="2_54.B17:2_54.B23"/>
            <chart:data-point chart:repeated="7"/>
          </chart:series>
          <chart:series chart:style-name="ch8" chart:values-cell-range-address="2_54.B60:2_54.B66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2_54.B17:2_54.B23</svg:desc>
                </draw:g>
              </table:table-cell>
              <table:table-cell office:value-type="float" office:value="79.24">
                <text:p>79.24</text:p>
                <draw:g>
                  <svg:desc>2_54.C17:2_54.C23</svg:desc>
                </draw:g>
              </table:table-cell>
              <table:table-cell office:value-type="float" office:value="68.7019568511952">
                <text:p>68.7019568511952</text:p>
                <draw:g>
                  <svg:desc>2_54.B60:2_54.B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76">
                <text:p>3.76</text:p>
              </table:table-cell>
              <table:table-cell office:value-type="float" office:value="25">
                <text:p>25</text:p>
              </table:table-cell>
              <table:table-cell office:value-type="float" office:value="60.4799080121239">
                <text:p>60.4799080121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94">
                <text:p>5.94</text:p>
              </table:table-cell>
              <table:table-cell office:value-type="float" office:value="51.52">
                <text:p>51.52</text:p>
              </table:table-cell>
              <table:table-cell office:value-type="float" office:value="74.9348003259751">
                <text:p>74.9348003259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65">
                <text:p>4.65</text:p>
              </table:table-cell>
              <table:table-cell office:value-type="float" office:value="59.6">
                <text:p>59.6</text:p>
              </table:table-cell>
              <table:table-cell office:value-type="float" office:value="66.3812172595219">
                <text:p>66.3812172595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2">
                <text:p>5.92</text:p>
              </table:table-cell>
              <table:table-cell office:value-type="float" office:value="90.09">
                <text:p>90.09</text:p>
              </table:table-cell>
              <table:table-cell office:value-type="float" office:value="74.8021866350224">
                <text:p>74.8021866350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3">
                <text:p>4.03</text:p>
              </table:table-cell>
              <table:table-cell office:value-type="float" office:value="105.01">
                <text:p>105.01</text:p>
              </table:table-cell>
              <table:table-cell office:value-type="float" office:value="62.2701928399862">
                <text:p>62.2701928399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5">
                <text:p>3.95</text:p>
              </table:table-cell>
              <table:table-cell office:value-type="float" office:value="58.85">
                <text:p>58.85</text:p>
              </table:table-cell>
              <table:table-cell office:value-type="float" office:value="61.7397380761752">
                <text:p>61.739738076175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Palatino" style:font-family-asian="Palatino" style:font-family-complex="Palatino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9" chart:minimum="3" chart:interval-maj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Palatino" style:font-family-asian="Palatino" style:font-family-complex="Palatino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250" chart:minimum="0" chart:interval-major="50" chart:interval-minor-divisor="5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Palatino" style:font-family-asian="Palatino" style:font-family-complex="Palatino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0347in" svg:stroke-color="#000000" svg:stroke-opacity="100%" draw:stroke-linejoin="round" svg:stroke-linecap="round"/>
    </style:style>
  </office:automatic-styles>
  <office:body>
    <office:chart>
      <chart:chart chart:class="chart:scatter" svg:height="124.5pt" svg:width="390.0pt" chart:style-name="Crt0">
        <chart:plot-area svg:x="7.294094488188977pt" svg:y="6.090314960629922pt" svg:width="379.2181102362205pt" svg:height="112.8232283464567pt" chart:style-name="Plt0">
          <chart:axis chart:dimension="x" chart:name="primary-x" chart:style-name="Axs0"/>
          <chart:axis chart:dimension="y" chart:name="primary-y" chart:style-name="Axs1"/>
          <chart:series chart:values-cell-range-address="2_22.$C$3:.$C$21" chart:class="chart:scatter" chart:attached-axis="primary-y" chart:style-name="G0S0">
            <chart:domain table:cell-range-address="2_22.$B$3:.$B$21"/>
            <chart:data-point chart:repeated="19"/>
          </chart:series>
          <chart:series chart:values-cell-range-address="2_22.$M$25:.$M$43" chart:class="chart:scatter" chart:attached-axis="primary-y" chart:style-name="G0S1">
            <chart:domain table:cell-range-address="2_22.$B$3:.$B$21"/>
            <chart:data-point chart:repeated="1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3" style:family="chart" style:data-style-name="N0">
      <style:chart-properties chart:display-label="false" chart:logarithmic="false" chart:minimum="3" chart:maximum="9" chart:interval-major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09cm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4" style:family="chart" style:data-style-name="N1">
      <style:chart-properties chart:display-label="true" chart:logarithmic="false" chart:minimum="0" chart:maximum="150" chart:interval-major="50" chart:interval-minor-divisor="50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family="Palatino" fo:font-size="6.99983978271484pt" style:font-family-asian="Palatino" style:font-size-asian="6.99983978271484pt" style:font-family-complex="Palatino" style:font-size-complex="6.99983978271484pt"/>
    </style:style>
    <style:style style:name="ch5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09cm" svg:stroke-color="#000000" draw:fill="none" draw:fill-color="#000000"/>
      <style:text-properties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3.723cm" svg:height="4.621cm" xlink:href=".." xlink:type="simple" chart:class="chart:scatter" chart:style-name="ch1">
        <chart:plot-area chart:style-name="ch2" table:cell-range-address="2_22.D3:2_22.E22 2_22.J68:2_22.J87" svg:x="0.274cm" svg:y="0.092cm" svg:width="13.175cm" svg:height="4.437cm">
          <chartooo:coordinate-region svg:x="0.922cm" svg:y="0.212cm" svg:width="12.527cm" svg:height="4.198cm"/>
          <chart:axis chart:dimension="x" chart:name="primary-x" chart:style-name="ch3"/>
          <chart:axis chart:dimension="y" chart:name="primary-y" chart:style-name="ch4"/>
          <chart:series chart:style-name="ch5" chart:values-cell-range-address="2_22.E3:2_22.E22" chart:class="chart:scatter">
            <chart:domain table:cell-range-address="2_22.D3:2_22.D22"/>
            <chart:data-point chart:repeated="20"/>
          </chart:series>
          <chart:series chart:style-name="ch6" chart:values-cell-range-address="2_22.J68:2_22.J87" chart:class="chart:scatte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7">
                <text:p>4.7</text:p>
                <draw:g>
                  <svg:desc>2_22.D3:2_22.D22</svg:desc>
                </draw:g>
              </table:table-cell>
              <table:table-cell office:value-type="float" office:value="8.79">
                <text:p>8.79</text:p>
                <draw:g>
                  <svg:desc>2_22.E3:2_22.E22</svg:desc>
                </draw:g>
              </table:table-cell>
              <table:table-cell office:value-type="float" office:value="37.5944541593891">
                <text:p>37.5944541593891</text:p>
                <draw:g>
                  <svg:desc>2_22.J68:2_22.J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8">
                <text:p>3.18</text:p>
              </table:table-cell>
              <table:table-cell office:value-type="float" office:value="6.93">
                <text:p>6.93</text:p>
              </table:table-cell>
              <table:table-cell office:value-type="float" office:value="16.2616928126728">
                <text:p>16.2616928126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67">
                <text:p>6.67</text:p>
              </table:table-cell>
              <table:table-cell office:value-type="float" office:value="72.07">
                <text:p>72.07</text:p>
              </table:table-cell>
              <table:table-cell office:value-type="float" office:value="65.2428356416463">
                <text:p>65.24283564164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85">
                <text:p>6.85</text:p>
              </table:table-cell>
              <table:table-cell office:value-type="float" office:value="38.71">
                <text:p>38.71</text:p>
              </table:table-cell>
              <table:table-cell office:value-type="float" office:value="67.7690836958627">
                <text:p>67.76908369586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85">
                <text:p>6.85</text:p>
              </table:table-cell>
              <table:table-cell office:value-type="float" office:value="128.71">
                <text:p>128.71</text:p>
              </table:table-cell>
              <table:table-cell office:value-type="float" office:value="67.7690836958627">
                <text:p>67.76908369586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11">
                <text:p>4.11</text:p>
              </table:table-cell>
              <table:table-cell office:value-type="float" office:value="21.25">
                <text:p>21.25</text:p>
              </table:table-cell>
              <table:table-cell office:value-type="float" office:value="29.3139744261242">
                <text:p>29.3139744261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61">
                <text:p>5.61</text:p>
              </table:table-cell>
              <table:table-cell office:value-type="float" office:value="25.56">
                <text:p>25.56</text:p>
              </table:table-cell>
              <table:table-cell office:value-type="float" office:value="50.3660415445942">
                <text:p>50.36604154459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8">
                <text:p>3.38</text:p>
              </table:table-cell>
              <table:table-cell office:value-type="float" office:value="17.7">
                <text:p>17.7</text:p>
              </table:table-cell>
              <table:table-cell office:value-type="float" office:value="19.0686350951355">
                <text:p>19.06863509513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77">
                <text:p>6.77</text:p>
              </table:table-cell>
              <table:table-cell office:value-type="float" office:value="47.61">
                <text:p>47.61</text:p>
              </table:table-cell>
              <table:table-cell office:value-type="float" office:value="66.6463067828776">
                <text:p>66.6463067828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5">
                <text:p>4.75</text:p>
              </table:table-cell>
              <table:table-cell office:value-type="float" office:value="41.43">
                <text:p>41.43</text:p>
              </table:table-cell>
              <table:table-cell office:value-type="float" office:value="38.2961897300047">
                <text:p>38.29618973000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46">
                <text:p>5.46</text:p>
              </table:table-cell>
              <table:table-cell office:value-type="float" office:value="54.37">
                <text:p>54.37</text:p>
              </table:table-cell>
              <table:table-cell office:value-type="float" office:value="48.2608348327472">
                <text:p>48.2608348327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2">
                <text:p>4.02</text:p>
              </table:table-cell>
              <table:table-cell office:value-type="float" office:value="67.05">
                <text:p>67.05</text:p>
              </table:table-cell>
              <table:table-cell office:value-type="float" office:value="28.050850399016">
                <text:p>28.050850399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6">
                <text:p>3.16</text:p>
              </table:table-cell>
              <table:table-cell office:value-type="float" office:value="54.73">
                <text:p>54.73</text:p>
              </table:table-cell>
              <table:table-cell office:value-type="float" office:value="15.9809985844265">
                <text:p>15.9809985844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8">
                <text:p>4.8</text:p>
              </table:table-cell>
              <table:table-cell office:value-type="float" office:value="52.15">
                <text:p>52.15</text:p>
              </table:table-cell>
              <table:table-cell office:value-type="float" office:value="38.9979253006204">
                <text:p>38.9979253006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79">
                <text:p>7.79</text:p>
              </table:table-cell>
              <table:table-cell office:value-type="float" office:value="86.54">
                <text:p>86.54</text:p>
              </table:table-cell>
              <table:table-cell office:value-type="float" office:value="80.9617124234372">
                <text:p>80.96171242343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71.11">
                <text:p>71.11</text:p>
              </table:table-cell>
              <table:table-cell office:value-type="float" office:value="41.8048675830831">
                <text:p>41.80486758308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9">
                <text:p>5.19</text:p>
              </table:table-cell>
              <table:table-cell office:value-type="float" office:value="9.67">
                <text:p>9.67</text:p>
              </table:table-cell>
              <table:table-cell office:value-type="float" office:value="44.4714627514226">
                <text:p>44.47146275142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93">
                <text:p>6.93</text:p>
              </table:table-cell>
              <table:table-cell office:value-type="float" office:value="98.88">
                <text:p>98.88</text:p>
              </table:table-cell>
              <table:table-cell office:value-type="float" office:value="68.8918606088478">
                <text:p>68.89186060884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99">
                <text:p>4.99</text:p>
              </table:table-cell>
              <table:table-cell office:value-type="float" office:value="4.32">
                <text:p>4.32</text:p>
              </table:table-cell>
              <table:table-cell office:value-type="float" office:value="41.6645204689599">
                <text:p>41.66452046895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34">
                <text:p>5.34</text:p>
              </table:table-cell>
              <table:table-cell office:value-type="float" office:value="6.41">
                <text:p>6.41</text:p>
              </table:table-cell>
              <table:table-cell office:value-type="float" office:value="46.5766694632696">
                <text:p>46.57666946326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3" style:family="chart" style:data-style-name="N0">
      <style:chart-properties chart:display-label="false" chart:logarithmic="false" chart:minimum="3" chart:maximum="9" chart:interval-major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09cm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4" style:family="chart" style:data-style-name="N1">
      <style:chart-properties chart:display-label="true" chart:logarithmic="false" chart:minimum="0" chart:maximum="160" chart:interval-major="50" chart:interval-minor-divisor="50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family="Palatino" fo:font-size="6.99983978271484pt" style:font-family-asian="Palatino" style:font-size-asian="6.99983978271484pt" style:font-family-complex="Palatino" style:font-size-complex="6.99983978271484pt"/>
    </style:style>
    <style:style style:name="ch5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09cm" svg:stroke-color="#000000" draw:fill="none" draw:fill-color="#000000"/>
      <style:text-properties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3.564cm" svg:height="4.357cm" xlink:href=".." xlink:type="simple" chart:class="chart:scatter" chart:style-name="ch1">
        <chart:plot-area chart:style-name="ch2" table:cell-range-address="2_22.F3:2_22.G23 2_22.B122:2_22.B142" svg:x="0.271cm" svg:y="0.087cm" svg:width="13.022cm" svg:height="4.183cm">
          <chartooo:coordinate-region svg:x="0.919cm" svg:y="0.087cm" svg:width="12.374cm" svg:height="4.064cm"/>
          <chart:axis chart:dimension="x" chart:name="primary-x" chart:style-name="ch3"/>
          <chart:axis chart:dimension="y" chart:name="primary-y" chart:style-name="ch4"/>
          <chart:series chart:style-name="ch5" chart:values-cell-range-address="2_22.G3:2_22.G23" chart:class="chart:scatter">
            <chart:domain table:cell-range-address="2_22.F3:2_22.F23"/>
            <chart:data-point chart:repeated="21"/>
          </chart:series>
          <chart:series chart:style-name="ch6" chart:values-cell-range-address="2_22.B122:2_22.B142" chart:class="chart:scatte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">
                <text:p>4.8</text:p>
                <draw:g>
                  <svg:desc>2_22.F3:2_22.F23</svg:desc>
                </draw:g>
              </table:table-cell>
              <table:table-cell office:value-type="float" office:value="4.88">
                <text:p>4.88</text:p>
                <draw:g>
                  <svg:desc>2_22.G3:2_22.G23</svg:desc>
                </draw:g>
              </table:table-cell>
              <table:table-cell office:value-type="float" office:value="25.1903439511944">
                <text:p>25.1903439511944</text:p>
                <draw:g>
                  <svg:desc>2_22.B122:2_22.B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14">
                <text:p>5.14</text:p>
              </table:table-cell>
              <table:table-cell office:value-type="float" office:value="3.89503852592077">
                <text:p>3.89503852592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31">
                <text:p>6.31</text:p>
              </table:table-cell>
              <table:table-cell office:value-type="float" office:value="43.37">
                <text:p>43.37</text:p>
              </table:table-cell>
              <table:table-cell office:value-type="float" office:value="65.3852329413985">
                <text:p>65.3852329413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84">
                <text:p>6.84</text:p>
              </table:table-cell>
              <table:table-cell office:value-type="float" office:value="22.69">
                <text:p>22.69</text:p>
              </table:table-cell>
              <table:table-cell office:value-type="float" office:value="79.4933727856423">
                <text:p>79.49337278564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20.2">
                <text:p>120.2</text:p>
              </table:table-cell>
              <table:table-cell office:value-type="float" office:value="83.752433870697">
                <text:p>83.752433870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5">
                <text:p>4.85</text:p>
              </table:table-cell>
              <table:table-cell office:value-type="float" office:value="31.17">
                <text:p>31.17</text:p>
              </table:table-cell>
              <table:table-cell office:value-type="float" office:value="26.521300540274">
                <text:p>26.5213005402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22">
                <text:p>6.22</text:p>
              </table:table-cell>
              <table:table-cell office:value-type="float" office:value="28.59">
                <text:p>28.59</text:p>
              </table:table-cell>
              <table:table-cell office:value-type="float" office:value="62.9895110810552">
                <text:p>62.98951108105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66">
                <text:p>4.66</text:p>
              </table:table-cell>
              <table:table-cell office:value-type="float" office:value="22.51">
                <text:p>22.51</text:p>
              </table:table-cell>
              <table:table-cell office:value-type="float" office:value="21.4636655017715">
                <text:p>21.46366550177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64">
                <text:p>8.64</text:p>
              </table:table-cell>
              <table:table-cell office:value-type="float" office:value="155.5">
                <text:p>155.5</text:p>
              </table:table-cell>
              <table:table-cell office:value-type="float" office:value="127.407809992508">
                <text:p>127.4078099925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3">
                <text:p>6.3</text:p>
              </table:table-cell>
              <table:table-cell office:value-type="float" office:value="38">
                <text:p>38</text:p>
              </table:table-cell>
              <table:table-cell office:value-type="float" office:value="65.1190416235826">
                <text:p>65.11904162358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04">
                <text:p>7.04</text:p>
              </table:table-cell>
              <table:table-cell office:value-type="float" office:value="81.62">
                <text:p>81.62</text:p>
              </table:table-cell>
              <table:table-cell office:value-type="float" office:value="84.8171991419607">
                <text:p>84.81719914196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67">
                <text:p>5.67</text:p>
              </table:table-cell>
              <table:table-cell office:value-type="float" office:value="71.21">
                <text:p>71.21</text:p>
              </table:table-cell>
              <table:table-cell office:value-type="float" office:value="48.3489886011796">
                <text:p>48.34898860117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1">
                <text:p>4.21</text:p>
              </table:table-cell>
              <table:table-cell office:value-type="float" office:value="107.5">
                <text:p>107.5</text:p>
              </table:table-cell>
              <table:table-cell office:value-type="float" office:value="9.48505620005511">
                <text:p>9.485056200055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01">
                <text:p>6.01</text:p>
              </table:table-cell>
              <table:table-cell office:value-type="float" office:value="107.22">
                <text:p>107.22</text:p>
              </table:table-cell>
              <table:table-cell office:value-type="float" office:value="57.3994934069209">
                <text:p>57.39949340692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13">
                <text:p>8.13</text:p>
              </table:table-cell>
              <table:table-cell office:value-type="float" office:value="159.32">
                <text:p>159.32</text:p>
              </table:table-cell>
              <table:table-cell office:value-type="float" office:value="113.832052783896">
                <text:p>113.8320527838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4">
                <text:p>5.04</text:p>
              </table:table-cell>
              <table:table-cell office:value-type="float" office:value="38.13">
                <text:p>38.13</text:p>
              </table:table-cell>
              <table:table-cell office:value-type="float" office:value="31.5789355787765">
                <text:p>31.57893557877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06">
                <text:p>5.06</text:p>
              </table:table-cell>
              <table:table-cell office:value-type="float" office:value="18.06">
                <text:p>18.06</text:p>
              </table:table-cell>
              <table:table-cell office:value-type="float" office:value="32.1113182144084">
                <text:p>32.1113182144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89">
                <text:p>6.89</text:p>
              </table:table-cell>
              <table:table-cell office:value-type="float" office:value="39.53">
                <text:p>39.53</text:p>
              </table:table-cell>
              <table:table-cell office:value-type="float" office:value="80.8243293747219">
                <text:p>80.82432937472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79">
                <text:p>4.79</text:p>
              </table:table-cell>
              <table:table-cell office:value-type="float" office:value="3.66">
                <text:p>3.66</text:p>
              </table:table-cell>
              <table:table-cell office:value-type="float" office:value="24.9241526333785">
                <text:p>24.92415263337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43">
                <text:p>4.43</text:p>
              </table:table-cell>
              <table:table-cell office:value-type="float" office:value="1.99">
                <text:p>1.99</text:p>
              </table:table-cell>
              <table:table-cell office:value-type="float" office:value="15.3412651920054">
                <text:p>15.34126519200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59">
                <text:p>5.59</text:p>
              </table:table-cell>
              <table:table-cell office:value-type="float" office:value="5.81">
                <text:p>5.81</text:p>
              </table:table-cell>
              <table:table-cell office:value-type="float" office:value="46.2194580586522">
                <text:p>46.21945805865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3" style:family="chart" style:data-style-name="N0">
      <style:chart-properties chart:display-label="false" chart:logarithmic="false" chart:minimum="3" chart:maximum="9" chart:interval-major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09cm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4" style:family="chart" style:data-style-name="N1">
      <style:chart-properties chart:display-label="true" chart:logarithmic="false" chart:minimum="0" chart:maximum="150" chart:interval-major="50" chart:interval-minor-divisor="50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family="Palatino" fo:font-size="6.99983978271484pt" style:font-family-asian="Palatino" style:font-size-asian="6.99983978271484pt" style:font-family-complex="Palatino" style:font-size-complex="6.99983978271484pt"/>
    </style:style>
    <style:style style:name="ch5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09cm" svg:stroke-color="#000000" draw:fill="none" draw:fill-color="#000000"/>
      <style:text-properties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3.653cm" svg:height="4.039cm" xlink:href=".." xlink:type="simple" chart:class="chart:scatter" chart:style-name="ch1">
        <chart:plot-area chart:style-name="ch2" table:cell-range-address="2_22.H3:2_22.I20 2_22.B187:2_22.B204" svg:x="0.273cm" svg:y="0.08cm" svg:width="13.107cm" svg:height="3.879cm">
          <chartooo:coordinate-region svg:x="0.921cm" svg:y="0.201cm" svg:width="12.459cm" svg:height="3.639cm"/>
          <chart:axis chart:dimension="x" chart:name="primary-x" chart:style-name="ch3"/>
          <chart:axis chart:dimension="y" chart:name="primary-y" chart:style-name="ch4"/>
          <chart:series chart:style-name="ch5" chart:values-cell-range-address="2_22.I3:2_22.I20" chart:class="chart:scatter">
            <chart:domain table:cell-range-address="2_22.H3:2_22.H20"/>
            <chart:data-point chart:repeated="18"/>
          </chart:series>
          <chart:series chart:style-name="ch6" chart:values-cell-range-address="2_22.B187:2_22.B204" chart:class="chart:scatter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2">
                <text:p>4.82</text:p>
                <draw:g>
                  <svg:desc>2_22.H3:2_22.H20</svg:desc>
                </draw:g>
              </table:table-cell>
              <table:table-cell office:value-type="float" office:value="10.23">
                <text:p>10.23</text:p>
                <draw:g>
                  <svg:desc>2_22.I3:2_22.I20</svg:desc>
                </draw:g>
              </table:table-cell>
              <table:table-cell office:value-type="float" office:value="20.129062253186">
                <text:p>20.129062253186</text:p>
                <draw:g>
                  <svg:desc>2_22.B187:2_22.B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43">
                <text:p>4.43</text:p>
              </table:table-cell>
              <table:table-cell office:value-type="float" office:value="6.45">
                <text:p>6.45</text:p>
              </table:table-cell>
              <table:table-cell office:value-type="float" office:value="9.65474398795429">
                <text:p>9.65474398795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72">
                <text:p>5.72</text:p>
              </table:table-cell>
              <table:table-cell office:value-type="float" office:value="30.4">
                <text:p>30.4</text:p>
              </table:table-cell>
              <table:table-cell office:value-type="float" office:value="44.3005659421822">
                <text:p>44.3005659421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05">
                <text:p>6.05</text:p>
              </table:table-cell>
              <table:table-cell office:value-type="float" office:value="20.63">
                <text:p>20.63</text:p>
              </table:table-cell>
              <table:table-cell office:value-type="float" office:value="53.1634506281474">
                <text:p>53.16345062814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3">
                <text:p>5.83</text:p>
              </table:table-cell>
              <table:table-cell office:value-type="float" office:value="60.85">
                <text:p>60.85</text:p>
              </table:table-cell>
              <table:table-cell office:value-type="float" office:value="47.2548608375039">
                <text:p>47.2548608375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1">
                <text:p>5.01</text:p>
              </table:table-cell>
              <table:table-cell office:value-type="float" office:value="44.07">
                <text:p>44.07</text:p>
              </table:table-cell>
              <table:table-cell office:value-type="float" office:value="25.2319352541963">
                <text:p>25.2319352541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12">
                <text:p>8.12</text:p>
              </table:table-cell>
              <table:table-cell office:value-type="float" office:value="94.35">
                <text:p>94.35</text:p>
              </table:table-cell>
              <table:table-cell office:value-type="float" office:value="108.757909112839">
                <text:p>108.7579091128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4">
                <text:p>6.4</text:p>
              </table:table-cell>
              <table:table-cell office:value-type="float" office:value="32.98">
                <text:p>32.98</text:p>
              </table:table-cell>
              <table:table-cell office:value-type="float" office:value="62.5634798405349">
                <text:p>62.5634798405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28">
                <text:p>5.28</text:p>
              </table:table-cell>
              <table:table-cell office:value-type="float" office:value="62.23">
                <text:p>62.23</text:p>
              </table:table-cell>
              <table:table-cell office:value-type="float" office:value="32.4833863608952">
                <text:p>32.48338636089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65">
                <text:p>5.65</text:p>
              </table:table-cell>
              <table:table-cell office:value-type="float" office:value="52.15">
                <text:p>52.15</text:p>
              </table:table-cell>
              <table:table-cell office:value-type="float" office:value="42.4205600997047">
                <text:p>42.42056009970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5">
                <text:p>4.65</text:p>
              </table:table-cell>
              <table:table-cell office:value-type="float" office:value="37.14">
                <text:p>37.14</text:p>
              </table:table-cell>
              <table:table-cell office:value-type="float" office:value="15.5633337785978">
                <text:p>15.5633337785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67">
                <text:p>5.67</text:p>
              </table:table-cell>
              <table:table-cell office:value-type="float" office:value="49.68">
                <text:p>49.68</text:p>
              </table:table-cell>
              <table:table-cell office:value-type="float" office:value="42.9577046261268">
                <text:p>42.9577046261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37">
                <text:p>7.37</text:p>
              </table:table-cell>
              <table:table-cell office:value-type="float" office:value="140.93">
                <text:p>140.93</text:p>
              </table:table-cell>
              <table:table-cell office:value-type="float" office:value="88.6149893720085">
                <text:p>88.61498937200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4">
                <text:p>5.54</text:p>
              </table:table-cell>
              <table:table-cell office:value-type="float" office:value="35.81">
                <text:p>35.81</text:p>
              </table:table-cell>
              <table:table-cell office:value-type="float" office:value="39.4662652043829">
                <text:p>39.46626520438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">
                <text:p>5.04</text:p>
              </table:table-cell>
              <table:table-cell office:value-type="float" office:value="12.1">
                <text:p>12.1</text:p>
              </table:table-cell>
              <table:table-cell office:value-type="float" office:value="26.0376520438295">
                <text:p>26.03765204382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23">
                <text:p>6.23</text:p>
              </table:table-cell>
              <table:table-cell office:value-type="float" office:value="39.42">
                <text:p>39.42</text:p>
              </table:table-cell>
              <table:table-cell office:value-type="float" office:value="57.9977513659467">
                <text:p>57.99775136594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64">
                <text:p>4.64</text:p>
              </table:table-cell>
              <table:table-cell office:value-type="float" office:value="4.18">
                <text:p>4.18</text:p>
              </table:table-cell>
              <table:table-cell office:value-type="float" office:value="15.2947615153867">
                <text:p>15.29476151538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7">
                <text:p>4.27</text:p>
              </table:table-cell>
              <table:table-cell office:value-type="float" office:value="3.65">
                <text:p>3.65</text:p>
              </table:table-cell>
              <table:table-cell office:value-type="float" office:value="5.35758777657719">
                <text:p>5.357587776577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3" style:family="chart" style:data-style-name="N1">
      <style:chart-properties chart:display-label="true" chart:logarithmic="false" chart:minimum="3" chart:maximum="9" chart:interval-major="1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4" style:family="chart">
      <style:chart-properties style:rotation-angle="0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5" style:family="chart" style:data-style-name="N1">
      <style:chart-properties chart:display-label="true" chart:logarithmic="false" chart:minimum="0" chart:maximum="200" chart:interval-major="50" chart:interval-minor-divisor="50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family="Palatino" fo:font-size="6.99983978271484pt" style:font-family-asian="Palatino" style:font-size-asian="6.99983978271484pt" style:font-family-complex="Palatino" style:font-size-complex="6.99983978271484pt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09cm" svg:stroke-color="#000000" draw:fill="none" draw:fill-color="#000000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3.6cm" svg:height="5.256cm" xlink:href=".." xlink:type="simple" chart:class="chart:scatter" chart:style-name="ch1">
        <chart:plot-area chart:style-name="ch2" table:cell-range-address="2_22.J3:2_22.K19 2_22.B231:2_22.B247" svg:x="0.272cm" svg:y="0.105cm" svg:width="13.056cm" svg:height="4.117cm">
          <chartooo:coordinate-region svg:x="0.92cm" svg:y="0.226cm" svg:width="12.327cm" svg:height="3.428cm"/>
          <chart:axis chart:dimension="x" chart:name="primary-x" chart:style-name="ch3">
            <chart:title svg:x="5.027cm" svg:y="4.586cm" chart:style-name="ch4">
              <text:p>Depth of WML (m)</text:p>
            </chart:title>
          </chart:axis>
          <chart:axis chart:dimension="y" chart:name="primary-y" chart:style-name="ch5"/>
          <chart:series chart:style-name="ch6" chart:values-cell-range-address="2_22.K3:2_22.K19" chart:class="chart:scatter">
            <chart:domain table:cell-range-address="2_22.J3:2_22.J19"/>
            <chart:data-point chart:repeated="17"/>
          </chart:series>
          <chart:series chart:style-name="ch7" chart:values-cell-range-address="2_22.B231:2_22.B247" chart:class="chart:scatte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79">
                <text:p>5.79</text:p>
                <draw:g>
                  <svg:desc>2_22.J3:2_22.J19</svg:desc>
                </draw:g>
              </table:table-cell>
              <table:table-cell office:value-type="float" office:value="10.7">
                <text:p>10.7</text:p>
                <draw:g>
                  <svg:desc>2_22.K3:2_22.K19</svg:desc>
                </draw:g>
              </table:table-cell>
              <table:table-cell office:value-type="float" office:value="67.6730395777175">
                <text:p>67.6730395777175</text:p>
                <draw:g>
                  <svg:desc>2_22.B231:2_22.B2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8">
                <text:p>5.38</text:p>
              </table:table-cell>
              <table:table-cell office:value-type="float" office:value="43.95">
                <text:p>43.95</text:p>
              </table:table-cell>
              <table:table-cell office:value-type="float" office:value="64.4276638778271">
                <text:p>64.4276638778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4">
                <text:p>4.24</text:p>
              </table:table-cell>
              <table:table-cell office:value-type="float" office:value="99.05">
                <text:p>99.05</text:p>
              </table:table-cell>
              <table:table-cell office:value-type="float" office:value="55.4039363220345">
                <text:p>55.40393632203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9.24">
                <text:p>79.24</text:p>
              </table:table-cell>
              <table:table-cell office:value-type="float" office:value="61.4197546925629">
                <text:p>61.41975469256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6">
                <text:p>3.76</text:p>
              </table:table-cell>
              <table:table-cell office:value-type="float" office:value="25">
                <text:p>25</text:p>
              </table:table-cell>
              <table:table-cell office:value-type="float" office:value="51.6044720880165">
                <text:p>51.6044720880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4">
                <text:p>5.94</text:p>
              </table:table-cell>
              <table:table-cell office:value-type="float" office:value="51.52">
                <text:p>51.52</text:p>
              </table:table-cell>
              <table:table-cell office:value-type="float" office:value="68.8603721508481">
                <text:p>68.86037215084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65">
                <text:p>4.65</text:p>
              </table:table-cell>
              <table:table-cell office:value-type="float" office:value="59.6">
                <text:p>59.6</text:p>
              </table:table-cell>
              <table:table-cell office:value-type="float" office:value="58.6493120219248">
                <text:p>58.6493120219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2">
                <text:p>5.92</text:p>
              </table:table-cell>
              <table:table-cell office:value-type="float" office:value="90.09">
                <text:p>90.09</text:p>
              </table:table-cell>
              <table:table-cell office:value-type="float" office:value="68.7020611410973">
                <text:p>68.70206114109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04">
                <text:p>6.04</text:p>
              </table:table-cell>
              <table:table-cell office:value-type="float" office:value="119.2">
                <text:p>119.2</text:p>
              </table:table-cell>
              <table:table-cell office:value-type="float" office:value="69.6519271996018">
                <text:p>69.6519271996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03">
                <text:p>4.03</text:p>
              </table:table-cell>
              <table:table-cell office:value-type="float" office:value="105.01">
                <text:p>105.01</text:p>
              </table:table-cell>
              <table:table-cell office:value-type="float" office:value="53.7416707196516">
                <text:p>53.74167071965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5">
                <text:p>3.95</text:p>
              </table:table-cell>
              <table:table-cell office:value-type="float" office:value="58.85">
                <text:p>58.85</text:p>
              </table:table-cell>
              <table:table-cell office:value-type="float" office:value="53.1084266806487">
                <text:p>53.10842668064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4">
                <text:p>4.24</text:p>
              </table:table-cell>
              <table:table-cell office:value-type="float" office:value="76.01">
                <text:p>76.01</text:p>
              </table:table-cell>
              <table:table-cell office:value-type="float" office:value="55.4039363220345">
                <text:p>55.40393632203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31">
                <text:p>6.31</text:p>
              </table:table-cell>
              <table:table-cell office:value-type="float" office:value="163.06">
                <text:p>163.06</text:p>
              </table:table-cell>
              <table:table-cell office:value-type="float" office:value="71.7891258312369">
                <text:p>71.78912583123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2">
                <text:p>5.52</text:p>
              </table:table-cell>
              <table:table-cell office:value-type="float" office:value="46.95">
                <text:p>46.95</text:p>
              </table:table-cell>
              <table:table-cell office:value-type="float" office:value="65.5358409460824">
                <text:p>65.53584094608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4">
                <text:p>4.94</text:p>
              </table:table-cell>
              <table:table-cell office:value-type="float" office:value="13.42">
                <text:p>13.42</text:p>
              </table:table-cell>
              <table:table-cell office:value-type="float" office:value="60.9448216633107">
                <text:p>60.9448216633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2">
                <text:p>5.82</text:p>
              </table:table-cell>
              <table:table-cell office:value-type="float" office:value="12.65">
                <text:p>12.65</text:p>
              </table:table-cell>
              <table:table-cell office:value-type="float" office:value="67.9105060923436">
                <text:p>67.91050609234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96">
                <text:p>4.96</text:p>
              </table:table-cell>
              <table:table-cell office:value-type="float" office:value="1.63">
                <text:p>1.63</text:p>
              </table:table-cell>
              <table:table-cell office:value-type="float" office:value="61.1031326730614">
                <text:p>61.10313267306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22">
      <number:day number:style="long"/>
      <number:text>-</number:text>
      <number:month number:textual="true"/>
      <number:text>-</number:text>
      <number:year/>
    </number:date-style>
    <style:style style:name="ch1" style:family="chart">
      <style:graphic-properties draw:stroke="solid" svg:stroke-width="0.009cm"/>
    </style:style>
    <style:style style:name="ch2" style:family="chart">
      <style:graphic-properties svg:stroke-width="0.009cm" draw:fill="solid" draw:fill-color="#ffffff"/>
      <style:text-properties fo:color="#000000" style:text-position="0% 100%" fo:font-family="Palatino" fo:font-size="8.24975967407227pt" style:font-family-asian="Palatino" style:font-size-asian="8.24975967407227pt" style:font-family-complex="Palatino" style:font-size-complex="8.24975967407227pt"/>
    </style:style>
    <style:style style:name="ch3" style:family="chart">
      <style:chart-properties chart:interpolation="cubic-spline" chart:symbol-type="automatic" chart:auto-position="true" chart:auto-size="true" chart:treat-empty-cells="leave-gap"/>
      <style:graphic-properties draw:stroke="none" draw:fill="none"/>
    </style:style>
    <style:style style:name="ch4" style:family="chart" style:data-style-name="N122">
      <style:chart-properties chart:display-label="true" chart:logarithmic="false" chart:interval-major="1" chart:interval-minor-divisor="1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5" style:family="chart" style:data-style-name="N0">
      <style:chart-properties chart:display-label="true" chart:logarithmic="false" chart:minimum="3" chart:gap-width="150" chart:reverse-direction="false" text:line-break="false" loext:try-staggering-first="false" chart:link-data-style-to-source="true" chart:axis-position="start"/>
      <style:graphic-properties svg:stroke-width="0.009cm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6" style:family="chart">
      <style:chart-properties style:rotation-angle="90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1cm" svg:stroke-color="#000000" draw:fill="none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dash" draw:stroke-dash="SysDash" svg:stroke-width="0.071cm" svg:stroke-color="#000000" draw:fill="none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dash" draw:stroke-dash="LongDash" svg:stroke-width="0.071cm" svg:stroke-color="#000000" draw:fill="none" draw:fill-color="#000000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5.135cm" svg:height="6.773cm" xlink:href=".." xlink:type="simple" chart:class="chart:line" chart:style-name="ch1">
        <chart:legend chart:legend-position="end" svg:x="21.961cm" svg:y="0.141cm" style:legend-expansion="high" chart:style-name="ch2"/>
        <chart:plot-area chart:style-name="ch3" table:cell-range-address="2_23.A3:2_23.F24 2_23.B1:2_23.F1" chart:data-source-has-labels="both" svg:x="1.461cm" svg:y="0.135cm" svg:width="20.24cm" svg:height="6.503cm">
          <chartooo:coordinate-region svg:x="2.189cm" svg:y="0.135cm" svg:width="18.984cm" svg:height="4.82cm"/>
          <chart:axis chart:dimension="x" chart:name="primary-x" chart:style-name="ch4" chartooo:axis-type="text">
            <chart:categories table:cell-range-address="2_23.A3:2_23.A24"/>
          </chart:axis>
          <chart:axis chart:dimension="y" chart:name="primary-y" chart:style-name="ch5">
            <chart:title svg:x="0.37cm" svg:y="1.164cm" chart:style-name="ch6">
              <text:p>Depth of WML (m)</text:p>
            </chart:title>
          </chart:axis>
          <chart:series chart:style-name="ch7" chart:values-cell-range-address="2_23.B3:2_23.B24" chart:label-cell-address="2_23.B1:2_23.B1" chart:class="chart:line">
            <chart:data-point chart:repeated="22"/>
          </chart:series>
          <chart:series chart:style-name="ch7" chart:values-cell-range-address="2_23.C3:2_23.C24" chart:label-cell-address="2_23.C1:2_23.C1" chart:class="chart:line">
            <chart:data-point chart:repeated="22"/>
          </chart:series>
          <chart:series chart:style-name="ch7" chart:values-cell-range-address="2_23.D3:2_23.D24" chart:label-cell-address="2_23.D1:2_23.D1" chart:class="chart:line">
            <chart:data-point chart:repeated="22"/>
          </chart:series>
          <chart:series chart:style-name="ch8" chart:values-cell-range-address="2_23.E3:2_23.E24" chart:label-cell-address="2_23.E1:2_23.E1" chart:class="chart:line">
            <chart:data-point chart:repeated="22"/>
          </chart:series>
          <chart:series chart:style-name="ch9" chart:values-cell-range-address="2_23.F3:2_23.F24" chart:label-cell-address="2_23.F1:2_23.F1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W</text:p>
                <draw:g>
                  <svg:desc>2_23.B1:2_23.B1</svg:desc>
                </draw:g>
              </table:table-cell>
              <table:table-cell office:value-type="string">
                <text:p>NE</text:p>
                <draw:g>
                  <svg:desc>2_23.C1:2_23.C1</svg:desc>
                </draw:g>
              </table:table-cell>
              <table:table-cell office:value-type="string">
                <text:p>CENT</text:p>
                <draw:g>
                  <svg:desc>2_23.D1:2_23.D1</svg:desc>
                </draw:g>
              </table:table-cell>
              <table:table-cell office:value-type="string">
                <text:p>SW</text:p>
                <draw:g>
                  <svg:desc>2_23.E1:2_23.E1</svg:desc>
                </draw:g>
              </table:table-cell>
              <table:table-cell office:value-type="string">
                <text:p>SE</text:p>
                <draw:g>
                  <svg:desc>2_23.F1:2_23.F1</svg:desc>
                </draw:g>
              </table:table-cell>
            </table:table-row>
          </table:table-header-rows>
          <table:table-rows>
            <table:table-row>
              <table:table-cell office:value-type="float" office:value="33459">
                <text:p>33459</text:p>
                <draw:g>
                  <svg:desc>2_23.A3:2_23.A24</svg:desc>
                </draw:g>
              </table:table-cell>
              <table:table-cell office:value-type="float" office:value="4.47">
                <text:p>4.47</text:p>
                <draw:g>
                  <svg:desc>2_23.B3:2_23.B24</svg:desc>
                </draw:g>
              </table:table-cell>
              <table:table-cell office:value-type="float" office:value="4.7">
                <text:p>4.7</text:p>
                <draw:g>
                  <svg:desc>2_23.C3:2_23.C24</svg:desc>
                </draw:g>
              </table:table-cell>
              <table:table-cell office:value-type="float" office:value="4.8">
                <text:p>4.8</text:p>
                <draw:g>
                  <svg:desc>2_23.D3:2_23.D24</svg:desc>
                </draw:g>
              </table:table-cell>
              <table:table-cell office:value-type="float" office:value="4.82">
                <text:p>4.82</text:p>
                <draw:g>
                  <svg:desc>2_23.E3:2_23.E24</svg:desc>
                </draw:g>
              </table:table-cell>
              <table:table-cell office:value-type="float" office:value="5.79">
                <text:p>5.79</text:p>
                <draw:g>
                  <svg:desc>2_23.F3:2_23.F24</svg:desc>
                </draw:g>
              </table:table-cell>
            </table:table-row>
            <table:table-row>
              <table:table-cell office:value-type="float" office:value="33479">
                <text:p>33479</text:p>
              </table:table-cell>
              <table:table-cell office:value-type="float" office:value="3.04">
                <text:p>3.04</text:p>
              </table:table-cell>
              <table:table-cell office:value-type="float" office:value="3.18">
                <text:p>3.18</text:p>
              </table:table-cell>
              <table:table-cell office:value-type="float" office:value="4">
                <text:p>4</text:p>
              </table:table-cell>
              <table:table-cell office:value-type="float" office:value="4.43">
                <text:p>4.4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33495">
                <text:p>33495</text:p>
              </table:table-cell>
              <table:table-cell office:value-type="float" office:value="6.69">
                <text:p>6.69</text:p>
              </table:table-cell>
              <table:table-cell office:value-type="float" office:value="6.67">
                <text:p>6.67</text:p>
              </table:table-cell>
              <table:table-cell office:value-type="float" office:value="6.31">
                <text:p>6.31</text:p>
              </table:table-cell>
              <table:table-cell office:value-type="float" office:value="5.72">
                <text:p>5.72</text:p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float" office:value="33517">
                <text:p>33517</text:p>
              </table:table-cell>
              <table:table-cell office:value-type="float" office:value="7.22">
                <text:p>7.22</text:p>
              </table:table-cell>
              <table:table-cell office:value-type="float" office:value="6.85">
                <text:p>6.85</text:p>
              </table:table-cell>
              <table:table-cell office:value-type="float" office:value="6.84">
                <text:p>6.84</text:p>
              </table:table-cell>
              <table:table-cell office:value-type="float" office:value="6.05">
                <text:p>6.05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float" office:value="33530">
                <text:p>33530</text:p>
              </table:table-cell>
              <table:table-cell office:value-type="float" office:value="7.35">
                <text:p>7.35</text:p>
              </table:table-cell>
              <table:table-cell office:value-type="float" office:value="6.85">
                <text:p>6.85</text:p>
              </table:table-cell>
              <table:table-cell office:value-type="float" office:value="7">
                <text:p>7</text:p>
              </table:table-cell>
              <table:table-cell office:value-type="float" office:value="6.29">
                <text:p>6.29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float" office:value="33544">
                <text:p>33544</text:p>
              </table:table-cell>
              <table:table-cell office:value-type="float" office:value="4.48">
                <text:p>4.48</text:p>
              </table:table-cell>
              <table:table-cell office:value-type="float" office:value="4.11">
                <text:p>4.11</text:p>
              </table:table-cell>
              <table:table-cell office:value-type="float" office:value="4.85">
                <text:p>4.85</text:p>
              </table:table-cell>
              <table:table-cell office:value-type="float" office:value="5.14">
                <text:p>5.14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float" office:value="33558">
                <text:p>33558</text:p>
              </table:table-cell>
              <table:table-cell office:value-type="float" office:value="6.28">
                <text:p>6.28</text:p>
              </table:table-cell>
              <table:table-cell office:value-type="float" office:value="5.61">
                <text:p>5.61</text:p>
              </table:table-cell>
              <table:table-cell office:value-type="float" office:value="6.22">
                <text:p>6.22</text:p>
              </table:table-cell>
              <table:table-cell office:value-type="float" office:value="5.83">
                <text:p>5.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3575">
                <text:p>33575</text:p>
              </table:table-cell>
              <table:table-cell office:value-type="float" office:value="4.21">
                <text:p>4.21</text:p>
              </table:table-cell>
              <table:table-cell office:value-type="float" office:value="3.38">
                <text:p>3.38</text:p>
              </table:table-cell>
              <table:table-cell office:value-type="float" office:value="4.66">
                <text:p>4.66</text:p>
              </table:table-cell>
              <table:table-cell office:value-type="float" office:value="5.01">
                <text:p>5.01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float" office:value="33604">
                <text:p>33604</text:p>
              </table:table-cell>
              <table:table-cell office:value-type="float" office:value="8.41">
                <text:p>8.41</text:p>
              </table:table-cell>
              <table:table-cell office:value-type="float" office:value="6.77">
                <text:p>6.77</text:p>
              </table:table-cell>
              <table:table-cell office:value-type="float" office:value="8.64">
                <text:p>8.64</text:p>
              </table:table-cell>
              <table:table-cell office:value-type="float" office:value="8.12">
                <text:p>8.12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float" office:value="33612">
                <text:p>33612</text:p>
              </table:table-cell>
              <table:table-cell office:value-type="float" office:value="5.92">
                <text:p>5.92</text:p>
              </table:table-cell>
              <table:table-cell office:value-type="float" office:value="4.75">
                <text:p>4.75</text:p>
              </table:table-cell>
              <table:table-cell office:value-type="float" office:value="6.3">
                <text:p>6.3</text:p>
              </table:table-cell>
              <table:table-cell office:value-type="float" office:value="6.4">
                <text:p>6.4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float" office:value="33633">
                <text:p>33633</text:p>
              </table:table-cell>
              <table:table-cell office:value-type="float" office:value="7.1">
                <text:p>7.1</text:p>
              </table:table-cell>
              <table:table-cell office:value-type="float" office:value="6.45">
                <text:p>6.45</text:p>
              </table:table-cell>
              <table:table-cell office:value-type="float" office:value="7.04">
                <text:p>7.04</text:p>
              </table:table-cell>
              <table:table-cell office:value-type="float" office:value="6.65">
                <text:p>6.65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float" office:value="33647">
                <text:p>33647</text:p>
              </table:table-cell>
              <table:table-cell office:value-type="float" office:value="5.4">
                <text:p>5.4</text:p>
              </table:table-cell>
              <table:table-cell office:value-type="float" office:value="5.46">
                <text:p>5.46</text:p>
              </table:table-cell>
              <table:table-cell office:value-type="float" office:value="5.28">
                <text:p>5.28</text:p>
              </table:table-cell>
              <table:table-cell office:value-type="float" office:value="5.28">
                <text:p>5.28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float" office:value="33667">
                <text:p>33667</text:p>
              </table:table-cell>
              <table:table-cell office:value-type="float" office:value="5.37">
                <text:p>5.37</text:p>
              </table:table-cell>
              <table:table-cell office:value-type="float" office:value="4.02">
                <text:p>4.02</text:p>
              </table:table-cell>
              <table:table-cell office:value-type="float" office:value="5.67">
                <text:p>5.67</text:p>
              </table:table-cell>
              <table:table-cell office:value-type="float" office:value="5.65">
                <text:p>5.65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33682">
                <text:p>33682</text:p>
              </table:table-cell>
              <table:table-cell office:value-type="float" office:value="3.54">
                <text:p>3.54</text:p>
              </table:table-cell>
              <table:table-cell office:value-type="float" office:value="3.16">
                <text:p>3.16</text:p>
              </table:table-cell>
              <table:table-cell office:value-type="float" office:value="4.21">
                <text:p>4.21</text:p>
              </table:table-cell>
              <table:table-cell office:value-type="float" office:value="4.65">
                <text:p>4.6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float" office:value="33695">
                <text:p>33695</text:p>
              </table:table-cell>
              <table:table-cell office:value-type="float" office:value="5.89">
                <text:p>5.89</text:p>
              </table:table-cell>
              <table:table-cell office:value-type="float" office:value="4.8">
                <text:p>4.8</text:p>
              </table:table-cell>
              <table:table-cell office:value-type="float" office:value="6.01">
                <text:p>6.01</text:p>
              </table:table-cell>
              <table:table-cell office:value-type="float" office:value="5.67">
                <text:p>5.67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float" office:value="33710">
                <text:p>33710</text:p>
              </table:table-cell>
              <table:table-cell office:value-type="float" office:value="8.44">
                <text:p>8.44</text:p>
              </table:table-cell>
              <table:table-cell office:value-type="float" office:value="7.79">
                <text:p>7.79</text:p>
              </table:table-cell>
              <table:table-cell office:value-type="float" office:value="8.13">
                <text:p>8.13</text:p>
              </table:table-cell>
              <table:table-cell office:value-type="float" office:value="7.37">
                <text:p>7.37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float" office:value="33718">
                <text:p>33718</text:p>
              </table:table-cell>
              <table:table-cell office:value-type="float" office:value="4.66">
                <text:p>4.66</text:p>
              </table:table-cell>
              <table:table-cell office:value-type="float" office:value="5">
                <text:p>5</text:p>
              </table:table-cell>
              <table:table-cell office:value-type="float" office:value="5.04">
                <text:p>5.04</text:p>
              </table:table-cell>
              <table:table-cell office:value-type="float" office:value="5.54">
                <text:p>5.54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float" office:value="33732">
                <text:p>33732</text:p>
              </table:table-cell>
              <table:table-cell office:value-type="float" office:value="5.17">
                <text:p>5.17</text:p>
              </table:table-cell>
              <table:table-cell office:value-type="float" office:value="5.19">
                <text:p>5.19</text:p>
              </table:table-cell>
              <table:table-cell office:value-type="float" office:value="5.06">
                <text:p>5.06</text:p>
              </table:table-cell>
              <table:table-cell office:value-type="float" office:value="5.04">
                <text:p>5.04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float" office:value="33749">
                <text:p>33749</text:p>
              </table:table-cell>
              <table:table-cell office:value-type="float" office:value="7.23">
                <text:p>7.23</text:p>
              </table:table-cell>
              <table:table-cell office:value-type="float" office:value="6.93">
                <text:p>6.93</text:p>
              </table:table-cell>
              <table:table-cell office:value-type="float" office:value="6.89">
                <text:p>6.89</text:p>
              </table:table-cell>
              <table:table-cell office:value-type="float" office:value="6.23">
                <text:p>6.23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float" office:value="33766">
                <text:p>33766</text:p>
              </table:table-cell>
              <table:table-cell office:value-type="float" office:value="4.65">
                <text:p>4.65</text:p>
              </table:table-cell>
              <table:table-cell office:value-type="float" office:value="4.99">
                <text:p>4.99</text:p>
              </table:table-cell>
              <table:table-cell office:value-type="float" office:value="4.79">
                <text:p>4.79</text:p>
              </table:table-cell>
              <table:table-cell office:value-type="float" office:value="4.64">
                <text:p>4.64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float" office:value="33793">
                <text:p>33793</text:p>
              </table:table-cell>
              <table:table-cell office:value-type="float" office:value="4.48">
                <text:p>4.48</text:p>
              </table:table-cell>
              <table:table-cell office:value-type="float" office:value="4.67">
                <text:p>4.67</text:p>
              </table:table-cell>
              <table:table-cell office:value-type="float" office:value="4.43">
                <text:p>4.43</text:p>
              </table:table-cell>
              <table:table-cell office:value-type="float" office:value="4.27">
                <text:p>4.27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33811">
                <text:p>33811</text:p>
              </table:table-cell>
              <table:table-cell office:value-type="float" office:value="5.58">
                <text:p>5.58</text:p>
              </table:table-cell>
              <table:table-cell office:value-type="float" office:value="5.34">
                <text:p>5.34</text:p>
              </table:table-cell>
              <table:table-cell office:value-type="float" office:value="5.59">
                <text:p>5.59</text:p>
              </table:table-cell>
              <table:table-cell office:value-type="float" office:value="5.45">
                <text:p>5.45</text:p>
              </table:table-cell>
              <table:table-cell office:value-type="float" office:value="5.51">
                <text:p>5.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LongDash" draw:style="rect" draw:dots1="1" draw:dots1-length="0.564cm" draw:distance="0.071cm"/>
    <draw:stroke-dash draw:name="SysDash" draw:style="rect" draw:dots1="1" draw:dots1-length="0.071cm" draw:distance="0.071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3" style:family="chart" style:data-style-name="N1">
      <style:chart-properties chart:display-label="true" chart:logarithmic="false" chart:minimum="4" chart:maximum="9" chart:interval-major="1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4" style:family="chart">
      <style:chart-properties style:rotation-angle="0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5" style:family="chart" style:data-style-name="N1">
      <style:chart-properties chart:display-label="true" chart:logarithmic="false" chart:minimum="0" chart:maximum="250" chart:interval-major="50" chart:interval-minor-divisor="50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family="Palatino" fo:font-size="7.99991989135742pt" style:font-family-asian="Palatino" style:font-size-asian="7.99991989135742pt" style:font-family-complex="Palatino" style:font-size-complex="7.99991989135742pt"/>
    </style:style>
    <style:style style:name="ch6" style:family="chart">
      <style:chart-properties style:rotation-angle="90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09cm" svg:stroke-color="#000000" draw:fill="none" draw:fill-color="#000000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605cm" svg:height="11.659cm" xlink:href="." xlink:type="simple" chart:class="chart:scatter" chart:style-name="ch1">
        <chart:plot-area chart:style-name="ch2" chart:data-source-has-labels="both" svg:x="1.251cm" svg:y="0.233cm" svg:width="13.062cm" svg:height="10.264cm">
          <chartooo:coordinate-region svg:x="1.978cm" svg:y="0.379cm" svg:width="12.254cm" svg:height="9.55cm"/>
          <chart:axis chart:dimension="x" chart:name="primary-x" chart:style-name="ch3" chartooo:axis-type="auto">
            <chart:title svg:x="6.28cm" svg:y="9.208cm" chart:style-name="ch4">
              <text:p>Depth of WML (m)</text:p>
            </chart:title>
            <chart:categories table:cell-range-address="local-table.$A$2:.$A$12"/>
          </chart:axis>
          <chart:axis chart:dimension="y" chart:name="primary-y" chart:style-name="ch5">
            <chart:title svg:x="0.141cm" svg:y="1.711cm" chart:style-name="ch6">
              <text:p>Total sedimentation rate (g m-2d-1)</text:p>
            </chart:title>
          </chart:axis>
          <chart:series chart:style-name="ch7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8" chart:values-cell-range-address="local-table.$E$2:.$E$12" chart:label-cell-address="local-table.$E$1" chart:class="chart:scatter">
            <chart:domain table:cell-range-address="local-table.$D$2:.$D$12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Y</text:p>
              </table:table-cell>
              <table:table-cell office:value-type="string">
                <text:p>Series3</text:p>
              </table:table-cell>
              <table:table-cell office:value-type="string">
                <text:p>Predicted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47">
                <text:p>4.47</text:p>
              </table:table-cell>
              <table:table-cell office:value-type="float" office:value="10.605">
                <text:p>10.605</text:p>
              </table:table-cell>
              <table:table-cell office:value-type="float" office:value="4.47">
                <text:p>4.47</text:p>
              </table:table-cell>
              <table:table-cell office:value-type="float" office:value="11.7247303440032">
                <text:p>11.72473034400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22">
                <text:p>7.22</text:p>
              </table:table-cell>
              <table:table-cell office:value-type="float" office:value="164.575">
                <text:p>164.575</text:p>
              </table:table-cell>
              <table:table-cell office:value-type="float" office:value="7.22">
                <text:p>7.22</text:p>
              </table:table-cell>
              <table:table-cell office:value-type="float" office:value="157.716765236668">
                <text:p>157.7167652366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48">
                <text:p>4.48</text:p>
              </table:table-cell>
              <table:table-cell office:value-type="float" office:value="25.025">
                <text:p>25.025</text:p>
              </table:table-cell>
              <table:table-cell office:value-type="float" office:value="4.48">
                <text:p>4.48</text:p>
              </table:table-cell>
              <table:table-cell office:value-type="float" office:value="12.2556104708857">
                <text:p>12.2556104708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89">
                <text:p>5.89</text:p>
              </table:table-cell>
              <table:table-cell office:value-type="float" office:value="76.22">
                <text:p>76.22</text:p>
              </table:table-cell>
              <table:table-cell office:value-type="float" office:value="5.89">
                <text:p>5.89</text:p>
              </table:table-cell>
              <table:table-cell office:value-type="float" office:value="87.1097083613063">
                <text:p>87.10970836130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44">
                <text:p>8.44</text:p>
              </table:table-cell>
              <table:table-cell office:value-type="float" office:value="225.72">
                <text:p>225.72</text:p>
              </table:table-cell>
              <table:table-cell office:value-type="float" office:value="8.44">
                <text:p>8.44</text:p>
              </table:table-cell>
              <table:table-cell office:value-type="float" office:value="222.484140716322">
                <text:p>222.484140716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66">
                <text:p>4.66</text:p>
              </table:table-cell>
              <table:table-cell office:value-type="float" office:value="48.32">
                <text:p>48.32</text:p>
              </table:table-cell>
              <table:table-cell office:value-type="float" office:value="4.66">
                <text:p>4.66</text:p>
              </table:table-cell>
              <table:table-cell office:value-type="float" office:value="21.8114527547691">
                <text:p>21.8114527547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17">
                <text:p>5.17</text:p>
              </table:table-cell>
              <table:table-cell office:value-type="float" office:value="39.865">
                <text:p>39.865</text:p>
              </table:table-cell>
              <table:table-cell office:value-type="float" office:value="5.17">
                <text:p>5.17</text:p>
              </table:table-cell>
              <table:table-cell office:value-type="float" office:value="48.8863392257723">
                <text:p>48.8863392257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3">
                <text:p>7.23</text:p>
              </table:table-cell>
              <table:table-cell office:value-type="float" office:value="156.425">
                <text:p>156.425</text:p>
              </table:table-cell>
              <table:table-cell office:value-type="float" office:value="7.23">
                <text:p>7.23</text:p>
              </table:table-cell>
              <table:table-cell office:value-type="float" office:value="158.24764536355">
                <text:p>158.247645363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65">
                <text:p>4.65</text:p>
              </table:table-cell>
              <table:table-cell office:value-type="float" office:value="9.965">
                <text:p>9.965</text:p>
              </table:table-cell>
              <table:table-cell office:value-type="float" office:value="4.65">
                <text:p>4.65</text:p>
              </table:table-cell>
              <table:table-cell office:value-type="float" office:value="21.2805726278867">
                <text:p>21.28057262788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48">
                <text:p>4.48</text:p>
              </table:table-cell>
              <table:table-cell office:value-type="float" office:value="4.21">
                <text:p>4.21</text:p>
              </table:table-cell>
              <table:table-cell office:value-type="float" office:value="4.48">
                <text:p>4.48</text:p>
              </table:table-cell>
              <table:table-cell office:value-type="float" office:value="12.2556104708857">
                <text:p>12.25561047088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8">
                <text:p>5.58</text:p>
              </table:table-cell>
              <table:table-cell office:value-type="float" office:value="63.495">
                <text:p>63.495</text:p>
              </table:table-cell>
              <table:table-cell office:value-type="float" office:value="5.58">
                <text:p>5.58</text:p>
              </table:table-cell>
              <table:table-cell office:value-type="float" office:value="70.6524244279514">
                <text:p>70.65242442795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3" style:family="chart" style:data-style-name="N1">
      <style:chart-properties chart:display-label="true" chart:logarithmic="false" chart:minimum="3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4" style:family="chart">
      <style:chart-properties style:rotation-angle="0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5" style:family="chart" style:data-style-name="N1">
      <style:chart-properties chart:display-label="true" chart:logarithmic="false" chart:minimum="0" chart:maximum="250" chart:interval-major="50" chart:interval-minor-divisor="50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family="Palatino" fo:font-size="7.99991989135742pt" style:font-family-asian="Palatino" style:font-size-asian="7.99991989135742pt" style:font-family-complex="Palatino" style:font-size-complex="7.99991989135742pt"/>
    </style:style>
    <style:style style:name="ch6" style:family="chart">
      <style:chart-properties style:rotation-angle="90"/>
      <style:text-properties fo:color="#000000" style:text-position="0% 100%" fo:font-family="Palatino" fo:font-size="9pt" style:font-family-asian="Palatino" style:font-size-asian="9pt" style:font-family-complex="Palatino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09cm" svg:stroke-color="#000000" draw:fill="none" draw:fill-color="#000000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799cm" svg:height="11.677cm" xlink:href="." xlink:type="simple" chart:class="chart:scatter" chart:style-name="ch1">
        <chart:plot-area chart:style-name="ch2" chart:data-source-has-labels="both" svg:x="1.254cm" svg:y="0.233cm" svg:width="13.25cm" svg:height="10.282cm">
          <chartooo:coordinate-region svg:x="1.981cm" svg:y="0.379cm" svg:width="12.442cm" svg:height="9.568cm"/>
          <chart:axis chart:dimension="x" chart:name="primary-x" chart:style-name="ch3" chartooo:axis-type="auto">
            <chart:title svg:x="6.703cm" svg:y="9.225cm" chart:style-name="ch4">
              <text:p>Depth of WML (m)</text:p>
            </chart:title>
            <chart:categories table:cell-range-address="local-table.$A$2:.$A$8"/>
          </chart:axis>
          <chart:axis chart:dimension="y" chart:name="primary-y" chart:style-name="ch5">
            <chart:title svg:x="0.141cm" svg:y="2.029cm" chart:style-name="ch6">
              <text:p>Total sedimentation rate (g m-2d-1)</text:p>
            </chart:title>
          </chart:axis>
          <chart:series chart:style-name="ch7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8" chart:values-cell-range-address="local-table.$E$2:.$E$8" chart:label-cell-address="local-table.$E$1" chart:class="chart:scatter">
            <chart:domain table:cell-range-address="local-table.$D$2:.$D$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Y</text:p>
              </table:table-cell>
              <table:table-cell office:value-type="string">
                <text:p>Series3</text:p>
              </table:table-cell>
              <table:table-cell office:value-type="string">
                <text:p>Predicted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4">
                <text:p>3.04</text:p>
              </table:table-cell>
              <table:table-cell office:value-type="float" office:value="9.555">
                <text:p>9.555</text:p>
              </table:table-cell>
              <table:table-cell office:value-type="float" office:value="3.04">
                <text:p>3.04</text:p>
              </table:table-cell>
              <table:table-cell office:value-type="float" office:value="-20.2400519706359">
                <text:p>-20.24005197063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28">
                <text:p>6.28</text:p>
              </table:table-cell>
              <table:table-cell office:value-type="float" office:value="39.53">
                <text:p>39.53</text:p>
              </table:table-cell>
              <table:table-cell office:value-type="float" office:value="6.28">
                <text:p>6.28</text:p>
              </table:table-cell>
              <table:table-cell office:value-type="float" office:value="59.3730177770818">
                <text:p>59.3730177770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1">
                <text:p>4.21</text:p>
              </table:table-cell>
              <table:table-cell office:value-type="float" office:value="16.385">
                <text:p>16.385</text:p>
              </table:table-cell>
              <table:table-cell office:value-type="float" office:value="4.21">
                <text:p>4.21</text:p>
              </table:table-cell>
              <table:table-cell office:value-type="float" office:value="8.50911210492882">
                <text:p>8.509112104928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1">
                <text:p>8.41</text:p>
              </table:table-cell>
              <table:table-cell office:value-type="float" office:value="144.19">
                <text:p>144.19</text:p>
              </table:table-cell>
              <table:table-cell office:value-type="float" office:value="8.41">
                <text:p>8.41</text:p>
              </table:table-cell>
              <table:table-cell office:value-type="float" office:value="111.711239555674">
                <text:p>111.7112395556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2">
                <text:p>5.92</text:p>
              </table:table-cell>
              <table:table-cell office:value-type="float" office:value="2.58">
                <text:p>2.58</text:p>
              </table:table-cell>
              <table:table-cell office:value-type="float" office:value="5.92">
                <text:p>5.92</text:p>
              </table:table-cell>
              <table:table-cell office:value-type="float" office:value="50.5271211384465">
                <text:p>50.52712113844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">
                <text:p>7.1</text:p>
              </table:table-cell>
              <table:table-cell office:value-type="float" office:value="93.54">
                <text:p>93.54</text:p>
              </table:table-cell>
              <table:table-cell office:value-type="float" office:value="7.1">
                <text:p>7.1</text:p>
              </table:table-cell>
              <table:table-cell office:value-type="float" office:value="79.5220045650845">
                <text:p>79.5220045650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7">
                <text:p>5.37</text:p>
              </table:table-cell>
              <table:table-cell office:value-type="float" office:value="20.635">
                <text:p>20.635</text:p>
              </table:table-cell>
              <table:table-cell office:value-type="float" office:value="5.37">
                <text:p>5.37</text:p>
              </table:table-cell>
              <table:table-cell office:value-type="float" office:value="37.0125568294204">
                <text:p>37.012556829420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